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6pt" style:font-size-asian="26pt" style:font-size-complex="26pt"/>
    </style:style>
    <style:style style:name="ce3" style:family="table-cell" style:parent-style-name="Default" style:data-style-name="N0">
      <style:table-cell-properties fo:background-color="transparent"/>
      <style:text-properties style:font-name="Arial" style:font-name-asian="Arial" style:font-name-complex="Arial"/>
    </style:style>
    <style:style style:name="ce4" style:family="table-cell" style:parent-style-name="Default" style:data-style-name="N0">
      <style:table-cell-properties fo:background-color="transparent"/>
    </style:style>
    <style:style style:name="ce5"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2pt" style:font-size-asian="22pt" style:font-size-complex="22pt"/>
    </style:style>
    <style:style style:name="ce6"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20pt" style:font-size-asian="20pt" style:font-size-complex="20pt"/>
    </style:style>
    <style:style style:name="ce7" style:family="table-cell" style:parent-style-name="Default" style:data-style-name="N0">
      <style:table-cell-properties style:vertical-align="middle" fo:background-color="transparent" style:repeat-content="false"/>
      <style:paragraph-properties fo:text-align="start" fo:margin-left="0cm"/>
      <style:text-properties fo:color="#98002E" style:font-name="Arial" style:font-name-asian="Arial" style:font-name-complex="Arial" fo:font-size="14pt" style:font-size-asian="14pt" style:font-size-complex="14pt"/>
    </style:style>
    <style:style style:name="ce8" style:family="table-cell" style:parent-style-name="Normal_32_7"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9" style:family="table-cell" style:parent-style-name="Normal_32_7"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0" style:family="table-cell" style:parent-style-name="Default" style:data-style-name="N0">
      <style:text-properties style:font-name="Arial" style:font-name-asian="Arial" style:font-name-complex="Arial"/>
    </style:style>
    <style:style style:name="ce11" style:family="table-cell" style:parent-style-name="Normal_32_7"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12" style:family="table-cell" style:parent-style-name="Normal_32_7"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3" style:family="table-cell" style:parent-style-name="Normal_32_7" style:data-style-name="N0">
      <style:table-cell-properties fo:border="thin solid #000000" style:vertical-align="middle" fo:wrap-option="wrap" fo:background-color="#CFE2E9"/>
      <style:text-properties style:font-name="Arial" style:font-name-asian="Arial" style:font-name-complex="Arial" fo:font-size="12pt" style:font-size-asian="12pt" style:font-size-complex="12pt"/>
    </style:style>
    <style:style style:name="ce14" style:family="table-cell" style:parent-style-name="Normal_32_7"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17"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8"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9" style:family="table-cell" style:parent-style-name="Default" style:data-style-name="N36">
      <style:table-cell-properties fo:background-color="transparent"/>
      <style:text-properties style:font-name="Arial" style:font-name-asian="Arial" style:font-name-complex="Arial"/>
    </style:style>
    <style:style style:name="ce20" style:family="table-cell" style:parent-style-name="Normal_32_7"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1"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2" style:family="table-cell" style:parent-style-name="Normal_32_7" style:data-style-name="N36">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4"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5"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6"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7"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8"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9"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0"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1" style:family="table-cell" style:parent-style-name="Normal_32_7" style:data-style-name="N0">
      <style:table-cell-properties fo:border="thin solid #000000" style:vertical-align="middle" fo:background-color="#CFE2E9" style:repeat-content="false"/>
      <style:paragraph-properties fo:text-align="end" fo:margin-right="0cm"/>
      <style:text-properties style:font-name="Arial" style:font-name-asian="Arial" style:font-name-complex="Arial" fo:font-size="12pt" style:font-size-asian="12pt" style:font-size-complex="12pt"/>
    </style:style>
    <style:style style:name="ce32" style:family="table-cell" style:parent-style-name="Normal_32_7"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3" style:family="table-cell" style:parent-style-name="Normal_32_7" style:data-style-name="N3">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4" style:family="table-cell" style:parent-style-name="Normal_32_7" style:data-style-name="N38">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5" style:family="table-cell" style:parent-style-name="Normal_32_7" style:data-style-name="N36">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6" style:family="table-cell" style:parent-style-name="Default" style:data-style-name="N3">
      <style:text-properties style:font-name="Arial" style:font-name-asian="Arial" style:font-name-complex="Arial"/>
    </style:style>
    <style:style style:name="ce37"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style>
    <style:style style:name="ce38" style:family="table-cell" style:parent-style-name="Normal_32_7" style:data-style-name="N3">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9" style:family="table-cell" style:parent-style-name="Normal_32_7" style:data-style-name="N38">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Normal_32_7" style:data-style-name="N3">
      <style:table-cell-properties fo:border-top="thin solid #000000" fo:border-bottom="thin solid #000000" fo:border-left="none"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41"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2" style:family="table-cell" style:parent-style-name="Default" style:data-style-name="N0">
      <style:text-properties style:font-name="Arial" style:font-name-asian="Arial" style:font-name-complex="Arial" fo:font-size="12pt" style:font-size-asian="12pt" style:font-size-complex="12pt"/>
    </style:style>
    <style:style style:name="ce43" style:family="table-cell" style:parent-style-name="Normal_32_7" style:data-style-name="N0">
      <style:table-cell-properties style:vertical-align="middle" fo:background-color="transparent"/>
      <style:text-properties fo:color="#FFFFFF" style:font-name="Arial" style:font-name-asian="Arial" style:font-name-complex="Arial" fo:font-size="12pt" style:font-size-asian="12pt" style:font-size-complex="12pt"/>
    </style:style>
    <style:style style:name="ce44" style:family="table-cell" style:parent-style-name="Normal_32_7"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47"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48" style:family="table-cell" style:parent-style-name="Default" style:data-style-name="N2">
      <style:table-cell-properties style:vertical-align="middle" fo:background-color="transparent"/>
      <style:text-properties style:font-name="Arial" style:font-name-asian="Arial" style:font-name-complex="Arial" fo:font-size="12pt" style:font-size-asian="12pt" style:font-size-complex="12pt"/>
    </style:style>
    <style:style style:name="ce4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50" style:family="table-cell" style:parent-style-name="Default" style:data-style-name="N2">
      <style:table-cell-properties fo:background-color="transparent"/>
      <style:text-properties style:font-name="Arial" style:font-name-asian="Arial" style:font-name-complex="Arial" fo:font-size="12pt" style:font-size-asian="12pt" style:font-size-complex="12pt"/>
    </style:style>
    <style:style style:name="ce51" style:family="table-cell" style:parent-style-name="Default" style:data-style-name="N2">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53"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4"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55" style:family="table-cell" style:parent-style-name="Default" style:data-style-name="N2">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6" style:family="table-cell" style:parent-style-name="Normal_32_7" style:data-style-name="N2">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7" style:family="table-cell" style:parent-style-name="Default" style:data-style-name="N0">
      <style:table-cell-properties fo:border-top="thin solid #000000" fo:border-bottom="none" fo:border-left="none" fo:border-right="thin solid #000000" style:vertical-align="middle" fo:background-color="transparent"/>
      <style:text-properties style:font-name="Arial" style:font-name-asian="Arial" style:font-name-complex="Arial" fo:font-size="12pt" style:font-size-asian="12pt" style:font-size-complex="12pt"/>
    </style:style>
    <style:style style:name="ce58"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style>
    <style:style style:name="ce60"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1"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2" style:family="table-cell" style:parent-style-name="Comma"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3" style:family="table-cell" style:parent-style-name="Comma" style:data-style-name="N37">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4"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5"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6"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7"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style>
    <style:style style:name="ce68"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69"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71"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72" style:family="table-cell" style:parent-style-name="Default" style:data-style-name="N0">
      <style:table-cell-properties fo:border-top="thin solid #000000" fo:border-bottom="thin solid #000000" fo:border-left="thin solid #000000" fo:border-right="none"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73"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4" style:family="table-cell" style:parent-style-name="Default" style:data-style-name="N36">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Comma"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Comma" style:data-style-name="N37">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7" style:family="table-cell" style:parent-style-name="Default" style:data-style-name="N3">
      <style:table-cell-properties fo:border-top="thin solid #000000" fo:border-bottom="thin solid #000000" fo:border-left="none"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8"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9" style:family="table-cell" style:parent-style-name="Default" style:data-style-name="N2">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0" style:family="table-cell" style:parent-style-name="Default" style:data-style-name="N3">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1"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2" style:family="table-cell" style:parent-style-name="Default" style:data-style-name="N36">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3" style:family="table-cell" style:parent-style-name="Default" style:data-style-name="N3">
      <style:table-cell-properties style:vertical-align="middle" fo:background-color="transparent"/>
      <style:text-properties style:font-name="Arial" style:font-name-asian="Arial" style:font-name-complex="Arial" fo:font-size="12pt" style:font-size-asian="12pt" style:font-size-complex="12pt"/>
    </style:style>
    <style:style style:name="ce84" style:family="table-cell" style:parent-style-name="Percen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5" style:family="table-cell" style:parent-style-name="Percent" style:data-style-name="N39">
      <style:table-cell-properties style:vertical-align="middle" fo:background-color="transparent"/>
      <style:text-properties style:font-name="Arial" style:font-name-asian="Arial" style:font-name-complex="Arial" fo:font-size="12pt" style:font-size-asian="12pt" style:font-size-complex="12pt"/>
    </style:style>
    <style:style style:name="ce86" style:family="table-cell" style:parent-style-name="Default"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7" style:family="table-cell" style:parent-style-name="Default" style:data-style-name="N3">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8" style:family="table-cell" style:parent-style-name="Percent" style:data-style-name="N39">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89" style:family="table-cell" style:parent-style-name="Default" style:data-style-name="N2">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90"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91"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92" style:family="table-cell" style:parent-style-name="Default" style:data-style-name="N0">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93" style:family="table-cell" style:parent-style-name="Normal_32_2_32_3"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94" style:family="table-cell" style:parent-style-name="Normal_32_2_32_3" style:data-style-name="N0">
      <style:table-cell-properties style:vertical-align="automatic"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95" style:family="table-cell" style:parent-style-name="Normal_32_2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96" style:family="table-cell" style:parent-style-name="Normal_32_2_32_2" style:data-style-name="N0">
      <style:table-cell-properties style:vertical-align="automatic" fo:background-color="transparent"/>
      <style:text-properties style:font-name="Arial" style:font-name-asian="Arial" style:font-name-complex="Arial"/>
    </style:style>
    <style:style style:name="ce97" style:family="table-cell" style:parent-style-name="Default" style:data-style-name="N0">
      <style:table-cell-properties fo:border-top="thin solid #000000" fo:border-bottom="none" fo:border-left="thin solid #000000" fo:border-right="thin solid #000000" fo:background-color="transparent"/>
      <style:text-properties style:font-name="Arial" style:font-name-asian="Arial" style:font-name-complex="Arial" fo:font-size="12pt" style:font-size-asian="12pt" style:font-size-complex="12pt"/>
    </style:style>
    <style:style style:name="ce98" style:family="table-cell" style:parent-style-name="Default"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12pt" style:font-size-asian="12pt" style:font-size-complex="12pt"/>
    </style:style>
    <style:style style:name="ce99"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00" style:family="table-cell" style:parent-style-name="Default"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01" style:family="table-cell" style:parent-style-name="Default" style:data-style-name="N0">
      <style:table-cell-properties fo:border-top="none" fo:border-bottom="none" fo:border-left="thin solid #000000" fo:border-right="thin solid #000000" fo:background-color="transparent"/>
      <style:text-properties style:font-name="Arial" style:font-name-asian="Arial" style:font-name-complex="Arial" fo:font-size="12pt" style:font-size-asian="12pt" style:font-size-complex="12pt"/>
    </style:style>
    <style:style style:name="ce102"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style>
    <style:style style:name="ce103"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style>
    <style:style style:name="ce104" style:family="table-cell" style:parent-style-name="Default" style:data-style-name="N0">
      <style:table-cell-properties fo:border-top="none" fo:border-bottom="none" fo:border-left="thin solid #000000" fo:border-right="thin solid #000000"/>
      <style:text-properties style:font-name="Arial" style:font-name-asian="Arial" style:font-name-complex="Arial" fo:font-size="12pt" style:font-size-asian="12pt" style:font-size-complex="12pt"/>
    </style:style>
    <style:style style:name="ce105" style:family="table-cell" style:parent-style-name="Default" style:data-style-name="N0">
      <style:table-cell-properties fo:border="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style>
    <style:style style:name="ce106" style:family="table-cell" style:parent-style-name="Default" style:data-style-name="N0">
      <style:table-cell-properties fo:border="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107" style:family="table-cell" style:parent-style-name="Default" style:data-style-name="N0">
      <style:table-cell-properties fo:border-top="thin solid #000000" fo:border-bottom="thin solid #000000" fo:border-left="none" fo:border-right="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108" style:family="table-cell" style:parent-style-name="Default" style:data-style-name="N38">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09" style:family="table-cell" style:parent-style-name="Default" style:data-style-name="N38">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10" style:family="table-cell" style:parent-style-name="Default" style:data-style-name="N3">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30.9915277777778cm" style:use-optimal-column-width="true"/>
    </style:style>
    <style:style style:name="co2" style:family="table-column">
      <style:table-column-properties fo:break-before="auto" style:column-width="1.72861111111111cm"/>
    </style:style>
    <style:style style:name="co3" style:family="table-column">
      <style:table-column-properties fo:break-before="auto" style:column-width="3.175cm"/>
    </style:style>
    <style:style style:name="co4" style:family="table-column">
      <style:table-column-properties fo:break-before="auto" style:column-width="10.5656944444444cm"/>
    </style:style>
    <style:style style:name="co5" style:family="table-column">
      <style:table-column-properties fo:break-before="auto" style:column-width="7.40833333333333cm"/>
    </style:style>
    <style:style style:name="co6" style:family="table-column">
      <style:table-column-properties fo:break-before="auto" style:column-width="6.36763888888889cm"/>
    </style:style>
    <style:style style:name="co7" style:family="table-column">
      <style:table-column-properties fo:break-before="auto" style:column-width="5.50333333333333cm"/>
    </style:style>
    <style:style style:name="co8" style:family="table-column">
      <style:table-column-properties fo:break-before="auto" style:column-width="5.11527777777778cm"/>
    </style:style>
    <style:style style:name="co9" style:family="table-column">
      <style:table-column-properties fo:break-before="auto" style:column-width="4.48027777777778cm" style:use-optimal-column-width="true"/>
    </style:style>
    <style:style style:name="co10" style:family="table-column">
      <style:table-column-properties fo:break-before="auto" style:column-width="4.05694444444444cm"/>
    </style:style>
    <style:style style:name="co11" style:family="table-column">
      <style:table-column-properties fo:break-before="auto" style:column-width="4.26861111111111cm"/>
    </style:style>
    <style:style style:name="co12" style:family="table-column">
      <style:table-column-properties fo:break-before="auto" style:column-width="6.84388888888889cm"/>
    </style:style>
    <style:style style:name="co13" style:family="table-column">
      <style:table-column-properties fo:break-before="auto" style:column-width="8.27263888888889cm"/>
    </style:style>
    <style:style style:name="co14" style:family="table-column">
      <style:table-column-properties fo:break-before="auto" style:column-width="5.00944444444445cm"/>
    </style:style>
    <style:style style:name="co15" style:family="table-column">
      <style:table-column-properties fo:break-before="auto" style:column-width="5.89138888888889cm"/>
    </style:style>
    <style:style style:name="co16" style:family="table-column">
      <style:table-column-properties fo:break-before="auto" style:column-width="4.63902777777778cm"/>
    </style:style>
    <style:style style:name="co17" style:family="table-column">
      <style:table-column-properties fo:break-before="auto" style:column-width="5.08cm"/>
    </style:style>
    <style:style style:name="co18" style:family="table-column">
      <style:table-column-properties fo:break-before="auto" style:column-width="4.86833333333333cm"/>
    </style:style>
    <style:style style:name="co19" style:family="table-column">
      <style:table-column-properties fo:break-before="auto" style:column-width="4.78013888888889cm"/>
    </style:style>
    <style:style style:name="co20" style:family="table-column">
      <style:table-column-properties fo:break-before="auto" style:column-width="5.30930555555556cm"/>
    </style:style>
    <style:style style:name="co21" style:family="table-column">
      <style:table-column-properties fo:break-before="auto" style:column-width="1.65805555555556cm"/>
    </style:style>
    <style:style style:name="co22" style:family="table-column">
      <style:table-column-properties fo:break-before="auto" style:column-width="5.69736111111111cm"/>
    </style:style>
    <style:style style:name="co23" style:family="table-column">
      <style:table-column-properties fo:break-before="auto" style:column-width="3.03388888888889cm"/>
    </style:style>
    <style:style style:name="co24" style:family="table-column">
      <style:table-column-properties fo:break-before="auto" style:column-width="10.7597222222222cm"/>
    </style:style>
    <style:style style:name="co25" style:family="table-column">
      <style:table-column-properties fo:break-before="auto" style:column-width="3.89819444444444cm"/>
    </style:style>
    <style:style style:name="co26" style:family="table-column">
      <style:table-column-properties fo:break-before="auto" style:column-width="2.8575cm"/>
    </style:style>
    <style:style style:name="co27" style:family="table-column">
      <style:table-column-properties fo:break-before="auto" style:column-width="3.70416666666667cm"/>
    </style:style>
    <style:style style:name="co28" style:family="table-column">
      <style:table-column-properties fo:break-before="auto" style:column-width="3.59833333333333cm"/>
    </style:style>
    <style:style style:name="co29" style:family="table-column">
      <style:table-column-properties fo:break-before="auto" style:column-width="3.56305555555556cm"/>
    </style:style>
    <style:style style:name="co30" style:family="table-column">
      <style:table-column-properties fo:break-before="auto" style:column-width="3.31611111111111cm"/>
    </style:style>
    <style:style style:name="co31" style:family="table-column">
      <style:table-column-properties fo:break-before="auto" style:column-width="3.82763888888889cm"/>
    </style:style>
    <style:style style:name="co32" style:family="table-column">
      <style:table-column-properties fo:break-before="auto" style:column-width="3.63361111111111cm"/>
    </style:style>
    <style:style style:name="co33" style:family="table-column">
      <style:table-column-properties fo:break-before="auto" style:column-width="3.45722222222222cm"/>
    </style:style>
    <style:style style:name="co34" style:family="table-column">
      <style:table-column-properties fo:break-before="auto" style:column-width="2.87513888888889cm"/>
    </style:style>
    <style:style style:name="co35" style:family="table-column">
      <style:table-column-properties fo:break-before="auto" style:column-width="5.27402777777778cm"/>
    </style:style>
    <style:style style:name="co36" style:family="table-column">
      <style:table-column-properties fo:break-before="auto" style:column-width="2.68111111111111cm"/>
    </style:style>
    <style:style style:name="co37" style:family="table-column">
      <style:table-column-properties fo:break-before="auto" style:column-width="7.86694444444444cm"/>
    </style:style>
    <style:style style:name="co38" style:family="table-column">
      <style:table-column-properties fo:break-before="auto" style:column-width="4.16277777777778cm"/>
    </style:style>
    <style:style style:name="co39" style:family="table-column">
      <style:table-column-properties fo:break-before="auto" style:column-width="6.17361111111111cm"/>
    </style:style>
    <style:style style:name="co40" style:family="table-column">
      <style:table-column-properties fo:break-before="auto" style:column-width="5.73263888888889cm"/>
    </style:style>
    <style:style style:name="ro1" style:family="table-row">
      <style:table-row-properties style:row-height="32.5pt" style:use-optimal-row-height="true" fo:break-before="auto"/>
    </style:style>
    <style:style style:name="ro2" style:family="table-row">
      <style:table-row-properties style:row-height="27.5pt" style:use-optimal-row-height="true" fo:break-before="auto"/>
    </style:style>
    <style:style style:name="ro3" style:family="table-row">
      <style:table-row-properties style:row-height="25pt" style:use-optimal-row-height="true" fo:break-before="auto"/>
    </style:style>
    <style:style style:name="ro4" style:family="table-row">
      <style:table-row-properties style:row-height="17.5pt" style:use-optimal-row-height="true" fo:break-before="auto"/>
    </style:style>
    <style:style style:name="ro5" style:family="table-row">
      <style:table-row-properties style:row-height="14.5pt" style:use-optimal-row-height="true" fo:break-before="auto"/>
    </style:style>
    <style:style style:name="ro6" style:family="table-row">
      <style:table-row-properties style:row-height="14pt" style:use-optimal-row-height="true" fo:break-before="auto"/>
    </style:style>
    <style:style style:name="ro7" style:family="table-row">
      <style:table-row-properties style:row-height="13.75pt" style:use-optimal-row-height="true" fo:break-before="auto"/>
    </style:style>
    <style:style style:name="ro8" style:family="table-row">
      <style:table-row-properties style:row-height="14.25pt" style:use-optimal-row-height="false" fo:break-before="auto"/>
    </style:style>
    <style:style style:name="ro9" style:family="table-row">
      <style:table-row-properties style:row-height="10.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15.5pt" style:use-optimal-row-height="true" fo:break-before="auto"/>
    </style:style>
    <style:style style:name="ro12" style:family="table-row">
      <style:table-row-properties style:row-height="31pt" style:use-optimal-row-height="true" fo:break-before="auto"/>
    </style:style>
    <style:style style:name="ro13" style:family="table-row">
      <style:table-row-properties style:row-height="46.5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26.25pt" style:use-optimal-row-height="false" fo:break-before="auto"/>
    </style:style>
    <style:style style:name="ro16" style:family="table-row">
      <style:table-row-properties style:row-height="15pt" style:use-optimal-row-height="true" fo:break-before="auto"/>
    </style:style>
    <style:style style:name="ro17" style:family="table-row">
      <style:table-row-properties style:row-height="93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11" style:family="table-cell" style:parent-style-name="Normal_32_7" style:data-style-name="N36">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map style:condition="of:cell-content()=&quot;G33/F33*100&quot;" style:apply-style-name="cf23"/>
    </style:style>
    <style:style style:name="ce112"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cell-content()=&quot;G33/F33*100&quot;" style:apply-style-name="cf23"/>
      <style:map style:condition="of:is-true-formula(MOD(ROW();2)=0)" style:apply-style-name="cf22" style:base-cell-address="Total_by_Region.H33"/>
    </style:style>
    <style:style style:name="ce113"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14"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15"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16"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17"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18"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19" style:family="table-cell" style:parent-style-name="Normal_32_7" style:data-style-name="N0">
      <style:table-cell-properties fo:border-top="thin solid #000000"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20"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21"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22"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23"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24" style:family="table-cell" style:parent-style-name="Normal_32_7" style:data-style-name="N0">
      <style:table-cell-properties fo:border-top="none" fo:border-bottom="thin solid #000000"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25"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22" style:base-cell-address="Total_by_Region.A13"/>
    </style:style>
    <style:style style:name="ce126" style:family="table-cell" style:parent-style-name="Comma"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style>
    <style:style style:name="ce127" style:family="table-cell" style:parent-style-name="Comma" style:data-style-name="N37">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style>
    <style:style style:name="ce128" style:family="table-cell" style:parent-style-name="Comma" style:data-style-name="N37">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map style:condition="of:is-true-formula(MOD(ROW();2)=0)" style:apply-style-name="cf22" style:base-cell-address="Total_(R-Y6)_by_LA.G15"/>
    </style:style>
    <style:style style:name="ce129" style:family="table-cell" style:parent-style-name="Comma" style:data-style-name="N37">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map style:condition="of:is-true-formula(MOD(ROW();2)=0)" style:apply-style-name="cf22" style:base-cell-address="Total_(R-Y6)_by_LA.H15"/>
    </style:style>
    <style:style style:name="ce130" style:family="table-cell" style:parent-style-name="Default" style:data-style-name="N3">
      <style:table-cell-properties fo:border-top="thin solid #000000" fo:border-bottom="thin solid #000000" fo:border-left="none"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style>
    <style:style style:name="ce131"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style>
    <style:style style:name="ce132"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map style:condition="of:is-true-formula(MOD(ROW();2)=0)" style:apply-style-name="cf22" style:base-cell-address="Total_(R-Y6)_by_LA.G15"/>
    </style:style>
    <style:style style:name="ce133"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map style:condition="of:is-true-formula(MOD(ROW();2)=0)" style:apply-style-name="cf22" style:base-cell-address="Total_(R-Y6)_by_LA.G15"/>
    </style:style>
    <style:style style:name="ce134"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R-Y6)_by_LA.H15"/>
    </style:style>
    <style:style style:name="ce135"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36"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37"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38"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39"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40"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41"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42"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43"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44" style:family="table-cell" style:parent-style-name="Default" style:data-style-name="N0">
      <style:table-cell-properties fo:border-top="thin solid #000000" fo:border-bottom="none" fo:border-left="none"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45"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46"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2" style:base-cell-address="Total_(R-Y6)_by_LA.A15"/>
    </style:style>
    <style:style style:name="ce147"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style>
    <style:style style:name="ce148" style:family="table-cell" style:parent-style-name="Default" style:data-style-name="N3">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4"/>
    </style:style>
    <style:style style:name="ce149"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0" style:family="table-cell" style:parent-style-name="Default" style:data-style-name="N0">
      <style:table-cell-properties fo:border-top="thin solid #000000" fo:border-bottom="none" fo:border-left="thin solid #000000"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1" style:family="table-cell" style:parent-style-name="Default"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2"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3"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5" style:family="table-cell" style:parent-style-name="Default"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6" style:family="table-cell" style:parent-style-name="Default" style:data-style-name="N0">
      <style:table-cell-properties fo:border-top="none" fo:border-bottom="none" fo:border-left="thin solid #000000"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7"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8"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59" style:family="table-cell" style:parent-style-name="Default" style:data-style-name="N0">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0" style:family="table-cell" style:parent-style-name="Default" style:data-style-name="N0">
      <style:table-cell-properties fo:border-top="none" fo:border-bottom="none" fo:border-left="none"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1" style:family="table-cell" style:parent-style-name="Default" style:data-style-name="N0">
      <style:table-cell-properties fo:border-top="none" fo:border-bottom="none" fo:border-left="thin solid #000000" fo:border-right="thin solid #000000"/>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2" style:family="table-cell" style:parent-style-name="Default" style:data-style-name="N0">
      <style:table-cell-properties fo:border="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3" style:family="table-cell" style:parent-style-name="Default" style:data-style-name="N0">
      <style:table-cell-properties fo:border="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4" style:family="table-cell" style:parent-style-name="Default" style:data-style-name="N0">
      <style:table-cell-properties fo:border-top="thin solid #000000" fo:border-bottom="thin solid #000000" fo:border-left="none" fo:border-right="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5"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6"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7" style:family="table-cell" style:parent-style-name="Default" style:data-style-name="N38">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name="ce168" style:family="table-cell" style:parent-style-name="Default" style:data-style-name="N38">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22" style:base-cell-address="Totals_(R-Y6).A15"/>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solid" draw:fill-color="#98002e" draw:opacity="100%" draw:stroke="none" draw:shadow="visible" draw:shadow-offset-x="0.01389in" draw:shadow-offset-y="0.02778in" draw:shadow-color="#622423" draw:shadow-opacity="50%" draw:auto-grow-width="false" draw:auto-grow-height="false"/>
      <style:paragraph-properties style:font-independent-line-spacing="false" style:writing-mode="lr-tb"/>
    </style:style>
    <style:style style:family="graphic" style:name="a3">
      <style:graphic-properties draw:fill="none" draw:stroke="solid" svg:stroke-width="0.09722in" svg:stroke-color="#00ae9e" svg:stroke-opacity="100%" draw:stroke-linejoin="round" svg:stroke-linecap="butt"/>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default-cell-style-name="ce3"/>
        <table:table-column table:style-name="co2" table:number-columns-repeated="7" table:default-cell-style-name="ce3"/>
        <table:table-column table:style-name="co3" table:default-cell-style-name="ce3"/>
        <table:table-column table:style-name="co2" table:number-columns-repeated="16375" table:default-cell-style-name="ce3"/>
        <table:table-row table:style-name="ro1">
          <table:table-cell office:value-type="string" table:style-name="ce2">
            <text:p>UKHSA National childhood influenza vaccination programme 2022 to 2023</text:p>
          </table:table-cell>
          <table:table-cell table:number-columns-repeated="16" table:style-name="ce3"/>
          <table:table-cell table:number-columns-repeated="16367" table:style-name="ce4"/>
        </table:table-row>
        <table:table-row table:style-name="ro2">
          <table:table-cell office:value-type="string" table:style-name="ce5">
            <text:p>Seasonal influenza vaccine uptake for children of school age</text:p>
          </table:table-cell>
          <table:table-cell table:number-columns-repeated="16" table:style-name="ce3"/>
          <table:table-cell table:number-columns-repeated="16367" table:style-name="ce4"/>
        </table:table-row>
        <table:table-row table:style-name="ro3">
          <table:table-cell office:value-type="string" table:style-name="ce6">
            <text:p>Provisional monthly data for the 1 September 2022 to 31 October 2022</text:p>
          </table:table-cell>
          <table:table-cell table:number-columns-repeated="16" table:style-name="ce3"/>
          <table:table-cell table:number-columns-repeated="16367" table:style-name="ce4"/>
        </table:table-row>
        <table:table-row table:style-name="ro3">
          <table:table-cell office:value-type="string" table:style-name="ce6">
            <text:p>By Local authority (LA)</text:p>
          </table:table-cell>
          <table:table-cell table:number-columns-repeated="16" table:style-name="ce3"/>
          <table:table-cell table:number-columns-repeated="16367" table:style-name="ce4"/>
        </table:table-row>
        <table:table-row table:style-name="ro4">
          <table:table-cell table:style-name="ce7"/>
          <table:table-cell table:number-columns-repeated="16" table:style-name="ce3"/>
          <table:table-cell table:number-columns-repeated="16367" table:style-name="ce4"/>
        </table:table-row>
        <table:table-row table:style-name="ro5">
          <table:table-cell table:number-columns-repeated="17" table:style-name="ce3"/>
          <table:table-cell table:number-columns-repeated="16367" table:style-name="ce4"/>
        </table:table-row>
        <table:table-row table:number-rows-repeated="8" table:style-name="ro6">
          <table:table-cell table:number-columns-repeated="16384" table:style-name="ce3"/>
        </table:table-row>
        <table:table-row table:number-rows-repeated="2" table:style-name="ro5">
          <table:table-cell table:number-columns-repeated="17" table:style-name="ce3"/>
          <table:table-cell table:number-columns-repeated="16367" table:style-name="ce4"/>
        </table:table-row>
        <table:table-row table:number-rows-repeated="3" table:style-name="ro7">
          <table:table-cell table:number-columns-repeated="16384"/>
        </table:table-row>
        <table:table-row table:style-name="ro8">
          <table:table-cell table:number-columns-repeated="16384"/>
        </table:table-row>
        <table:table-row table:number-rows-repeated="4" table:style-name="ro7">
          <table:table-cell table:number-columns-repeated="16384"/>
        </table:table-row>
        <table:table-row table:style-name="ro9">
          <table:table-cell table:number-columns-repeated="16384"/>
        </table:table-row>
        <table:table-row table:number-rows-repeated="28" table:style-name="ro7">
          <table:table-cell table:number-columns-repeated="16384"/>
        </table:table-row>
        <table:table-row table:style-name="ro7">
          <table:table-cell table:style-name="ce3">
            <draw:custom-shape svg:x="0in" svg:y="0.15602in" svg:width="13.19483in" svg:height="1.01643in" draw:z-index="1" draw:id="id0" draw:style-name="a2" draw:name="Rectangle 2">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draw:connector draw:type="line" svg:x1="0in" svg:y1="0.13614in" svg:x2="13.24417in" svg:y2="0.1224in" draw:z-index="2" draw:id="id1" draw:style-name="a3" draw:name="AutoShape 7">
              <svg:title/>
              <svg:desc/>
            </draw:connector>
          </table:table-cell>
          <table:table-cell table:number-columns-repeated="16383"/>
        </table:table-row>
        <table:table-row table:number-rows-repeated="1048522" table:style-name="ro7">
          <table:table-cell table:number-columns-repeated="16384"/>
        </table:table-row>
        <table:named-expressions>
          <table:named-range table:name="Print_Area" table:cell-range-address="Title.$A$1:Title.$Q$59" table:base-cell-address="Title.$A$1"/>
        </table:named-expressions>
      </table:table>
      <table:table table:name="Total_by_Region" table:style-name="ta2">
        <table:table-column table:style-name="co4" table:default-cell-style-name="ce43"/>
        <table:table-column table:style-name="co5" table:default-cell-style-name="ce20"/>
        <table:table-column table:style-name="co6" table:default-cell-style-name="ce20"/>
        <table:table-column table:style-name="co7" table:default-cell-style-name="ce9"/>
        <table:table-column table:style-name="co8" table:default-cell-style-name="ce44"/>
        <table:table-column table:style-name="co7" table:number-columns-repeated="2" table:default-cell-style-name="ce9"/>
        <table:table-column table:style-name="co9" table:default-cell-style-name="ce9"/>
        <table:table-column table:style-name="co7" table:number-columns-repeated="2" table:default-cell-style-name="ce9"/>
        <table:table-column table:style-name="co10" table:default-cell-style-name="ce9"/>
        <table:table-column table:style-name="co7" table:number-columns-repeated="2" table:default-cell-style-name="ce9"/>
        <table:table-column table:style-name="co11" table:default-cell-style-name="ce9"/>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10"/>
        <table:table-column table:style-name="co2" table:number-columns-repeated="16360" table:default-cell-style-name="ce10"/>
        <table:table-row table:style-name="ro4">
          <table:table-cell office:value-type="string" table:style-name="ce8">
            <text:p>Seasonal influenza vaccine uptake (all school aged children in England) 2022 to 2023</text:p>
          </table:table-cell>
          <table:table-cell table:number-columns-repeated="13" table:style-name="ce9"/>
          <table:table-cell table:number-columns-repeated="16370"/>
        </table:table-row>
        <table:table-row table:style-name="ro10">
          <table:table-cell office:value-type="string" table:style-name="ce9">
            <text:p>Provisional monthly data for October 2022 cumulative uptake data for England on influenza vaccinations given from the 1 September 2022 to the 31 October 2022</text:p>
          </table:table-cell>
          <table:table-cell table:number-columns-repeated="13" table:style-name="ce11"/>
          <table:table-cell table:number-columns-repeated="16370"/>
        </table:table-row>
        <table:table-row table:style-name="ro10">
          <table:table-cell office:value-type="string" table:style-name="ce9">
            <text:p>This sheet contains four tables.</text:p>
          </table:table-cell>
          <table:table-cell table:number-columns-repeated="13" table:style-name="ce11"/>
          <table:table-cell table:number-columns-repeated="16370"/>
        </table:table-row>
        <table:table-row table:style-name="ro11">
          <table:table-cell office:value-type="string" table:style-name="ce9">
            <text:p>Data is provisional and represents 92.2 % of all Local Authorities (LAs) in England responding to the October 2022 survey. Where a total for England is quoted (for example, sum of number of patients registered and number vaccinated) this is taken from the 92.2% of all LAs and is therefore is not an extrapolated figure for all of England.</text:p>
          </table:table-cell>
          <table:table-cell table:number-columns-repeated="13" table:style-name="ce9"/>
          <table:table-cell table:number-columns-repeated="16370"/>
        </table:table-row>
        <table:table-row table:style-name="ro11">
          <table:table-cell office:value-type="string" table:style-name="ce9">
            <text:p>Denominators are the provisional number of eligible children in schools in the LA geography AND children educated out of school in the LA geography, defined by child age on the 1st September 2022. Where denominators have not been amended by data providers, provisional Local Education Authority (LEA) population figures from the Edubase<text:s/><text:span text:style-name="T2">January 2022</text:span><text:s/>Census were used (for School delivery). Denominators also include independent schools and special schools.<text:s/></text:p>
          </table:table-cell>
          <table:table-cell table:number-columns-repeated="13" table:style-name="ce9"/>
          <table:table-cell table:number-columns-repeated="16370"/>
        </table:table-row>
        <table:table-row table:style-name="ro11">
          <table:table-cell office:value-type="string" table:style-name="ce9">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number-columns-repeated="13" table:style-name="ce9"/>
          <table:table-cell table:number-columns-repeated="16370"/>
        </table:table-row>
        <table:table-row table:style-name="ro11">
          <table:table-cell office:value-type="string" table:style-name="ce9">
            <text:p>Percent vaccine uptake of number of children vaccinated with influenza vaccine includes both LAIV (Live Attenuated Influenza Vaccine) and IIV (Inactivated Influenza Vaccine).</text:p>
          </table:table-cell>
          <table:table-cell table:number-columns-repeated="13" table:style-name="ce9"/>
          <table:table-cell table:number-columns-repeated="16370"/>
        </table:table-row>
        <table:table-row table:style-name="ro11">
          <table:table-cell office:value-type="string" table:style-name="ce9">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number-columns-repeated="13" table:style-name="ce9"/>
          <table:table-cell table:number-columns-repeated="16370"/>
        </table:table-row>
        <table:table-row table:style-name="ro11">
          <table:table-cell office:value-type="string" table:style-name="ce9">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ata is not presented for the secondary school age children this month as the programme roll out will start within primary school age children.</text:p>
          </table:table-cell>
          <table:table-cell table:number-columns-repeated="13" table:style-name="ce9"/>
          <table:table-cell table:number-columns-repeated="16370"/>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number-columns-repeated="13" table:style-name="ce9"/>
          <table:table-cell table:number-columns-repeated="16370"/>
        </table:table-row>
        <table:table-row table:style-name="ro11">
          <table:table-cell office:value-type="string" table:style-name="ce9">
            <text:p>Influenza Vaccine Uptake Monitoring Programme, UK Health Security Agency (UKHSA)</text:p>
          </table:table-cell>
          <table:table-cell table:number-columns-repeated="5" table:style-name="ce9"/>
          <table:table-cell table:number-columns-repeated="3" table:style-name="ce12"/>
          <table:table-cell table:number-columns-repeated="5" table:style-name="ce9"/>
          <table:table-cell table:number-columns-repeated="16370"/>
        </table:table-row>
        <table:table-row table:style-name="ro12">
          <table:table-cell office:value-type="string" table:style-name="ce13">
            <text:p>Age group</text:p>
          </table:table-cell>
          <table:table-cell office:value-type="string" table:style-name="ce14">
            <text:p>2022 to 2023<text:s/></text:p>
            <text:p>Percentage vaccine uptake</text:p>
          </table:table-cell>
          <table:table-cell office:value-type="string" table:style-name="ce15">
            <text:p>2021 to 2022<text:s/></text:p>
            <text:p>Percentage vaccine uptake</text:p>
          </table:table-cell>
          <table:table-cell table:number-columns-repeated="7" table:style-name="ce3"/>
          <table:table-cell table:number-columns-repeated="4" table:style-name="ce9"/>
          <table:table-cell table:number-columns-repeated="16370"/>
        </table:table-row>
        <table:table-row table:style-name="ro11">
          <table:table-cell office:value-type="string" table:style-name="ce113">
            <text:p>Reception (age 4 to 5 yrs)</text:p>
          </table:table-cell>
          <table:table-cell office:value-type="float" office:value="21.395284375378964" table:style-name="ce114">
            <text:p>21.4</text:p>
          </table:table-cell>
          <table:table-cell office:value-type="float" office:value="13.947238514378469" table:style-name="ce115">
            <text:p>13.9</text:p>
          </table:table-cell>
          <table:table-cell table:number-columns-repeated="2" table:style-name="ce19"/>
          <table:table-cell table:number-columns-repeated="5" table:style-name="ce3"/>
          <table:table-cell table:number-columns-repeated="4" table:style-name="ce20"/>
          <table:table-cell table:number-columns-repeated="16370"/>
        </table:table-row>
        <table:table-row table:style-name="ro11">
          <table:table-cell office:value-type="string" table:style-name="ce113">
            <text:p>Year 1 (age 5 to 6 yrs)</text:p>
          </table:table-cell>
          <table:table-cell office:value-type="float" office:value="21.760546436400578" table:style-name="ce114">
            <text:p>21.8</text:p>
          </table:table-cell>
          <table:table-cell office:value-type="float" office:value="15.07089870675507" table:style-name="ce115">
            <text:p>15.1</text:p>
          </table:table-cell>
          <table:table-cell table:number-columns-repeated="2" table:style-name="ce19"/>
          <table:table-cell table:number-columns-repeated="5" table:style-name="ce3"/>
          <table:table-cell table:number-columns-repeated="4" table:style-name="ce9"/>
          <table:table-cell table:number-columns-repeated="16370"/>
        </table:table-row>
        <table:table-row table:style-name="ro11">
          <table:table-cell office:value-type="string" table:style-name="ce113">
            <text:p>Year 2 (age 6 to 7 yrs)</text:p>
          </table:table-cell>
          <table:table-cell office:value-type="float" office:value="22.289893586368255" table:style-name="ce114">
            <text:p>22.3</text:p>
          </table:table-cell>
          <table:table-cell office:value-type="float" office:value="14.983043109632819" table:style-name="ce115">
            <text:p>15.0</text:p>
          </table:table-cell>
          <table:table-cell table:number-columns-repeated="2" table:style-name="ce19"/>
          <table:table-cell table:number-columns-repeated="5" table:style-name="ce3"/>
          <table:table-cell table:number-columns-repeated="4" table:style-name="ce9"/>
          <table:table-cell table:number-columns-repeated="16370"/>
        </table:table-row>
        <table:table-row table:style-name="ro11">
          <table:table-cell office:value-type="string" table:style-name="ce113">
            <text:p>Year 3 (age 7 to 8 yrs)</text:p>
          </table:table-cell>
          <table:table-cell office:value-type="float" office:value="22.216007954262988" table:style-name="ce114">
            <text:p>22.2</text:p>
          </table:table-cell>
          <table:table-cell office:value-type="float" office:value="14.927308143809906" table:style-name="ce115">
            <text:p>14.9</text:p>
          </table:table-cell>
          <table:table-cell table:number-columns-repeated="2" table:style-name="ce19"/>
          <table:table-cell table:number-columns-repeated="5" table:style-name="ce3"/>
          <table:table-cell table:number-columns-repeated="4" table:style-name="ce11"/>
          <table:table-cell table:number-columns-repeated="16370"/>
        </table:table-row>
        <table:table-row table:style-name="ro11">
          <table:table-cell office:value-type="string" table:style-name="ce116">
            <text:p>Year 4 (age 8-9 yrs)</text:p>
          </table:table-cell>
          <table:table-cell office:value-type="float" office:value="21.704805584540594" table:style-name="ce114">
            <text:p>21.7</text:p>
          </table:table-cell>
          <table:table-cell office:value-type="float" office:value="14.715928148615898" table:style-name="ce115">
            <text:p>14.7</text:p>
          </table:table-cell>
          <table:table-cell table:number-columns-repeated="2" table:style-name="ce19"/>
          <table:table-cell table:number-columns-repeated="5" table:style-name="ce3"/>
          <table:table-cell table:style-name="ce11"/>
          <table:table-cell table:style-name="ce22"/>
          <table:table-cell table:number-columns-repeated="2" table:style-name="ce11"/>
          <table:table-cell table:number-columns-repeated="16370" table:style-name="ce10"/>
        </table:table-row>
        <table:table-row table:style-name="ro11">
          <table:table-cell office:value-type="string" table:style-name="ce116">
            <text:p>Year 5 (age 9-10 yrs)</text:p>
          </table:table-cell>
          <table:table-cell office:value-type="float" office:value="21.246804407538743" table:style-name="ce114">
            <text:p>21.2</text:p>
          </table:table-cell>
          <table:table-cell office:value-type="float" office:value="14.590054191407967" table:style-name="ce115">
            <text:p>14.6</text:p>
          </table:table-cell>
          <table:table-cell table:number-columns-repeated="2" table:style-name="ce19"/>
          <table:table-cell table:number-columns-repeated="5" table:style-name="ce3"/>
          <table:table-cell table:number-columns-repeated="4" table:style-name="ce11"/>
          <table:table-cell table:number-columns-repeated="16370" table:style-name="ce10"/>
        </table:table-row>
        <table:table-row table:style-name="ro11">
          <table:table-cell office:value-type="string" table:style-name="ce116">
            <text:p>Year 6 (age 10-11 yrs)</text:p>
          </table:table-cell>
          <table:table-cell office:value-type="float" office:value="20.826941054737674" table:style-name="ce114">
            <text:p>20.8</text:p>
          </table:table-cell>
          <table:table-cell office:value-type="float" office:value="14.292296264257034" table:style-name="ce115">
            <text:p>14.3</text:p>
          </table:table-cell>
          <table:table-cell table:number-columns-repeated="2" table:style-name="ce19"/>
          <table:table-cell table:number-columns-repeated="5" table:style-name="ce3"/>
          <table:table-cell table:number-columns-repeated="4" table:style-name="ce11"/>
          <table:table-cell table:number-columns-repeated="16370" table:style-name="ce10"/>
        </table:table-row>
        <table:table-row table:style-name="ro11">
          <table:table-cell office:value-type="string" table:style-name="ce117">
            <text:p>All primary school age (age 4 to 11 yrs)</text:p>
          </table:table-cell>
          <table:table-cell office:value-type="float" office:value="21.628092577813248" table:style-name="ce114">
            <text:p>21.6</text:p>
          </table:table-cell>
          <table:table-cell office:value-type="float" office:value="14.647188489347322" table:style-name="ce115">
            <text:p>14.6</text:p>
          </table:table-cell>
          <table:table-cell table:number-columns-repeated="2" table:style-name="ce19"/>
          <table:table-cell table:number-columns-repeated="3" table:style-name="ce3"/>
          <table:table-cell table:style-name="ce20"/>
          <table:table-cell table:style-name="ce9"/>
          <table:table-cell table:number-columns-repeated="4" table:style-name="ce11"/>
          <table:table-cell table:number-columns-repeated="16370" table:style-name="ce10"/>
        </table:table-row>
        <table:table-row table:style-name="ro11">
          <table:table-cell office:value-type="string" table:number-columns-spanned="1" table:number-rows-spanned="2" table:style-name="ce45">
            <text:p>NHS Region</text:p>
          </table:table-cell>
          <table:table-cell office:value-type="string" table:number-columns-spanned="1" table:number-rows-spanned="2" table:style-name="ce45">
            <text:p>Region code</text:p>
          </table:table-cell>
          <table:table-cell office:value-type="string" table:number-columns-spanned="3" table:number-rows-spanned="1" table:style-name="ce45">
            <text:p>Response rate</text:p>
          </table:table-cell>
          <table:covered-table-cell table:number-columns-repeated="2"/>
          <table:table-cell office:value-type="string" table:number-columns-spanned="3" table:number-rows-spanned="1" table:style-name="ce45">
            <text:p>Reception (age 4-5 yrs)</text:p>
          </table:table-cell>
          <table:covered-table-cell table:number-columns-repeated="2"/>
          <table:table-cell office:value-type="string" table:number-columns-spanned="3" table:number-rows-spanned="1" table:style-name="ce45">
            <text:p>Year 1 (age 5-6 yrs)</text:p>
          </table:table-cell>
          <table:covered-table-cell table:number-columns-repeated="2"/>
          <table:table-cell office:value-type="string" table:number-columns-spanned="3" table:number-rows-spanned="1" table:style-name="ce45">
            <text:p>Year 2 (age 6-7 yrs)</text:p>
          </table:table-cell>
          <table:covered-table-cell table:number-columns-repeated="2"/>
          <table:table-cell table:number-columns-repeated="16370" table:style-name="ce10"/>
        </table:table-row>
        <table:table-row table:style-name="ro13">
          <table:covered-table-cell/>
          <table:covered-table-cell/>
          <table:table-cell office:value-type="string" table:style-name="ce15">
            <text:p>No. of Organisation</text:p>
          </table:table-cell>
          <table:table-cell office:value-type="string" table:style-name="ce15">
            <text:p>No. of Organisation making a return</text:p>
          </table:table-cell>
          <table:table-cell office:value-type="string" table:style-name="ce15">
            <text:p>% of Organisation responding</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table:number-columns-repeated="16370" table:style-name="ce10"/>
        </table:table-row>
        <table:table-row table:style-name="ro11">
          <table:table-cell office:value-type="string" table:style-name="ce118">
            <text:p>East of England</text:p>
          </table:table-cell>
          <table:table-cell office:value-type="string" table:style-name="ce119">
            <text:p>Y61</text:p>
          </table:table-cell>
          <table:table-cell office:value-type="float" office:value="12" table:style-name="ce120">
            <text:p>12</text:p>
          </table:table-cell>
          <table:table-cell office:value-type="float" office:value="6" table:style-name="ce120">
            <text:p>6</text:p>
          </table:table-cell>
          <table:table-cell office:value-type="float" office:value="50" table:style-name="ce121">
            <text:p>50.0</text:p>
          </table:table-cell>
          <table:table-cell office:value-type="float" office:value="44336" table:style-name="ce120">
            <text:p>44,336</text:p>
          </table:table-cell>
          <table:table-cell office:value-type="float" office:value="9720" table:style-name="ce120">
            <text:p>9,720</text:p>
          </table:table-cell>
          <table:table-cell office:value-type="float" office:value="21.923493323709852" table:style-name="ce121">
            <text:p>21.9</text:p>
          </table:table-cell>
          <table:table-cell office:value-type="float" office:value="47146" table:style-name="ce120">
            <text:p>47,146</text:p>
          </table:table-cell>
          <table:table-cell office:value-type="float" office:value="10294" table:style-name="ce120">
            <text:p>10,294</text:p>
          </table:table-cell>
          <table:table-cell office:value-type="float" office:value="21.8343019556272" table:style-name="ce121">
            <text:p>21.8</text:p>
          </table:table-cell>
          <table:table-cell office:value-type="float" office:value="47705" table:style-name="ce120">
            <text:p>47,705</text:p>
          </table:table-cell>
          <table:table-cell office:value-type="float" office:value="10199" table:style-name="ce120">
            <text:p>10,199</text:p>
          </table:table-cell>
          <table:table-cell office:value-type="float" office:value="21.379310344827587" table:style-name="ce121">
            <text:p>21.4</text:p>
          </table:table-cell>
          <table:table-cell table:number-columns-repeated="16370" table:style-name="ce10"/>
        </table:table-row>
        <table:table-row table:style-name="ro11">
          <table:table-cell office:value-type="string" table:style-name="ce122">
            <text:p>London</text:p>
          </table:table-cell>
          <table:table-cell office:value-type="string" table:style-name="ce123">
            <text:p>Y56</text:p>
          </table:table-cell>
          <table:table-cell office:value-type="float" office:value="33" table:style-name="ce120">
            <text:p>33</text:p>
          </table:table-cell>
          <table:table-cell office:value-type="float" office:value="32" table:style-name="ce120">
            <text:p>32</text:p>
          </table:table-cell>
          <table:table-cell office:value-type="float" office:value="96.969696969696969" table:style-name="ce121">
            <text:p>97.0</text:p>
          </table:table-cell>
          <table:table-cell office:value-type="float" office:value="96350" table:style-name="ce120">
            <text:p>96,350</text:p>
          </table:table-cell>
          <table:table-cell office:value-type="float" office:value="14066" table:style-name="ce120">
            <text:p>14,066</text:p>
          </table:table-cell>
          <table:table-cell office:value-type="float" office:value="14.59885832900882" table:style-name="ce121">
            <text:p>14.6</text:p>
          </table:table-cell>
          <table:table-cell office:value-type="float" office:value="97215" table:style-name="ce120">
            <text:p>97,215</text:p>
          </table:table-cell>
          <table:table-cell office:value-type="float" office:value="14756" table:style-name="ce120">
            <text:p>14,756</text:p>
          </table:table-cell>
          <table:table-cell office:value-type="float" office:value="15.178727562618938" table:style-name="ce121">
            <text:p>15.2</text:p>
          </table:table-cell>
          <table:table-cell office:value-type="float" office:value="97509" table:style-name="ce120">
            <text:p>97,509</text:p>
          </table:table-cell>
          <table:table-cell office:value-type="float" office:value="14926" table:style-name="ce120">
            <text:p>14,926</text:p>
          </table:table-cell>
          <table:table-cell office:value-type="float" office:value="15.30730496672102" table:style-name="ce121">
            <text:p>15.3</text:p>
          </table:table-cell>
          <table:table-cell table:number-columns-repeated="16370" table:style-name="ce10"/>
        </table:table-row>
        <table:table-row table:style-name="ro11">
          <table:table-cell office:value-type="string" table:style-name="ce122">
            <text:p>Midlands</text:p>
          </table:table-cell>
          <table:table-cell office:value-type="string" table:style-name="ce123">
            <text:p>Y60</text:p>
          </table:table-cell>
          <table:table-cell office:value-type="float" office:value="25" table:style-name="ce120">
            <text:p>25</text:p>
          </table:table-cell>
          <table:table-cell office:value-type="float" office:value="25" table:style-name="ce120">
            <text:p>25</text:p>
          </table:table-cell>
          <table:table-cell office:value-type="float" office:value="100" table:style-name="ce121">
            <text:p>100.0</text:p>
          </table:table-cell>
          <table:table-cell office:value-type="float" office:value="118062" table:style-name="ce120">
            <text:p>118,062</text:p>
          </table:table-cell>
          <table:table-cell office:value-type="float" office:value="24032" table:style-name="ce120">
            <text:p>24,032</text:p>
          </table:table-cell>
          <table:table-cell office:value-type="float" office:value="20.355406481340314" table:style-name="ce121">
            <text:p>20.4</text:p>
          </table:table-cell>
          <table:table-cell office:value-type="float" office:value="122669" table:style-name="ce120">
            <text:p>122,669</text:p>
          </table:table-cell>
          <table:table-cell office:value-type="float" office:value="25349" table:style-name="ce120">
            <text:p>25,349</text:p>
          </table:table-cell>
          <table:table-cell office:value-type="float" office:value="20.664552576445558" table:style-name="ce121">
            <text:p>20.7</text:p>
          </table:table-cell>
          <table:table-cell office:value-type="float" office:value="124720" table:style-name="ce120">
            <text:p>124,720</text:p>
          </table:table-cell>
          <table:table-cell office:value-type="float" office:value="26701" table:style-name="ce120">
            <text:p>26,701</text:p>
          </table:table-cell>
          <table:table-cell office:value-type="float" office:value="21.408755612572161" table:style-name="ce121">
            <text:p>21.4</text:p>
          </table:table-cell>
          <table:table-cell table:number-columns-repeated="16370" table:style-name="ce10"/>
        </table:table-row>
        <table:table-row table:style-name="ro11">
          <table:table-cell office:value-type="string" table:style-name="ce122">
            <text:p>North East and Yorkshire</text:p>
          </table:table-cell>
          <table:table-cell office:value-type="string" table:style-name="ce123">
            <text:p>Y63</text:p>
          </table:table-cell>
          <table:table-cell office:value-type="float" office:value="28" table:style-name="ce120">
            <text:p>28</text:p>
          </table:table-cell>
          <table:table-cell office:value-type="float" office:value="26" table:style-name="ce120">
            <text:p>26</text:p>
          </table:table-cell>
          <table:table-cell office:value-type="float" office:value="92.857142857142861" table:style-name="ce121">
            <text:p>92.9</text:p>
          </table:table-cell>
          <table:table-cell office:value-type="float" office:value="87343" table:style-name="ce120">
            <text:p>87,343</text:p>
          </table:table-cell>
          <table:table-cell office:value-type="float" office:value="19877" table:style-name="ce120">
            <text:p>19,877</text:p>
          </table:table-cell>
          <table:table-cell office:value-type="float" office:value="22.757404714745313" table:style-name="ce121">
            <text:p>22.8</text:p>
          </table:table-cell>
          <table:table-cell office:value-type="float" office:value="91073" table:style-name="ce120">
            <text:p>91,073</text:p>
          </table:table-cell>
          <table:table-cell office:value-type="float" office:value="21032" table:style-name="ce120">
            <text:p>21,032</text:p>
          </table:table-cell>
          <table:table-cell office:value-type="float" office:value="23.093562307160191" table:style-name="ce121">
            <text:p>23.1</text:p>
          </table:table-cell>
          <table:table-cell office:value-type="float" office:value="92076" table:style-name="ce120">
            <text:p>92,076</text:p>
          </table:table-cell>
          <table:table-cell office:value-type="float" office:value="22137" table:style-name="ce120">
            <text:p>22,137</text:p>
          </table:table-cell>
          <table:table-cell office:value-type="float" office:value="24.04209566010687" table:style-name="ce121">
            <text:p>24.0</text:p>
          </table:table-cell>
          <table:table-cell table:number-columns-repeated="16370" table:style-name="ce10"/>
        </table:table-row>
        <table:table-row table:style-name="ro14">
          <table:table-cell office:value-type="string" table:style-name="ce122">
            <text:p>North West</text:p>
          </table:table-cell>
          <table:table-cell office:value-type="string" table:style-name="ce123">
            <text:p>Y62</text:p>
          </table:table-cell>
          <table:table-cell office:value-type="float" office:value="22" table:style-name="ce120">
            <text:p>22</text:p>
          </table:table-cell>
          <table:table-cell office:value-type="float" office:value="22" table:style-name="ce120">
            <text:p>22</text:p>
          </table:table-cell>
          <table:table-cell office:value-type="float" office:value="100" table:style-name="ce121">
            <text:p>100.0</text:p>
          </table:table-cell>
          <table:table-cell office:value-type="float" office:value="79705" table:style-name="ce120">
            <text:p>79,705</text:p>
          </table:table-cell>
          <table:table-cell office:value-type="float" office:value="15229" table:style-name="ce120">
            <text:p>15,229</text:p>
          </table:table-cell>
          <table:table-cell office:value-type="float" office:value="19.106705978294965" table:style-name="ce121">
            <text:p>19.1</text:p>
          </table:table-cell>
          <table:table-cell office:value-type="float" office:value="83013" table:style-name="ce120">
            <text:p>83,013</text:p>
          </table:table-cell>
          <table:table-cell office:value-type="float" office:value="16270" table:style-name="ce120">
            <text:p>16,270</text:p>
          </table:table-cell>
          <table:table-cell office:value-type="float" office:value="19.599339862431187" table:style-name="ce121">
            <text:p>19.6</text:p>
          </table:table-cell>
          <table:table-cell office:value-type="float" office:value="84925" table:style-name="ce120">
            <text:p>84,925</text:p>
          </table:table-cell>
          <table:table-cell office:value-type="float" office:value="16763" table:style-name="ce120">
            <text:p>16,763</text:p>
          </table:table-cell>
          <table:table-cell office:value-type="float" office:value="19.738592876067116" table:style-name="ce121">
            <text:p>19.7</text:p>
          </table:table-cell>
          <table:table-cell table:number-columns-repeated="16370" table:style-name="ce10"/>
        </table:table-row>
        <table:table-row table:style-name="ro14">
          <table:table-cell office:value-type="string" table:style-name="ce122">
            <text:p>South East</text:p>
          </table:table-cell>
          <table:table-cell office:value-type="string" table:style-name="ce123">
            <text:p>Y59</text:p>
          </table:table-cell>
          <table:table-cell office:value-type="float" office:value="18" table:style-name="ce120">
            <text:p>18</text:p>
          </table:table-cell>
          <table:table-cell office:value-type="float" office:value="15" table:style-name="ce120">
            <text:p>15</text:p>
          </table:table-cell>
          <table:table-cell office:value-type="float" office:value="83.333333333333343" table:style-name="ce121">
            <text:p>83.3</text:p>
          </table:table-cell>
          <table:table-cell office:value-type="float" office:value="96065" table:style-name="ce120">
            <text:p>96,065</text:p>
          </table:table-cell>
          <table:table-cell office:value-type="float" office:value="24873" table:style-name="ce120">
            <text:p>24,873</text:p>
          </table:table-cell>
          <table:table-cell office:value-type="float" office:value="25.891844063915059" table:style-name="ce121">
            <text:p>25.9</text:p>
          </table:table-cell>
          <table:table-cell office:value-type="float" office:value="98830" table:style-name="ce120">
            <text:p>98,830</text:p>
          </table:table-cell>
          <table:table-cell office:value-type="float" office:value="25983" table:style-name="ce120">
            <text:p>25,983</text:p>
          </table:table-cell>
          <table:table-cell office:value-type="float" office:value="26.29060002023677" table:style-name="ce121">
            <text:p>26.3</text:p>
          </table:table-cell>
          <table:table-cell office:value-type="float" office:value="101287" table:style-name="ce120">
            <text:p>101,287</text:p>
          </table:table-cell>
          <table:table-cell office:value-type="float" office:value="27296" table:style-name="ce120">
            <text:p>27,296</text:p>
          </table:table-cell>
          <table:table-cell office:value-type="float" office:value="26.949164256024961" table:style-name="ce121">
            <text:p>26.9</text:p>
          </table:table-cell>
          <table:table-cell table:number-columns-repeated="16370" table:style-name="ce10"/>
        </table:table-row>
        <table:table-row table:style-name="ro14">
          <table:table-cell office:value-type="string" table:style-name="ce122">
            <text:p>South West</text:p>
          </table:table-cell>
          <table:table-cell office:value-type="string" table:style-name="ce124">
            <text:p>Y58</text:p>
          </table:table-cell>
          <table:table-cell office:value-type="float" office:value="15" table:style-name="ce120">
            <text:p>15</text:p>
          </table:table-cell>
          <table:table-cell office:value-type="float" office:value="15" table:style-name="ce120">
            <text:p>15</text:p>
          </table:table-cell>
          <table:table-cell office:value-type="float" office:value="100" table:style-name="ce121">
            <text:p>100.0</text:p>
          </table:table-cell>
          <table:table-cell office:value-type="float" office:value="55369" table:style-name="ce120">
            <text:p>55,369</text:p>
          </table:table-cell>
          <table:table-cell office:value-type="float" office:value="15703" table:style-name="ce120">
            <text:p>15,703</text:p>
          </table:table-cell>
          <table:table-cell office:value-type="float" office:value="28.360635012371542" table:style-name="ce121">
            <text:p>28.4</text:p>
          </table:table-cell>
          <table:table-cell office:value-type="float" office:value="58550" table:style-name="ce120">
            <text:p>58,550</text:p>
          </table:table-cell>
          <table:table-cell office:value-type="float" office:value="16552" table:style-name="ce120">
            <text:p>16,552</text:p>
          </table:table-cell>
          <table:table-cell office:value-type="float" office:value="28.269854824935951" table:style-name="ce121">
            <text:p>28.3</text:p>
          </table:table-cell>
          <table:table-cell office:value-type="float" office:value="59125" table:style-name="ce120">
            <text:p>59,125</text:p>
          </table:table-cell>
          <table:table-cell office:value-type="float" office:value="17355" table:style-name="ce120">
            <text:p>17,355</text:p>
          </table:table-cell>
          <table:table-cell office:value-type="float" office:value="29.353065539112048" table:style-name="ce121">
            <text:p>29.4</text:p>
          </table:table-cell>
          <table:table-cell table:number-columns-repeated="16370" table:style-name="ce10"/>
        </table:table-row>
        <table:table-row table:style-name="ro10">
          <table:table-cell office:value-type="string" table:style-name="ce31">
            <text:p>England</text:p>
          </table:table-cell>
          <table:table-cell office:value-type="string" table:style-name="ce32">
            <text:p>Total</text:p>
          </table:table-cell>
          <table:table-cell office:value-type="float" office:value="153" table:style-name="ce33">
            <text:p>153</text:p>
          </table:table-cell>
          <table:table-cell office:value-type="float" office:value="141" table:style-name="ce33">
            <text:p>141</text:p>
          </table:table-cell>
          <table:table-cell office:value-type="float" office:value="92.156862745098039" table:style-name="ce34">
            <text:p>92.2</text:p>
          </table:table-cell>
          <table:table-cell office:value-type="float" office:value="577230" table:style-name="ce33">
            <text:p>577,230</text:p>
          </table:table-cell>
          <table:table-cell office:value-type="float" office:value="123500" table:style-name="ce33">
            <text:p>123,500</text:p>
          </table:table-cell>
          <table:table-cell office:value-type="float" office:value="21.395284375378964" table:style-name="ce34">
            <text:p>21.4</text:p>
          </table:table-cell>
          <table:table-cell office:value-type="float" office:value="598496" table:style-name="ce33">
            <text:p>598,496</text:p>
          </table:table-cell>
          <table:table-cell office:value-type="float" office:value="130236" table:style-name="ce33">
            <text:p>130,236</text:p>
          </table:table-cell>
          <table:table-cell office:value-type="float" office:value="21.760546436400578" table:style-name="ce34">
            <text:p>21.8</text:p>
          </table:table-cell>
          <table:table-cell office:value-type="float" office:value="607347" table:style-name="ce33">
            <text:p>607,347</text:p>
          </table:table-cell>
          <table:table-cell office:value-type="float" office:value="135377" table:style-name="ce33">
            <text:p>135,377</text:p>
          </table:table-cell>
          <table:table-cell office:value-type="float" office:value="22.289893586368255" table:style-name="ce35">
            <text:p>22.3</text:p>
          </table:table-cell>
          <table:table-cell table:style-name="ce36"/>
          <table:table-cell table:number-columns-repeated="16369"/>
        </table:table-row>
        <table:table-row table:style-name="ro11">
          <table:table-cell office:value-type="string" table:number-columns-spanned="1" table:number-rows-spanned="2" table:style-name="ce45">
            <text:p>NHS Region</text:p>
          </table:table-cell>
          <table:table-cell office:value-type="string" table:number-columns-spanned="1" table:number-rows-spanned="2" table:style-name="ce45">
            <text:p>Region code</text:p>
          </table:table-cell>
          <table:table-cell office:value-type="string" table:number-columns-spanned="3" table:number-rows-spanned="1" table:style-name="ce45">
            <text:p>Year 3 (age 7-8 yrs)</text:p>
          </table:table-cell>
          <table:covered-table-cell table:number-columns-repeated="2"/>
          <table:table-cell office:value-type="string" table:number-columns-spanned="3" table:number-rows-spanned="1" table:style-name="ce45">
            <text:p>Year 4 (age 8-9 yrs)</text:p>
          </table:table-cell>
          <table:covered-table-cell table:number-columns-repeated="2"/>
          <table:table-cell office:value-type="string" table:number-columns-spanned="3" table:number-rows-spanned="1" table:style-name="ce45">
            <text:p>Year 5 (age 9-10 yrs)</text:p>
          </table:table-cell>
          <table:covered-table-cell table:number-columns-repeated="2"/>
          <table:table-cell office:value-type="string" table:number-columns-spanned="3" table:number-rows-spanned="1" table:style-name="ce45">
            <text:p>Year 6 (age 10-11 yrs)</text:p>
          </table:table-cell>
          <table:covered-table-cell table:number-columns-repeated="2"/>
          <table:table-cell table:number-columns-repeated="16370" table:style-name="ce10"/>
        </table:table-row>
        <table:table-row table:style-name="ro13">
          <table:covered-table-cell/>
          <table:covered-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32">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15">
            <text:p>Percentage vaccine uptake</text:p>
          </table:table-cell>
          <table:table-cell table:number-columns-repeated="16370" table:style-name="ce10"/>
        </table:table-row>
        <table:table-row table:style-name="ro14">
          <table:table-cell office:value-type="string" table:style-name="ce122">
            <text:p>East of England</text:p>
          </table:table-cell>
          <table:table-cell office:value-type="string" table:style-name="ce119">
            <text:p>Y61</text:p>
          </table:table-cell>
          <table:table-cell office:value-type="float" office:value="48296" table:style-name="ce120">
            <text:p>48,296</text:p>
          </table:table-cell>
          <table:table-cell office:value-type="float" office:value="10750" table:style-name="ce120">
            <text:p>10,750</text:p>
          </table:table-cell>
          <table:table-cell office:value-type="float" office:value="22.258572138479376" table:style-name="ce121">
            <text:p>22.3</text:p>
          </table:table-cell>
          <table:table-cell office:value-type="float" office:value="48381" table:style-name="ce120">
            <text:p>48,381</text:p>
          </table:table-cell>
          <table:table-cell office:value-type="float" office:value="10562" table:style-name="ce120">
            <text:p>10,562</text:p>
          </table:table-cell>
          <table:table-cell office:value-type="float" office:value="21.830884024720447" table:style-name="ce112">
            <text:p>21.8</text:p>
          </table:table-cell>
          <table:table-cell office:value-type="float" office:value="49702" table:style-name="ce120">
            <text:p>49,702</text:p>
          </table:table-cell>
          <table:table-cell office:value-type="float" office:value="10462" table:style-name="ce120">
            <text:p>10,462</text:p>
          </table:table-cell>
          <table:table-cell office:value-type="float" office:value="21.04945475031186" table:style-name="ce121">
            <text:p>21.0</text:p>
          </table:table-cell>
          <table:table-cell office:value-type="float" office:value="50707" table:style-name="ce120">
            <text:p>50,707</text:p>
          </table:table-cell>
          <table:table-cell office:value-type="float" office:value="10639" table:style-name="ce120">
            <text:p>10,639</text:p>
          </table:table-cell>
          <table:table-cell office:value-type="float" office:value="20.981324077543533" table:style-name="ce121">
            <text:p>21.0</text:p>
          </table:table-cell>
          <table:table-cell table:number-columns-repeated="16370"/>
        </table:table-row>
        <table:table-row table:style-name="ro14">
          <table:table-cell office:value-type="string" table:style-name="ce125">
            <text:p>London</text:p>
          </table:table-cell>
          <table:table-cell office:value-type="string" table:style-name="ce123">
            <text:p>Y56</text:p>
          </table:table-cell>
          <table:table-cell office:value-type="float" office:value="98055" table:style-name="ce120">
            <text:p>98,055</text:p>
          </table:table-cell>
          <table:table-cell office:value-type="float" office:value="14473" table:style-name="ce120">
            <text:p>14,473</text:p>
          </table:table-cell>
          <table:table-cell office:value-type="float" office:value="14.760083626536128" table:style-name="ce121">
            <text:p>14.8</text:p>
          </table:table-cell>
          <table:table-cell office:value-type="float" office:value="98230" table:style-name="ce120">
            <text:p>98,230</text:p>
          </table:table-cell>
          <table:table-cell office:value-type="float" office:value="13518" table:style-name="ce120">
            <text:p>13,518</text:p>
          </table:table-cell>
          <table:table-cell office:value-type="float" office:value="13.761579965387355" table:style-name="ce112">
            <text:p>13.8</text:p>
          </table:table-cell>
          <table:table-cell office:value-type="float" office:value="99602" table:style-name="ce120">
            <text:p>99,602</text:p>
          </table:table-cell>
          <table:table-cell office:value-type="float" office:value="13562" table:style-name="ce120">
            <text:p>13,562</text:p>
          </table:table-cell>
          <table:table-cell office:value-type="float" office:value="13.616192445934821" table:style-name="ce121">
            <text:p>13.6</text:p>
          </table:table-cell>
          <table:table-cell office:value-type="float" office:value="100734" table:style-name="ce120">
            <text:p>100,734</text:p>
          </table:table-cell>
          <table:table-cell office:value-type="float" office:value="12957" table:style-name="ce120">
            <text:p>12,957</text:p>
          </table:table-cell>
          <table:table-cell office:value-type="float" office:value="12.862588599678359" table:style-name="ce121">
            <text:p>12.9</text:p>
          </table:table-cell>
          <table:table-cell table:number-columns-repeated="16370"/>
        </table:table-row>
        <table:table-row table:style-name="ro14">
          <table:table-cell office:value-type="string" table:style-name="ce125">
            <text:p>Midlands</text:p>
          </table:table-cell>
          <table:table-cell office:value-type="string" table:style-name="ce123">
            <text:p>Y60</text:p>
          </table:table-cell>
          <table:table-cell office:value-type="float" office:value="125303" table:style-name="ce120">
            <text:p>125,303</text:p>
          </table:table-cell>
          <table:table-cell office:value-type="float" office:value="26546" table:style-name="ce120">
            <text:p>26,546</text:p>
          </table:table-cell>
          <table:table-cell office:value-type="float" office:value="21.185446477737962" table:style-name="ce121">
            <text:p>21.2</text:p>
          </table:table-cell>
          <table:table-cell office:value-type="float" office:value="127984" table:style-name="ce120">
            <text:p>127,984</text:p>
          </table:table-cell>
          <table:table-cell office:value-type="float" office:value="26221" table:style-name="ce120">
            <text:p>26,221</text:p>
          </table:table-cell>
          <table:table-cell office:value-type="float" office:value="20.48771721465183" table:style-name="ce112">
            <text:p>20.5</text:p>
          </table:table-cell>
          <table:table-cell office:value-type="float" office:value="129915" table:style-name="ce120">
            <text:p>129,915</text:p>
          </table:table-cell>
          <table:table-cell office:value-type="float" office:value="27044" table:style-name="ce120">
            <text:p>27,044</text:p>
          </table:table-cell>
          <table:table-cell office:value-type="float" office:value="20.816687834353232" table:style-name="ce121">
            <text:p>20.8</text:p>
          </table:table-cell>
          <table:table-cell office:value-type="float" office:value="131462" table:style-name="ce120">
            <text:p>131,462</text:p>
          </table:table-cell>
          <table:table-cell office:value-type="float" office:value="26715" table:style-name="ce120">
            <text:p>26,715</text:p>
          </table:table-cell>
          <table:table-cell office:value-type="float" office:value="20.321461715172447" table:style-name="ce121">
            <text:p>20.3</text:p>
          </table:table-cell>
          <table:table-cell table:number-columns-repeated="16370"/>
        </table:table-row>
        <table:table-row table:style-name="ro11">
          <table:table-cell office:value-type="string" table:style-name="ce122">
            <text:p>North East and Yorkshire</text:p>
          </table:table-cell>
          <table:table-cell office:value-type="string" table:style-name="ce123">
            <text:p>Y63</text:p>
          </table:table-cell>
          <table:table-cell office:value-type="float" office:value="92683" table:style-name="ce120">
            <text:p>92,683</text:p>
          </table:table-cell>
          <table:table-cell office:value-type="float" office:value="22150" table:style-name="ce120">
            <text:p>22,150</text:p>
          </table:table-cell>
          <table:table-cell office:value-type="float" office:value="23.898665343158939" table:style-name="ce121">
            <text:p>23.9</text:p>
          </table:table-cell>
          <table:table-cell office:value-type="float" office:value="93998" table:style-name="ce120">
            <text:p>93,998</text:p>
          </table:table-cell>
          <table:table-cell office:value-type="float" office:value="22178" table:style-name="ce120">
            <text:p>22,178</text:p>
          </table:table-cell>
          <table:table-cell office:value-type="float" office:value="23.594119023809018" table:style-name="ce112">
            <text:p>23.6</text:p>
          </table:table-cell>
          <table:table-cell office:value-type="float" office:value="96319" table:style-name="ce120">
            <text:p>96,319</text:p>
          </table:table-cell>
          <table:table-cell office:value-type="float" office:value="21663" table:style-name="ce120">
            <text:p>21,663</text:p>
          </table:table-cell>
          <table:table-cell office:value-type="float" office:value="22.490889647940698" table:style-name="ce121">
            <text:p>22.5</text:p>
          </table:table-cell>
          <table:table-cell office:value-type="float" office:value="97867" table:style-name="ce120">
            <text:p>97,867</text:p>
          </table:table-cell>
          <table:table-cell office:value-type="float" office:value="21482" table:style-name="ce120">
            <text:p>21,482</text:p>
          </table:table-cell>
          <table:table-cell office:value-type="float" office:value="21.950197717310228" table:style-name="ce121">
            <text:p>22.0</text:p>
          </table:table-cell>
          <table:table-cell table:number-columns-repeated="16370"/>
        </table:table-row>
        <table:table-row table:style-name="ro11">
          <table:table-cell office:value-type="string" table:style-name="ce122">
            <text:p>North West</text:p>
          </table:table-cell>
          <table:table-cell office:value-type="string" table:style-name="ce123">
            <text:p>Y62</text:p>
          </table:table-cell>
          <table:table-cell office:value-type="float" office:value="85235" table:style-name="ce120">
            <text:p>85,235</text:p>
          </table:table-cell>
          <table:table-cell office:value-type="float" office:value="17076" table:style-name="ce120">
            <text:p>17,076</text:p>
          </table:table-cell>
          <table:table-cell office:value-type="float" office:value="20.034023581861913" table:style-name="ce121">
            <text:p>20.0</text:p>
          </table:table-cell>
          <table:table-cell office:value-type="float" office:value="85895" table:style-name="ce120">
            <text:p>85,895</text:p>
          </table:table-cell>
          <table:table-cell office:value-type="float" office:value="16979" table:style-name="ce120">
            <text:p>16,979</text:p>
          </table:table-cell>
          <table:table-cell office:value-type="float" office:value="19.767157576110368" table:style-name="ce112">
            <text:p>19.8</text:p>
          </table:table-cell>
          <table:table-cell office:value-type="float" office:value="87217" table:style-name="ce120">
            <text:p>87,217</text:p>
          </table:table-cell>
          <table:table-cell office:value-type="float" office:value="16660" table:style-name="ce120">
            <text:p>16,660</text:p>
          </table:table-cell>
          <table:table-cell office:value-type="float" office:value="19.10178061616428" table:style-name="ce121">
            <text:p>19.1</text:p>
          </table:table-cell>
          <table:table-cell office:value-type="float" office:value="88763" table:style-name="ce120">
            <text:p>88,763</text:p>
          </table:table-cell>
          <table:table-cell office:value-type="float" office:value="16174" table:style-name="ce120">
            <text:p>16,174</text:p>
          </table:table-cell>
          <table:table-cell office:value-type="float" office:value="18.221556279080247" table:style-name="ce121">
            <text:p>18.2</text:p>
          </table:table-cell>
          <table:table-cell table:number-columns-repeated="16370"/>
        </table:table-row>
        <table:table-row table:style-name="ro11">
          <table:table-cell office:value-type="string" table:style-name="ce125">
            <text:p>South East</text:p>
          </table:table-cell>
          <table:table-cell office:value-type="string" table:style-name="ce123">
            <text:p>Y59</text:p>
          </table:table-cell>
          <table:table-cell office:value-type="float" office:value="102288" table:style-name="ce120">
            <text:p>102,288</text:p>
          </table:table-cell>
          <table:table-cell office:value-type="float" office:value="26832" table:style-name="ce120">
            <text:p>26,832</text:p>
          </table:table-cell>
          <table:table-cell office:value-type="float" office:value="26.231816048803381" table:style-name="ce121">
            <text:p>26.2</text:p>
          </table:table-cell>
          <table:table-cell office:value-type="float" office:value="102942" table:style-name="ce120">
            <text:p>102,942</text:p>
          </table:table-cell>
          <table:table-cell office:value-type="float" office:value="26644" table:style-name="ce120">
            <text:p>26,644</text:p>
          </table:table-cell>
          <table:table-cell office:value-type="float" office:value="25.88253579685648" table:style-name="ce112">
            <text:p>25.9</text:p>
          </table:table-cell>
          <table:table-cell office:value-type="float" office:value="105419" table:style-name="ce120">
            <text:p>105,419</text:p>
          </table:table-cell>
          <table:table-cell office:value-type="float" office:value="26569" table:style-name="ce120">
            <text:p>26,569</text:p>
          </table:table-cell>
          <table:table-cell office:value-type="float" office:value="25.203236608201557" table:style-name="ce121">
            <text:p>25.2</text:p>
          </table:table-cell>
          <table:table-cell office:value-type="float" office:value="108399" table:style-name="ce120">
            <text:p>108,399</text:p>
          </table:table-cell>
          <table:table-cell office:value-type="float" office:value="27200" table:style-name="ce120">
            <text:p>27,200</text:p>
          </table:table-cell>
          <table:table-cell office:value-type="float" office:value="25.092482402974198" table:style-name="ce121">
            <text:p>25.1</text:p>
          </table:table-cell>
          <table:table-cell table:number-columns-repeated="16370"/>
        </table:table-row>
        <table:table-row table:style-name="ro11">
          <table:table-cell office:value-type="string" table:style-name="ce122">
            <text:p>South West</text:p>
          </table:table-cell>
          <table:table-cell office:value-type="string" table:style-name="ce124">
            <text:p>Y58</text:p>
          </table:table-cell>
          <table:table-cell office:value-type="float" office:value="59636" table:style-name="ce120">
            <text:p>59,636</text:p>
          </table:table-cell>
          <table:table-cell office:value-type="float" office:value="18023" table:style-name="ce120">
            <text:p>18,023</text:p>
          </table:table-cell>
          <table:table-cell office:value-type="float" office:value="30.221678180964517" table:style-name="ce121">
            <text:p>30.2</text:p>
          </table:table-cell>
          <table:table-cell office:value-type="float" office:value="60705" table:style-name="ce120">
            <text:p>60,705</text:p>
          </table:table-cell>
          <table:table-cell office:value-type="float" office:value="18063" table:style-name="ce120">
            <text:p>18,063</text:p>
          </table:table-cell>
          <table:table-cell office:value-type="float" office:value="29.755374351371387" table:style-name="ce112">
            <text:p>29.8</text:p>
          </table:table-cell>
          <table:table-cell office:value-type="float" office:value="62382" table:style-name="ce120">
            <text:p>62,382</text:p>
          </table:table-cell>
          <table:table-cell office:value-type="float" office:value="18013" table:style-name="ce120">
            <text:p>18,013</text:p>
          </table:table-cell>
          <table:table-cell office:value-type="float" office:value="28.875316597736528" table:style-name="ce121">
            <text:p>28.9</text:p>
          </table:table-cell>
          <table:table-cell office:value-type="float" office:value="62815" table:style-name="ce120">
            <text:p>62,815</text:p>
          </table:table-cell>
          <table:table-cell office:value-type="float" office:value="18281" table:style-name="ce120">
            <text:p>18,281</text:p>
          </table:table-cell>
          <table:table-cell office:value-type="float" office:value="29.102921276765102" table:style-name="ce121">
            <text:p>29.1</text:p>
          </table:table-cell>
          <table:table-cell table:number-columns-repeated="16370"/>
        </table:table-row>
        <table:table-row table:style-name="ro11">
          <table:table-cell office:value-type="string" table:style-name="ce31">
            <text:p>England</text:p>
          </table:table-cell>
          <table:table-cell office:value-type="string" table:style-name="ce32">
            <text:p>Total</text:p>
          </table:table-cell>
          <table:table-cell office:value-type="float" office:value="611496" table:style-name="ce33">
            <text:p>611,496</text:p>
          </table:table-cell>
          <table:table-cell office:value-type="float" office:value="135850" table:style-name="ce38">
            <text:p>135,850</text:p>
          </table:table-cell>
          <table:table-cell office:value-type="float" office:value="22.216007954262988" table:style-name="ce39">
            <text:p>22.2</text:p>
          </table:table-cell>
          <table:table-cell office:value-type="float" office:value="618135" table:style-name="ce40">
            <text:p>618,135</text:p>
          </table:table-cell>
          <table:table-cell office:value-type="float" office:value="134165" table:style-name="ce38">
            <text:p>134,165</text:p>
          </table:table-cell>
          <table:table-cell office:value-type="float" office:value="21.704805584540594" table:style-name="ce111">
            <text:p>21.7</text:p>
          </table:table-cell>
          <table:table-cell office:value-type="float" office:value="630556" table:style-name="ce40">
            <text:p>630,556</text:p>
          </table:table-cell>
          <table:table-cell office:value-type="float" office:value="133973" table:style-name="ce38">
            <text:p>133,973</text:p>
          </table:table-cell>
          <table:table-cell office:value-type="float" office:value="21.246804407538743" table:style-name="ce35">
            <text:p>21.2</text:p>
          </table:table-cell>
          <table:table-cell office:value-type="float" office:value="640747" table:style-name="ce40">
            <text:p>640,747</text:p>
          </table:table-cell>
          <table:table-cell office:value-type="float" office:value="133448" table:style-name="ce38">
            <text:p>133,448</text:p>
          </table:table-cell>
          <table:table-cell office:value-type="float" office:value="20.826941054737674" table:style-name="ce35">
            <text:p>20.8</text:p>
          </table:table-cell>
          <table:table-cell table:number-columns-repeated="16370"/>
        </table:table-row>
        <table:table-row table:style-name="ro15">
          <table:table-cell office:value-type="string" table:number-columns-spanned="1" table:number-rows-spanned="2" table:style-name="ce45">
            <text:p>NHS Region</text:p>
          </table:table-cell>
          <table:table-cell office:value-type="string" table:number-columns-spanned="1" table:number-rows-spanned="2" table:style-name="ce45">
            <text:p>Region code</text:p>
          </table:table-cell>
          <table:table-cell office:value-type="string" table:number-columns-spanned="3" table:number-rows-spanned="1" table:style-name="ce46">
            <text:p>All primary school age (age 4 to 11 yrs)</text:p>
          </table:table-cell>
          <table:covered-table-cell table:number-columns-repeated="2"/>
          <table:table-cell table:number-columns-repeated="16379" table:style-name="ce10"/>
        </table:table-row>
        <table:table-row table:style-name="ro13">
          <table:covered-table-cell/>
          <table:covered-table-cell/>
          <table:table-cell office:value-type="string" table:style-name="ce41">
            <text:p>Estimated total number of children eligible for vaccination</text:p>
          </table:table-cell>
          <table:table-cell office:value-type="string" table:style-name="ce41">
            <text:p>Estimated total number of children vaccinated with influenza vaccine</text:p>
          </table:table-cell>
          <table:table-cell office:value-type="string" table:style-name="ce41">
            <text:p>Percentage vaccine uptake</text:p>
          </table:table-cell>
          <table:table-cell table:number-columns-repeated="16379" table:style-name="ce10"/>
        </table:table-row>
        <table:table-row table:style-name="ro11">
          <table:table-cell office:value-type="string" table:style-name="ce122">
            <text:p>East of England</text:p>
          </table:table-cell>
          <table:table-cell office:value-type="string" table:style-name="ce119">
            <text:p>Y61</text:p>
          </table:table-cell>
          <table:table-cell office:value-type="float" office:value="336273" table:style-name="ce120">
            <text:p>336,273</text:p>
          </table:table-cell>
          <table:table-cell office:value-type="float" office:value="72626" table:style-name="ce120">
            <text:p>72,626</text:p>
          </table:table-cell>
          <table:table-cell office:value-type="float" office:value="21.597333119221584" table:style-name="ce121">
            <text:p>21.6</text:p>
          </table:table-cell>
          <table:table-cell table:number-columns-repeated="16379" table:style-name="ce10"/>
        </table:table-row>
        <table:table-row table:style-name="ro11">
          <table:table-cell office:value-type="string" table:style-name="ce125">
            <text:p>London</text:p>
          </table:table-cell>
          <table:table-cell office:value-type="string" table:style-name="ce123">
            <text:p>Y56</text:p>
          </table:table-cell>
          <table:table-cell office:value-type="float" office:value="687695" table:style-name="ce120">
            <text:p>687,695</text:p>
          </table:table-cell>
          <table:table-cell office:value-type="float" office:value="98258" table:style-name="ce120">
            <text:p>98,258</text:p>
          </table:table-cell>
          <table:table-cell office:value-type="float" office:value="14.288020125200852" table:style-name="ce121">
            <text:p>14.3</text:p>
          </table:table-cell>
          <table:table-cell table:number-columns-repeated="16379" table:style-name="ce10"/>
        </table:table-row>
        <table:table-row table:style-name="ro11">
          <table:table-cell office:value-type="string" table:style-name="ce122">
            <text:p>Midlands</text:p>
          </table:table-cell>
          <table:table-cell office:value-type="string" table:style-name="ce123">
            <text:p>Y60</text:p>
          </table:table-cell>
          <table:table-cell office:value-type="float" office:value="880115" table:style-name="ce120">
            <text:p>880,115</text:p>
          </table:table-cell>
          <table:table-cell office:value-type="float" office:value="182608" table:style-name="ce120">
            <text:p>182,608</text:p>
          </table:table-cell>
          <table:table-cell office:value-type="float" office:value="20.74819767871244" table:style-name="ce121">
            <text:p>20.7</text:p>
          </table:table-cell>
          <table:table-cell table:number-columns-repeated="16379" table:style-name="ce10"/>
        </table:table-row>
        <table:table-row table:style-name="ro11">
          <table:table-cell office:value-type="string" table:style-name="ce122">
            <text:p>North East and Yorkshire</text:p>
          </table:table-cell>
          <table:table-cell office:value-type="string" table:style-name="ce123">
            <text:p>Y63</text:p>
          </table:table-cell>
          <table:table-cell office:value-type="float" office:value="651359" table:style-name="ce120">
            <text:p>651,359</text:p>
          </table:table-cell>
          <table:table-cell office:value-type="float" office:value="150519" table:style-name="ce120">
            <text:p>150,519</text:p>
          </table:table-cell>
          <table:table-cell office:value-type="float" office:value="23.108454784535105" table:style-name="ce121">
            <text:p>23.1</text:p>
          </table:table-cell>
          <table:table-cell table:number-columns-repeated="16379" table:style-name="ce10"/>
        </table:table-row>
        <table:table-row table:style-name="ro11">
          <table:table-cell office:value-type="string" table:style-name="ce122">
            <text:p>North West</text:p>
          </table:table-cell>
          <table:table-cell office:value-type="string" table:style-name="ce123">
            <text:p>Y62</text:p>
          </table:table-cell>
          <table:table-cell office:value-type="float" office:value="594753" table:style-name="ce120">
            <text:p>594,753</text:p>
          </table:table-cell>
          <table:table-cell office:value-type="float" office:value="115151" table:style-name="ce120">
            <text:p>115,151</text:p>
          </table:table-cell>
          <table:table-cell office:value-type="float" office:value="19.361146560000538" table:style-name="ce121">
            <text:p>19.4</text:p>
          </table:table-cell>
          <table:table-cell table:number-columns-repeated="16379" table:style-name="ce10"/>
        </table:table-row>
        <table:table-row table:style-name="ro11">
          <table:table-cell office:value-type="string" table:style-name="ce122">
            <text:p>South East</text:p>
          </table:table-cell>
          <table:table-cell office:value-type="string" table:style-name="ce123">
            <text:p>Y59</text:p>
          </table:table-cell>
          <table:table-cell office:value-type="float" office:value="715230" table:style-name="ce120">
            <text:p>715,230</text:p>
          </table:table-cell>
          <table:table-cell office:value-type="float" office:value="185397" table:style-name="ce120">
            <text:p>185,397</text:p>
          </table:table-cell>
          <table:table-cell office:value-type="float" office:value="25.921312025502285" table:style-name="ce121">
            <text:p>25.9</text:p>
          </table:table-cell>
          <table:table-cell table:number-columns-repeated="16379" table:style-name="ce10"/>
        </table:table-row>
        <table:table-row table:style-name="ro11">
          <table:table-cell office:value-type="string" table:style-name="ce122">
            <text:p>South West</text:p>
          </table:table-cell>
          <table:table-cell office:value-type="string" table:style-name="ce124">
            <text:p>Y58</text:p>
          </table:table-cell>
          <table:table-cell office:value-type="float" office:value="418582" table:style-name="ce120">
            <text:p>418,582</text:p>
          </table:table-cell>
          <table:table-cell office:value-type="float" office:value="121990" table:style-name="ce120">
            <text:p>121,990</text:p>
          </table:table-cell>
          <table:table-cell office:value-type="float" office:value="29.143632549894644" table:style-name="ce121">
            <text:p>29.1</text:p>
          </table:table-cell>
          <table:table-cell table:number-columns-repeated="16379" table:style-name="ce10"/>
        </table:table-row>
        <table:table-row table:style-name="ro11">
          <table:table-cell office:value-type="string" table:style-name="ce31">
            <text:p>England</text:p>
          </table:table-cell>
          <table:table-cell office:value-type="string" table:style-name="ce32">
            <text:p>Total</text:p>
          </table:table-cell>
          <table:table-cell office:value-type="float" office:value="4284007" table:style-name="ce40">
            <text:p>4,284,007</text:p>
          </table:table-cell>
          <table:table-cell office:value-type="float" office:value="926549" table:style-name="ce38">
            <text:p>926,549</text:p>
          </table:table-cell>
          <table:table-cell office:value-type="float" office:value="21.628092577813248" table:style-name="ce35">
            <text:p>21.6</text:p>
          </table:table-cell>
          <table:table-cell table:number-columns-repeated="16379" table:style-name="ce10"/>
        </table:table-row>
        <table:table-row table:style-name="ro11">
          <table:table-cell table:style-name="ce10"/>
          <table:table-cell table:number-columns-repeated="2" table:style-name="ce42"/>
          <table:table-cell table:number-columns-repeated="11" table:style-name="ce9"/>
          <table:table-cell table:number-columns-repeated="16370"/>
        </table:table-row>
        <table:table-row table:number-rows-repeated="2" table:style-name="ro11">
          <table:table-cell table:style-name="ce10"/>
          <table:table-cell table:number-columns-repeated="2" table:style-name="ce20"/>
          <table:table-cell table:number-columns-repeated="11" table:style-name="ce9"/>
          <table:table-cell table:number-columns-repeated="16370"/>
        </table:table-row>
        <table:table-row table:number-rows-repeated="1048523" table:style-name="ro16">
          <table:table-cell table:number-columns-repeated="16384"/>
        </table:table-row>
        <table:named-expressions>
          <table:named-range table:name="Print_Titles" table:cell-range-address="Total_by_Region.$A$21:Total_by_Region.$XFD$22" table:base-cell-address="Total_by_Region.$A$1"/>
        </table:named-expressions>
      </table:table>
      <table:table table:name="Total_(R-Y6)_by_LA" table:style-name="ta3">
        <table:table-column table:style-name="co22" table:default-cell-style-name="ce49"/>
        <table:table-column table:style-name="co23" table:default-cell-style-name="ce90"/>
        <table:table-column table:style-name="co24" table:default-cell-style-name="ce54"/>
        <table:table-column table:style-name="co25" table:default-cell-style-name="ce53"/>
        <table:table-column table:style-name="co26" table:default-cell-style-name="ce49"/>
        <table:table-column table:style-name="co27" table:default-cell-style-name="ce49"/>
        <table:table-column table:style-name="co28" table:default-cell-style-name="ce49"/>
        <table:table-column table:style-name="co29" table:default-cell-style-name="ce49"/>
        <table:table-column table:style-name="co30" table:default-cell-style-name="ce49"/>
        <table:table-column table:style-name="co31" table:default-cell-style-name="ce49"/>
        <table:table-column table:style-name="co30" table:default-cell-style-name="ce49"/>
        <table:table-column table:style-name="co32" table:default-cell-style-name="ce50"/>
        <table:table-column table:style-name="co26" table:number-columns-repeated="2" table:default-cell-style-name="ce49"/>
        <table:table-column table:style-name="co33" table:default-cell-style-name="ce50"/>
        <table:table-column table:style-name="co26" table:number-columns-repeated="2" table:default-cell-style-name="ce49"/>
        <table:table-column table:style-name="co28" table:default-cell-style-name="ce50"/>
        <table:table-column table:style-name="co26" table:number-columns-repeated="2" table:default-cell-style-name="ce49"/>
        <table:table-column table:style-name="co26" table:default-cell-style-name="ce50"/>
        <table:table-column table:style-name="co26" table:number-columns-repeated="2" table:default-cell-style-name="ce49"/>
        <table:table-column table:style-name="co26" table:default-cell-style-name="ce50"/>
        <table:table-column table:style-name="co34" table:number-columns-repeated="2" table:default-cell-style-name="ce49"/>
        <table:table-column table:style-name="co34" table:default-cell-style-name="ce50"/>
        <table:table-column table:style-name="co2" table:number-columns-repeated="16357" table:default-cell-style-name="ce49"/>
        <table:table-row table:style-name="ro4">
          <table:table-cell office:value-type="string" table:style-name="ce8">
            <text:p>Seasonal influenza vaccine uptake (school age Reception to Year 6 in England) 2022 to 2023</text:p>
          </table:table-cell>
          <table:table-cell table:number-columns-repeated="9" table:style-name="ce47"/>
          <table:table-cell table:style-name="ce48"/>
          <table:table-cell table:number-columns-repeated="2" table:style-name="ce47"/>
          <table:table-cell table:style-name="ce48"/>
          <table:table-cell table:number-columns-repeated="2" table:style-name="ce47"/>
          <table:table-cell table:style-name="ce48"/>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7">
            <text:p>Data is provisional and represents 92.2 % of all Local Authorities (LAs) in England responding to the October 2022 survey. Where a total for England is quoted (for example, sum of number of patients registered and number vaccinated) this is taken from the 92.2% of all LAs and is therefore is not an extrapolated figure for all of England.</text:p>
          </table:table-cell>
          <table:table-cell table:number-columns-repeated="9" table:style-name="ce47"/>
          <table:table-cell table:style-name="ce48"/>
          <table:table-cell table:number-columns-repeated="2" table:style-name="ce47"/>
          <table:table-cell table:style-name="ce51"/>
          <table:table-cell table:number-columns-repeated="2" table:style-name="ce52"/>
          <table:table-cell table:style-name="ce48"/>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7">
            <text:p>This worksheet contains one table.</text:p>
          </table:table-cell>
          <table:table-cell table:number-columns-repeated="9" table:style-name="ce47"/>
          <table:table-cell table:style-name="ce48"/>
          <table:table-cell table:number-columns-repeated="2" table:style-name="ce47"/>
          <table:table-cell table:style-name="ce51"/>
          <table:table-cell table:number-columns-repeated="2" table:style-name="ce52"/>
          <table:table-cell table:style-name="ce48"/>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7">
            <text:p>Denominators are the provisional number of eligible children in schools in the LA geography AND children educated out of school in the LA geography, defined by child age on the 1st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number-columns-repeated="9" table:style-name="ce47"/>
          <table:table-cell table:style-name="ce48"/>
          <table:table-cell table:number-columns-repeated="2" table:style-name="ce47"/>
          <table:table-cell table:style-name="ce51"/>
          <table:table-cell table:number-columns-repeated="2" table:style-name="ce52"/>
          <table:table-cell table:style-name="ce48"/>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7">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number-columns-repeated="9" table:style-name="ce47"/>
          <table:table-cell table:style-name="ce48"/>
          <table:table-cell table:number-columns-repeated="2" table:style-name="ce47"/>
          <table:table-cell table:style-name="ce51"/>
          <table:table-cell table:number-columns-repeated="2" table:style-name="ce52"/>
          <table:table-cell table:style-name="ce48"/>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7">
            <text:p>Percent vaccine uptake of number of children vaccinated with influenza vaccine includes both LAIV (Live Attenuated Influenza Vaccine) and IIV (Inactivated Influenza Vaccine).</text:p>
          </table:table-cell>
          <table:table-cell table:number-columns-repeated="9" table:style-name="ce47"/>
          <table:table-cell table:style-name="ce48"/>
          <table:table-cell table:number-columns-repeated="2" table:style-name="ce47"/>
          <table:table-cell table:style-name="ce51"/>
          <table:table-cell table:number-columns-repeated="2" table:style-name="ce52"/>
          <table:table-cell table:style-name="ce48"/>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7">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number-columns-repeated="9" table:style-name="ce47"/>
          <table:table-cell table:style-name="ce48"/>
          <table:table-cell table:number-columns-repeated="2" table:style-name="ce47"/>
          <table:table-cell table:style-name="ce51"/>
          <table:table-cell table:number-columns-repeated="2" table:style-name="ce52"/>
          <table:table-cell table:style-name="ce48"/>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7">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ata is not presented for the secondary school age children this month as the programme roll out will start within primary school age children.</text:p>
          </table:table-cell>
          <table:table-cell table:number-columns-repeated="9" table:style-name="ce47"/>
          <table:table-cell table:style-name="ce48"/>
          <table:table-cell table:number-columns-repeated="2" table:style-name="ce47"/>
          <table:table-cell table:style-name="ce51"/>
          <table:table-cell table:number-columns-repeated="2" table:style-name="ce52"/>
          <table:table-cell table:style-name="ce48"/>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2">
            <text:p>**  Two asterisks indicates that numbers less than 5 are suppressed.</text:p>
          </table:table-cell>
          <table:table-cell table:number-columns-repeated="9" table:style-name="ce47"/>
          <table:table-cell table:style-name="ce48"/>
          <table:table-cell table:number-columns-repeated="2" table:style-name="ce47"/>
          <table:table-cell table:style-name="ce50"/>
          <table:table-cell table:number-columns-repeated="2" table:style-name="ce49"/>
          <table:table-cell table:style-name="ce50"/>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42">
            <text:p><text:s/>– <text:s text:c="8"/>A dash indicates that an organisation is a 'Non-Responder'.</text:p>
          </table:table-cell>
          <table:table-cell table:style-name="ce49"/>
          <table:table-cell table:style-name="ce53"/>
          <table:table-cell table:number-columns-repeated="16381" table:style-name="ce49"/>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number-columns-repeated="9" table:style-name="ce47"/>
          <table:table-cell table:style-name="ce48"/>
          <table:table-cell table:number-columns-repeated="2" table:style-name="ce47"/>
          <table:table-cell table:style-name="ce50"/>
          <table:table-cell table:number-columns-repeated="2" table:style-name="ce49"/>
          <table:table-cell table:style-name="ce50"/>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style-name="ce9">
            <text:p>Influenza vaccine uptake monitoring programme, UK Health Security Agency (UKHSA)</text:p>
          </table:table-cell>
          <table:table-cell table:style-name="ce54"/>
          <table:table-cell table:number-columns-repeated="8" table:style-name="ce49"/>
          <table:table-cell table:style-name="ce50"/>
          <table:table-cell table:number-columns-repeated="2" table:style-name="ce49"/>
          <table:table-cell table:style-name="ce50"/>
          <table:table-cell table:number-columns-repeated="2" table:style-name="ce49"/>
          <table:table-cell table:style-name="ce50"/>
          <table:table-cell table:number-columns-repeated="2" table:style-name="ce49"/>
          <table:table-cell table:number-columns-repeated="2" table:style-name="ce50"/>
          <table:table-cell table:number-columns-repeated="2" table:style-name="ce49"/>
          <table:table-cell table:style-name="ce50"/>
          <table:table-cell table:number-columns-repeated="2" table:style-name="ce49"/>
          <table:table-cell table:style-name="ce50"/>
          <table:table-cell table:number-columns-repeated="16357"/>
        </table:table-row>
        <table:table-row table:style-name="ro11">
          <table:table-cell office:value-type="string" table:number-columns-spanned="1" table:number-rows-spanned="2" table:style-name="ce91">
            <text:p>Region</text:p>
          </table:table-cell>
          <table:table-cell office:value-type="string" table:number-columns-spanned="1" table:number-rows-spanned="2" table:style-name="ce46">
            <text:p>Local Authority code</text:p>
          </table:table-cell>
          <table:table-cell office:value-type="string" table:number-columns-spanned="1" table:number-rows-spanned="2" table:style-name="ce91">
            <text:p>Local Authority</text:p>
          </table:table-cell>
          <table:table-cell office:value-type="string" table:number-columns-spanned="3" table:number-rows-spanned="1" table:style-name="ce46">
            <text:p>Response rate</text:p>
          </table:table-cell>
          <table:covered-table-cell table:number-columns-repeated="2"/>
          <table:table-cell office:value-type="string" table:number-columns-spanned="3" table:number-rows-spanned="1" table:style-name="ce46">
            <text:p>Reception (age 4 to 5 yrs)</text:p>
          </table:table-cell>
          <table:covered-table-cell table:number-columns-repeated="2"/>
          <table:table-cell office:value-type="string" table:number-columns-spanned="3" table:number-rows-spanned="1" table:style-name="ce46">
            <text:p>Year 1 (age 5 to 6 yrs)</text:p>
          </table:table-cell>
          <table:covered-table-cell table:number-columns-repeated="2"/>
          <table:table-cell office:value-type="string" table:number-columns-spanned="3" table:number-rows-spanned="1" table:style-name="ce46">
            <text:p>Year 2 (age 6 to 7 yrs)</text:p>
          </table:table-cell>
          <table:covered-table-cell table:number-columns-repeated="2"/>
          <table:table-cell office:value-type="string" table:number-columns-spanned="3" table:number-rows-spanned="1" table:style-name="ce46">
            <text:p>Year 3 (age 7 to 8 yrs)</text:p>
          </table:table-cell>
          <table:covered-table-cell table:number-columns-repeated="2"/>
          <table:table-cell office:value-type="string" table:number-columns-spanned="3" table:number-rows-spanned="1" table:style-name="ce45">
            <text:p>Year 4 (age 8-9 yrs)</text:p>
          </table:table-cell>
          <table:covered-table-cell table:number-columns-repeated="2"/>
          <table:table-cell office:value-type="string" table:number-columns-spanned="3" table:number-rows-spanned="1" table:style-name="ce45">
            <text:p>Year 5 (age 9-10 yrs)</text:p>
          </table:table-cell>
          <table:covered-table-cell table:number-columns-repeated="2"/>
          <table:table-cell office:value-type="string" table:number-columns-spanned="3" table:number-rows-spanned="1" table:style-name="ce45">
            <text:p>Year 6 (age 10-11 yrs)</text:p>
          </table:table-cell>
          <table:covered-table-cell table:number-columns-repeated="2"/>
          <table:table-cell table:number-columns-repeated="16357"/>
        </table:table-row>
        <table:table-row table:style-name="ro17">
          <table:covered-table-cell/>
          <table:covered-table-cell/>
          <table:covered-table-cell/>
          <table:table-cell office:value-type="string" table:style-name="ce41">
            <text:p>Number of organisations</text:p>
          </table:table-cell>
          <table:table-cell office:value-type="string" table:style-name="ce41">
            <text:p>Number of organisation making a return</text:p>
          </table:table-cell>
          <table:table-cell office:value-type="string" table:style-name="ce41">
            <text:p>Percentage of organisations responding</text:p>
          </table:table-cell>
          <table:table-cell office:value-type="string" table:style-name="ce41">
            <text:p>Estimated total number of children eligible for vaccination<text:span text:style-name="T3">1</text:span></text:p>
          </table:table-cell>
          <table:table-cell office:value-type="string" table:style-name="ce41">
            <text:p>Estimated total number of children vaccinated with influenza vaccine</text:p>
          </table:table-cell>
          <table:table-cell office:value-type="string" table:style-name="ce41">
            <text:p>Percentage vaccine uptake</text:p>
          </table:table-cell>
          <table:table-cell office:value-type="string" table:style-name="ce41">
            <text:p>Estimated total number of children eligible for vaccination<text:span text:style-name="T3">1</text:span></text:p>
          </table:table-cell>
          <table:table-cell office:value-type="string" table:style-name="ce41">
            <text:p>Estimated total number of children vaccinated with influenza vaccine</text:p>
          </table:table-cell>
          <table:table-cell office:value-type="string" table:style-name="ce55">
            <text:p>Percentage vaccine uptake</text:p>
          </table:table-cell>
          <table:table-cell office:value-type="string" table:style-name="ce41">
            <text:p>Estimated total number of children eligible for vaccination<text:span text:style-name="T3">1</text:span></text:p>
          </table:table-cell>
          <table:table-cell office:value-type="string" table:style-name="ce41">
            <text:p>Estimated total number of children vaccinated with influenza vaccine</text:p>
          </table:table-cell>
          <table:table-cell office:value-type="string" table:style-name="ce55">
            <text:p>Percentage vaccine uptake</text:p>
          </table:table-cell>
          <table:table-cell office:value-type="string" table:style-name="ce41">
            <text:p>Estimated total number of children eligible for vaccination<text:span text:style-name="T3">1</text:span></text:p>
          </table:table-cell>
          <table:table-cell office:value-type="string" table:style-name="ce41">
            <text:p>Estimated total number of children vaccinated with influenza vaccine</text:p>
          </table:table-cell>
          <table:table-cell office:value-type="string" table:style-name="ce55">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6">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6">
            <text:p>Percentage vaccine uptake</text:p>
          </table:table-cell>
          <table:table-cell office:value-type="string" table:style-name="ce15">
            <text:p>Estimated total number of children eligible for vaccination</text:p>
          </table:table-cell>
          <table:table-cell office:value-type="string" table:style-name="ce15">
            <text:p>Estimated total number of children vaccinated with influenza vaccine</text:p>
          </table:table-cell>
          <table:table-cell office:value-type="string" table:style-name="ce56">
            <text:p>Percentage vaccine uptake</text:p>
          </table:table-cell>
          <table:table-cell table:number-columns-repeated="16357"/>
        </table:table-row>
        <table:table-row table:style-name="ro11">
          <table:table-cell office:value-type="string" table:style-name="ce144">
            <text:p>East of England</text:p>
          </table:table-cell>
          <table:table-cell office:value-type="string" table:style-name="ce145">
            <text:p>E06000055</text:p>
          </table:table-cell>
          <table:table-cell office:value-type="string" table:style-name="ce146">
            <text:p>Bedford</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East of England</text:p>
          </table:table-cell>
          <table:table-cell office:value-type="string" table:style-name="ce138">
            <text:p>E10000003</text:p>
          </table:table-cell>
          <table:table-cell office:value-type="string" table:style-name="ce139">
            <text:p>Cambridge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6918" table:style-name="ce128">
            <text:p>6,918<text:s/></text:p>
          </table:table-cell>
          <table:table-cell office:value-type="float" office:value="34" table:style-name="ce129">
            <text:p>34<text:s/></text:p>
          </table:table-cell>
          <table:table-cell office:value-type="float" office:value="0.49147152356172308" table:style-name="ce134">
            <text:p>0.5</text:p>
          </table:table-cell>
          <table:table-cell office:value-type="float" office:value="7290" table:style-name="ce132">
            <text:p>7,290</text:p>
          </table:table-cell>
          <table:table-cell office:value-type="float" office:value="50" table:style-name="ce133">
            <text:p>50</text:p>
          </table:table-cell>
          <table:table-cell office:value-type="float" office:value="0.68587105624142664" table:style-name="ce136">
            <text:p>0.7</text:p>
          </table:table-cell>
          <table:table-cell office:value-type="float" office:value="6846" table:style-name="ce133">
            <text:p>6,846</text:p>
          </table:table-cell>
          <table:table-cell office:value-type="float" office:value="46" table:style-name="ce132">
            <text:p>46</text:p>
          </table:table-cell>
          <table:table-cell office:value-type="float" office:value="0.67192521180251241" table:style-name="ce134">
            <text:p>0.7</text:p>
          </table:table-cell>
          <table:table-cell office:value-type="float" office:value="7076" table:style-name="ce132">
            <text:p>7,076</text:p>
          </table:table-cell>
          <table:table-cell office:value-type="float" office:value="10" table:style-name="ce133">
            <text:p>10</text:p>
          </table:table-cell>
          <table:table-cell office:value-type="float" office:value="0.14132278123233466" table:style-name="ce136">
            <text:p>0.1</text:p>
          </table:table-cell>
          <table:table-cell office:value-type="float" office:value="7091" table:style-name="ce133">
            <text:p>7,091</text:p>
          </table:table-cell>
          <table:table-cell office:value-type="float" office:value="23" table:style-name="ce132">
            <text:p>23</text:p>
          </table:table-cell>
          <table:table-cell office:value-type="float" office:value="0.32435481596389787" table:style-name="ce134">
            <text:p>0.3</text:p>
          </table:table-cell>
          <table:table-cell office:value-type="float" office:value="7257" table:style-name="ce132">
            <text:p>7,257</text:p>
          </table:table-cell>
          <table:table-cell office:value-type="float" office:value="27" table:style-name="ce133">
            <text:p>27</text:p>
          </table:table-cell>
          <table:table-cell office:value-type="float" office:value="0.37205456800330716" table:style-name="ce136">
            <text:p>0.4</text:p>
          </table:table-cell>
          <table:table-cell office:value-type="float" office:value="7420" table:style-name="ce133">
            <text:p>7,420</text:p>
          </table:table-cell>
          <table:table-cell office:value-type="float" office:value="26" table:style-name="ce132">
            <text:p>26</text:p>
          </table:table-cell>
          <table:table-cell office:value-type="float" office:value="0.35040431266846361" table:style-name="ce134">
            <text:p>0.4</text:p>
          </table:table-cell>
          <table:table-cell table:number-columns-repeated="16357"/>
        </table:table-row>
        <table:table-row table:style-name="ro11">
          <table:table-cell office:value-type="string" table:style-name="ce137">
            <text:p>East of England</text:p>
          </table:table-cell>
          <table:table-cell office:value-type="string" table:style-name="ce138">
            <text:p>E06000056</text:p>
          </table:table-cell>
          <table:table-cell office:value-type="string" table:style-name="ce139">
            <text:p>Central Bedfordshire</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East of England</text:p>
          </table:table-cell>
          <table:table-cell office:value-type="string" table:style-name="ce138">
            <text:p>E10000012</text:p>
          </table:table-cell>
          <table:table-cell office:value-type="string" table:style-name="ce139">
            <text:p>Essex</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7532" table:style-name="ce128">
            <text:p>7,532<text:s/></text:p>
          </table:table-cell>
          <table:table-cell office:value-type="float" office:value="3909" table:style-name="ce129">
            <text:p>3,909<text:s/></text:p>
          </table:table-cell>
          <table:table-cell office:value-type="float" office:value="51.898566117896969" table:style-name="ce134">
            <text:p>51.9</text:p>
          </table:table-cell>
          <table:table-cell office:value-type="float" office:value="7547" table:style-name="ce132">
            <text:p>7,547</text:p>
          </table:table-cell>
          <table:table-cell office:value-type="float" office:value="3931" table:style-name="ce133">
            <text:p>3,931</text:p>
          </table:table-cell>
          <table:table-cell office:value-type="float" office:value="52.086921955744003" table:style-name="ce136">
            <text:p>52.1</text:p>
          </table:table-cell>
          <table:table-cell office:value-type="float" office:value="7458" table:style-name="ce133">
            <text:p>7,458</text:p>
          </table:table-cell>
          <table:table-cell office:value-type="float" office:value="3913" table:style-name="ce132">
            <text:p>3,913</text:p>
          </table:table-cell>
          <table:table-cell office:value-type="float" office:value="52.467149369804233" table:style-name="ce134">
            <text:p>52.5</text:p>
          </table:table-cell>
          <table:table-cell office:value-type="float" office:value="7540" table:style-name="ce132">
            <text:p>7,540</text:p>
          </table:table-cell>
          <table:table-cell office:value-type="float" office:value="4034" table:style-name="ce133">
            <text:p>4,034</text:p>
          </table:table-cell>
          <table:table-cell office:value-type="float" office:value="53.50132625994695" table:style-name="ce136">
            <text:p>53.5</text:p>
          </table:table-cell>
          <table:table-cell office:value-type="float" office:value="7532" table:style-name="ce133">
            <text:p>7,532</text:p>
          </table:table-cell>
          <table:table-cell office:value-type="float" office:value="3948" table:style-name="ce132">
            <text:p>3,948</text:p>
          </table:table-cell>
          <table:table-cell office:value-type="float" office:value="52.416356877323423" table:style-name="ce134">
            <text:p>52.4</text:p>
          </table:table-cell>
          <table:table-cell office:value-type="float" office:value="7719" table:style-name="ce132">
            <text:p>7,719</text:p>
          </table:table-cell>
          <table:table-cell office:value-type="float" office:value="3985" table:style-name="ce133">
            <text:p>3,985</text:p>
          </table:table-cell>
          <table:table-cell office:value-type="float" office:value="51.625858271796865" table:style-name="ce136">
            <text:p>51.6</text:p>
          </table:table-cell>
          <table:table-cell office:value-type="float" office:value="7576" table:style-name="ce133">
            <text:p>7,576</text:p>
          </table:table-cell>
          <table:table-cell office:value-type="float" office:value="3893" table:style-name="ce132">
            <text:p>3,893</text:p>
          </table:table-cell>
          <table:table-cell office:value-type="float" office:value="51.385955649419223" table:style-name="ce134">
            <text:p>51.4</text:p>
          </table:table-cell>
          <table:table-cell table:number-columns-repeated="16357"/>
        </table:table-row>
        <table:table-row table:style-name="ro11">
          <table:table-cell office:value-type="string" table:style-name="ce137">
            <text:p>East of England</text:p>
          </table:table-cell>
          <table:table-cell office:value-type="string" table:style-name="ce138">
            <text:p>E10000015</text:p>
          </table:table-cell>
          <table:table-cell office:value-type="string" table:style-name="ce139">
            <text:p>Hertford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2290" table:style-name="ce128">
            <text:p>12,290<text:s/></text:p>
          </table:table-cell>
          <table:table-cell office:value-type="float" office:value="2864" table:style-name="ce129">
            <text:p>2,864<text:s/></text:p>
          </table:table-cell>
          <table:table-cell office:value-type="float" office:value="23.303498779495524" table:style-name="ce134">
            <text:p>23.3</text:p>
          </table:table-cell>
          <table:table-cell office:value-type="float" office:value="13378" table:style-name="ce132">
            <text:p>13,378</text:p>
          </table:table-cell>
          <table:table-cell office:value-type="float" office:value="3164" table:style-name="ce133">
            <text:p>3,164</text:p>
          </table:table-cell>
          <table:table-cell office:value-type="float" office:value="23.650769920765434" table:style-name="ce136">
            <text:p>23.7</text:p>
          </table:table-cell>
          <table:table-cell office:value-type="float" office:value="13827" table:style-name="ce133">
            <text:p>13,827</text:p>
          </table:table-cell>
          <table:table-cell office:value-type="float" office:value="3144" table:style-name="ce132">
            <text:p>3,144</text:p>
          </table:table-cell>
          <table:table-cell office:value-type="float" office:value="22.738121067476676" table:style-name="ce134">
            <text:p>22.7</text:p>
          </table:table-cell>
          <table:table-cell office:value-type="float" office:value="13786" table:style-name="ce132">
            <text:p>13,786</text:p>
          </table:table-cell>
          <table:table-cell office:value-type="float" office:value="3358" table:style-name="ce133">
            <text:p>3,358</text:p>
          </table:table-cell>
          <table:table-cell office:value-type="float" office:value="24.358044392862325" table:style-name="ce136">
            <text:p>24.4</text:p>
          </table:table-cell>
          <table:table-cell office:value-type="float" office:value="13763" table:style-name="ce133">
            <text:p>13,763</text:p>
          </table:table-cell>
          <table:table-cell office:value-type="float" office:value="3426" table:style-name="ce132">
            <text:p>3,426</text:p>
          </table:table-cell>
          <table:table-cell office:value-type="float" office:value="24.892828598416042" table:style-name="ce134">
            <text:p>24.9</text:p>
          </table:table-cell>
          <table:table-cell office:value-type="float" office:value="14047" table:style-name="ce132">
            <text:p>14,047</text:p>
          </table:table-cell>
          <table:table-cell office:value-type="float" office:value="3264" table:style-name="ce133">
            <text:p>3,264</text:p>
          </table:table-cell>
          <table:table-cell office:value-type="float" office:value="23.236278208870221" table:style-name="ce136">
            <text:p>23.2</text:p>
          </table:table-cell>
          <table:table-cell office:value-type="float" office:value="14442" table:style-name="ce133">
            <text:p>14,442</text:p>
          </table:table-cell>
          <table:table-cell office:value-type="float" office:value="3177" table:style-name="ce132">
            <text:p>3,177</text:p>
          </table:table-cell>
          <table:table-cell office:value-type="float" office:value="21.998338180307435" table:style-name="ce134">
            <text:p>22.0</text:p>
          </table:table-cell>
          <table:table-cell table:number-columns-repeated="16357"/>
        </table:table-row>
        <table:table-row table:style-name="ro11">
          <table:table-cell office:value-type="string" table:style-name="ce137">
            <text:p>East of England</text:p>
          </table:table-cell>
          <table:table-cell office:value-type="string" table:style-name="ce138">
            <text:p>E06000032</text:p>
          </table:table-cell>
          <table:table-cell office:value-type="string" table:style-name="ce139">
            <text:p>Luton</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East of England</text:p>
          </table:table-cell>
          <table:table-cell office:value-type="string" table:style-name="ce138">
            <text:p>E06000042</text:p>
          </table:table-cell>
          <table:table-cell office:value-type="string" table:style-name="ce139">
            <text:p>Milton Keynes</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East of England</text:p>
          </table:table-cell>
          <table:table-cell office:value-type="string" table:style-name="ce138">
            <text:p>E10000020</text:p>
          </table:table-cell>
          <table:table-cell office:value-type="string" table:style-name="ce139">
            <text:p>Norfolk</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8765" table:style-name="ce128">
            <text:p>8,765<text:s/></text:p>
          </table:table-cell>
          <table:table-cell office:value-type="float" office:value="2177" table:style-name="ce129">
            <text:p>2,177<text:s/></text:p>
          </table:table-cell>
          <table:table-cell office:value-type="float" office:value="24.837421563034798" table:style-name="ce134">
            <text:p>24.8</text:p>
          </table:table-cell>
          <table:table-cell office:value-type="float" office:value="9016" table:style-name="ce132">
            <text:p>9,016</text:p>
          </table:table-cell>
          <table:table-cell office:value-type="float" office:value="2312" table:style-name="ce133">
            <text:p>2,312</text:p>
          </table:table-cell>
          <table:table-cell office:value-type="float" office:value="25.643300798580306" table:style-name="ce136">
            <text:p>25.6</text:p>
          </table:table-cell>
          <table:table-cell office:value-type="float" office:value="9167" table:style-name="ce133">
            <text:p>9,167</text:p>
          </table:table-cell>
          <table:table-cell office:value-type="float" office:value="2316" table:style-name="ce132">
            <text:p>2,316</text:p>
          </table:table-cell>
          <table:table-cell office:value-type="float" office:value="25.264535835060542" table:style-name="ce134">
            <text:p>25.3</text:p>
          </table:table-cell>
          <table:table-cell office:value-type="float" office:value="9197" table:style-name="ce132">
            <text:p>9,197</text:p>
          </table:table-cell>
          <table:table-cell office:value-type="float" office:value="2500" table:style-name="ce133">
            <text:p>2,500</text:p>
          </table:table-cell>
          <table:table-cell office:value-type="float" office:value="27.182776992497555" table:style-name="ce136">
            <text:p>27.2</text:p>
          </table:table-cell>
          <table:table-cell office:value-type="float" office:value="9104" table:style-name="ce133">
            <text:p>9,104</text:p>
          </table:table-cell>
          <table:table-cell office:value-type="float" office:value="2441" table:style-name="ce132">
            <text:p>2,441</text:p>
          </table:table-cell>
          <table:table-cell office:value-type="float" office:value="26.812390158172235" table:style-name="ce134">
            <text:p>26.8</text:p>
          </table:table-cell>
          <table:table-cell office:value-type="float" office:value="9487" table:style-name="ce132">
            <text:p>9,487</text:p>
          </table:table-cell>
          <table:table-cell office:value-type="float" office:value="2408" table:style-name="ce133">
            <text:p>2,408</text:p>
          </table:table-cell>
          <table:table-cell office:value-type="float" office:value="25.382101823548016" table:style-name="ce136">
            <text:p>25.4</text:p>
          </table:table-cell>
          <table:table-cell office:value-type="float" office:value="9782" table:style-name="ce133">
            <text:p>9,782</text:p>
          </table:table-cell>
          <table:table-cell office:value-type="float" office:value="2724" table:style-name="ce132">
            <text:p>2,724</text:p>
          </table:table-cell>
          <table:table-cell office:value-type="float" office:value="27.847066039664693" table:style-name="ce134">
            <text:p>27.8</text:p>
          </table:table-cell>
          <table:table-cell table:number-columns-repeated="16357"/>
        </table:table-row>
        <table:table-row table:style-name="ro11">
          <table:table-cell office:value-type="string" table:style-name="ce137">
            <text:p>East of England</text:p>
          </table:table-cell>
          <table:table-cell office:value-type="string" table:style-name="ce138">
            <text:p>E06000031</text:p>
          </table:table-cell>
          <table:table-cell office:value-type="string" table:style-name="ce139">
            <text:p>Peterborough</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295" table:style-name="ce128">
            <text:p>1,295<text:s/></text:p>
          </table:table-cell>
          <table:table-cell office:value-type="float" office:value="0" table:style-name="ce129">
            <text:p>0<text:s/></text:p>
          </table:table-cell>
          <table:table-cell office:value-type="float" office:value="0" table:style-name="ce134">
            <text:p>0.0</text:p>
          </table:table-cell>
          <table:table-cell office:value-type="float" office:value="2702" table:style-name="ce132">
            <text:p>2,702</text:p>
          </table:table-cell>
          <table:table-cell office:value-type="float" office:value="0" table:style-name="ce133">
            <text:p>0</text:p>
          </table:table-cell>
          <table:table-cell office:value-type="float" office:value="0" table:style-name="ce136">
            <text:p>0.0</text:p>
          </table:table-cell>
          <table:table-cell office:value-type="float" office:value="2810" table:style-name="ce133">
            <text:p>2,810</text:p>
          </table:table-cell>
          <table:table-cell office:value-type="float" office:value="0" table:style-name="ce132">
            <text:p>0</text:p>
          </table:table-cell>
          <table:table-cell office:value-type="float" office:value="0" table:style-name="ce134">
            <text:p>0.0</text:p>
          </table:table-cell>
          <table:table-cell office:value-type="float" office:value="2934" table:style-name="ce132">
            <text:p>2,934</text:p>
          </table:table-cell>
          <table:table-cell office:value-type="float" office:value="0" table:style-name="ce133">
            <text:p>0</text:p>
          </table:table-cell>
          <table:table-cell office:value-type="float" office:value="0" table:style-name="ce136">
            <text:p>0.0</text:p>
          </table:table-cell>
          <table:table-cell office:value-type="float" office:value="3002" table:style-name="ce133">
            <text:p>3,002</text:p>
          </table:table-cell>
          <table:table-cell office:value-type="float" office:value="0" table:style-name="ce132">
            <text:p>0</text:p>
          </table:table-cell>
          <table:table-cell office:value-type="float" office:value="0" table:style-name="ce134">
            <text:p>0.0</text:p>
          </table:table-cell>
          <table:table-cell office:value-type="float" office:value="3137" table:style-name="ce132">
            <text:p>3,137</text:p>
          </table:table-cell>
          <table:table-cell office:value-type="float" office:value="0" table:style-name="ce133">
            <text:p>0</text:p>
          </table:table-cell>
          <table:table-cell office:value-type="float" office:value="0" table:style-name="ce136">
            <text:p>0.0</text:p>
          </table:table-cell>
          <table:table-cell office:value-type="float" office:value="3224" table:style-name="ce133">
            <text:p>3,224</text:p>
          </table:table-cell>
          <table:table-cell office:value-type="float" office:value="0" table:style-name="ce132">
            <text:p>0</text:p>
          </table:table-cell>
          <table:table-cell office:value-type="float" office:value="0" table:style-name="ce134">
            <text:p>0.0</text:p>
          </table:table-cell>
          <table:table-cell table:number-columns-repeated="16357"/>
        </table:table-row>
        <table:table-row table:style-name="ro11">
          <table:table-cell office:value-type="string" table:style-name="ce137">
            <text:p>East of England</text:p>
          </table:table-cell>
          <table:table-cell office:value-type="string" table:style-name="ce138">
            <text:p>E06000033</text:p>
          </table:table-cell>
          <table:table-cell office:value-type="string" table:style-name="ce139">
            <text:p>Southend-On-Sea</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East of England</text:p>
          </table:table-cell>
          <table:table-cell office:value-type="string" table:style-name="ce138">
            <text:p>E10000029</text:p>
          </table:table-cell>
          <table:table-cell office:value-type="string" table:style-name="ce139">
            <text:p>Suffolk</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7536" table:style-name="ce128">
            <text:p>7,536<text:s/></text:p>
          </table:table-cell>
          <table:table-cell office:value-type="float" office:value="736" table:style-name="ce129">
            <text:p>736<text:s/></text:p>
          </table:table-cell>
          <table:table-cell office:value-type="float" office:value="9.766454352441615" table:style-name="ce134">
            <text:p>9.8</text:p>
          </table:table-cell>
          <table:table-cell office:value-type="float" office:value="7213" table:style-name="ce132">
            <text:p>7,213</text:p>
          </table:table-cell>
          <table:table-cell office:value-type="float" office:value="837" table:style-name="ce133">
            <text:p>837</text:p>
          </table:table-cell>
          <table:table-cell office:value-type="float" office:value="11.604048246222099" table:style-name="ce136">
            <text:p>11.6</text:p>
          </table:table-cell>
          <table:table-cell office:value-type="float" office:value="7597" table:style-name="ce133">
            <text:p>7,597</text:p>
          </table:table-cell>
          <table:table-cell office:value-type="float" office:value="780" table:style-name="ce132">
            <text:p>780</text:p>
          </table:table-cell>
          <table:table-cell office:value-type="float" office:value="10.267210741082005" table:style-name="ce134">
            <text:p>10.3</text:p>
          </table:table-cell>
          <table:table-cell office:value-type="float" office:value="7763" table:style-name="ce132">
            <text:p>7,763</text:p>
          </table:table-cell>
          <table:table-cell office:value-type="float" office:value="848" table:style-name="ce133">
            <text:p>848</text:p>
          </table:table-cell>
          <table:table-cell office:value-type="float" office:value="10.923612005667913" table:style-name="ce136">
            <text:p>10.9</text:p>
          </table:table-cell>
          <table:table-cell office:value-type="float" office:value="7889" table:style-name="ce133">
            <text:p>7,889</text:p>
          </table:table-cell>
          <table:table-cell office:value-type="float" office:value="724" table:style-name="ce132">
            <text:p>724</text:p>
          </table:table-cell>
          <table:table-cell office:value-type="float" office:value="9.177335530485486" table:style-name="ce134">
            <text:p>9.2</text:p>
          </table:table-cell>
          <table:table-cell office:value-type="float" office:value="8055" table:style-name="ce132">
            <text:p>8,055</text:p>
          </table:table-cell>
          <table:table-cell office:value-type="float" office:value="778" table:style-name="ce133">
            <text:p>778</text:p>
          </table:table-cell>
          <table:table-cell office:value-type="float" office:value="9.6585971446306633" table:style-name="ce136">
            <text:p>9.7</text:p>
          </table:table-cell>
          <table:table-cell office:value-type="float" office:value="8263" table:style-name="ce133">
            <text:p>8,263</text:p>
          </table:table-cell>
          <table:table-cell office:value-type="float" office:value="819" table:style-name="ce132">
            <text:p>819</text:p>
          </table:table-cell>
          <table:table-cell office:value-type="float" office:value="9.9116543628222189" table:style-name="ce134">
            <text:p>9.9</text:p>
          </table:table-cell>
          <table:table-cell table:number-columns-repeated="16357"/>
        </table:table-row>
        <table:table-row table:style-name="ro11">
          <table:table-cell office:value-type="string" table:style-name="ce137">
            <text:p>East of England</text:p>
          </table:table-cell>
          <table:table-cell office:value-type="string" table:style-name="ce138">
            <text:p>E06000034</text:p>
          </table:table-cell>
          <table:table-cell office:value-type="string" table:style-name="ce139">
            <text:p>Thurrock</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London</text:p>
          </table:table-cell>
          <table:table-cell office:value-type="string" table:style-name="ce138">
            <text:p>E09000002</text:p>
          </table:table-cell>
          <table:table-cell office:value-type="string" table:style-name="ce139">
            <text:p>Barking and Dagen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304" table:style-name="ce128">
            <text:p>3,304<text:s/></text:p>
          </table:table-cell>
          <table:table-cell office:value-type="float" office:value="278" table:style-name="ce129">
            <text:p>278<text:s/></text:p>
          </table:table-cell>
          <table:table-cell office:value-type="float" office:value="8.4140435835351095" table:style-name="ce134">
            <text:p>8.4</text:p>
          </table:table-cell>
          <table:table-cell office:value-type="float" office:value="3244" table:style-name="ce132">
            <text:p>3,244</text:p>
          </table:table-cell>
          <table:table-cell office:value-type="float" office:value="273" table:style-name="ce133">
            <text:p>273</text:p>
          </table:table-cell>
          <table:table-cell office:value-type="float" office:value="8.4155363748458694" table:style-name="ce136">
            <text:p>8.4</text:p>
          </table:table-cell>
          <table:table-cell office:value-type="float" office:value="3267" table:style-name="ce133">
            <text:p>3,267</text:p>
          </table:table-cell>
          <table:table-cell office:value-type="float" office:value="298" table:style-name="ce132">
            <text:p>298</text:p>
          </table:table-cell>
          <table:table-cell office:value-type="float" office:value="9.1215182124273024" table:style-name="ce134">
            <text:p>9.1</text:p>
          </table:table-cell>
          <table:table-cell office:value-type="float" office:value="3480" table:style-name="ce132">
            <text:p>3,480</text:p>
          </table:table-cell>
          <table:table-cell office:value-type="float" office:value="295" table:style-name="ce133">
            <text:p>295</text:p>
          </table:table-cell>
          <table:table-cell office:value-type="float" office:value="8.4770114942528725" table:style-name="ce136">
            <text:p>8.5</text:p>
          </table:table-cell>
          <table:table-cell office:value-type="float" office:value="3453" table:style-name="ce133">
            <text:p>3,453</text:p>
          </table:table-cell>
          <table:table-cell office:value-type="float" office:value="300" table:style-name="ce132">
            <text:p>300</text:p>
          </table:table-cell>
          <table:table-cell office:value-type="float" office:value="8.6880973066898353" table:style-name="ce134">
            <text:p>8.7</text:p>
          </table:table-cell>
          <table:table-cell office:value-type="float" office:value="3470" table:style-name="ce132">
            <text:p>3,470</text:p>
          </table:table-cell>
          <table:table-cell office:value-type="float" office:value="322" table:style-name="ce133">
            <text:p>322</text:p>
          </table:table-cell>
          <table:table-cell office:value-type="float" office:value="9.2795389048991357" table:style-name="ce136">
            <text:p>9.3</text:p>
          </table:table-cell>
          <table:table-cell office:value-type="float" office:value="3470" table:style-name="ce133">
            <text:p>3,470</text:p>
          </table:table-cell>
          <table:table-cell office:value-type="float" office:value="283" table:style-name="ce132">
            <text:p>283</text:p>
          </table:table-cell>
          <table:table-cell office:value-type="float" office:value="8.1556195965417864" table:style-name="ce134">
            <text:p>8.2</text:p>
          </table:table-cell>
          <table:table-cell table:number-columns-repeated="16357"/>
        </table:table-row>
        <table:table-row table:style-name="ro11">
          <table:table-cell office:value-type="string" table:style-name="ce137">
            <text:p>London</text:p>
          </table:table-cell>
          <table:table-cell office:value-type="string" table:style-name="ce138">
            <text:p>E09000003</text:p>
          </table:table-cell>
          <table:table-cell office:value-type="string" table:style-name="ce139">
            <text:p>Barne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425" table:style-name="ce128">
            <text:p>4,425<text:s/></text:p>
          </table:table-cell>
          <table:table-cell office:value-type="float" office:value="838" table:style-name="ce129">
            <text:p>838<text:s/></text:p>
          </table:table-cell>
          <table:table-cell office:value-type="float" office:value="18.937853107344633" table:style-name="ce134">
            <text:p>18.9</text:p>
          </table:table-cell>
          <table:table-cell office:value-type="float" office:value="4465" table:style-name="ce132">
            <text:p>4,465</text:p>
          </table:table-cell>
          <table:table-cell office:value-type="float" office:value="974" table:style-name="ce133">
            <text:p>974</text:p>
          </table:table-cell>
          <table:table-cell office:value-type="float" office:value="21.814109742441211" table:style-name="ce136">
            <text:p>21.8</text:p>
          </table:table-cell>
          <table:table-cell office:value-type="float" office:value="4555" table:style-name="ce133">
            <text:p>4,555</text:p>
          </table:table-cell>
          <table:table-cell office:value-type="float" office:value="1023" table:style-name="ce132">
            <text:p>1,023</text:p>
          </table:table-cell>
          <table:table-cell office:value-type="float" office:value="22.458836443468716" table:style-name="ce134">
            <text:p>22.5</text:p>
          </table:table-cell>
          <table:table-cell office:value-type="float" office:value="4599" table:style-name="ce132">
            <text:p>4,599</text:p>
          </table:table-cell>
          <table:table-cell office:value-type="float" office:value="969" table:style-name="ce133">
            <text:p>969</text:p>
          </table:table-cell>
          <table:table-cell office:value-type="float" office:value="21.06979778212655" table:style-name="ce136">
            <text:p>21.1</text:p>
          </table:table-cell>
          <table:table-cell office:value-type="float" office:value="4592" table:style-name="ce133">
            <text:p>4,592</text:p>
          </table:table-cell>
          <table:table-cell office:value-type="float" office:value="922" table:style-name="ce132">
            <text:p>922</text:p>
          </table:table-cell>
          <table:table-cell office:value-type="float" office:value="20.078397212543553" table:style-name="ce134">
            <text:p>20.1</text:p>
          </table:table-cell>
          <table:table-cell office:value-type="float" office:value="4668" table:style-name="ce132">
            <text:p>4,668</text:p>
          </table:table-cell>
          <table:table-cell office:value-type="float" office:value="885" table:style-name="ce133">
            <text:p>885</text:p>
          </table:table-cell>
          <table:table-cell office:value-type="float" office:value="18.958868894601544" table:style-name="ce136">
            <text:p>19.0</text:p>
          </table:table-cell>
          <table:table-cell office:value-type="float" office:value="4834" table:style-name="ce133">
            <text:p>4,834</text:p>
          </table:table-cell>
          <table:table-cell office:value-type="float" office:value="987" table:style-name="ce132">
            <text:p>987</text:p>
          </table:table-cell>
          <table:table-cell office:value-type="float" office:value="20.417873396772858" table:style-name="ce134">
            <text:p>20.4</text:p>
          </table:table-cell>
          <table:table-cell table:number-columns-repeated="16357"/>
        </table:table-row>
        <table:table-row table:style-name="ro11">
          <table:table-cell office:value-type="string" table:style-name="ce137">
            <text:p>London</text:p>
          </table:table-cell>
          <table:table-cell office:value-type="string" table:style-name="ce138">
            <text:p>E09000004</text:p>
          </table:table-cell>
          <table:table-cell office:value-type="string" table:style-name="ce139">
            <text:p>Bexle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113" table:style-name="ce128">
            <text:p>3,113<text:s/></text:p>
          </table:table-cell>
          <table:table-cell office:value-type="float" office:value="656" table:style-name="ce129">
            <text:p>656<text:s/></text:p>
          </table:table-cell>
          <table:table-cell office:value-type="float" office:value="21.072920012849341" table:style-name="ce134">
            <text:p>21.1</text:p>
          </table:table-cell>
          <table:table-cell office:value-type="float" office:value="3213" table:style-name="ce132">
            <text:p>3,213</text:p>
          </table:table-cell>
          <table:table-cell office:value-type="float" office:value="754" table:style-name="ce133">
            <text:p>754</text:p>
          </table:table-cell>
          <table:table-cell office:value-type="float" office:value="23.467164643635233" table:style-name="ce136">
            <text:p>23.5</text:p>
          </table:table-cell>
          <table:table-cell office:value-type="float" office:value="3317" table:style-name="ce133">
            <text:p>3,317</text:p>
          </table:table-cell>
          <table:table-cell office:value-type="float" office:value="721" table:style-name="ce132">
            <text:p>721</text:p>
          </table:table-cell>
          <table:table-cell office:value-type="float" office:value="21.736508893578534" table:style-name="ce134">
            <text:p>21.7</text:p>
          </table:table-cell>
          <table:table-cell office:value-type="float" office:value="3306" table:style-name="ce132">
            <text:p>3,306</text:p>
          </table:table-cell>
          <table:table-cell office:value-type="float" office:value="719" table:style-name="ce133">
            <text:p>719</text:p>
          </table:table-cell>
          <table:table-cell office:value-type="float" office:value="21.748336358136722" table:style-name="ce136">
            <text:p>21.7</text:p>
          </table:table-cell>
          <table:table-cell office:value-type="float" office:value="3354" table:style-name="ce133">
            <text:p>3,354</text:p>
          </table:table-cell>
          <table:table-cell office:value-type="float" office:value="717" table:style-name="ce132">
            <text:p>717</text:p>
          </table:table-cell>
          <table:table-cell office:value-type="float" office:value="21.377459749552774" table:style-name="ce134">
            <text:p>21.4</text:p>
          </table:table-cell>
          <table:table-cell office:value-type="float" office:value="3446" table:style-name="ce132">
            <text:p>3,446</text:p>
          </table:table-cell>
          <table:table-cell office:value-type="float" office:value="684" table:style-name="ce133">
            <text:p>684</text:p>
          </table:table-cell>
          <table:table-cell office:value-type="float" office:value="19.849100406268136" table:style-name="ce136">
            <text:p>19.8</text:p>
          </table:table-cell>
          <table:table-cell office:value-type="float" office:value="3540" table:style-name="ce133">
            <text:p>3,540</text:p>
          </table:table-cell>
          <table:table-cell office:value-type="float" office:value="667" table:style-name="ce132">
            <text:p>667</text:p>
          </table:table-cell>
          <table:table-cell office:value-type="float" office:value="18.841807909604519" table:style-name="ce134">
            <text:p>18.8</text:p>
          </table:table-cell>
          <table:table-cell table:number-columns-repeated="16357"/>
        </table:table-row>
        <table:table-row table:style-name="ro11">
          <table:table-cell office:value-type="string" table:style-name="ce137">
            <text:p>London</text:p>
          </table:table-cell>
          <table:table-cell office:value-type="string" table:style-name="ce138">
            <text:p>E09000005</text:p>
          </table:table-cell>
          <table:table-cell office:value-type="string" table:style-name="ce139">
            <text:p>Bren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657" table:style-name="ce128">
            <text:p>3,657<text:s/></text:p>
          </table:table-cell>
          <table:table-cell office:value-type="float" office:value="225" table:style-name="ce129">
            <text:p>225<text:s/></text:p>
          </table:table-cell>
          <table:table-cell office:value-type="float" office:value="6.1525840853158327" table:style-name="ce134">
            <text:p>6.2</text:p>
          </table:table-cell>
          <table:table-cell office:value-type="float" office:value="3622" table:style-name="ce132">
            <text:p>3,622</text:p>
          </table:table-cell>
          <table:table-cell office:value-type="float" office:value="184" table:style-name="ce133">
            <text:p>184</text:p>
          </table:table-cell>
          <table:table-cell office:value-type="float" office:value="5.0800662617338492" table:style-name="ce136">
            <text:p>5.1</text:p>
          </table:table-cell>
          <table:table-cell office:value-type="float" office:value="3635" table:style-name="ce133">
            <text:p>3,635</text:p>
          </table:table-cell>
          <table:table-cell office:value-type="float" office:value="199" table:style-name="ce132">
            <text:p>199</text:p>
          </table:table-cell>
          <table:table-cell office:value-type="float" office:value="5.474552957359009" table:style-name="ce134">
            <text:p>5.5</text:p>
          </table:table-cell>
          <table:table-cell office:value-type="float" office:value="3642" table:style-name="ce132">
            <text:p>3,642</text:p>
          </table:table-cell>
          <table:table-cell office:value-type="float" office:value="172" table:style-name="ce133">
            <text:p>172</text:p>
          </table:table-cell>
          <table:table-cell office:value-type="float" office:value="4.7226798462383304" table:style-name="ce136">
            <text:p>4.7</text:p>
          </table:table-cell>
          <table:table-cell office:value-type="float" office:value="3617" table:style-name="ce133">
            <text:p>3,617</text:p>
          </table:table-cell>
          <table:table-cell office:value-type="float" office:value="181" table:style-name="ce132">
            <text:p>181</text:p>
          </table:table-cell>
          <table:table-cell office:value-type="float" office:value="5.0041470832181361" table:style-name="ce134">
            <text:p>5.0</text:p>
          </table:table-cell>
          <table:table-cell office:value-type="float" office:value="3761" table:style-name="ce132">
            <text:p>3,761</text:p>
          </table:table-cell>
          <table:table-cell office:value-type="float" office:value="185" table:style-name="ce133">
            <text:p>185</text:p>
          </table:table-cell>
          <table:table-cell office:value-type="float" office:value="4.9189045466631214" table:style-name="ce136">
            <text:p>4.9</text:p>
          </table:table-cell>
          <table:table-cell office:value-type="float" office:value="3747" table:style-name="ce133">
            <text:p>3,747</text:p>
          </table:table-cell>
          <table:table-cell office:value-type="float" office:value="165" table:style-name="ce132">
            <text:p>165</text:p>
          </table:table-cell>
          <table:table-cell office:value-type="float" office:value="4.4035228182546033" table:style-name="ce134">
            <text:p>4.4</text:p>
          </table:table-cell>
          <table:table-cell table:number-columns-repeated="16357"/>
        </table:table-row>
        <table:table-row table:style-name="ro11">
          <table:table-cell office:value-type="string" table:style-name="ce137">
            <text:p>London</text:p>
          </table:table-cell>
          <table:table-cell office:value-type="string" table:style-name="ce140">
            <text:p>E09000006</text:p>
          </table:table-cell>
          <table:table-cell office:value-type="string" table:style-name="ce139">
            <text:p>Bromle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067" table:style-name="ce128">
            <text:p>4,067<text:s/></text:p>
          </table:table-cell>
          <table:table-cell office:value-type="float" office:value="809" table:style-name="ce129">
            <text:p>809<text:s/></text:p>
          </table:table-cell>
          <table:table-cell office:value-type="float" office:value="19.891812146545366" table:style-name="ce134">
            <text:p>19.9</text:p>
          </table:table-cell>
          <table:table-cell office:value-type="float" office:value="4230" table:style-name="ce132">
            <text:p>4,230</text:p>
          </table:table-cell>
          <table:table-cell office:value-type="float" office:value="810" table:style-name="ce133">
            <text:p>810</text:p>
          </table:table-cell>
          <table:table-cell office:value-type="float" office:value="19.148936170212767" table:style-name="ce136">
            <text:p>19.1</text:p>
          </table:table-cell>
          <table:table-cell office:value-type="float" office:value="4139" table:style-name="ce133">
            <text:p>4,139</text:p>
          </table:table-cell>
          <table:table-cell office:value-type="float" office:value="811" table:style-name="ce132">
            <text:p>811</text:p>
          </table:table-cell>
          <table:table-cell office:value-type="float" office:value="19.594104856245469" table:style-name="ce134">
            <text:p>19.6</text:p>
          </table:table-cell>
          <table:table-cell office:value-type="float" office:value="4205" table:style-name="ce132">
            <text:p>4,205</text:p>
          </table:table-cell>
          <table:table-cell office:value-type="float" office:value="767" table:style-name="ce133">
            <text:p>767</text:p>
          </table:table-cell>
          <table:table-cell office:value-type="float" office:value="18.240190249702735" table:style-name="ce136">
            <text:p>18.2</text:p>
          </table:table-cell>
          <table:table-cell office:value-type="float" office:value="4240" table:style-name="ce133">
            <text:p>4,240</text:p>
          </table:table-cell>
          <table:table-cell office:value-type="float" office:value="714" table:style-name="ce132">
            <text:p>714</text:p>
          </table:table-cell>
          <table:table-cell office:value-type="float" office:value="16.839622641509433" table:style-name="ce134">
            <text:p>16.8</text:p>
          </table:table-cell>
          <table:table-cell office:value-type="float" office:value="4116" table:style-name="ce132">
            <text:p>4,116</text:p>
          </table:table-cell>
          <table:table-cell office:value-type="float" office:value="714" table:style-name="ce133">
            <text:p>714</text:p>
          </table:table-cell>
          <table:table-cell office:value-type="float" office:value="17.346938775510203" table:style-name="ce136">
            <text:p>17.3</text:p>
          </table:table-cell>
          <table:table-cell office:value-type="float" office:value="4107" table:style-name="ce133">
            <text:p>4,107</text:p>
          </table:table-cell>
          <table:table-cell office:value-type="float" office:value="722" table:style-name="ce132">
            <text:p>722</text:p>
          </table:table-cell>
          <table:table-cell office:value-type="float" office:value="17.579741904066228" table:style-name="ce134">
            <text:p>17.6</text:p>
          </table:table-cell>
          <table:table-cell table:number-columns-repeated="16357"/>
        </table:table-row>
        <table:table-row table:style-name="ro11">
          <table:table-cell office:value-type="string" table:style-name="ce137">
            <text:p>London</text:p>
          </table:table-cell>
          <table:table-cell office:value-type="string" table:style-name="ce138">
            <text:p>E09000007</text:p>
          </table:table-cell>
          <table:table-cell office:value-type="string" table:style-name="ce139">
            <text:p>Camde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449" table:style-name="ce128">
            <text:p>1,449<text:s/></text:p>
          </table:table-cell>
          <table:table-cell office:value-type="float" office:value="541" table:style-name="ce129">
            <text:p>541<text:s/></text:p>
          </table:table-cell>
          <table:table-cell office:value-type="float" office:value="37.336093857832985" table:style-name="ce134">
            <text:p>37.3</text:p>
          </table:table-cell>
          <table:table-cell office:value-type="float" office:value="1465" table:style-name="ce132">
            <text:p>1,465</text:p>
          </table:table-cell>
          <table:table-cell office:value-type="float" office:value="520" table:style-name="ce133">
            <text:p>520</text:p>
          </table:table-cell>
          <table:table-cell office:value-type="float" office:value="35.494880546075088" table:style-name="ce136">
            <text:p>35.5</text:p>
          </table:table-cell>
          <table:table-cell office:value-type="float" office:value="1440" table:style-name="ce133">
            <text:p>1,440</text:p>
          </table:table-cell>
          <table:table-cell office:value-type="float" office:value="578" table:style-name="ce132">
            <text:p>578</text:p>
          </table:table-cell>
          <table:table-cell office:value-type="float" office:value="40.138888888888893" table:style-name="ce134">
            <text:p>40.1</text:p>
          </table:table-cell>
          <table:table-cell office:value-type="float" office:value="1399" table:style-name="ce132">
            <text:p>1,399</text:p>
          </table:table-cell>
          <table:table-cell office:value-type="float" office:value="482" table:style-name="ce133">
            <text:p>482</text:p>
          </table:table-cell>
          <table:table-cell office:value-type="float" office:value="34.453180843459613" table:style-name="ce136">
            <text:p>34.5</text:p>
          </table:table-cell>
          <table:table-cell office:value-type="float" office:value="1454" table:style-name="ce133">
            <text:p>1,454</text:p>
          </table:table-cell>
          <table:table-cell office:value-type="float" office:value="454" table:style-name="ce132">
            <text:p>454</text:p>
          </table:table-cell>
          <table:table-cell office:value-type="float" office:value="31.224209078404403" table:style-name="ce134">
            <text:p>31.2</text:p>
          </table:table-cell>
          <table:table-cell office:value-type="float" office:value="1500" table:style-name="ce132">
            <text:p>1,500</text:p>
          </table:table-cell>
          <table:table-cell office:value-type="float" office:value="492" table:style-name="ce133">
            <text:p>492</text:p>
          </table:table-cell>
          <table:table-cell office:value-type="float" office:value="32.800000000000004" table:style-name="ce136">
            <text:p>32.8</text:p>
          </table:table-cell>
          <table:table-cell office:value-type="float" office:value="1588" table:style-name="ce133">
            <text:p>1,588</text:p>
          </table:table-cell>
          <table:table-cell office:value-type="float" office:value="443" table:style-name="ce132">
            <text:p>443</text:p>
          </table:table-cell>
          <table:table-cell office:value-type="float" office:value="27.896725440806048" table:style-name="ce134">
            <text:p>27.9</text:p>
          </table:table-cell>
          <table:table-cell table:number-columns-repeated="16357"/>
        </table:table-row>
        <table:table-row table:style-name="ro11">
          <table:table-cell office:value-type="string" table:style-name="ce137">
            <text:p>London</text:p>
          </table:table-cell>
          <table:table-cell office:value-type="string" table:style-name="ce138">
            <text:p>E09000012</text:p>
          </table:table-cell>
          <table:table-cell office:value-type="string" table:style-name="ce139">
            <text:p>City and Hackney</text:p>
          </table:table-cell>
          <table:table-cell office:value-type="float" office:value="2" table:style-name="ce135">
            <text:p>2</text:p>
          </table:table-cell>
          <table:table-cell office:value-type="float" office:value="2" table:style-name="ce135">
            <text:p>2</text:p>
          </table:table-cell>
          <table:table-cell office:value-type="float" office:value="100" table:style-name="ce136">
            <text:p>100.0</text:p>
          </table:table-cell>
          <table:table-cell office:value-type="float" office:value="2624" table:style-name="ce128">
            <text:p>2,624<text:s/></text:p>
          </table:table-cell>
          <table:table-cell office:value-type="float" office:value="417" table:style-name="ce129">
            <text:p>417<text:s/></text:p>
          </table:table-cell>
          <table:table-cell office:value-type="float" office:value="15.891768292682926" table:style-name="ce134">
            <text:p>15.9</text:p>
          </table:table-cell>
          <table:table-cell office:value-type="float" office:value="2625" table:style-name="ce132">
            <text:p>2,625</text:p>
          </table:table-cell>
          <table:table-cell office:value-type="float" office:value="472" table:style-name="ce133">
            <text:p>472</text:p>
          </table:table-cell>
          <table:table-cell office:value-type="float" office:value="17.980952380952381" table:style-name="ce136">
            <text:p>18.0</text:p>
          </table:table-cell>
          <table:table-cell office:value-type="float" office:value="2598" table:style-name="ce133">
            <text:p>2,598</text:p>
          </table:table-cell>
          <table:table-cell office:value-type="float" office:value="402" table:style-name="ce132">
            <text:p>402</text:p>
          </table:table-cell>
          <table:table-cell office:value-type="float" office:value="15.473441108545035" table:style-name="ce134">
            <text:p>15.5</text:p>
          </table:table-cell>
          <table:table-cell office:value-type="float" office:value="2646" table:style-name="ce132">
            <text:p>2,646</text:p>
          </table:table-cell>
          <table:table-cell office:value-type="float" office:value="379" table:style-name="ce133">
            <text:p>379</text:p>
          </table:table-cell>
          <table:table-cell office:value-type="float" office:value="14.323507180650038" table:style-name="ce136">
            <text:p>14.3</text:p>
          </table:table-cell>
          <table:table-cell office:value-type="float" office:value="2684" table:style-name="ce133">
            <text:p>2,684</text:p>
          </table:table-cell>
          <table:table-cell office:value-type="float" office:value="340" table:style-name="ce132">
            <text:p>340</text:p>
          </table:table-cell>
          <table:table-cell office:value-type="float" office:value="12.667660208643817" table:style-name="ce134">
            <text:p>12.7</text:p>
          </table:table-cell>
          <table:table-cell office:value-type="float" office:value="2676" table:style-name="ce132">
            <text:p>2,676</text:p>
          </table:table-cell>
          <table:table-cell office:value-type="float" office:value="369" table:style-name="ce133">
            <text:p>369</text:p>
          </table:table-cell>
          <table:table-cell office:value-type="float" office:value="13.789237668161435" table:style-name="ce136">
            <text:p>13.8</text:p>
          </table:table-cell>
          <table:table-cell office:value-type="float" office:value="2754" table:style-name="ce133">
            <text:p>2,754</text:p>
          </table:table-cell>
          <table:table-cell office:value-type="float" office:value="302" table:style-name="ce132">
            <text:p>302</text:p>
          </table:table-cell>
          <table:table-cell office:value-type="float" office:value="10.965867828612927" table:style-name="ce134">
            <text:p>11.0</text:p>
          </table:table-cell>
          <table:table-cell table:number-columns-repeated="16357"/>
        </table:table-row>
        <table:table-row table:style-name="ro11">
          <table:table-cell office:value-type="string" table:style-name="ce137">
            <text:p>London</text:p>
          </table:table-cell>
          <table:table-cell office:value-type="string" table:style-name="ce138">
            <text:p>E09000008</text:p>
          </table:table-cell>
          <table:table-cell office:value-type="string" table:style-name="ce139">
            <text:p>Croyd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594" table:style-name="ce128">
            <text:p>4,594<text:s/></text:p>
          </table:table-cell>
          <table:table-cell office:value-type="float" office:value="895" table:style-name="ce129">
            <text:p>895<text:s/></text:p>
          </table:table-cell>
          <table:table-cell office:value-type="float" office:value="19.481932956029606" table:style-name="ce134">
            <text:p>19.5</text:p>
          </table:table-cell>
          <table:table-cell office:value-type="float" office:value="4530" table:style-name="ce132">
            <text:p>4,530</text:p>
          </table:table-cell>
          <table:table-cell office:value-type="float" office:value="860" table:style-name="ce133">
            <text:p>860</text:p>
          </table:table-cell>
          <table:table-cell office:value-type="float" office:value="18.984547461368653" table:style-name="ce136">
            <text:p>19.0</text:p>
          </table:table-cell>
          <table:table-cell office:value-type="float" office:value="4567" table:style-name="ce133">
            <text:p>4,567</text:p>
          </table:table-cell>
          <table:table-cell office:value-type="float" office:value="894" table:style-name="ce132">
            <text:p>894</text:p>
          </table:table-cell>
          <table:table-cell office:value-type="float" office:value="19.575213488066563" table:style-name="ce134">
            <text:p>19.6</text:p>
          </table:table-cell>
          <table:table-cell office:value-type="float" office:value="4581" table:style-name="ce132">
            <text:p>4,581</text:p>
          </table:table-cell>
          <table:table-cell office:value-type="float" office:value="811" table:style-name="ce133">
            <text:p>811</text:p>
          </table:table-cell>
          <table:table-cell office:value-type="float" office:value="17.703558175070945" table:style-name="ce136">
            <text:p>17.7</text:p>
          </table:table-cell>
          <table:table-cell office:value-type="float" office:value="4732" table:style-name="ce133">
            <text:p>4,732</text:p>
          </table:table-cell>
          <table:table-cell office:value-type="float" office:value="815" table:style-name="ce132">
            <text:p>815</text:p>
          </table:table-cell>
          <table:table-cell office:value-type="float" office:value="17.223161453930686" table:style-name="ce134">
            <text:p>17.2</text:p>
          </table:table-cell>
          <table:table-cell office:value-type="float" office:value="4652" table:style-name="ce132">
            <text:p>4,652</text:p>
          </table:table-cell>
          <table:table-cell office:value-type="float" office:value="789" table:style-name="ce133">
            <text:p>789</text:p>
          </table:table-cell>
          <table:table-cell office:value-type="float" office:value="16.960447119518488" table:style-name="ce136">
            <text:p>17.0</text:p>
          </table:table-cell>
          <table:table-cell office:value-type="float" office:value="4601" table:style-name="ce133">
            <text:p>4,601</text:p>
          </table:table-cell>
          <table:table-cell office:value-type="float" office:value="752" table:style-name="ce132">
            <text:p>752</text:p>
          </table:table-cell>
          <table:table-cell office:value-type="float" office:value="16.344272984133884" table:style-name="ce134">
            <text:p>16.3</text:p>
          </table:table-cell>
          <table:table-cell table:number-columns-repeated="16357"/>
        </table:table-row>
        <table:table-row table:style-name="ro11">
          <table:table-cell office:value-type="string" table:style-name="ce137">
            <text:p>London</text:p>
          </table:table-cell>
          <table:table-cell office:value-type="string" table:style-name="ce138">
            <text:p>E09000009</text:p>
          </table:table-cell>
          <table:table-cell office:value-type="string" table:style-name="ce139">
            <text:p>Ealing</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357" table:style-name="ce128">
            <text:p>4,357<text:s/></text:p>
          </table:table-cell>
          <table:table-cell office:value-type="float" office:value="573" table:style-name="ce129">
            <text:p>573<text:s/></text:p>
          </table:table-cell>
          <table:table-cell office:value-type="float" office:value="13.151250860683957" table:style-name="ce134">
            <text:p>13.2</text:p>
          </table:table-cell>
          <table:table-cell office:value-type="float" office:value="4350" table:style-name="ce132">
            <text:p>4,350</text:p>
          </table:table-cell>
          <table:table-cell office:value-type="float" office:value="568" table:style-name="ce133">
            <text:p>568</text:p>
          </table:table-cell>
          <table:table-cell office:value-type="float" office:value="13.057471264367814" table:style-name="ce136">
            <text:p>13.1</text:p>
          </table:table-cell>
          <table:table-cell office:value-type="float" office:value="4278" table:style-name="ce133">
            <text:p>4,278</text:p>
          </table:table-cell>
          <table:table-cell office:value-type="float" office:value="589" table:style-name="ce132">
            <text:p>589</text:p>
          </table:table-cell>
          <table:table-cell office:value-type="float" office:value="13.768115942028986" table:style-name="ce134">
            <text:p>13.8</text:p>
          </table:table-cell>
          <table:table-cell office:value-type="float" office:value="4487" table:style-name="ce132">
            <text:p>4,487</text:p>
          </table:table-cell>
          <table:table-cell office:value-type="float" office:value="596" table:style-name="ce133">
            <text:p>596</text:p>
          </table:table-cell>
          <table:table-cell office:value-type="float" office:value="13.282817026966793" table:style-name="ce136">
            <text:p>13.3</text:p>
          </table:table-cell>
          <table:table-cell office:value-type="float" office:value="4483" table:style-name="ce133">
            <text:p>4,483</text:p>
          </table:table-cell>
          <table:table-cell office:value-type="float" office:value="593" table:style-name="ce132">
            <text:p>593</text:p>
          </table:table-cell>
          <table:table-cell office:value-type="float" office:value="13.227749275039036" table:style-name="ce134">
            <text:p>13.2</text:p>
          </table:table-cell>
          <table:table-cell office:value-type="float" office:value="4556" table:style-name="ce132">
            <text:p>4,556</text:p>
          </table:table-cell>
          <table:table-cell office:value-type="float" office:value="533" table:style-name="ce133">
            <text:p>533</text:p>
          </table:table-cell>
          <table:table-cell office:value-type="float" office:value="11.698858647936786" table:style-name="ce136">
            <text:p>11.7</text:p>
          </table:table-cell>
          <table:table-cell office:value-type="float" office:value="4673" table:style-name="ce133">
            <text:p>4,673</text:p>
          </table:table-cell>
          <table:table-cell office:value-type="float" office:value="496" table:style-name="ce132">
            <text:p>496</text:p>
          </table:table-cell>
          <table:table-cell office:value-type="float" office:value="10.614166488337256" table:style-name="ce134">
            <text:p>10.6</text:p>
          </table:table-cell>
          <table:table-cell table:number-columns-repeated="16357"/>
        </table:table-row>
        <table:table-row table:style-name="ro11">
          <table:table-cell office:value-type="string" table:style-name="ce137">
            <text:p>London</text:p>
          </table:table-cell>
          <table:table-cell office:value-type="string" table:style-name="ce138">
            <text:p>E09000010</text:p>
          </table:table-cell>
          <table:table-cell office:value-type="string" table:style-name="ce139">
            <text:p>Enfiel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146" table:style-name="ce128">
            <text:p>4,146<text:s/></text:p>
          </table:table-cell>
          <table:table-cell office:value-type="float" office:value="344" table:style-name="ce129">
            <text:p>344<text:s/></text:p>
          </table:table-cell>
          <table:table-cell office:value-type="float" office:value="8.2971538832609735" table:style-name="ce134">
            <text:p>8.3</text:p>
          </table:table-cell>
          <table:table-cell office:value-type="float" office:value="4108" table:style-name="ce132">
            <text:p>4,108</text:p>
          </table:table-cell>
          <table:table-cell office:value-type="float" office:value="335" table:style-name="ce133">
            <text:p>335</text:p>
          </table:table-cell>
          <table:table-cell office:value-type="float" office:value="8.1548198636806237" table:style-name="ce136">
            <text:p>8.2</text:p>
          </table:table-cell>
          <table:table-cell office:value-type="float" office:value="4159" table:style-name="ce133">
            <text:p>4,159</text:p>
          </table:table-cell>
          <table:table-cell office:value-type="float" office:value="354" table:style-name="ce132">
            <text:p>354</text:p>
          </table:table-cell>
          <table:table-cell office:value-type="float" office:value="8.5116614570810292" table:style-name="ce134">
            <text:p>8.5</text:p>
          </table:table-cell>
          <table:table-cell office:value-type="float" office:value="4105" table:style-name="ce132">
            <text:p>4,105</text:p>
          </table:table-cell>
          <table:table-cell office:value-type="float" office:value="346" table:style-name="ce133">
            <text:p>346</text:p>
          </table:table-cell>
          <table:table-cell office:value-type="float" office:value="8.4287454323995128" table:style-name="ce136">
            <text:p>8.4</text:p>
          </table:table-cell>
          <table:table-cell office:value-type="float" office:value="4233" table:style-name="ce133">
            <text:p>4,233</text:p>
          </table:table-cell>
          <table:table-cell office:value-type="float" office:value="317" table:style-name="ce132">
            <text:p>317</text:p>
          </table:table-cell>
          <table:table-cell office:value-type="float" office:value="7.4887786439877164" table:style-name="ce134">
            <text:p>7.5</text:p>
          </table:table-cell>
          <table:table-cell office:value-type="float" office:value="4319" table:style-name="ce132">
            <text:p>4,319</text:p>
          </table:table-cell>
          <table:table-cell office:value-type="float" office:value="304" table:style-name="ce133">
            <text:p>304</text:p>
          </table:table-cell>
          <table:table-cell office:value-type="float" office:value="7.0386663579532298" table:style-name="ce136">
            <text:p>7.0</text:p>
          </table:table-cell>
          <table:table-cell office:value-type="float" office:value="4587" table:style-name="ce133">
            <text:p>4,587</text:p>
          </table:table-cell>
          <table:table-cell office:value-type="float" office:value="312" table:style-name="ce132">
            <text:p>312</text:p>
          </table:table-cell>
          <table:table-cell office:value-type="float" office:value="6.8018312622629171" table:style-name="ce134">
            <text:p>6.8</text:p>
          </table:table-cell>
          <table:table-cell table:number-columns-repeated="16357"/>
        </table:table-row>
        <table:table-row table:style-name="ro11">
          <table:table-cell office:value-type="string" table:style-name="ce137">
            <text:p>London</text:p>
          </table:table-cell>
          <table:table-cell office:value-type="string" table:style-name="ce138">
            <text:p>E09000011</text:p>
          </table:table-cell>
          <table:table-cell office:value-type="string" table:style-name="ce139">
            <text:p>Greenwich</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526" table:style-name="ce128">
            <text:p>3,526<text:s/></text:p>
          </table:table-cell>
          <table:table-cell office:value-type="float" office:value="566" table:style-name="ce129">
            <text:p>566<text:s/></text:p>
          </table:table-cell>
          <table:table-cell office:value-type="float" office:value="16.052183777651731" table:style-name="ce134">
            <text:p>16.1</text:p>
          </table:table-cell>
          <table:table-cell office:value-type="float" office:value="3701" table:style-name="ce132">
            <text:p>3,701</text:p>
          </table:table-cell>
          <table:table-cell office:value-type="float" office:value="644" table:style-name="ce133">
            <text:p>644</text:p>
          </table:table-cell>
          <table:table-cell office:value-type="float" office:value="17.400702512834368" table:style-name="ce136">
            <text:p>17.4</text:p>
          </table:table-cell>
          <table:table-cell office:value-type="float" office:value="3626" table:style-name="ce133">
            <text:p>3,626</text:p>
          </table:table-cell>
          <table:table-cell office:value-type="float" office:value="660" table:style-name="ce132">
            <text:p>660</text:p>
          </table:table-cell>
          <table:table-cell office:value-type="float" office:value="18.201875344732489" table:style-name="ce134">
            <text:p>18.2</text:p>
          </table:table-cell>
          <table:table-cell office:value-type="float" office:value="3640" table:style-name="ce132">
            <text:p>3,640</text:p>
          </table:table-cell>
          <table:table-cell office:value-type="float" office:value="577" table:style-name="ce133">
            <text:p>577</text:p>
          </table:table-cell>
          <table:table-cell office:value-type="float" office:value="15.85164835164835" table:style-name="ce136">
            <text:p>15.9</text:p>
          </table:table-cell>
          <table:table-cell office:value-type="float" office:value="3566" table:style-name="ce133">
            <text:p>3,566</text:p>
          </table:table-cell>
          <table:table-cell office:value-type="float" office:value="570" table:style-name="ce132">
            <text:p>570</text:p>
          </table:table-cell>
          <table:table-cell office:value-type="float" office:value="15.984296130117778" table:style-name="ce134">
            <text:p>16.0</text:p>
          </table:table-cell>
          <table:table-cell office:value-type="float" office:value="3598" table:style-name="ce132">
            <text:p>3,598</text:p>
          </table:table-cell>
          <table:table-cell office:value-type="float" office:value="567" table:style-name="ce133">
            <text:p>567</text:p>
          </table:table-cell>
          <table:table-cell office:value-type="float" office:value="15.758754863813229" table:style-name="ce136">
            <text:p>15.8</text:p>
          </table:table-cell>
          <table:table-cell office:value-type="float" office:value="3577" table:style-name="ce133">
            <text:p>3,577</text:p>
          </table:table-cell>
          <table:table-cell office:value-type="float" office:value="549" table:style-name="ce132">
            <text:p>549</text:p>
          </table:table-cell>
          <table:table-cell office:value-type="float" office:value="15.348057031031589" table:style-name="ce134">
            <text:p>15.3</text:p>
          </table:table-cell>
          <table:table-cell table:number-columns-repeated="16357"/>
        </table:table-row>
        <table:table-row table:style-name="ro11">
          <table:table-cell office:value-type="string" table:style-name="ce137">
            <text:p>London</text:p>
          </table:table-cell>
          <table:table-cell office:value-type="string" table:style-name="ce138">
            <text:p>E09000013</text:p>
          </table:table-cell>
          <table:table-cell office:value-type="string" table:style-name="ce139">
            <text:p>Hammersmith and Ful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268" table:style-name="ce128">
            <text:p>1,268<text:s/></text:p>
          </table:table-cell>
          <table:table-cell office:value-type="float" office:value="35" table:style-name="ce129">
            <text:p>35<text:s/></text:p>
          </table:table-cell>
          <table:table-cell office:value-type="float" office:value="2.7602523659305991" table:style-name="ce134">
            <text:p>2.8</text:p>
          </table:table-cell>
          <table:table-cell office:value-type="float" office:value="1320" table:style-name="ce132">
            <text:p>1,320</text:p>
          </table:table-cell>
          <table:table-cell office:value-type="float" office:value="54" table:style-name="ce133">
            <text:p>54</text:p>
          </table:table-cell>
          <table:table-cell office:value-type="float" office:value="4.0909090909090908" table:style-name="ce136">
            <text:p>4.1</text:p>
          </table:table-cell>
          <table:table-cell office:value-type="float" office:value="1321" table:style-name="ce133">
            <text:p>1,321</text:p>
          </table:table-cell>
          <table:table-cell office:value-type="string" table:style-name="ce132">
            <text:p>**</text:p>
          </table:table-cell>
          <table:table-cell office:value-type="float" office:value="1.6654049962149888" table:style-name="ce134">
            <text:p>1.7</text:p>
          </table:table-cell>
          <table:table-cell office:value-type="float" office:value="1309" table:style-name="ce132">
            <text:p>1,309</text:p>
          </table:table-cell>
          <table:table-cell office:value-type="float" office:value="41" table:style-name="ce133">
            <text:p>41</text:p>
          </table:table-cell>
          <table:table-cell office:value-type="float" office:value="3.1321619556913678" table:style-name="ce136">
            <text:p>3.1</text:p>
          </table:table-cell>
          <table:table-cell office:value-type="float" office:value="1322" table:style-name="ce133">
            <text:p>1,322</text:p>
          </table:table-cell>
          <table:table-cell office:value-type="string" table:style-name="ce132">
            <text:p>**</text:p>
          </table:table-cell>
          <table:table-cell office:value-type="float" office:value="2.4962178517397882" table:style-name="ce134">
            <text:p>2.5</text:p>
          </table:table-cell>
          <table:table-cell office:value-type="float" office:value="1345" table:style-name="ce132">
            <text:p>1,345</text:p>
          </table:table-cell>
          <table:table-cell office:value-type="float" office:value="28" table:style-name="ce133">
            <text:p>28</text:p>
          </table:table-cell>
          <table:table-cell office:value-type="float" office:value="2.0817843866171004" table:style-name="ce136">
            <text:p>2.1</text:p>
          </table:table-cell>
          <table:table-cell office:value-type="float" office:value="1368" table:style-name="ce133">
            <text:p>1,368</text:p>
          </table:table-cell>
          <table:table-cell office:value-type="float" office:value="23" table:style-name="ce132">
            <text:p>23</text:p>
          </table:table-cell>
          <table:table-cell office:value-type="float" office:value="1.6812865497076022" table:style-name="ce134">
            <text:p>1.7</text:p>
          </table:table-cell>
          <table:table-cell table:number-columns-repeated="16357"/>
        </table:table-row>
        <table:table-row table:style-name="ro11">
          <table:table-cell office:value-type="string" table:style-name="ce137">
            <text:p>London</text:p>
          </table:table-cell>
          <table:table-cell office:value-type="string" table:style-name="ce138">
            <text:p>E09000014</text:p>
          </table:table-cell>
          <table:table-cell office:value-type="string" table:style-name="ce139">
            <text:p>Haringe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833" table:style-name="ce128">
            <text:p>2,833<text:s/></text:p>
          </table:table-cell>
          <table:table-cell office:value-type="float" office:value="299" table:style-name="ce129">
            <text:p>299<text:s/></text:p>
          </table:table-cell>
          <table:table-cell office:value-type="float" office:value="10.554182845040593" table:style-name="ce134">
            <text:p>10.6</text:p>
          </table:table-cell>
          <table:table-cell office:value-type="float" office:value="2764" table:style-name="ce132">
            <text:p>2,764</text:p>
          </table:table-cell>
          <table:table-cell office:value-type="float" office:value="288" table:style-name="ce133">
            <text:p>288</text:p>
          </table:table-cell>
          <table:table-cell office:value-type="float" office:value="10.419681620839363" table:style-name="ce136">
            <text:p>10.4</text:p>
          </table:table-cell>
          <table:table-cell office:value-type="float" office:value="2801" table:style-name="ce133">
            <text:p>2,801</text:p>
          </table:table-cell>
          <table:table-cell office:value-type="float" office:value="266" table:style-name="ce132">
            <text:p>266</text:p>
          </table:table-cell>
          <table:table-cell office:value-type="float" office:value="9.4966083541592283" table:style-name="ce134">
            <text:p>9.5</text:p>
          </table:table-cell>
          <table:table-cell office:value-type="float" office:value="2861" table:style-name="ce132">
            <text:p>2,861</text:p>
          </table:table-cell>
          <table:table-cell office:value-type="float" office:value="324" table:style-name="ce133">
            <text:p>324</text:p>
          </table:table-cell>
          <table:table-cell office:value-type="float" office:value="11.324711639286962" table:style-name="ce136">
            <text:p>11.3</text:p>
          </table:table-cell>
          <table:table-cell office:value-type="float" office:value="2886" table:style-name="ce133">
            <text:p>2,886</text:p>
          </table:table-cell>
          <table:table-cell office:value-type="float" office:value="265" table:style-name="ce132">
            <text:p>265</text:p>
          </table:table-cell>
          <table:table-cell office:value-type="float" office:value="9.1822591822591821" table:style-name="ce134">
            <text:p>9.2</text:p>
          </table:table-cell>
          <table:table-cell office:value-type="float" office:value="2894" table:style-name="ce132">
            <text:p>2,894</text:p>
          </table:table-cell>
          <table:table-cell office:value-type="float" office:value="254" table:style-name="ce133">
            <text:p>254</text:p>
          </table:table-cell>
          <table:table-cell office:value-type="float" office:value="8.7767795438838974" table:style-name="ce136">
            <text:p>8.8</text:p>
          </table:table-cell>
          <table:table-cell office:value-type="float" office:value="2968" table:style-name="ce133">
            <text:p>2,968</text:p>
          </table:table-cell>
          <table:table-cell office:value-type="float" office:value="211" table:style-name="ce132">
            <text:p>211</text:p>
          </table:table-cell>
          <table:table-cell office:value-type="float" office:value="7.1091644204851754" table:style-name="ce134">
            <text:p>7.1</text:p>
          </table:table-cell>
          <table:table-cell table:number-columns-repeated="16357"/>
        </table:table-row>
        <table:table-row table:style-name="ro11">
          <table:table-cell office:value-type="string" table:style-name="ce137">
            <text:p>London</text:p>
          </table:table-cell>
          <table:table-cell office:value-type="string" table:style-name="ce138">
            <text:p>E09000015</text:p>
          </table:table-cell>
          <table:table-cell office:value-type="string" table:style-name="ce139">
            <text:p>Harrow</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058" table:style-name="ce128">
            <text:p>3,058<text:s/></text:p>
          </table:table-cell>
          <table:table-cell office:value-type="float" office:value="519" table:style-name="ce129">
            <text:p>519<text:s/></text:p>
          </table:table-cell>
          <table:table-cell office:value-type="float" office:value="16.971877043819489" table:style-name="ce134">
            <text:p>17.0</text:p>
          </table:table-cell>
          <table:table-cell office:value-type="float" office:value="3091" table:style-name="ce132">
            <text:p>3,091</text:p>
          </table:table-cell>
          <table:table-cell office:value-type="float" office:value="520" table:style-name="ce133">
            <text:p>520</text:p>
          </table:table-cell>
          <table:table-cell office:value-type="float" office:value="16.823034616628924" table:style-name="ce136">
            <text:p>16.8</text:p>
          </table:table-cell>
          <table:table-cell office:value-type="float" office:value="3049" table:style-name="ce133">
            <text:p>3,049</text:p>
          </table:table-cell>
          <table:table-cell office:value-type="float" office:value="536" table:style-name="ce132">
            <text:p>536</text:p>
          </table:table-cell>
          <table:table-cell office:value-type="float" office:value="17.579534273532303" table:style-name="ce134">
            <text:p>17.6</text:p>
          </table:table-cell>
          <table:table-cell office:value-type="float" office:value="3005" table:style-name="ce132">
            <text:p>3,005</text:p>
          </table:table-cell>
          <table:table-cell office:value-type="float" office:value="512" table:style-name="ce133">
            <text:p>512</text:p>
          </table:table-cell>
          <table:table-cell office:value-type="float" office:value="17.038269550748751" table:style-name="ce136">
            <text:p>17.0</text:p>
          </table:table-cell>
          <table:table-cell office:value-type="float" office:value="3157" table:style-name="ce133">
            <text:p>3,157</text:p>
          </table:table-cell>
          <table:table-cell office:value-type="float" office:value="508" table:style-name="ce132">
            <text:p>508</text:p>
          </table:table-cell>
          <table:table-cell office:value-type="float" office:value="16.091225847323408" table:style-name="ce134">
            <text:p>16.1</text:p>
          </table:table-cell>
          <table:table-cell office:value-type="float" office:value="3073" table:style-name="ce132">
            <text:p>3,073</text:p>
          </table:table-cell>
          <table:table-cell office:value-type="float" office:value="557" table:style-name="ce133">
            <text:p>557</text:p>
          </table:table-cell>
          <table:table-cell office:value-type="float" office:value="18.125610152945004" table:style-name="ce136">
            <text:p>18.1</text:p>
          </table:table-cell>
          <table:table-cell office:value-type="float" office:value="3106" table:style-name="ce133">
            <text:p>3,106</text:p>
          </table:table-cell>
          <table:table-cell office:value-type="float" office:value="467" table:style-name="ce132">
            <text:p>467</text:p>
          </table:table-cell>
          <table:table-cell office:value-type="float" office:value="15.035415325177077" table:style-name="ce134">
            <text:p>15.0</text:p>
          </table:table-cell>
          <table:table-cell table:number-columns-repeated="16357"/>
        </table:table-row>
        <table:table-row table:style-name="ro11">
          <table:table-cell office:value-type="string" table:style-name="ce137">
            <text:p>London</text:p>
          </table:table-cell>
          <table:table-cell office:value-type="string" table:style-name="ce138">
            <text:p>E09000016</text:p>
          </table:table-cell>
          <table:table-cell office:value-type="string" table:style-name="ce139">
            <text:p>Havering</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454" table:style-name="ce128">
            <text:p>3,454<text:s/></text:p>
          </table:table-cell>
          <table:table-cell office:value-type="float" office:value="792" table:style-name="ce129">
            <text:p>792<text:s/></text:p>
          </table:table-cell>
          <table:table-cell office:value-type="float" office:value="22.929936305732486" table:style-name="ce134">
            <text:p>22.9</text:p>
          </table:table-cell>
          <table:table-cell office:value-type="float" office:value="3496" table:style-name="ce132">
            <text:p>3,496</text:p>
          </table:table-cell>
          <table:table-cell office:value-type="float" office:value="781" table:style-name="ce133">
            <text:p>781</text:p>
          </table:table-cell>
          <table:table-cell office:value-type="float" office:value="22.339816933638442" table:style-name="ce136">
            <text:p>22.3</text:p>
          </table:table-cell>
          <table:table-cell office:value-type="float" office:value="3493" table:style-name="ce133">
            <text:p>3,493</text:p>
          </table:table-cell>
          <table:table-cell office:value-type="float" office:value="820" table:style-name="ce132">
            <text:p>820</text:p>
          </table:table-cell>
          <table:table-cell office:value-type="float" office:value="23.475522473518463" table:style-name="ce134">
            <text:p>23.5</text:p>
          </table:table-cell>
          <table:table-cell office:value-type="float" office:value="3417" table:style-name="ce132">
            <text:p>3,417</text:p>
          </table:table-cell>
          <table:table-cell office:value-type="float" office:value="805" table:style-name="ce133">
            <text:p>805</text:p>
          </table:table-cell>
          <table:table-cell office:value-type="float" office:value="23.558677202224175" table:style-name="ce136">
            <text:p>23.6</text:p>
          </table:table-cell>
          <table:table-cell office:value-type="float" office:value="3333" table:style-name="ce133">
            <text:p>3,333</text:p>
          </table:table-cell>
          <table:table-cell office:value-type="float" office:value="662" table:style-name="ce132">
            <text:p>662</text:p>
          </table:table-cell>
          <table:table-cell office:value-type="float" office:value="19.861986198619864" table:style-name="ce134">
            <text:p>19.9</text:p>
          </table:table-cell>
          <table:table-cell office:value-type="float" office:value="3325" table:style-name="ce132">
            <text:p>3,325</text:p>
          </table:table-cell>
          <table:table-cell office:value-type="float" office:value="697" table:style-name="ce133">
            <text:p>697</text:p>
          </table:table-cell>
          <table:table-cell office:value-type="float" office:value="20.962406015037594" table:style-name="ce136">
            <text:p>21.0</text:p>
          </table:table-cell>
          <table:table-cell office:value-type="float" office:value="3317" table:style-name="ce133">
            <text:p>3,317</text:p>
          </table:table-cell>
          <table:table-cell office:value-type="float" office:value="607" table:style-name="ce132">
            <text:p>607</text:p>
          </table:table-cell>
          <table:table-cell office:value-type="float" office:value="18.299668375037683" table:style-name="ce134">
            <text:p>18.3</text:p>
          </table:table-cell>
          <table:table-cell table:number-columns-repeated="16357"/>
        </table:table-row>
        <table:table-row table:style-name="ro11">
          <table:table-cell office:value-type="string" table:style-name="ce137">
            <text:p>London</text:p>
          </table:table-cell>
          <table:table-cell office:value-type="string" table:style-name="ce138">
            <text:p>E09000017</text:p>
          </table:table-cell>
          <table:table-cell office:value-type="string" table:style-name="ce139">
            <text:p>Hillingd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998" table:style-name="ce128">
            <text:p>3,998<text:s/></text:p>
          </table:table-cell>
          <table:table-cell office:value-type="float" office:value="573" table:style-name="ce129">
            <text:p>573<text:s/></text:p>
          </table:table-cell>
          <table:table-cell office:value-type="float" office:value="14.332166083041519" table:style-name="ce134">
            <text:p>14.3</text:p>
          </table:table-cell>
          <table:table-cell office:value-type="float" office:value="4126" table:style-name="ce132">
            <text:p>4,126</text:p>
          </table:table-cell>
          <table:table-cell office:value-type="float" office:value="568" table:style-name="ce133">
            <text:p>568</text:p>
          </table:table-cell>
          <table:table-cell office:value-type="float" office:value="13.766359670382938" table:style-name="ce136">
            <text:p>13.8</text:p>
          </table:table-cell>
          <table:table-cell office:value-type="float" office:value="4215" table:style-name="ce133">
            <text:p>4,215</text:p>
          </table:table-cell>
          <table:table-cell office:value-type="float" office:value="589" table:style-name="ce132">
            <text:p>589</text:p>
          </table:table-cell>
          <table:table-cell office:value-type="float" office:value="13.973902728351126" table:style-name="ce134">
            <text:p>14.0</text:p>
          </table:table-cell>
          <table:table-cell office:value-type="float" office:value="4146" table:style-name="ce132">
            <text:p>4,146</text:p>
          </table:table-cell>
          <table:table-cell office:value-type="float" office:value="596" table:style-name="ce133">
            <text:p>596</text:p>
          </table:table-cell>
          <table:table-cell office:value-type="float" office:value="14.37530149541727" table:style-name="ce136">
            <text:p>14.4</text:p>
          </table:table-cell>
          <table:table-cell office:value-type="float" office:value="4119" table:style-name="ce133">
            <text:p>4,119</text:p>
          </table:table-cell>
          <table:table-cell office:value-type="float" office:value="593" table:style-name="ce132">
            <text:p>593</text:p>
          </table:table-cell>
          <table:table-cell office:value-type="float" office:value="14.396698227725176" table:style-name="ce134">
            <text:p>14.4</text:p>
          </table:table-cell>
          <table:table-cell office:value-type="float" office:value="4175" table:style-name="ce132">
            <text:p>4,175</text:p>
          </table:table-cell>
          <table:table-cell office:value-type="float" office:value="533" table:style-name="ce133">
            <text:p>533</text:p>
          </table:table-cell>
          <table:table-cell office:value-type="float" office:value="12.766467065868264" table:style-name="ce136">
            <text:p>12.8</text:p>
          </table:table-cell>
          <table:table-cell office:value-type="float" office:value="4267" table:style-name="ce133">
            <text:p>4,267</text:p>
          </table:table-cell>
          <table:table-cell office:value-type="float" office:value="496" table:style-name="ce132">
            <text:p>496</text:p>
          </table:table-cell>
          <table:table-cell office:value-type="float" office:value="11.624091867822827" table:style-name="ce134">
            <text:p>11.6</text:p>
          </table:table-cell>
          <table:table-cell table:number-columns-repeated="16357"/>
        </table:table-row>
        <table:table-row table:style-name="ro11">
          <table:table-cell office:value-type="string" table:style-name="ce137">
            <text:p>London</text:p>
          </table:table-cell>
          <table:table-cell office:value-type="string" table:style-name="ce138">
            <text:p>E09000018</text:p>
          </table:table-cell>
          <table:table-cell office:value-type="string" table:style-name="ce139">
            <text:p>Hounslow</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454" table:style-name="ce128">
            <text:p>3,454<text:s/></text:p>
          </table:table-cell>
          <table:table-cell office:value-type="float" office:value="670" table:style-name="ce129">
            <text:p>670<text:s/></text:p>
          </table:table-cell>
          <table:table-cell office:value-type="float" office:value="19.397799652576722" table:style-name="ce134">
            <text:p>19.4</text:p>
          </table:table-cell>
          <table:table-cell office:value-type="float" office:value="3475" table:style-name="ce132">
            <text:p>3,475</text:p>
          </table:table-cell>
          <table:table-cell office:value-type="float" office:value="761" table:style-name="ce133">
            <text:p>761</text:p>
          </table:table-cell>
          <table:table-cell office:value-type="float" office:value="21.899280575539567" table:style-name="ce136">
            <text:p>21.9</text:p>
          </table:table-cell>
          <table:table-cell office:value-type="float" office:value="3468" table:style-name="ce133">
            <text:p>3,468</text:p>
          </table:table-cell>
          <table:table-cell office:value-type="float" office:value="816" table:style-name="ce132">
            <text:p>816</text:p>
          </table:table-cell>
          <table:table-cell office:value-type="float" office:value="23.52941176470588" table:style-name="ce134">
            <text:p>23.5</text:p>
          </table:table-cell>
          <table:table-cell office:value-type="float" office:value="3457" table:style-name="ce132">
            <text:p>3,457</text:p>
          </table:table-cell>
          <table:table-cell office:value-type="float" office:value="698" table:style-name="ce133">
            <text:p>698</text:p>
          </table:table-cell>
          <table:table-cell office:value-type="float" office:value="20.190916980040498" table:style-name="ce136">
            <text:p>20.2</text:p>
          </table:table-cell>
          <table:table-cell office:value-type="float" office:value="3590" table:style-name="ce133">
            <text:p>3,590</text:p>
          </table:table-cell>
          <table:table-cell office:value-type="float" office:value="666" table:style-name="ce132">
            <text:p>666</text:p>
          </table:table-cell>
          <table:table-cell office:value-type="float" office:value="18.551532033426184" table:style-name="ce134">
            <text:p>18.6</text:p>
          </table:table-cell>
          <table:table-cell office:value-type="float" office:value="3619" table:style-name="ce132">
            <text:p>3,619</text:p>
          </table:table-cell>
          <table:table-cell office:value-type="float" office:value="646" table:style-name="ce133">
            <text:p>646</text:p>
          </table:table-cell>
          <table:table-cell office:value-type="float" office:value="17.850234871511468" table:style-name="ce136">
            <text:p>17.9</text:p>
          </table:table-cell>
          <table:table-cell office:value-type="float" office:value="3570" table:style-name="ce133">
            <text:p>3,570</text:p>
          </table:table-cell>
          <table:table-cell office:value-type="float" office:value="655" table:style-name="ce132">
            <text:p>655</text:p>
          </table:table-cell>
          <table:table-cell office:value-type="float" office:value="18.347338935574228" table:style-name="ce134">
            <text:p>18.3</text:p>
          </table:table-cell>
          <table:table-cell table:number-columns-repeated="16357"/>
        </table:table-row>
        <table:table-row table:style-name="ro11">
          <table:table-cell office:value-type="string" table:style-name="ce137">
            <text:p>London</text:p>
          </table:table-cell>
          <table:table-cell office:value-type="string" table:style-name="ce138">
            <text:p>E09000019</text:p>
          </table:table-cell>
          <table:table-cell office:value-type="string" table:style-name="ce139">
            <text:p>Isling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829" table:style-name="ce128">
            <text:p>1,829<text:s/></text:p>
          </table:table-cell>
          <table:table-cell office:value-type="float" office:value="66" table:style-name="ce129">
            <text:p>66<text:s/></text:p>
          </table:table-cell>
          <table:table-cell office:value-type="float" office:value="3.6085292509568072" table:style-name="ce134">
            <text:p>3.6</text:p>
          </table:table-cell>
          <table:table-cell office:value-type="float" office:value="1829" table:style-name="ce132">
            <text:p>1,829</text:p>
          </table:table-cell>
          <table:table-cell office:value-type="float" office:value="79" table:style-name="ce133">
            <text:p>79</text:p>
          </table:table-cell>
          <table:table-cell office:value-type="float" office:value="4.3193001640240567" table:style-name="ce136">
            <text:p>4.3</text:p>
          </table:table-cell>
          <table:table-cell office:value-type="float" office:value="1756" table:style-name="ce133">
            <text:p>1,756</text:p>
          </table:table-cell>
          <table:table-cell office:value-type="float" office:value="76" table:style-name="ce132">
            <text:p>76</text:p>
          </table:table-cell>
          <table:table-cell office:value-type="float" office:value="4.3280182232346238" table:style-name="ce134">
            <text:p>4.3</text:p>
          </table:table-cell>
          <table:table-cell office:value-type="float" office:value="1767" table:style-name="ce132">
            <text:p>1,767</text:p>
          </table:table-cell>
          <table:table-cell office:value-type="float" office:value="83" table:style-name="ce133">
            <text:p>83</text:p>
          </table:table-cell>
          <table:table-cell office:value-type="float" office:value="4.6972269383135252" table:style-name="ce136">
            <text:p>4.7</text:p>
          </table:table-cell>
          <table:table-cell office:value-type="float" office:value="1737" table:style-name="ce133">
            <text:p>1,737</text:p>
          </table:table-cell>
          <table:table-cell office:value-type="float" office:value="50" table:style-name="ce132">
            <text:p>50</text:p>
          </table:table-cell>
          <table:table-cell office:value-type="float" office:value="2.8785261945883707" table:style-name="ce134">
            <text:p>2.9</text:p>
          </table:table-cell>
          <table:table-cell office:value-type="float" office:value="1819" table:style-name="ce132">
            <text:p>1,819</text:p>
          </table:table-cell>
          <table:table-cell office:value-type="float" office:value="50" table:style-name="ce133">
            <text:p>50</text:p>
          </table:table-cell>
          <table:table-cell office:value-type="float" office:value="2.7487630566245187" table:style-name="ce136">
            <text:p>2.7</text:p>
          </table:table-cell>
          <table:table-cell office:value-type="float" office:value="1884" table:style-name="ce133">
            <text:p>1,884</text:p>
          </table:table-cell>
          <table:table-cell office:value-type="float" office:value="54" table:style-name="ce132">
            <text:p>54</text:p>
          </table:table-cell>
          <table:table-cell office:value-type="float" office:value="2.8662420382165608" table:style-name="ce134">
            <text:p>2.9</text:p>
          </table:table-cell>
          <table:table-cell table:number-columns-repeated="16357"/>
        </table:table-row>
        <table:table-row table:style-name="ro11">
          <table:table-cell office:value-type="string" table:style-name="ce137">
            <text:p>London</text:p>
          </table:table-cell>
          <table:table-cell office:value-type="string" table:style-name="ce138">
            <text:p>E09000020</text:p>
          </table:table-cell>
          <table:table-cell office:value-type="string" table:style-name="ce139">
            <text:p>Kensington and Chelsea</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904" table:style-name="ce128">
            <text:p>904<text:s/></text:p>
          </table:table-cell>
          <table:table-cell office:value-type="float" office:value="0" table:style-name="ce129">
            <text:p>0<text:s/></text:p>
          </table:table-cell>
          <table:table-cell office:value-type="float" office:value="0" table:style-name="ce134">
            <text:p>0.0</text:p>
          </table:table-cell>
          <table:table-cell office:value-type="float" office:value="980" table:style-name="ce132">
            <text:p>980</text:p>
          </table:table-cell>
          <table:table-cell office:value-type="float" office:value="0" table:style-name="ce133">
            <text:p>0</text:p>
          </table:table-cell>
          <table:table-cell office:value-type="float" office:value="0" table:style-name="ce136">
            <text:p>0.0</text:p>
          </table:table-cell>
          <table:table-cell office:value-type="float" office:value="929" table:style-name="ce133">
            <text:p>929</text:p>
          </table:table-cell>
          <table:table-cell office:value-type="string" table:style-name="ce132">
            <text:p>**</text:p>
          </table:table-cell>
          <table:table-cell office:value-type="float" office:value="0.2152852529601722" table:style-name="ce134">
            <text:p>0.2</text:p>
          </table:table-cell>
          <table:table-cell office:value-type="float" office:value="916" table:style-name="ce132">
            <text:p>916</text:p>
          </table:table-cell>
          <table:table-cell office:value-type="float" office:value="0" table:style-name="ce133">
            <text:p>0</text:p>
          </table:table-cell>
          <table:table-cell office:value-type="float" office:value="0" table:style-name="ce136">
            <text:p>0.0</text:p>
          </table:table-cell>
          <table:table-cell office:value-type="float" office:value="934" table:style-name="ce133">
            <text:p>934</text:p>
          </table:table-cell>
          <table:table-cell office:value-type="string" table:style-name="ce132">
            <text:p>**</text:p>
          </table:table-cell>
          <table:table-cell office:value-type="float" office:value="0.21413276231263384" table:style-name="ce134">
            <text:p>0.2</text:p>
          </table:table-cell>
          <table:table-cell office:value-type="float" office:value="920" table:style-name="ce132">
            <text:p>920</text:p>
          </table:table-cell>
          <table:table-cell office:value-type="float" office:value="0" table:style-name="ce133">
            <text:p>0</text:p>
          </table:table-cell>
          <table:table-cell office:value-type="float" office:value="0" table:style-name="ce136">
            <text:p>0.0</text:p>
          </table:table-cell>
          <table:table-cell office:value-type="float" office:value="964" table:style-name="ce133">
            <text:p>964</text:p>
          </table:table-cell>
          <table:table-cell office:value-type="float" office:value="0" table:style-name="ce132">
            <text:p>0</text:p>
          </table:table-cell>
          <table:table-cell office:value-type="float" office:value="0" table:style-name="ce134">
            <text:p>0.0</text:p>
          </table:table-cell>
          <table:table-cell table:number-columns-repeated="16357"/>
        </table:table-row>
        <table:table-row table:style-name="ro11">
          <table:table-cell office:value-type="string" table:style-name="ce137">
            <text:p>London</text:p>
          </table:table-cell>
          <table:table-cell office:value-type="string" table:style-name="ce138">
            <text:p>E09000021</text:p>
          </table:table-cell>
          <table:table-cell office:value-type="string" table:style-name="ce139">
            <text:p>Kingston Upon Thames</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971" table:style-name="ce128">
            <text:p>1,971<text:s/></text:p>
          </table:table-cell>
          <table:table-cell office:value-type="float" office:value="477" table:style-name="ce129">
            <text:p>477<text:s/></text:p>
          </table:table-cell>
          <table:table-cell office:value-type="float" office:value="24.200913242009133" table:style-name="ce134">
            <text:p>24.2</text:p>
          </table:table-cell>
          <table:table-cell office:value-type="float" office:value="2047" table:style-name="ce132">
            <text:p>2,047</text:p>
          </table:table-cell>
          <table:table-cell office:value-type="float" office:value="470" table:style-name="ce133">
            <text:p>470</text:p>
          </table:table-cell>
          <table:table-cell office:value-type="float" office:value="22.960429897410844" table:style-name="ce136">
            <text:p>23.0</text:p>
          </table:table-cell>
          <table:table-cell office:value-type="float" office:value="2106" table:style-name="ce133">
            <text:p>2,106</text:p>
          </table:table-cell>
          <table:table-cell office:value-type="float" office:value="497" table:style-name="ce132">
            <text:p>497</text:p>
          </table:table-cell>
          <table:table-cell office:value-type="float" office:value="23.599240265906932" table:style-name="ce134">
            <text:p>23.6</text:p>
          </table:table-cell>
          <table:table-cell office:value-type="float" office:value="2156" table:style-name="ce132">
            <text:p>2,156</text:p>
          </table:table-cell>
          <table:table-cell office:value-type="float" office:value="539" table:style-name="ce133">
            <text:p>539</text:p>
          </table:table-cell>
          <table:table-cell office:value-type="float" office:value="25" table:style-name="ce136">
            <text:p>25.0</text:p>
          </table:table-cell>
          <table:table-cell office:value-type="float" office:value="2084" table:style-name="ce133">
            <text:p>2,084</text:p>
          </table:table-cell>
          <table:table-cell office:value-type="float" office:value="523" table:style-name="ce132">
            <text:p>523</text:p>
          </table:table-cell>
          <table:table-cell office:value-type="float" office:value="25.095969289827259" table:style-name="ce134">
            <text:p>25.1</text:p>
          </table:table-cell>
          <table:table-cell office:value-type="float" office:value="2214" table:style-name="ce132">
            <text:p>2,214</text:p>
          </table:table-cell>
          <table:table-cell office:value-type="float" office:value="546" table:style-name="ce133">
            <text:p>546</text:p>
          </table:table-cell>
          <table:table-cell office:value-type="float" office:value="24.661246612466126" table:style-name="ce136">
            <text:p>24.7</text:p>
          </table:table-cell>
          <table:table-cell office:value-type="float" office:value="2133" table:style-name="ce133">
            <text:p>2,133</text:p>
          </table:table-cell>
          <table:table-cell office:value-type="float" office:value="479" table:style-name="ce132">
            <text:p>479</text:p>
          </table:table-cell>
          <table:table-cell office:value-type="float" office:value="22.456633849038912" table:style-name="ce134">
            <text:p>22.5</text:p>
          </table:table-cell>
          <table:table-cell table:number-columns-repeated="16357"/>
        </table:table-row>
        <table:table-row table:style-name="ro11">
          <table:table-cell office:value-type="string" table:style-name="ce137">
            <text:p>London</text:p>
          </table:table-cell>
          <table:table-cell office:value-type="string" table:style-name="ce138">
            <text:p>E09000022</text:p>
          </table:table-cell>
          <table:table-cell office:value-type="string" table:style-name="ce139">
            <text:p>Lambeth</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783" table:style-name="ce128">
            <text:p>2,783<text:s/></text:p>
          </table:table-cell>
          <table:table-cell office:value-type="float" office:value="196" table:style-name="ce129">
            <text:p>196<text:s/></text:p>
          </table:table-cell>
          <table:table-cell office:value-type="float" office:value="7.0427596119295721" table:style-name="ce134">
            <text:p>7.0</text:p>
          </table:table-cell>
          <table:table-cell office:value-type="float" office:value="2747" table:style-name="ce132">
            <text:p>2,747</text:p>
          </table:table-cell>
          <table:table-cell office:value-type="float" office:value="163" table:style-name="ce133">
            <text:p>163</text:p>
          </table:table-cell>
          <table:table-cell office:value-type="float" office:value="5.9337459046232253" table:style-name="ce136">
            <text:p>5.9</text:p>
          </table:table-cell>
          <table:table-cell office:value-type="float" office:value="2835" table:style-name="ce133">
            <text:p>2,835</text:p>
          </table:table-cell>
          <table:table-cell office:value-type="float" office:value="171" table:style-name="ce132">
            <text:p>171</text:p>
          </table:table-cell>
          <table:table-cell office:value-type="float" office:value="6.0317460317460316" table:style-name="ce134">
            <text:p>6.0</text:p>
          </table:table-cell>
          <table:table-cell office:value-type="float" office:value="2938" table:style-name="ce132">
            <text:p>2,938</text:p>
          </table:table-cell>
          <table:table-cell office:value-type="float" office:value="186" table:style-name="ce133">
            <text:p>186</text:p>
          </table:table-cell>
          <table:table-cell office:value-type="float" office:value="6.3308373042886323" table:style-name="ce136">
            <text:p>6.3</text:p>
          </table:table-cell>
          <table:table-cell office:value-type="float" office:value="2902" table:style-name="ce133">
            <text:p>2,902</text:p>
          </table:table-cell>
          <table:table-cell office:value-type="float" office:value="102" table:style-name="ce132">
            <text:p>102</text:p>
          </table:table-cell>
          <table:table-cell office:value-type="float" office:value="3.5148173673328738" table:style-name="ce134">
            <text:p>3.5</text:p>
          </table:table-cell>
          <table:table-cell office:value-type="float" office:value="2885" table:style-name="ce132">
            <text:p>2,885</text:p>
          </table:table-cell>
          <table:table-cell office:value-type="float" office:value="159" table:style-name="ce133">
            <text:p>159</text:p>
          </table:table-cell>
          <table:table-cell office:value-type="float" office:value="5.5112651646447137" table:style-name="ce136">
            <text:p>5.5</text:p>
          </table:table-cell>
          <table:table-cell office:value-type="float" office:value="2953" table:style-name="ce133">
            <text:p>2,953</text:p>
          </table:table-cell>
          <table:table-cell office:value-type="float" office:value="154" table:style-name="ce132">
            <text:p>154</text:p>
          </table:table-cell>
          <table:table-cell office:value-type="float" office:value="5.2150355570606166" table:style-name="ce134">
            <text:p>5.2</text:p>
          </table:table-cell>
          <table:table-cell table:number-columns-repeated="16357"/>
        </table:table-row>
        <table:table-row table:style-name="ro11">
          <table:table-cell office:value-type="string" table:style-name="ce137">
            <text:p>London</text:p>
          </table:table-cell>
          <table:table-cell office:value-type="string" table:style-name="ce138">
            <text:p>E09000023</text:p>
          </table:table-cell>
          <table:table-cell office:value-type="string" table:style-name="ce139">
            <text:p>Lewis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386" table:style-name="ce128">
            <text:p>3,386<text:s/></text:p>
          </table:table-cell>
          <table:table-cell office:value-type="float" office:value="911" table:style-name="ce129">
            <text:p>911<text:s/></text:p>
          </table:table-cell>
          <table:table-cell office:value-type="float" office:value="26.904902539870051" table:style-name="ce134">
            <text:p>26.9</text:p>
          </table:table-cell>
          <table:table-cell office:value-type="float" office:value="3364" table:style-name="ce132">
            <text:p>3,364</text:p>
          </table:table-cell>
          <table:table-cell office:value-type="float" office:value="865" table:style-name="ce133">
            <text:p>865</text:p>
          </table:table-cell>
          <table:table-cell office:value-type="float" office:value="25.713436385255651" table:style-name="ce136">
            <text:p>25.7</text:p>
          </table:table-cell>
          <table:table-cell office:value-type="float" office:value="3383" table:style-name="ce133">
            <text:p>3,383</text:p>
          </table:table-cell>
          <table:table-cell office:value-type="float" office:value="859" table:style-name="ce132">
            <text:p>859</text:p>
          </table:table-cell>
          <table:table-cell office:value-type="float" office:value="25.391664203369789" table:style-name="ce134">
            <text:p>25.4</text:p>
          </table:table-cell>
          <table:table-cell office:value-type="float" office:value="3449" table:style-name="ce132">
            <text:p>3,449</text:p>
          </table:table-cell>
          <table:table-cell office:value-type="float" office:value="893" table:style-name="ce133">
            <text:p>893</text:p>
          </table:table-cell>
          <table:table-cell office:value-type="float" office:value="25.891562771817917" table:style-name="ce136">
            <text:p>25.9</text:p>
          </table:table-cell>
          <table:table-cell office:value-type="float" office:value="3476" table:style-name="ce133">
            <text:p>3,476</text:p>
          </table:table-cell>
          <table:table-cell office:value-type="float" office:value="890" table:style-name="ce132">
            <text:p>890</text:p>
          </table:table-cell>
          <table:table-cell office:value-type="float" office:value="25.604142692750287" table:style-name="ce134">
            <text:p>25.6</text:p>
          </table:table-cell>
          <table:table-cell office:value-type="float" office:value="3527" table:style-name="ce132">
            <text:p>3,527</text:p>
          </table:table-cell>
          <table:table-cell office:value-type="float" office:value="840" table:style-name="ce133">
            <text:p>840</text:p>
          </table:table-cell>
          <table:table-cell office:value-type="float" office:value="23.816274454210376" table:style-name="ce136">
            <text:p>23.8</text:p>
          </table:table-cell>
          <table:table-cell office:value-type="float" office:value="3450" table:style-name="ce133">
            <text:p>3,450</text:p>
          </table:table-cell>
          <table:table-cell office:value-type="float" office:value="825" table:style-name="ce132">
            <text:p>825</text:p>
          </table:table-cell>
          <table:table-cell office:value-type="float" office:value="23.913043478260871" table:style-name="ce134">
            <text:p>23.9</text:p>
          </table:table-cell>
          <table:table-cell table:number-columns-repeated="16357"/>
        </table:table-row>
        <table:table-row table:style-name="ro11">
          <table:table-cell office:value-type="string" table:style-name="ce137">
            <text:p>London</text:p>
          </table:table-cell>
          <table:table-cell office:value-type="string" table:style-name="ce138">
            <text:p>E09000024</text:p>
          </table:table-cell>
          <table:table-cell office:value-type="string" table:style-name="ce139">
            <text:p>Mer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461" table:style-name="ce128">
            <text:p>2,461<text:s/></text:p>
          </table:table-cell>
          <table:table-cell office:value-type="float" office:value="582" table:style-name="ce129">
            <text:p>582<text:s/></text:p>
          </table:table-cell>
          <table:table-cell office:value-type="float" office:value="23.648923201950424" table:style-name="ce134">
            <text:p>23.6</text:p>
          </table:table-cell>
          <table:table-cell office:value-type="float" office:value="2510" table:style-name="ce132">
            <text:p>2,510</text:p>
          </table:table-cell>
          <table:table-cell office:value-type="float" office:value="593" table:style-name="ce133">
            <text:p>593</text:p>
          </table:table-cell>
          <table:table-cell office:value-type="float" office:value="23.625498007968126" table:style-name="ce136">
            <text:p>23.6</text:p>
          </table:table-cell>
          <table:table-cell office:value-type="float" office:value="2530" table:style-name="ce133">
            <text:p>2,530</text:p>
          </table:table-cell>
          <table:table-cell office:value-type="float" office:value="622" table:style-name="ce132">
            <text:p>622</text:p>
          </table:table-cell>
          <table:table-cell office:value-type="float" office:value="24.584980237154149" table:style-name="ce134">
            <text:p>24.6</text:p>
          </table:table-cell>
          <table:table-cell office:value-type="float" office:value="2464" table:style-name="ce132">
            <text:p>2,464</text:p>
          </table:table-cell>
          <table:table-cell office:value-type="float" office:value="587" table:style-name="ce133">
            <text:p>587</text:p>
          </table:table-cell>
          <table:table-cell office:value-type="float" office:value="23.823051948051948" table:style-name="ce136">
            <text:p>23.8</text:p>
          </table:table-cell>
          <table:table-cell office:value-type="float" office:value="2435" table:style-name="ce133">
            <text:p>2,435</text:p>
          </table:table-cell>
          <table:table-cell office:value-type="float" office:value="536" table:style-name="ce132">
            <text:p>536</text:p>
          </table:table-cell>
          <table:table-cell office:value-type="float" office:value="22.012320328542096" table:style-name="ce134">
            <text:p>22.0</text:p>
          </table:table-cell>
          <table:table-cell office:value-type="float" office:value="2583" table:style-name="ce132">
            <text:p>2,583</text:p>
          </table:table-cell>
          <table:table-cell office:value-type="float" office:value="551" table:style-name="ce133">
            <text:p>551</text:p>
          </table:table-cell>
          <table:table-cell office:value-type="float" office:value="21.33178474641889" table:style-name="ce136">
            <text:p>21.3</text:p>
          </table:table-cell>
          <table:table-cell office:value-type="float" office:value="2532" table:style-name="ce133">
            <text:p>2,532</text:p>
          </table:table-cell>
          <table:table-cell office:value-type="float" office:value="499" table:style-name="ce132">
            <text:p>499</text:p>
          </table:table-cell>
          <table:table-cell office:value-type="float" office:value="19.707740916271721" table:style-name="ce134">
            <text:p>19.7</text:p>
          </table:table-cell>
          <table:table-cell table:number-columns-repeated="16357"/>
        </table:table-row>
        <table:table-row table:style-name="ro11">
          <table:table-cell office:value-type="string" table:style-name="ce137">
            <text:p>London</text:p>
          </table:table-cell>
          <table:table-cell office:value-type="string" table:style-name="ce138">
            <text:p>E09000025</text:p>
          </table:table-cell>
          <table:table-cell office:value-type="string" table:style-name="ce139">
            <text:p>New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863" table:style-name="ce128">
            <text:p>4,863<text:s/></text:p>
          </table:table-cell>
          <table:table-cell office:value-type="float" office:value="361" table:style-name="ce129">
            <text:p>361<text:s/></text:p>
          </table:table-cell>
          <table:table-cell office:value-type="float" office:value="7.4234011926794157" table:style-name="ce134">
            <text:p>7.4</text:p>
          </table:table-cell>
          <table:table-cell office:value-type="float" office:value="4872" table:style-name="ce132">
            <text:p>4,872</text:p>
          </table:table-cell>
          <table:table-cell office:value-type="float" office:value="412" table:style-name="ce133">
            <text:p>412</text:p>
          </table:table-cell>
          <table:table-cell office:value-type="float" office:value="8.4564860426929389" table:style-name="ce136">
            <text:p>8.5</text:p>
          </table:table-cell>
          <table:table-cell office:value-type="float" office:value="4765" table:style-name="ce133">
            <text:p>4,765</text:p>
          </table:table-cell>
          <table:table-cell office:value-type="float" office:value="355" table:style-name="ce132">
            <text:p>355</text:p>
          </table:table-cell>
          <table:table-cell office:value-type="float" office:value="7.450157397691501" table:style-name="ce134">
            <text:p>7.5</text:p>
          </table:table-cell>
          <table:table-cell office:value-type="float" office:value="4670" table:style-name="ce132">
            <text:p>4,670</text:p>
          </table:table-cell>
          <table:table-cell office:value-type="float" office:value="353" table:style-name="ce133">
            <text:p>353</text:p>
          </table:table-cell>
          <table:table-cell office:value-type="float" office:value="7.5588865096359745" table:style-name="ce136">
            <text:p>7.6</text:p>
          </table:table-cell>
          <table:table-cell office:value-type="float" office:value="4567" table:style-name="ce133">
            <text:p>4,567</text:p>
          </table:table-cell>
          <table:table-cell office:value-type="float" office:value="336" table:style-name="ce132">
            <text:p>336</text:p>
          </table:table-cell>
          <table:table-cell office:value-type="float" office:value="7.3571272169914605" table:style-name="ce134">
            <text:p>7.4</text:p>
          </table:table-cell>
          <table:table-cell office:value-type="float" office:value="4651" table:style-name="ce132">
            <text:p>4,651</text:p>
          </table:table-cell>
          <table:table-cell office:value-type="float" office:value="305" table:style-name="ce133">
            <text:p>305</text:p>
          </table:table-cell>
          <table:table-cell office:value-type="float" office:value="6.5577295205332193" table:style-name="ce136">
            <text:p>6.6</text:p>
          </table:table-cell>
          <table:table-cell office:value-type="float" office:value="4653" table:style-name="ce133">
            <text:p>4,653</text:p>
          </table:table-cell>
          <table:table-cell office:value-type="float" office:value="317" table:style-name="ce132">
            <text:p>317</text:p>
          </table:table-cell>
          <table:table-cell office:value-type="float" office:value="6.812808940468515" table:style-name="ce134">
            <text:p>6.8</text:p>
          </table:table-cell>
          <table:table-cell table:number-columns-repeated="16357"/>
        </table:table-row>
        <table:table-row table:style-name="ro11">
          <table:table-cell office:value-type="string" table:style-name="ce137">
            <text:p>London</text:p>
          </table:table-cell>
          <table:table-cell office:value-type="string" table:style-name="ce138">
            <text:p>E09000026</text:p>
          </table:table-cell>
          <table:table-cell office:value-type="string" table:style-name="ce139">
            <text:p>Redbridg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470" table:style-name="ce128">
            <text:p>4,470<text:s/></text:p>
          </table:table-cell>
          <table:table-cell office:value-type="float" office:value="288" table:style-name="ce129">
            <text:p>288<text:s/></text:p>
          </table:table-cell>
          <table:table-cell office:value-type="float" office:value="6.4429530201342287" table:style-name="ce134">
            <text:p>6.4</text:p>
          </table:table-cell>
          <table:table-cell office:value-type="float" office:value="4539" table:style-name="ce132">
            <text:p>4,539</text:p>
          </table:table-cell>
          <table:table-cell office:value-type="float" office:value="259" table:style-name="ce133">
            <text:p>259</text:p>
          </table:table-cell>
          <table:table-cell office:value-type="float" office:value="5.7061026657854157" table:style-name="ce136">
            <text:p>5.7</text:p>
          </table:table-cell>
          <table:table-cell office:value-type="float" office:value="4612" table:style-name="ce133">
            <text:p>4,612</text:p>
          </table:table-cell>
          <table:table-cell office:value-type="float" office:value="276" table:style-name="ce132">
            <text:p>276</text:p>
          </table:table-cell>
          <table:table-cell office:value-type="float" office:value="5.9843885516045106" table:style-name="ce134">
            <text:p>6.0</text:p>
          </table:table-cell>
          <table:table-cell office:value-type="float" office:value="4714" table:style-name="ce132">
            <text:p>4,714</text:p>
          </table:table-cell>
          <table:table-cell office:value-type="float" office:value="273" table:style-name="ce133">
            <text:p>273</text:p>
          </table:table-cell>
          <table:table-cell office:value-type="float" office:value="5.7912600763682649" table:style-name="ce136">
            <text:p>5.8</text:p>
          </table:table-cell>
          <table:table-cell office:value-type="float" office:value="4592" table:style-name="ce133">
            <text:p>4,592</text:p>
          </table:table-cell>
          <table:table-cell office:value-type="float" office:value="232" table:style-name="ce132">
            <text:p>232</text:p>
          </table:table-cell>
          <table:table-cell office:value-type="float" office:value="5.0522648083623691" table:style-name="ce134">
            <text:p>5.1</text:p>
          </table:table-cell>
          <table:table-cell office:value-type="float" office:value="4663" table:style-name="ce132">
            <text:p>4,663</text:p>
          </table:table-cell>
          <table:table-cell office:value-type="float" office:value="210" table:style-name="ce133">
            <text:p>210</text:p>
          </table:table-cell>
          <table:table-cell office:value-type="float" office:value="4.5035384945314183" table:style-name="ce136">
            <text:p>4.5</text:p>
          </table:table-cell>
          <table:table-cell office:value-type="float" office:value="4738" table:style-name="ce133">
            <text:p>4,738</text:p>
          </table:table-cell>
          <table:table-cell office:value-type="float" office:value="236" table:style-name="ce132">
            <text:p>236</text:p>
          </table:table-cell>
          <table:table-cell office:value-type="float" office:value="4.9810046433094133" table:style-name="ce134">
            <text:p>5.0</text:p>
          </table:table-cell>
          <table:table-cell table:number-columns-repeated="16357"/>
        </table:table-row>
        <table:table-row table:style-name="ro11">
          <table:table-cell office:value-type="string" table:style-name="ce137">
            <text:p>London</text:p>
          </table:table-cell>
          <table:table-cell office:value-type="string" table:style-name="ce138">
            <text:p>E09000027</text:p>
          </table:table-cell>
          <table:table-cell office:value-type="string" table:style-name="ce139">
            <text:p>Richmond Upon Thames</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626" table:style-name="ce128">
            <text:p>2,626<text:s/></text:p>
          </table:table-cell>
          <table:table-cell office:value-type="float" office:value="570" table:style-name="ce129">
            <text:p>570<text:s/></text:p>
          </table:table-cell>
          <table:table-cell office:value-type="float" office:value="21.706016755521706" table:style-name="ce134">
            <text:p>21.7</text:p>
          </table:table-cell>
          <table:table-cell office:value-type="float" office:value="2758" table:style-name="ce132">
            <text:p>2,758</text:p>
          </table:table-cell>
          <table:table-cell office:value-type="float" office:value="654" table:style-name="ce133">
            <text:p>654</text:p>
          </table:table-cell>
          <table:table-cell office:value-type="float" office:value="23.71283538796229" table:style-name="ce136">
            <text:p>23.7</text:p>
          </table:table-cell>
          <table:table-cell office:value-type="float" office:value="2862" table:style-name="ce133">
            <text:p>2,862</text:p>
          </table:table-cell>
          <table:table-cell office:value-type="float" office:value="633" table:style-name="ce132">
            <text:p>633</text:p>
          </table:table-cell>
          <table:table-cell office:value-type="float" office:value="22.117400419287211" table:style-name="ce134">
            <text:p>22.1</text:p>
          </table:table-cell>
          <table:table-cell office:value-type="float" office:value="2967" table:style-name="ce132">
            <text:p>2,967</text:p>
          </table:table-cell>
          <table:table-cell office:value-type="float" office:value="672" table:style-name="ce133">
            <text:p>672</text:p>
          </table:table-cell>
          <table:table-cell office:value-type="float" office:value="22.649140546006066" table:style-name="ce136">
            <text:p>22.6</text:p>
          </table:table-cell>
          <table:table-cell office:value-type="float" office:value="2913" table:style-name="ce133">
            <text:p>2,913</text:p>
          </table:table-cell>
          <table:table-cell office:value-type="float" office:value="541" table:style-name="ce132">
            <text:p>541</text:p>
          </table:table-cell>
          <table:table-cell office:value-type="float" office:value="18.57191898386543" table:style-name="ce134">
            <text:p>18.6</text:p>
          </table:table-cell>
          <table:table-cell office:value-type="float" office:value="3076" table:style-name="ce132">
            <text:p>3,076</text:p>
          </table:table-cell>
          <table:table-cell office:value-type="float" office:value="591" table:style-name="ce133">
            <text:p>591</text:p>
          </table:table-cell>
          <table:table-cell office:value-type="float" office:value="19.213263979193759" table:style-name="ce136">
            <text:p>19.2</text:p>
          </table:table-cell>
          <table:table-cell office:value-type="float" office:value="3063" table:style-name="ce133">
            <text:p>3,063</text:p>
          </table:table-cell>
          <table:table-cell office:value-type="float" office:value="556" table:style-name="ce132">
            <text:p>556</text:p>
          </table:table-cell>
          <table:table-cell office:value-type="float" office:value="18.152138426379366" table:style-name="ce134">
            <text:p>18.2</text:p>
          </table:table-cell>
          <table:table-cell table:number-columns-repeated="16357"/>
        </table:table-row>
        <table:table-row table:style-name="ro11">
          <table:table-cell office:value-type="string" table:style-name="ce137">
            <text:p>London</text:p>
          </table:table-cell>
          <table:table-cell office:value-type="string" table:style-name="ce138">
            <text:p>E09000028</text:p>
          </table:table-cell>
          <table:table-cell office:value-type="string" table:style-name="ce139">
            <text:p>Southwark</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648" table:style-name="ce128">
            <text:p>3,648<text:s/></text:p>
          </table:table-cell>
          <table:table-cell office:value-type="float" office:value="408" table:style-name="ce129">
            <text:p>408<text:s/></text:p>
          </table:table-cell>
          <table:table-cell office:value-type="float" office:value="11.184210526315789" table:style-name="ce134">
            <text:p>11.2</text:p>
          </table:table-cell>
          <table:table-cell office:value-type="float" office:value="3641" table:style-name="ce132">
            <text:p>3,641</text:p>
          </table:table-cell>
          <table:table-cell office:value-type="float" office:value="480" table:style-name="ce133">
            <text:p>480</text:p>
          </table:table-cell>
          <table:table-cell office:value-type="float" office:value="13.18319143092557" table:style-name="ce136">
            <text:p>13.2</text:p>
          </table:table-cell>
          <table:table-cell office:value-type="float" office:value="3634" table:style-name="ce133">
            <text:p>3,634</text:p>
          </table:table-cell>
          <table:table-cell office:value-type="float" office:value="465" table:style-name="ce132">
            <text:p>465</text:p>
          </table:table-cell>
          <table:table-cell office:value-type="float" office:value="12.795817281232802" table:style-name="ce134">
            <text:p>12.8</text:p>
          </table:table-cell>
          <table:table-cell office:value-type="float" office:value="3677" table:style-name="ce132">
            <text:p>3,677</text:p>
          </table:table-cell>
          <table:table-cell office:value-type="float" office:value="447" table:style-name="ce133">
            <text:p>447</text:p>
          </table:table-cell>
          <table:table-cell office:value-type="float" office:value="12.156649442480283" table:style-name="ce136">
            <text:p>12.2</text:p>
          </table:table-cell>
          <table:table-cell office:value-type="float" office:value="3693" table:style-name="ce133">
            <text:p>3,693</text:p>
          </table:table-cell>
          <table:table-cell office:value-type="float" office:value="442" table:style-name="ce132">
            <text:p>442</text:p>
          </table:table-cell>
          <table:table-cell office:value-type="float" office:value="11.968589222854048" table:style-name="ce134">
            <text:p>12.0</text:p>
          </table:table-cell>
          <table:table-cell office:value-type="float" office:value="3799" table:style-name="ce132">
            <text:p>3,799</text:p>
          </table:table-cell>
          <table:table-cell office:value-type="float" office:value="543" table:style-name="ce133">
            <text:p>543</text:p>
          </table:table-cell>
          <table:table-cell office:value-type="float" office:value="14.293235061858384" table:style-name="ce136">
            <text:p>14.3</text:p>
          </table:table-cell>
          <table:table-cell office:value-type="float" office:value="3724" table:style-name="ce133">
            <text:p>3,724</text:p>
          </table:table-cell>
          <table:table-cell office:value-type="float" office:value="471" table:style-name="ce132">
            <text:p>471</text:p>
          </table:table-cell>
          <table:table-cell office:value-type="float" office:value="12.64769065520945" table:style-name="ce134">
            <text:p>12.6</text:p>
          </table:table-cell>
          <table:table-cell table:number-columns-repeated="16357"/>
        </table:table-row>
        <table:table-row table:style-name="ro11">
          <table:table-cell office:value-type="string" table:style-name="ce137">
            <text:p>London</text:p>
          </table:table-cell>
          <table:table-cell office:value-type="string" table:style-name="ce138">
            <text:p>E09000029</text:p>
          </table:table-cell>
          <table:table-cell office:value-type="string" table:style-name="ce139">
            <text:p>Sut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446" table:style-name="ce128">
            <text:p>2,446<text:s/></text:p>
          </table:table-cell>
          <table:table-cell office:value-type="float" office:value="396" table:style-name="ce129">
            <text:p>396<text:s/></text:p>
          </table:table-cell>
          <table:table-cell office:value-type="float" office:value="16.189697465249388" table:style-name="ce134">
            <text:p>16.2</text:p>
          </table:table-cell>
          <table:table-cell office:value-type="float" office:value="2553" table:style-name="ce132">
            <text:p>2,553</text:p>
          </table:table-cell>
          <table:table-cell office:value-type="float" office:value="457" table:style-name="ce133">
            <text:p>457</text:p>
          </table:table-cell>
          <table:table-cell office:value-type="float" office:value="17.90050920485703" table:style-name="ce136">
            <text:p>17.9</text:p>
          </table:table-cell>
          <table:table-cell office:value-type="float" office:value="2585" table:style-name="ce133">
            <text:p>2,585</text:p>
          </table:table-cell>
          <table:table-cell office:value-type="float" office:value="493" table:style-name="ce132">
            <text:p>493</text:p>
          </table:table-cell>
          <table:table-cell office:value-type="float" office:value="19.0715667311412" table:style-name="ce134">
            <text:p>19.1</text:p>
          </table:table-cell>
          <table:table-cell office:value-type="float" office:value="2666" table:style-name="ce132">
            <text:p>2,666</text:p>
          </table:table-cell>
          <table:table-cell office:value-type="float" office:value="518" table:style-name="ce133">
            <text:p>518</text:p>
          </table:table-cell>
          <table:table-cell office:value-type="float" office:value="19.429857464366091" table:style-name="ce136">
            <text:p>19.4</text:p>
          </table:table-cell>
          <table:table-cell office:value-type="float" office:value="2604" table:style-name="ce133">
            <text:p>2,604</text:p>
          </table:table-cell>
          <table:table-cell office:value-type="float" office:value="468" table:style-name="ce132">
            <text:p>468</text:p>
          </table:table-cell>
          <table:table-cell office:value-type="float" office:value="17.972350230414747" table:style-name="ce134">
            <text:p>18.0</text:p>
          </table:table-cell>
          <table:table-cell office:value-type="float" office:value="2699" table:style-name="ce132">
            <text:p>2,699</text:p>
          </table:table-cell>
          <table:table-cell office:value-type="float" office:value="498" table:style-name="ce133">
            <text:p>498</text:p>
          </table:table-cell>
          <table:table-cell office:value-type="float" office:value="18.451278251204151" table:style-name="ce136">
            <text:p>18.5</text:p>
          </table:table-cell>
          <table:table-cell office:value-type="float" office:value="2856" table:style-name="ce133">
            <text:p>2,856</text:p>
          </table:table-cell>
          <table:table-cell office:value-type="float" office:value="477" table:style-name="ce132">
            <text:p>477</text:p>
          </table:table-cell>
          <table:table-cell office:value-type="float" office:value="16.701680672268907" table:style-name="ce134">
            <text:p>16.7</text:p>
          </table:table-cell>
          <table:table-cell table:number-columns-repeated="16357"/>
        </table:table-row>
        <table:table-row table:style-name="ro11">
          <table:table-cell office:value-type="string" table:style-name="ce137">
            <text:p>London</text:p>
          </table:table-cell>
          <table:table-cell office:value-type="string" table:style-name="ce138">
            <text:p>E09000030</text:p>
          </table:table-cell>
          <table:table-cell office:value-type="string" table:style-name="ce139">
            <text:p>Tower Hamlets</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035" table:style-name="ce128">
            <text:p>3,035<text:s/></text:p>
          </table:table-cell>
          <table:table-cell office:value-type="float" office:value="408" table:style-name="ce129">
            <text:p>408<text:s/></text:p>
          </table:table-cell>
          <table:table-cell office:value-type="float" office:value="13.44316309719934" table:style-name="ce134">
            <text:p>13.4</text:p>
          </table:table-cell>
          <table:table-cell office:value-type="float" office:value="2918" table:style-name="ce132">
            <text:p>2,918</text:p>
          </table:table-cell>
          <table:table-cell office:value-type="float" office:value="514" table:style-name="ce133">
            <text:p>514</text:p>
          </table:table-cell>
          <table:table-cell office:value-type="float" office:value="17.614804660726524" table:style-name="ce136">
            <text:p>17.6</text:p>
          </table:table-cell>
          <table:table-cell office:value-type="float" office:value="2977" table:style-name="ce133">
            <text:p>2,977</text:p>
          </table:table-cell>
          <table:table-cell office:value-type="float" office:value="502" table:style-name="ce132">
            <text:p>502</text:p>
          </table:table-cell>
          <table:table-cell office:value-type="float" office:value="16.862613369163586" table:style-name="ce134">
            <text:p>16.9</text:p>
          </table:table-cell>
          <table:table-cell office:value-type="float" office:value="2844" table:style-name="ce132">
            <text:p>2,844</text:p>
          </table:table-cell>
          <table:table-cell office:value-type="float" office:value="438" table:style-name="ce133">
            <text:p>438</text:p>
          </table:table-cell>
          <table:table-cell office:value-type="float" office:value="15.400843881856542" table:style-name="ce136">
            <text:p>15.4</text:p>
          </table:table-cell>
          <table:table-cell office:value-type="float" office:value="2940" table:style-name="ce133">
            <text:p>2,940</text:p>
          </table:table-cell>
          <table:table-cell office:value-type="float" office:value="399" table:style-name="ce132">
            <text:p>399</text:p>
          </table:table-cell>
          <table:table-cell office:value-type="float" office:value="13.571428571428571" table:style-name="ce134">
            <text:p>13.6</text:p>
          </table:table-cell>
          <table:table-cell office:value-type="float" office:value="2913" table:style-name="ce132">
            <text:p>2,913</text:p>
          </table:table-cell>
          <table:table-cell office:value-type="float" office:value="362" table:style-name="ce133">
            <text:p>362</text:p>
          </table:table-cell>
          <table:table-cell office:value-type="float" office:value="12.427051150017164" table:style-name="ce136">
            <text:p>12.4</text:p>
          </table:table-cell>
          <table:table-cell office:value-type="float" office:value="2931" table:style-name="ce133">
            <text:p>2,931</text:p>
          </table:table-cell>
          <table:table-cell office:value-type="float" office:value="388" table:style-name="ce132">
            <text:p>388</text:p>
          </table:table-cell>
          <table:table-cell office:value-type="float" office:value="13.237802797679974" table:style-name="ce134">
            <text:p>13.2</text:p>
          </table:table-cell>
          <table:table-cell table:number-columns-repeated="16357"/>
        </table:table-row>
        <table:table-row table:style-name="ro11">
          <table:table-cell office:value-type="string" table:style-name="ce137">
            <text:p>London</text:p>
          </table:table-cell>
          <table:table-cell office:value-type="string" table:style-name="ce140">
            <text:p>E09000031</text:p>
          </table:table-cell>
          <table:table-cell office:value-type="string" table:style-name="ce139">
            <text:p>Waltham Fores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384" table:style-name="ce128">
            <text:p>3,384<text:s/></text:p>
          </table:table-cell>
          <table:table-cell office:value-type="float" office:value="354" table:style-name="ce129">
            <text:p>354<text:s/></text:p>
          </table:table-cell>
          <table:table-cell office:value-type="float" office:value="10.460992907801419" table:style-name="ce134">
            <text:p>10.5</text:p>
          </table:table-cell>
          <table:table-cell office:value-type="float" office:value="3387" table:style-name="ce132">
            <text:p>3,387</text:p>
          </table:table-cell>
          <table:table-cell office:value-type="float" office:value="402" table:style-name="ce133">
            <text:p>402</text:p>
          </table:table-cell>
          <table:table-cell office:value-type="float" office:value="11.868910540301151" table:style-name="ce136">
            <text:p>11.9</text:p>
          </table:table-cell>
          <table:table-cell office:value-type="float" office:value="3352" table:style-name="ce133">
            <text:p>3,352</text:p>
          </table:table-cell>
          <table:table-cell office:value-type="float" office:value="342" table:style-name="ce132">
            <text:p>342</text:p>
          </table:table-cell>
          <table:table-cell office:value-type="float" office:value="10.202863961813842" table:style-name="ce134">
            <text:p>10.2</text:p>
          </table:table-cell>
          <table:table-cell office:value-type="float" office:value="3382" table:style-name="ce132">
            <text:p>3,382</text:p>
          </table:table-cell>
          <table:table-cell office:value-type="float" office:value="344" table:style-name="ce133">
            <text:p>344</text:p>
          </table:table-cell>
          <table:table-cell office:value-type="float" office:value="10.171496156120639" table:style-name="ce136">
            <text:p>10.2</text:p>
          </table:table-cell>
          <table:table-cell office:value-type="float" office:value="3311" table:style-name="ce133">
            <text:p>3,311</text:p>
          </table:table-cell>
          <table:table-cell office:value-type="float" office:value="295" table:style-name="ce132">
            <text:p>295</text:p>
          </table:table-cell>
          <table:table-cell office:value-type="float" office:value="8.9096949562065841" table:style-name="ce134">
            <text:p>8.9</text:p>
          </table:table-cell>
          <table:table-cell office:value-type="float" office:value="3364" table:style-name="ce132">
            <text:p>3,364</text:p>
          </table:table-cell>
          <table:table-cell office:value-type="float" office:value="300" table:style-name="ce133">
            <text:p>300</text:p>
          </table:table-cell>
          <table:table-cell office:value-type="float" office:value="8.9179548156955999" table:style-name="ce136">
            <text:p>8.9</text:p>
          </table:table-cell>
          <table:table-cell office:value-type="float" office:value="3377" table:style-name="ce133">
            <text:p>3,377</text:p>
          </table:table-cell>
          <table:table-cell office:value-type="float" office:value="314" table:style-name="ce132">
            <text:p>314</text:p>
          </table:table-cell>
          <table:table-cell office:value-type="float" office:value="9.2981936630145103" table:style-name="ce134">
            <text:p>9.3</text:p>
          </table:table-cell>
          <table:table-cell table:number-columns-repeated="16357"/>
        </table:table-row>
        <table:table-row table:style-name="ro11">
          <table:table-cell office:value-type="string" table:style-name="ce137">
            <text:p>London</text:p>
          </table:table-cell>
          <table:table-cell office:value-type="string" table:style-name="ce138">
            <text:p>E09000032</text:p>
          </table:table-cell>
          <table:table-cell office:value-type="string" table:style-name="ce139">
            <text:p>Wandsworth</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London</text:p>
          </table:table-cell>
          <table:table-cell office:value-type="string" table:style-name="ce138">
            <text:p>E09000033</text:p>
          </table:table-cell>
          <table:table-cell office:value-type="string" table:style-name="ce139">
            <text:p>Westminster</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217" table:style-name="ce128">
            <text:p>1,217<text:s/></text:p>
          </table:table-cell>
          <table:table-cell office:value-type="float" office:value="19" table:style-name="ce129">
            <text:p>19<text:s/></text:p>
          </table:table-cell>
          <table:table-cell office:value-type="float" office:value="1.561216105176664" table:style-name="ce134">
            <text:p>1.6</text:p>
          </table:table-cell>
          <table:table-cell office:value-type="float" office:value="1245" table:style-name="ce132">
            <text:p>1,245</text:p>
          </table:table-cell>
          <table:table-cell office:value-type="float" office:value="42" table:style-name="ce133">
            <text:p>42</text:p>
          </table:table-cell>
          <table:table-cell office:value-type="float" office:value="3.3734939759036147" table:style-name="ce136">
            <text:p>3.4</text:p>
          </table:table-cell>
          <table:table-cell office:value-type="float" office:value="1255" table:style-name="ce133">
            <text:p>1,255</text:p>
          </table:table-cell>
          <table:table-cell office:value-type="float" office:value="55" table:style-name="ce132">
            <text:p>55</text:p>
          </table:table-cell>
          <table:table-cell office:value-type="float" office:value="4.3824701195219129" table:style-name="ce134">
            <text:p>4.4</text:p>
          </table:table-cell>
          <table:table-cell office:value-type="float" office:value="1160" table:style-name="ce132">
            <text:p>1,160</text:p>
          </table:table-cell>
          <table:table-cell office:value-type="float" office:value="51" table:style-name="ce133">
            <text:p>51</text:p>
          </table:table-cell>
          <table:table-cell office:value-type="float" office:value="4.3965517241379306" table:style-name="ce136">
            <text:p>4.4</text:p>
          </table:table-cell>
          <table:table-cell office:value-type="float" office:value="1227" table:style-name="ce133">
            <text:p>1,227</text:p>
          </table:table-cell>
          <table:table-cell office:value-type="float" office:value="52" table:style-name="ce132">
            <text:p>52</text:p>
          </table:table-cell>
          <table:table-cell office:value-type="float" office:value="4.2379788101059495" table:style-name="ce134">
            <text:p>4.2</text:p>
          </table:table-cell>
          <table:table-cell office:value-type="float" office:value="1296" table:style-name="ce132">
            <text:p>1,296</text:p>
          </table:table-cell>
          <table:table-cell office:value-type="float" office:value="48" table:style-name="ce133">
            <text:p>48</text:p>
          </table:table-cell>
          <table:table-cell office:value-type="float" office:value="3.7037037037037033" table:style-name="ce136">
            <text:p>3.7</text:p>
          </table:table-cell>
          <table:table-cell office:value-type="float" office:value="1402" table:style-name="ce133">
            <text:p>1,402</text:p>
          </table:table-cell>
          <table:table-cell office:value-type="float" office:value="50" table:style-name="ce132">
            <text:p>50</text:p>
          </table:table-cell>
          <table:table-cell office:value-type="float" office:value="3.566333808844508" table:style-name="ce134">
            <text:p>3.6</text:p>
          </table:table-cell>
          <table:table-cell table:number-columns-repeated="16357"/>
        </table:table-row>
        <table:table-row table:style-name="ro11">
          <table:table-cell office:value-type="string" table:style-name="ce137">
            <text:p>Midlands</text:p>
          </table:table-cell>
          <table:table-cell office:value-type="string" table:style-name="ce138">
            <text:p>E07000171</text:p>
          </table:table-cell>
          <table:table-cell office:value-type="string" table:style-name="ce139">
            <text:p>Bassetlaw Lower Tier</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213" table:style-name="ce128">
            <text:p>1,213<text:s/></text:p>
          </table:table-cell>
          <table:table-cell office:value-type="float" office:value="257" table:style-name="ce129">
            <text:p>257<text:s/></text:p>
          </table:table-cell>
          <table:table-cell office:value-type="float" office:value="21.187139323990106" table:style-name="ce134">
            <text:p>21.2</text:p>
          </table:table-cell>
          <table:table-cell office:value-type="float" office:value="1368" table:style-name="ce132">
            <text:p>1,368</text:p>
          </table:table-cell>
          <table:table-cell office:value-type="float" office:value="344" table:style-name="ce133">
            <text:p>344</text:p>
          </table:table-cell>
          <table:table-cell office:value-type="float" office:value="25.146198830409354" table:style-name="ce136">
            <text:p>25.1</text:p>
          </table:table-cell>
          <table:table-cell office:value-type="float" office:value="1401" table:style-name="ce133">
            <text:p>1,401</text:p>
          </table:table-cell>
          <table:table-cell office:value-type="float" office:value="370" table:style-name="ce132">
            <text:p>370</text:p>
          </table:table-cell>
          <table:table-cell office:value-type="float" office:value="26.409707351891505" table:style-name="ce134">
            <text:p>26.4</text:p>
          </table:table-cell>
          <table:table-cell office:value-type="float" office:value="1341" table:style-name="ce132">
            <text:p>1,341</text:p>
          </table:table-cell>
          <table:table-cell office:value-type="float" office:value="358" table:style-name="ce133">
            <text:p>358</text:p>
          </table:table-cell>
          <table:table-cell office:value-type="float" office:value="26.696495152870991" table:style-name="ce136">
            <text:p>26.7</text:p>
          </table:table-cell>
          <table:table-cell office:value-type="float" office:value="1332" table:style-name="ce133">
            <text:p>1,332</text:p>
          </table:table-cell>
          <table:table-cell office:value-type="float" office:value="357" table:style-name="ce132">
            <text:p>357</text:p>
          </table:table-cell>
          <table:table-cell office:value-type="float" office:value="26.801801801801801" table:style-name="ce134">
            <text:p>26.8</text:p>
          </table:table-cell>
          <table:table-cell office:value-type="float" office:value="1396" table:style-name="ce132">
            <text:p>1,396</text:p>
          </table:table-cell>
          <table:table-cell office:value-type="float" office:value="367" table:style-name="ce133">
            <text:p>367</text:p>
          </table:table-cell>
          <table:table-cell office:value-type="float" office:value="26.289398280802288" table:style-name="ce136">
            <text:p>26.3</text:p>
          </table:table-cell>
          <table:table-cell office:value-type="float" office:value="1487" table:style-name="ce133">
            <text:p>1,487</text:p>
          </table:table-cell>
          <table:table-cell office:value-type="float" office:value="379" table:style-name="ce132">
            <text:p>379</text:p>
          </table:table-cell>
          <table:table-cell office:value-type="float" office:value="25.487558843308676" table:style-name="ce134">
            <text:p>25.5</text:p>
          </table:table-cell>
          <table:table-cell table:number-columns-repeated="16357"/>
        </table:table-row>
        <table:table-row table:style-name="ro11">
          <table:table-cell office:value-type="string" table:style-name="ce137">
            <text:p>Midlands</text:p>
          </table:table-cell>
          <table:table-cell office:value-type="string" table:style-name="ce138">
            <text:p>E08000025</text:p>
          </table:table-cell>
          <table:table-cell office:value-type="string" table:style-name="ce139">
            <text:p>Birming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4923" table:style-name="ce128">
            <text:p>14,923<text:s/></text:p>
          </table:table-cell>
          <table:table-cell office:value-type="float" office:value="1782" table:style-name="ce129">
            <text:p>1,782<text:s/></text:p>
          </table:table-cell>
          <table:table-cell office:value-type="float" office:value="11.941298666487972" table:style-name="ce134">
            <text:p>11.9</text:p>
          </table:table-cell>
          <table:table-cell office:value-type="float" office:value="15644" table:style-name="ce132">
            <text:p>15,644</text:p>
          </table:table-cell>
          <table:table-cell office:value-type="float" office:value="2032" table:style-name="ce133">
            <text:p>2,032</text:p>
          </table:table-cell>
          <table:table-cell office:value-type="float" office:value="12.989005369470725" table:style-name="ce136">
            <text:p>13.0</text:p>
          </table:table-cell>
          <table:table-cell office:value-type="float" office:value="15575" table:style-name="ce133">
            <text:p>15,575</text:p>
          </table:table-cell>
          <table:table-cell office:value-type="float" office:value="2118" table:style-name="ce132">
            <text:p>2,118</text:p>
          </table:table-cell>
          <table:table-cell office:value-type="float" office:value="13.598715890850722" table:style-name="ce134">
            <text:p>13.6</text:p>
          </table:table-cell>
          <table:table-cell office:value-type="float" office:value="15964" table:style-name="ce132">
            <text:p>15,964</text:p>
          </table:table-cell>
          <table:table-cell office:value-type="float" office:value="2171" table:style-name="ce133">
            <text:p>2,171</text:p>
          </table:table-cell>
          <table:table-cell office:value-type="float" office:value="13.599348534201955" table:style-name="ce136">
            <text:p>13.6</text:p>
          </table:table-cell>
          <table:table-cell office:value-type="float" office:value="16250" table:style-name="ce133">
            <text:p>16,250</text:p>
          </table:table-cell>
          <table:table-cell office:value-type="float" office:value="2038" table:style-name="ce132">
            <text:p>2,038</text:p>
          </table:table-cell>
          <table:table-cell office:value-type="float" office:value="12.541538461538462" table:style-name="ce134">
            <text:p>12.5</text:p>
          </table:table-cell>
          <table:table-cell office:value-type="float" office:value="16557" table:style-name="ce132">
            <text:p>16,557</text:p>
          </table:table-cell>
          <table:table-cell office:value-type="float" office:value="2166" table:style-name="ce133">
            <text:p>2,166</text:p>
          </table:table-cell>
          <table:table-cell office:value-type="float" office:value="13.082080086972278" table:style-name="ce136">
            <text:p>13.1</text:p>
          </table:table-cell>
          <table:table-cell office:value-type="float" office:value="16710" table:style-name="ce133">
            <text:p>16,710</text:p>
          </table:table-cell>
          <table:table-cell office:value-type="float" office:value="2050" table:style-name="ce132">
            <text:p>2,050</text:p>
          </table:table-cell>
          <table:table-cell office:value-type="float" office:value="12.268102932375822" table:style-name="ce134">
            <text:p>12.3</text:p>
          </table:table-cell>
          <table:table-cell table:number-columns-repeated="16357"/>
        </table:table-row>
        <table:table-row table:style-name="ro11">
          <table:table-cell office:value-type="string" table:style-name="ce137">
            <text:p>Midlands</text:p>
          </table:table-cell>
          <table:table-cell office:value-type="string" table:style-name="ce138">
            <text:p>E08000026</text:p>
          </table:table-cell>
          <table:table-cell office:value-type="string" table:style-name="ce139">
            <text:p>Coventr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205" table:style-name="ce128">
            <text:p>4,205<text:s/></text:p>
          </table:table-cell>
          <table:table-cell office:value-type="float" office:value="851" table:style-name="ce129">
            <text:p>851<text:s/></text:p>
          </table:table-cell>
          <table:table-cell office:value-type="float" office:value="20.23781212841855" table:style-name="ce134">
            <text:p>20.2</text:p>
          </table:table-cell>
          <table:table-cell office:value-type="float" office:value="4205" table:style-name="ce132">
            <text:p>4,205</text:p>
          </table:table-cell>
          <table:table-cell office:value-type="float" office:value="832" table:style-name="ce133">
            <text:p>832</text:p>
          </table:table-cell>
          <table:table-cell office:value-type="float" office:value="19.785969084423304" table:style-name="ce136">
            <text:p>19.8</text:p>
          </table:table-cell>
          <table:table-cell office:value-type="float" office:value="4523" table:style-name="ce133">
            <text:p>4,523</text:p>
          </table:table-cell>
          <table:table-cell office:value-type="float" office:value="935" table:style-name="ce132">
            <text:p>935</text:p>
          </table:table-cell>
          <table:table-cell office:value-type="float" office:value="20.672120274154324" table:style-name="ce134">
            <text:p>20.7</text:p>
          </table:table-cell>
          <table:table-cell office:value-type="float" office:value="4404" table:style-name="ce132">
            <text:p>4,404</text:p>
          </table:table-cell>
          <table:table-cell office:value-type="float" office:value="893" table:style-name="ce133">
            <text:p>893</text:p>
          </table:table-cell>
          <table:table-cell office:value-type="float" office:value="20.277020890099909" table:style-name="ce136">
            <text:p>20.3</text:p>
          </table:table-cell>
          <table:table-cell office:value-type="float" office:value="4506" table:style-name="ce133">
            <text:p>4,506</text:p>
          </table:table-cell>
          <table:table-cell office:value-type="float" office:value="920" table:style-name="ce132">
            <text:p>920</text:p>
          </table:table-cell>
          <table:table-cell office:value-type="float" office:value="20.41722148246782" table:style-name="ce134">
            <text:p>20.4</text:p>
          </table:table-cell>
          <table:table-cell office:value-type="float" office:value="4538" table:style-name="ce132">
            <text:p>4,538</text:p>
          </table:table-cell>
          <table:table-cell office:value-type="float" office:value="861" table:style-name="ce133">
            <text:p>861</text:p>
          </table:table-cell>
          <table:table-cell office:value-type="float" office:value="18.973115910092552" table:style-name="ce136">
            <text:p>19.0</text:p>
          </table:table-cell>
          <table:table-cell office:value-type="float" office:value="4742" table:style-name="ce133">
            <text:p>4,742</text:p>
          </table:table-cell>
          <table:table-cell office:value-type="float" office:value="893" table:style-name="ce132">
            <text:p>893</text:p>
          </table:table-cell>
          <table:table-cell office:value-type="float" office:value="18.831716575284691" table:style-name="ce134">
            <text:p>18.8</text:p>
          </table:table-cell>
          <table:table-cell table:number-columns-repeated="16357"/>
        </table:table-row>
        <table:table-row table:style-name="ro11">
          <table:table-cell office:value-type="string" table:style-name="ce137">
            <text:p>Midlands</text:p>
          </table:table-cell>
          <table:table-cell office:value-type="string" table:style-name="ce138">
            <text:p>E06000015</text:p>
          </table:table-cell>
          <table:table-cell office:value-type="string" table:style-name="ce139">
            <text:p>Derb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143" table:style-name="ce128">
            <text:p>3,143<text:s/></text:p>
          </table:table-cell>
          <table:table-cell office:value-type="float" office:value="563" table:style-name="ce129">
            <text:p>563<text:s/></text:p>
          </table:table-cell>
          <table:table-cell office:value-type="float" office:value="17.912822144447979" table:style-name="ce134">
            <text:p>17.9</text:p>
          </table:table-cell>
          <table:table-cell office:value-type="float" office:value="3225" table:style-name="ce132">
            <text:p>3,225</text:p>
          </table:table-cell>
          <table:table-cell office:value-type="float" office:value="565" table:style-name="ce133">
            <text:p>565</text:p>
          </table:table-cell>
          <table:table-cell office:value-type="float" office:value="17.519379844961243" table:style-name="ce136">
            <text:p>17.5</text:p>
          </table:table-cell>
          <table:table-cell office:value-type="float" office:value="3436" table:style-name="ce133">
            <text:p>3,436</text:p>
          </table:table-cell>
          <table:table-cell office:value-type="float" office:value="586" table:style-name="ce132">
            <text:p>586</text:p>
          </table:table-cell>
          <table:table-cell office:value-type="float" office:value="17.054714784633298" table:style-name="ce134">
            <text:p>17.1</text:p>
          </table:table-cell>
          <table:table-cell office:value-type="float" office:value="3445" table:style-name="ce132">
            <text:p>3,445</text:p>
          </table:table-cell>
          <table:table-cell office:value-type="float" office:value="611" table:style-name="ce133">
            <text:p>611</text:p>
          </table:table-cell>
          <table:table-cell office:value-type="float" office:value="17.735849056603772" table:style-name="ce136">
            <text:p>17.7</text:p>
          </table:table-cell>
          <table:table-cell office:value-type="float" office:value="3455" table:style-name="ce133">
            <text:p>3,455</text:p>
          </table:table-cell>
          <table:table-cell office:value-type="float" office:value="587" table:style-name="ce132">
            <text:p>587</text:p>
          </table:table-cell>
          <table:table-cell office:value-type="float" office:value="16.98986975397974" table:style-name="ce134">
            <text:p>17.0</text:p>
          </table:table-cell>
          <table:table-cell office:value-type="float" office:value="3540" table:style-name="ce132">
            <text:p>3,540</text:p>
          </table:table-cell>
          <table:table-cell office:value-type="float" office:value="626" table:style-name="ce133">
            <text:p>626</text:p>
          </table:table-cell>
          <table:table-cell office:value-type="float" office:value="17.683615819209038" table:style-name="ce136">
            <text:p>17.7</text:p>
          </table:table-cell>
          <table:table-cell office:value-type="float" office:value="3627" table:style-name="ce133">
            <text:p>3,627</text:p>
          </table:table-cell>
          <table:table-cell office:value-type="float" office:value="576" table:style-name="ce132">
            <text:p>576</text:p>
          </table:table-cell>
          <table:table-cell office:value-type="float" office:value="15.88089330024814" table:style-name="ce134">
            <text:p>15.9</text:p>
          </table:table-cell>
          <table:table-cell table:number-columns-repeated="16357"/>
        </table:table-row>
        <table:table-row table:style-name="ro11">
          <table:table-cell office:value-type="string" table:style-name="ce137">
            <text:p>Midlands</text:p>
          </table:table-cell>
          <table:table-cell office:value-type="string" table:style-name="ce138">
            <text:p>E10000007</text:p>
          </table:table-cell>
          <table:table-cell office:value-type="string" table:style-name="ce139">
            <text:p>Derby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7986" table:style-name="ce128">
            <text:p>7,986<text:s/></text:p>
          </table:table-cell>
          <table:table-cell office:value-type="float" office:value="2062" table:style-name="ce129">
            <text:p>2,062<text:s/></text:p>
          </table:table-cell>
          <table:table-cell office:value-type="float" office:value="25.820185324317556" table:style-name="ce134">
            <text:p>25.8</text:p>
          </table:table-cell>
          <table:table-cell office:value-type="float" office:value="8224" table:style-name="ce132">
            <text:p>8,224</text:p>
          </table:table-cell>
          <table:table-cell office:value-type="float" office:value="2198" table:style-name="ce133">
            <text:p>2,198</text:p>
          </table:table-cell>
          <table:table-cell office:value-type="float" office:value="26.726653696498055" table:style-name="ce136">
            <text:p>26.7</text:p>
          </table:table-cell>
          <table:table-cell office:value-type="float" office:value="8512" table:style-name="ce133">
            <text:p>8,512</text:p>
          </table:table-cell>
          <table:table-cell office:value-type="float" office:value="2206" table:style-name="ce132">
            <text:p>2,206</text:p>
          </table:table-cell>
          <table:table-cell office:value-type="float" office:value="25.916353383458645" table:style-name="ce134">
            <text:p>25.9</text:p>
          </table:table-cell>
          <table:table-cell office:value-type="float" office:value="8491" table:style-name="ce132">
            <text:p>8,491</text:p>
          </table:table-cell>
          <table:table-cell office:value-type="float" office:value="2131" table:style-name="ce133">
            <text:p>2,131</text:p>
          </table:table-cell>
          <table:table-cell office:value-type="float" office:value="25.097161700624188" table:style-name="ce136">
            <text:p>25.1</text:p>
          </table:table-cell>
          <table:table-cell office:value-type="float" office:value="8599" table:style-name="ce133">
            <text:p>8,599</text:p>
          </table:table-cell>
          <table:table-cell office:value-type="float" office:value="2138" table:style-name="ce132">
            <text:p>2,138</text:p>
          </table:table-cell>
          <table:table-cell office:value-type="float" office:value="24.86335620420979" table:style-name="ce134">
            <text:p>24.9</text:p>
          </table:table-cell>
          <table:table-cell office:value-type="float" office:value="8751" table:style-name="ce132">
            <text:p>8,751</text:p>
          </table:table-cell>
          <table:table-cell office:value-type="float" office:value="2105" table:style-name="ce133">
            <text:p>2,105</text:p>
          </table:table-cell>
          <table:table-cell office:value-type="float" office:value="24.054393783567594" table:style-name="ce136">
            <text:p>24.1</text:p>
          </table:table-cell>
          <table:table-cell office:value-type="float" office:value="9144" table:style-name="ce133">
            <text:p>9,144</text:p>
          </table:table-cell>
          <table:table-cell office:value-type="float" office:value="2077" table:style-name="ce132">
            <text:p>2,077</text:p>
          </table:table-cell>
          <table:table-cell office:value-type="float" office:value="22.714348206474192" table:style-name="ce134">
            <text:p>22.7</text:p>
          </table:table-cell>
          <table:table-cell table:number-columns-repeated="16357"/>
        </table:table-row>
        <table:table-row table:style-name="ro11">
          <table:table-cell office:value-type="string" table:style-name="ce137">
            <text:p>Midlands</text:p>
          </table:table-cell>
          <table:table-cell office:value-type="string" table:style-name="ce138">
            <text:p>E08000027</text:p>
          </table:table-cell>
          <table:table-cell office:value-type="string" table:style-name="ce139">
            <text:p>Dudle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722" table:style-name="ce128">
            <text:p>3,722<text:s/></text:p>
          </table:table-cell>
          <table:table-cell office:value-type="float" office:value="107" table:style-name="ce129">
            <text:p>107<text:s/></text:p>
          </table:table-cell>
          <table:table-cell office:value-type="float" office:value="2.8747984954325632" table:style-name="ce134">
            <text:p>2.9</text:p>
          </table:table-cell>
          <table:table-cell office:value-type="float" office:value="3790" table:style-name="ce132">
            <text:p>3,790</text:p>
          </table:table-cell>
          <table:table-cell office:value-type="float" office:value="105" table:style-name="ce133">
            <text:p>105</text:p>
          </table:table-cell>
          <table:table-cell office:value-type="float" office:value="2.7704485488126647" table:style-name="ce136">
            <text:p>2.8</text:p>
          </table:table-cell>
          <table:table-cell office:value-type="float" office:value="3758" table:style-name="ce133">
            <text:p>3,758</text:p>
          </table:table-cell>
          <table:table-cell office:value-type="float" office:value="106" table:style-name="ce132">
            <text:p>106</text:p>
          </table:table-cell>
          <table:table-cell office:value-type="float" office:value="2.82064928153273" table:style-name="ce134">
            <text:p>2.8</text:p>
          </table:table-cell>
          <table:table-cell office:value-type="float" office:value="3916" table:style-name="ce132">
            <text:p>3,916</text:p>
          </table:table-cell>
          <table:table-cell office:value-type="float" office:value="105" table:style-name="ce133">
            <text:p>105</text:p>
          </table:table-cell>
          <table:table-cell office:value-type="float" office:value="2.6813074565883555" table:style-name="ce136">
            <text:p>2.7</text:p>
          </table:table-cell>
          <table:table-cell office:value-type="float" office:value="4016" table:style-name="ce133">
            <text:p>4,016</text:p>
          </table:table-cell>
          <table:table-cell office:value-type="float" office:value="108" table:style-name="ce132">
            <text:p>108</text:p>
          </table:table-cell>
          <table:table-cell office:value-type="float" office:value="2.689243027888446" table:style-name="ce134">
            <text:p>2.7</text:p>
          </table:table-cell>
          <table:table-cell office:value-type="float" office:value="4113" table:style-name="ce132">
            <text:p>4,113</text:p>
          </table:table-cell>
          <table:table-cell office:value-type="float" office:value="119" table:style-name="ce133">
            <text:p>119</text:p>
          </table:table-cell>
          <table:table-cell office:value-type="float" office:value="2.8932652565037689" table:style-name="ce136">
            <text:p>2.9</text:p>
          </table:table-cell>
          <table:table-cell office:value-type="float" office:value="3900" table:style-name="ce133">
            <text:p>3,900</text:p>
          </table:table-cell>
          <table:table-cell office:value-type="float" office:value="132" table:style-name="ce132">
            <text:p>132</text:p>
          </table:table-cell>
          <table:table-cell office:value-type="float" office:value="3.3846153846153846" table:style-name="ce134">
            <text:p>3.4</text:p>
          </table:table-cell>
          <table:table-cell table:number-columns-repeated="16357"/>
        </table:table-row>
        <table:table-row table:style-name="ro11">
          <table:table-cell office:value-type="string" table:style-name="ce137">
            <text:p>Midlands</text:p>
          </table:table-cell>
          <table:table-cell office:value-type="string" table:style-name="ce138">
            <text:p>E06000019</text:p>
          </table:table-cell>
          <table:table-cell office:value-type="string" table:style-name="ce139">
            <text:p>Herefordshire, County Of</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833" table:style-name="ce128">
            <text:p>1,833<text:s/></text:p>
          </table:table-cell>
          <table:table-cell office:value-type="float" office:value="679" table:style-name="ce129">
            <text:p>679<text:s/></text:p>
          </table:table-cell>
          <table:table-cell office:value-type="float" office:value="37.043098745226402" table:style-name="ce134">
            <text:p>37.0</text:p>
          </table:table-cell>
          <table:table-cell office:value-type="float" office:value="1813" table:style-name="ce132">
            <text:p>1,813</text:p>
          </table:table-cell>
          <table:table-cell office:value-type="float" office:value="685" table:style-name="ce133">
            <text:p>685</text:p>
          </table:table-cell>
          <table:table-cell office:value-type="float" office:value="37.782680639823496" table:style-name="ce136">
            <text:p>37.8</text:p>
          </table:table-cell>
          <table:table-cell office:value-type="float" office:value="1859" table:style-name="ce133">
            <text:p>1,859</text:p>
          </table:table-cell>
          <table:table-cell office:value-type="float" office:value="666" table:style-name="ce132">
            <text:p>666</text:p>
          </table:table-cell>
          <table:table-cell office:value-type="float" office:value="35.82571274878967" table:style-name="ce134">
            <text:p>35.8</text:p>
          </table:table-cell>
          <table:table-cell office:value-type="float" office:value="1780" table:style-name="ce132">
            <text:p>1,780</text:p>
          </table:table-cell>
          <table:table-cell office:value-type="float" office:value="678" table:style-name="ce133">
            <text:p>678</text:p>
          </table:table-cell>
          <table:table-cell office:value-type="float" office:value="38.08988764044944" table:style-name="ce136">
            <text:p>38.1</text:p>
          </table:table-cell>
          <table:table-cell office:value-type="float" office:value="1973" table:style-name="ce133">
            <text:p>1,973</text:p>
          </table:table-cell>
          <table:table-cell office:value-type="float" office:value="767" table:style-name="ce132">
            <text:p>767</text:p>
          </table:table-cell>
          <table:table-cell office:value-type="float" office:value="38.874809934110495" table:style-name="ce134">
            <text:p>38.9</text:p>
          </table:table-cell>
          <table:table-cell office:value-type="float" office:value="1944" table:style-name="ce132">
            <text:p>1,944</text:p>
          </table:table-cell>
          <table:table-cell office:value-type="float" office:value="735" table:style-name="ce133">
            <text:p>735</text:p>
          </table:table-cell>
          <table:table-cell office:value-type="float" office:value="37.808641975308646" table:style-name="ce136">
            <text:p>37.8</text:p>
          </table:table-cell>
          <table:table-cell office:value-type="float" office:value="1970" table:style-name="ce133">
            <text:p>1,970</text:p>
          </table:table-cell>
          <table:table-cell office:value-type="float" office:value="745" table:style-name="ce132">
            <text:p>745</text:p>
          </table:table-cell>
          <table:table-cell office:value-type="float" office:value="37.817258883248734" table:style-name="ce134">
            <text:p>37.8</text:p>
          </table:table-cell>
          <table:table-cell table:number-columns-repeated="16357"/>
        </table:table-row>
        <table:table-row table:style-name="ro11">
          <table:table-cell office:value-type="string" table:style-name="ce137">
            <text:p>Midlands</text:p>
          </table:table-cell>
          <table:table-cell office:value-type="string" table:style-name="ce138">
            <text:p>E06000016</text:p>
          </table:table-cell>
          <table:table-cell office:value-type="string" table:style-name="ce139">
            <text:p>Leicester</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382" table:style-name="ce128">
            <text:p>4,382<text:s/></text:p>
          </table:table-cell>
          <table:table-cell office:value-type="float" office:value="518" table:style-name="ce129">
            <text:p>518<text:s/></text:p>
          </table:table-cell>
          <table:table-cell office:value-type="float" office:value="11.821086261980831" table:style-name="ce134">
            <text:p>11.8</text:p>
          </table:table-cell>
          <table:table-cell office:value-type="float" office:value="4746" table:style-name="ce132">
            <text:p>4,746</text:p>
          </table:table-cell>
          <table:table-cell office:value-type="float" office:value="611" table:style-name="ce133">
            <text:p>611</text:p>
          </table:table-cell>
          <table:table-cell office:value-type="float" office:value="12.873999157184999" table:style-name="ce136">
            <text:p>12.9</text:p>
          </table:table-cell>
          <table:table-cell office:value-type="float" office:value="4813" table:style-name="ce133">
            <text:p>4,813</text:p>
          </table:table-cell>
          <table:table-cell office:value-type="float" office:value="628" table:style-name="ce132">
            <text:p>628</text:p>
          </table:table-cell>
          <table:table-cell office:value-type="float" office:value="13.047995013505091" table:style-name="ce134">
            <text:p>13.0</text:p>
          </table:table-cell>
          <table:table-cell office:value-type="float" office:value="4848" table:style-name="ce132">
            <text:p>4,848</text:p>
          </table:table-cell>
          <table:table-cell office:value-type="float" office:value="658" table:style-name="ce133">
            <text:p>658</text:p>
          </table:table-cell>
          <table:table-cell office:value-type="float" office:value="13.572607260726071" table:style-name="ce136">
            <text:p>13.6</text:p>
          </table:table-cell>
          <table:table-cell office:value-type="float" office:value="4960" table:style-name="ce133">
            <text:p>4,960</text:p>
          </table:table-cell>
          <table:table-cell office:value-type="float" office:value="595" table:style-name="ce132">
            <text:p>595</text:p>
          </table:table-cell>
          <table:table-cell office:value-type="float" office:value="11.995967741935484" table:style-name="ce134">
            <text:p>12.0</text:p>
          </table:table-cell>
          <table:table-cell office:value-type="float" office:value="5044" table:style-name="ce132">
            <text:p>5,044</text:p>
          </table:table-cell>
          <table:table-cell office:value-type="float" office:value="616" table:style-name="ce133">
            <text:p>616</text:p>
          </table:table-cell>
          <table:table-cell office:value-type="float" office:value="12.212529738302933" table:style-name="ce136">
            <text:p>12.2</text:p>
          </table:table-cell>
          <table:table-cell office:value-type="float" office:value="5130" table:style-name="ce133">
            <text:p>5,130</text:p>
          </table:table-cell>
          <table:table-cell office:value-type="float" office:value="583" table:style-name="ce132">
            <text:p>583</text:p>
          </table:table-cell>
          <table:table-cell office:value-type="float" office:value="11.364522417153996" table:style-name="ce134">
            <text:p>11.4</text:p>
          </table:table-cell>
          <table:table-cell table:number-columns-repeated="16357"/>
        </table:table-row>
        <table:table-row table:style-name="ro11">
          <table:table-cell office:value-type="string" table:style-name="ce137">
            <text:p>Midlands</text:p>
          </table:table-cell>
          <table:table-cell office:value-type="string" table:style-name="ce138">
            <text:p>E10000018</text:p>
          </table:table-cell>
          <table:table-cell office:value-type="string" table:style-name="ce139">
            <text:p>Leicestershire and Rutland</text:p>
          </table:table-cell>
          <table:table-cell office:value-type="float" office:value="2" table:style-name="ce135">
            <text:p>2</text:p>
          </table:table-cell>
          <table:table-cell office:value-type="float" office:value="2" table:style-name="ce135">
            <text:p>2</text:p>
          </table:table-cell>
          <table:table-cell office:value-type="float" office:value="100" table:style-name="ce136">
            <text:p>100.0</text:p>
          </table:table-cell>
          <table:table-cell office:value-type="float" office:value="8089" table:style-name="ce128">
            <text:p>8,089<text:s/></text:p>
          </table:table-cell>
          <table:table-cell office:value-type="float" office:value="746" table:style-name="ce129">
            <text:p>746<text:s/></text:p>
          </table:table-cell>
          <table:table-cell office:value-type="float" office:value="9.2224007911979218" table:style-name="ce134">
            <text:p>9.2</text:p>
          </table:table-cell>
          <table:table-cell office:value-type="float" office:value="8409" table:style-name="ce132">
            <text:p>8,409</text:p>
          </table:table-cell>
          <table:table-cell office:value-type="float" office:value="693" table:style-name="ce133">
            <text:p>693</text:p>
          </table:table-cell>
          <table:table-cell office:value-type="float" office:value="8.2411701748127015" table:style-name="ce136">
            <text:p>8.2</text:p>
          </table:table-cell>
          <table:table-cell office:value-type="float" office:value="8449" table:style-name="ce133">
            <text:p>8,449</text:p>
          </table:table-cell>
          <table:table-cell office:value-type="float" office:value="750" table:style-name="ce132">
            <text:p>750</text:p>
          </table:table-cell>
          <table:table-cell office:value-type="float" office:value="8.8767901526807904" table:style-name="ce134">
            <text:p>8.9</text:p>
          </table:table-cell>
          <table:table-cell office:value-type="float" office:value="8355" table:style-name="ce132">
            <text:p>8,355</text:p>
          </table:table-cell>
          <table:table-cell office:value-type="float" office:value="847" table:style-name="ce133">
            <text:p>847</text:p>
          </table:table-cell>
          <table:table-cell office:value-type="float" office:value="10.137642130460801" table:style-name="ce136">
            <text:p>10.1</text:p>
          </table:table-cell>
          <table:table-cell office:value-type="float" office:value="8667" table:style-name="ce133">
            <text:p>8,667</text:p>
          </table:table-cell>
          <table:table-cell office:value-type="float" office:value="767" table:style-name="ce132">
            <text:p>767</text:p>
          </table:table-cell>
          <table:table-cell office:value-type="float" office:value="8.8496596284758287" table:style-name="ce134">
            <text:p>8.8</text:p>
          </table:table-cell>
          <table:table-cell office:value-type="float" office:value="8654" table:style-name="ce132">
            <text:p>8,654</text:p>
          </table:table-cell>
          <table:table-cell office:value-type="float" office:value="752" table:style-name="ce133">
            <text:p>752</text:p>
          </table:table-cell>
          <table:table-cell office:value-type="float" office:value="8.6896232955858554" table:style-name="ce136">
            <text:p>8.7</text:p>
          </table:table-cell>
          <table:table-cell office:value-type="float" office:value="8916" table:style-name="ce133">
            <text:p>8,916</text:p>
          </table:table-cell>
          <table:table-cell office:value-type="float" office:value="801" table:style-name="ce132">
            <text:p>801</text:p>
          </table:table-cell>
          <table:table-cell office:value-type="float" office:value="8.9838492597577382" table:style-name="ce134">
            <text:p>9.0</text:p>
          </table:table-cell>
          <table:table-cell table:number-columns-repeated="16357"/>
        </table:table-row>
        <table:table-row table:style-name="ro11">
          <table:table-cell office:value-type="string" table:style-name="ce137">
            <text:p>Midlands</text:p>
          </table:table-cell>
          <table:table-cell office:value-type="string" table:style-name="ce138">
            <text:p>E10000019</text:p>
          </table:table-cell>
          <table:table-cell office:value-type="string" table:style-name="ce139">
            <text:p>Lincoln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7247" table:style-name="ce128">
            <text:p>7,247<text:s/></text:p>
          </table:table-cell>
          <table:table-cell office:value-type="float" office:value="2152" table:style-name="ce129">
            <text:p>2,152<text:s/></text:p>
          </table:table-cell>
          <table:table-cell office:value-type="float" office:value="29.695046226024562" table:style-name="ce134">
            <text:p>29.7</text:p>
          </table:table-cell>
          <table:table-cell office:value-type="float" office:value="7804" table:style-name="ce132">
            <text:p>7,804</text:p>
          </table:table-cell>
          <table:table-cell office:value-type="float" office:value="2356" table:style-name="ce133">
            <text:p>2,356</text:p>
          </table:table-cell>
          <table:table-cell office:value-type="float" office:value="30.189646335212711" table:style-name="ce136">
            <text:p>30.2</text:p>
          </table:table-cell>
          <table:table-cell office:value-type="float" office:value="8269" table:style-name="ce133">
            <text:p>8,269</text:p>
          </table:table-cell>
          <table:table-cell office:value-type="float" office:value="2499" table:style-name="ce132">
            <text:p>2,499</text:p>
          </table:table-cell>
          <table:table-cell office:value-type="float" office:value="30.221308501632606" table:style-name="ce134">
            <text:p>30.2</text:p>
          </table:table-cell>
          <table:table-cell office:value-type="float" office:value="8266" table:style-name="ce132">
            <text:p>8,266</text:p>
          </table:table-cell>
          <table:table-cell office:value-type="float" office:value="2480" table:style-name="ce133">
            <text:p>2,480</text:p>
          </table:table-cell>
          <table:table-cell office:value-type="float" office:value="30.002419549963705" table:style-name="ce136">
            <text:p>30.0</text:p>
          </table:table-cell>
          <table:table-cell office:value-type="float" office:value="8459" table:style-name="ce133">
            <text:p>8,459</text:p>
          </table:table-cell>
          <table:table-cell office:value-type="float" office:value="2536" table:style-name="ce132">
            <text:p>2,536</text:p>
          </table:table-cell>
          <table:table-cell office:value-type="float" office:value="29.979903061827638" table:style-name="ce134">
            <text:p>30.0</text:p>
          </table:table-cell>
          <table:table-cell office:value-type="float" office:value="8406" table:style-name="ce132">
            <text:p>8,406</text:p>
          </table:table-cell>
          <table:table-cell office:value-type="float" office:value="2501" table:style-name="ce133">
            <text:p>2,501</text:p>
          </table:table-cell>
          <table:table-cell office:value-type="float" office:value="29.75255769688318" table:style-name="ce136">
            <text:p>29.8</text:p>
          </table:table-cell>
          <table:table-cell office:value-type="float" office:value="8934" table:style-name="ce133">
            <text:p>8,934</text:p>
          </table:table-cell>
          <table:table-cell office:value-type="float" office:value="2389" table:style-name="ce132">
            <text:p>2,389</text:p>
          </table:table-cell>
          <table:table-cell office:value-type="float" office:value="26.740541750615627" table:style-name="ce134">
            <text:p>26.7</text:p>
          </table:table-cell>
          <table:table-cell table:number-columns-repeated="16357"/>
        </table:table-row>
        <table:table-row table:style-name="ro11">
          <table:table-cell office:value-type="string" table:style-name="ce137">
            <text:p>Midlands</text:p>
          </table:table-cell>
          <table:table-cell office:value-type="string" table:style-name="ce138">
            <text:p>E06000061</text:p>
          </table:table-cell>
          <table:table-cell office:value-type="string" table:style-name="ce139">
            <text:p>North Northampton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119" table:style-name="ce128">
            <text:p>4,119<text:s/></text:p>
          </table:table-cell>
          <table:table-cell office:value-type="float" office:value="1363" table:style-name="ce129">
            <text:p>1,363<text:s/></text:p>
          </table:table-cell>
          <table:table-cell office:value-type="float" office:value="33.09055596018451" table:style-name="ce134">
            <text:p>33.1</text:p>
          </table:table-cell>
          <table:table-cell office:value-type="float" office:value="4235" table:style-name="ce132">
            <text:p>4,235</text:p>
          </table:table-cell>
          <table:table-cell office:value-type="float" office:value="1365" table:style-name="ce133">
            <text:p>1,365</text:p>
          </table:table-cell>
          <table:table-cell office:value-type="float" office:value="32.231404958677686" table:style-name="ce136">
            <text:p>32.2</text:p>
          </table:table-cell>
          <table:table-cell office:value-type="float" office:value="4311" table:style-name="ce133">
            <text:p>4,311</text:p>
          </table:table-cell>
          <table:table-cell office:value-type="float" office:value="1553" table:style-name="ce132">
            <text:p>1,553</text:p>
          </table:table-cell>
          <table:table-cell office:value-type="float" office:value="36.024124333101369" table:style-name="ce134">
            <text:p>36.0</text:p>
          </table:table-cell>
          <table:table-cell office:value-type="float" office:value="4264" table:style-name="ce132">
            <text:p>4,264</text:p>
          </table:table-cell>
          <table:table-cell office:value-type="float" office:value="1571" table:style-name="ce133">
            <text:p>1,571</text:p>
          </table:table-cell>
          <table:table-cell office:value-type="float" office:value="36.843339587242028" table:style-name="ce136">
            <text:p>36.8</text:p>
          </table:table-cell>
          <table:table-cell office:value-type="float" office:value="4452" table:style-name="ce133">
            <text:p>4,452</text:p>
          </table:table-cell>
          <table:table-cell office:value-type="float" office:value="1469" table:style-name="ce132">
            <text:p>1,469</text:p>
          </table:table-cell>
          <table:table-cell office:value-type="float" office:value="32.996406109613659" table:style-name="ce134">
            <text:p>33.0</text:p>
          </table:table-cell>
          <table:table-cell office:value-type="float" office:value="4534" table:style-name="ce132">
            <text:p>4,534</text:p>
          </table:table-cell>
          <table:table-cell office:value-type="float" office:value="1615" table:style-name="ce133">
            <text:p>1,615</text:p>
          </table:table-cell>
          <table:table-cell office:value-type="float" office:value="35.619761799735336" table:style-name="ce136">
            <text:p>35.6</text:p>
          </table:table-cell>
          <table:table-cell office:value-type="float" office:value="4506" table:style-name="ce133">
            <text:p>4,506</text:p>
          </table:table-cell>
          <table:table-cell office:value-type="float" office:value="1617" table:style-name="ce132">
            <text:p>1,617</text:p>
          </table:table-cell>
          <table:table-cell office:value-type="float" office:value="35.885486018641814" table:style-name="ce134">
            <text:p>35.9</text:p>
          </table:table-cell>
          <table:table-cell table:number-columns-repeated="16357"/>
        </table:table-row>
        <table:table-row table:style-name="ro11">
          <table:table-cell office:value-type="string" table:style-name="ce137">
            <text:p>Midlands</text:p>
          </table:table-cell>
          <table:table-cell office:value-type="string" table:style-name="ce138">
            <text:p>E06000018</text:p>
          </table:table-cell>
          <table:table-cell office:value-type="string" table:style-name="ce139">
            <text:p>Notting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654" table:style-name="ce128">
            <text:p>3,654<text:s/></text:p>
          </table:table-cell>
          <table:table-cell office:value-type="float" office:value="589" table:style-name="ce129">
            <text:p>589<text:s/></text:p>
          </table:table-cell>
          <table:table-cell office:value-type="float" office:value="16.119321291735083" table:style-name="ce134">
            <text:p>16.1</text:p>
          </table:table-cell>
          <table:table-cell office:value-type="float" office:value="3758" table:style-name="ce132">
            <text:p>3,758</text:p>
          </table:table-cell>
          <table:table-cell office:value-type="float" office:value="626" table:style-name="ce133">
            <text:p>626</text:p>
          </table:table-cell>
          <table:table-cell office:value-type="float" office:value="16.657796700372536" table:style-name="ce136">
            <text:p>16.7</text:p>
          </table:table-cell>
          <table:table-cell office:value-type="float" office:value="4045" table:style-name="ce133">
            <text:p>4,045</text:p>
          </table:table-cell>
          <table:table-cell office:value-type="float" office:value="673" table:style-name="ce132">
            <text:p>673</text:p>
          </table:table-cell>
          <table:table-cell office:value-type="float" office:value="16.637824474660075" table:style-name="ce134">
            <text:p>16.6</text:p>
          </table:table-cell>
          <table:table-cell office:value-type="float" office:value="3932" table:style-name="ce132">
            <text:p>3,932</text:p>
          </table:table-cell>
          <table:table-cell office:value-type="float" office:value="636" table:style-name="ce133">
            <text:p>636</text:p>
          </table:table-cell>
          <table:table-cell office:value-type="float" office:value="16.17497456765005" table:style-name="ce136">
            <text:p>16.2</text:p>
          </table:table-cell>
          <table:table-cell office:value-type="float" office:value="3982" table:style-name="ce133">
            <text:p>3,982</text:p>
          </table:table-cell>
          <table:table-cell office:value-type="float" office:value="604" table:style-name="ce132">
            <text:p>604</text:p>
          </table:table-cell>
          <table:table-cell office:value-type="float" office:value="15.168257157207435" table:style-name="ce134">
            <text:p>15.2</text:p>
          </table:table-cell>
          <table:table-cell office:value-type="float" office:value="4126" table:style-name="ce132">
            <text:p>4,126</text:p>
          </table:table-cell>
          <table:table-cell office:value-type="float" office:value="623" table:style-name="ce133">
            <text:p>623</text:p>
          </table:table-cell>
          <table:table-cell office:value-type="float" office:value="15.099369849733399" table:style-name="ce136">
            <text:p>15.1</text:p>
          </table:table-cell>
          <table:table-cell office:value-type="float" office:value="4020" table:style-name="ce133">
            <text:p>4,020</text:p>
          </table:table-cell>
          <table:table-cell office:value-type="float" office:value="614" table:style-name="ce132">
            <text:p>614</text:p>
          </table:table-cell>
          <table:table-cell office:value-type="float" office:value="15.273631840796021" table:style-name="ce134">
            <text:p>15.3</text:p>
          </table:table-cell>
          <table:table-cell table:number-columns-repeated="16357"/>
        </table:table-row>
        <table:table-row table:style-name="ro11">
          <table:table-cell office:value-type="string" table:style-name="ce137">
            <text:p>Midlands</text:p>
          </table:table-cell>
          <table:table-cell office:value-type="string" table:style-name="ce138">
            <text:p>E10000024</text:p>
          </table:table-cell>
          <table:table-cell office:value-type="string" table:style-name="ce139">
            <text:p>Nottingham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7934" table:style-name="ce128">
            <text:p>7,934<text:s/></text:p>
          </table:table-cell>
          <table:table-cell office:value-type="float" office:value="1879" table:style-name="ce129">
            <text:p>1,879<text:s/></text:p>
          </table:table-cell>
          <table:table-cell office:value-type="float" office:value="23.682883791278044" table:style-name="ce134">
            <text:p>23.7</text:p>
          </table:table-cell>
          <table:table-cell office:value-type="float" office:value="8299" table:style-name="ce132">
            <text:p>8,299</text:p>
          </table:table-cell>
          <table:table-cell office:value-type="float" office:value="2094" table:style-name="ce133">
            <text:p>2,094</text:p>
          </table:table-cell>
          <table:table-cell office:value-type="float" office:value="25.231955657308109" table:style-name="ce136">
            <text:p>25.2</text:p>
          </table:table-cell>
          <table:table-cell office:value-type="float" office:value="8505" table:style-name="ce133">
            <text:p>8,505</text:p>
          </table:table-cell>
          <table:table-cell office:value-type="float" office:value="2170" table:style-name="ce132">
            <text:p>2,170</text:p>
          </table:table-cell>
          <table:table-cell office:value-type="float" office:value="25.514403292181072" table:style-name="ce134">
            <text:p>25.5</text:p>
          </table:table-cell>
          <table:table-cell office:value-type="float" office:value="8467" table:style-name="ce132">
            <text:p>8,467</text:p>
          </table:table-cell>
          <table:table-cell office:value-type="float" office:value="2124" table:style-name="ce133">
            <text:p>2,124</text:p>
          </table:table-cell>
          <table:table-cell office:value-type="float" office:value="25.085626550135821" table:style-name="ce136">
            <text:p>25.1</text:p>
          </table:table-cell>
          <table:table-cell office:value-type="float" office:value="8713" table:style-name="ce133">
            <text:p>8,713</text:p>
          </table:table-cell>
          <table:table-cell office:value-type="float" office:value="2148" table:style-name="ce132">
            <text:p>2,148</text:p>
          </table:table-cell>
          <table:table-cell office:value-type="float" office:value="24.652817628830483" table:style-name="ce134">
            <text:p>24.7</text:p>
          </table:table-cell>
          <table:table-cell office:value-type="float" office:value="8756" table:style-name="ce132">
            <text:p>8,756</text:p>
          </table:table-cell>
          <table:table-cell office:value-type="float" office:value="2133" table:style-name="ce133">
            <text:p>2,133</text:p>
          </table:table-cell>
          <table:table-cell office:value-type="float" office:value="24.360438556418458" table:style-name="ce136">
            <text:p>24.4</text:p>
          </table:table-cell>
          <table:table-cell office:value-type="float" office:value="8736" table:style-name="ce133">
            <text:p>8,736</text:p>
          </table:table-cell>
          <table:table-cell office:value-type="float" office:value="2149" table:style-name="ce132">
            <text:p>2,149</text:p>
          </table:table-cell>
          <table:table-cell office:value-type="float" office:value="24.599358974358974" table:style-name="ce134">
            <text:p>24.6</text:p>
          </table:table-cell>
          <table:table-cell table:number-columns-repeated="16357"/>
        </table:table-row>
        <table:table-row table:style-name="ro11">
          <table:table-cell office:value-type="string" table:style-name="ce137">
            <text:p>Midlands</text:p>
          </table:table-cell>
          <table:table-cell office:value-type="string" table:style-name="ce138">
            <text:p>E08000028</text:p>
          </table:table-cell>
          <table:table-cell office:value-type="string" table:style-name="ce139">
            <text:p>Sandwell</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620" table:style-name="ce128">
            <text:p>4,620<text:s/></text:p>
          </table:table-cell>
          <table:table-cell office:value-type="float" office:value="121" table:style-name="ce129">
            <text:p>121<text:s/></text:p>
          </table:table-cell>
          <table:table-cell office:value-type="float" office:value="2.6190476190476191" table:style-name="ce134">
            <text:p>2.6</text:p>
          </table:table-cell>
          <table:table-cell office:value-type="float" office:value="4782" table:style-name="ce132">
            <text:p>4,782</text:p>
          </table:table-cell>
          <table:table-cell office:value-type="float" office:value="109" table:style-name="ce133">
            <text:p>109</text:p>
          </table:table-cell>
          <table:table-cell office:value-type="float" office:value="2.2793810121288165" table:style-name="ce136">
            <text:p>2.3</text:p>
          </table:table-cell>
          <table:table-cell office:value-type="float" office:value="4771" table:style-name="ce133">
            <text:p>4,771</text:p>
          </table:table-cell>
          <table:table-cell office:value-type="float" office:value="119" table:style-name="ce132">
            <text:p>119</text:p>
          </table:table-cell>
          <table:table-cell office:value-type="float" office:value="2.4942360092223854" table:style-name="ce134">
            <text:p>2.5</text:p>
          </table:table-cell>
          <table:table-cell office:value-type="float" office:value="4753" table:style-name="ce132">
            <text:p>4,753</text:p>
          </table:table-cell>
          <table:table-cell office:value-type="float" office:value="134" table:style-name="ce133">
            <text:p>134</text:p>
          </table:table-cell>
          <table:table-cell office:value-type="float" office:value="2.8192720387123922" table:style-name="ce136">
            <text:p>2.8</text:p>
          </table:table-cell>
          <table:table-cell office:value-type="float" office:value="5076" table:style-name="ce133">
            <text:p>5,076</text:p>
          </table:table-cell>
          <table:table-cell office:value-type="float" office:value="131" table:style-name="ce132">
            <text:p>131</text:p>
          </table:table-cell>
          <table:table-cell office:value-type="float" office:value="2.5807722616233253" table:style-name="ce134">
            <text:p>2.6</text:p>
          </table:table-cell>
          <table:table-cell office:value-type="float" office:value="5095" table:style-name="ce132">
            <text:p>5,095</text:p>
          </table:table-cell>
          <table:table-cell office:value-type="float" office:value="132" table:style-name="ce133">
            <text:p>132</text:p>
          </table:table-cell>
          <table:table-cell office:value-type="float" office:value="2.5907752698724242" table:style-name="ce136">
            <text:p>2.6</text:p>
          </table:table-cell>
          <table:table-cell office:value-type="float" office:value="5009" table:style-name="ce133">
            <text:p>5,009</text:p>
          </table:table-cell>
          <table:table-cell office:value-type="float" office:value="115" table:style-name="ce132">
            <text:p>115</text:p>
          </table:table-cell>
          <table:table-cell office:value-type="float" office:value="2.2958674386105011" table:style-name="ce134">
            <text:p>2.3</text:p>
          </table:table-cell>
          <table:table-cell table:number-columns-repeated="16357"/>
        </table:table-row>
        <table:table-row table:style-name="ro11">
          <table:table-cell office:value-type="string" table:style-name="ce137">
            <text:p>Midlands</text:p>
          </table:table-cell>
          <table:table-cell office:value-type="string" table:style-name="ce138">
            <text:p>E06000051</text:p>
          </table:table-cell>
          <table:table-cell office:value-type="string" table:style-name="ce139">
            <text:p>Shrop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963" table:style-name="ce128">
            <text:p>963<text:s/></text:p>
          </table:table-cell>
          <table:table-cell office:value-type="float" office:value="664" table:style-name="ce129">
            <text:p>664<text:s/></text:p>
          </table:table-cell>
          <table:table-cell office:value-type="float" office:value="68.951194184839053" table:style-name="ce134">
            <text:p>69.0</text:p>
          </table:table-cell>
          <table:table-cell office:value-type="float" office:value="979" table:style-name="ce132">
            <text:p>979</text:p>
          </table:table-cell>
          <table:table-cell office:value-type="float" office:value="637" table:style-name="ce133">
            <text:p>637</text:p>
          </table:table-cell>
          <table:table-cell office:value-type="float" office:value="65.066394279877429" table:style-name="ce136">
            <text:p>65.1</text:p>
          </table:table-cell>
          <table:table-cell office:value-type="float" office:value="975" table:style-name="ce133">
            <text:p>975</text:p>
          </table:table-cell>
          <table:table-cell office:value-type="float" office:value="690" table:style-name="ce132">
            <text:p>690</text:p>
          </table:table-cell>
          <table:table-cell office:value-type="float" office:value="70.769230769230774" table:style-name="ce134">
            <text:p>70.8</text:p>
          </table:table-cell>
          <table:table-cell office:value-type="float" office:value="1034" table:style-name="ce132">
            <text:p>1,034</text:p>
          </table:table-cell>
          <table:table-cell office:value-type="float" office:value="714" table:style-name="ce133">
            <text:p>714</text:p>
          </table:table-cell>
          <table:table-cell office:value-type="float" office:value="69.052224371373299" table:style-name="ce136">
            <text:p>69.1</text:p>
          </table:table-cell>
          <table:table-cell office:value-type="float" office:value="1005" table:style-name="ce133">
            <text:p>1,005</text:p>
          </table:table-cell>
          <table:table-cell office:value-type="float" office:value="663" table:style-name="ce132">
            <text:p>663</text:p>
          </table:table-cell>
          <table:table-cell office:value-type="float" office:value="65.97014925373135" table:style-name="ce134">
            <text:p>66.0</text:p>
          </table:table-cell>
          <table:table-cell office:value-type="float" office:value="1024" table:style-name="ce132">
            <text:p>1,024</text:p>
          </table:table-cell>
          <table:table-cell office:value-type="float" office:value="707" table:style-name="ce133">
            <text:p>707</text:p>
          </table:table-cell>
          <table:table-cell office:value-type="float" office:value="69.04296875" table:style-name="ce136">
            <text:p>69.0</text:p>
          </table:table-cell>
          <table:table-cell office:value-type="float" office:value="1026" table:style-name="ce133">
            <text:p>1,026</text:p>
          </table:table-cell>
          <table:table-cell office:value-type="float" office:value="703" table:style-name="ce132">
            <text:p>703</text:p>
          </table:table-cell>
          <table:table-cell office:value-type="float" office:value="68.518518518518519" table:style-name="ce134">
            <text:p>68.5</text:p>
          </table:table-cell>
          <table:table-cell table:number-columns-repeated="16357"/>
        </table:table-row>
        <table:table-row table:style-name="ro11">
          <table:table-cell office:value-type="string" table:style-name="ce137">
            <text:p>Midlands</text:p>
          </table:table-cell>
          <table:table-cell office:value-type="string" table:style-name="ce138">
            <text:p>E08000029</text:p>
          </table:table-cell>
          <table:table-cell office:value-type="string" table:style-name="ce139">
            <text:p>Solihull</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661" table:style-name="ce128">
            <text:p>2,661<text:s/></text:p>
          </table:table-cell>
          <table:table-cell office:value-type="float" office:value="492" table:style-name="ce129">
            <text:p>492<text:s/></text:p>
          </table:table-cell>
          <table:table-cell office:value-type="float" office:value="18.489289740698986" table:style-name="ce134">
            <text:p>18.5</text:p>
          </table:table-cell>
          <table:table-cell office:value-type="float" office:value="2810" table:style-name="ce132">
            <text:p>2,810</text:p>
          </table:table-cell>
          <table:table-cell office:value-type="float" office:value="537" table:style-name="ce133">
            <text:p>537</text:p>
          </table:table-cell>
          <table:table-cell office:value-type="float" office:value="19.110320284697512" table:style-name="ce136">
            <text:p>19.1</text:p>
          </table:table-cell>
          <table:table-cell office:value-type="float" office:value="2794" table:style-name="ce133">
            <text:p>2,794</text:p>
          </table:table-cell>
          <table:table-cell office:value-type="float" office:value="592" table:style-name="ce132">
            <text:p>592</text:p>
          </table:table-cell>
          <table:table-cell office:value-type="float" office:value="21.188260558339298" table:style-name="ce134">
            <text:p>21.2</text:p>
          </table:table-cell>
          <table:table-cell office:value-type="float" office:value="2770" table:style-name="ce132">
            <text:p>2,770</text:p>
          </table:table-cell>
          <table:table-cell office:value-type="float" office:value="659" table:style-name="ce133">
            <text:p>659</text:p>
          </table:table-cell>
          <table:table-cell office:value-type="float" office:value="23.790613718411553" table:style-name="ce136">
            <text:p>23.8</text:p>
          </table:table-cell>
          <table:table-cell office:value-type="float" office:value="2814" table:style-name="ce133">
            <text:p>2,814</text:p>
          </table:table-cell>
          <table:table-cell office:value-type="float" office:value="685" table:style-name="ce132">
            <text:p>685</text:p>
          </table:table-cell>
          <table:table-cell office:value-type="float" office:value="24.342572850035538" table:style-name="ce134">
            <text:p>24.3</text:p>
          </table:table-cell>
          <table:table-cell office:value-type="float" office:value="2922" table:style-name="ce132">
            <text:p>2,922</text:p>
          </table:table-cell>
          <table:table-cell office:value-type="float" office:value="622" table:style-name="ce133">
            <text:p>622</text:p>
          </table:table-cell>
          <table:table-cell office:value-type="float" office:value="21.286789869952088" table:style-name="ce136">
            <text:p>21.3</text:p>
          </table:table-cell>
          <table:table-cell office:value-type="float" office:value="2867" table:style-name="ce133">
            <text:p>2,867</text:p>
          </table:table-cell>
          <table:table-cell office:value-type="float" office:value="716" table:style-name="ce132">
            <text:p>716</text:p>
          </table:table-cell>
          <table:table-cell office:value-type="float" office:value="24.973840251133588" table:style-name="ce134">
            <text:p>25.0</text:p>
          </table:table-cell>
          <table:table-cell table:number-columns-repeated="16357"/>
        </table:table-row>
        <table:table-row table:style-name="ro11">
          <table:table-cell office:value-type="string" table:style-name="ce137">
            <text:p>Midlands</text:p>
          </table:table-cell>
          <table:table-cell office:value-type="string" table:style-name="ce138">
            <text:p>E10000028</text:p>
          </table:table-cell>
          <table:table-cell office:value-type="string" table:style-name="ce139">
            <text:p>Stafford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9274" table:style-name="ce128">
            <text:p>9,274<text:s/></text:p>
          </table:table-cell>
          <table:table-cell office:value-type="float" office:value="2526" table:style-name="ce129">
            <text:p>2,526<text:s/></text:p>
          </table:table-cell>
          <table:table-cell office:value-type="float" office:value="27.23743799870606" table:style-name="ce134">
            <text:p>27.2</text:p>
          </table:table-cell>
          <table:table-cell office:value-type="float" office:value="9505" table:style-name="ce132">
            <text:p>9,505</text:p>
          </table:table-cell>
          <table:table-cell office:value-type="float" office:value="2601" table:style-name="ce133">
            <text:p>2,601</text:p>
          </table:table-cell>
          <table:table-cell office:value-type="float" office:value="27.364544976328247" table:style-name="ce136">
            <text:p>27.4</text:p>
          </table:table-cell>
          <table:table-cell office:value-type="float" office:value="9374" table:style-name="ce133">
            <text:p>9,374</text:p>
          </table:table-cell>
          <table:table-cell office:value-type="float" office:value="2756" table:style-name="ce132">
            <text:p>2,756</text:p>
          </table:table-cell>
          <table:table-cell office:value-type="float" office:value="29.400469383400896" table:style-name="ce134">
            <text:p>29.4</text:p>
          </table:table-cell>
          <table:table-cell office:value-type="float" office:value="9591" table:style-name="ce132">
            <text:p>9,591</text:p>
          </table:table-cell>
          <table:table-cell office:value-type="float" office:value="2608" table:style-name="ce133">
            <text:p>2,608</text:p>
          </table:table-cell>
          <table:table-cell office:value-type="float" office:value="27.192159316025439" table:style-name="ce136">
            <text:p>27.2</text:p>
          </table:table-cell>
          <table:table-cell office:value-type="float" office:value="9824" table:style-name="ce133">
            <text:p>9,824</text:p>
          </table:table-cell>
          <table:table-cell office:value-type="float" office:value="2674" table:style-name="ce132">
            <text:p>2,674</text:p>
          </table:table-cell>
          <table:table-cell office:value-type="float" office:value="27.219055374592831" table:style-name="ce134">
            <text:p>27.2</text:p>
          </table:table-cell>
          <table:table-cell office:value-type="float" office:value="9864" table:style-name="ce132">
            <text:p>9,864</text:p>
          </table:table-cell>
          <table:table-cell office:value-type="float" office:value="3442" table:style-name="ce133">
            <text:p>3,442</text:p>
          </table:table-cell>
          <table:table-cell office:value-type="float" office:value="34.89456609894566" table:style-name="ce136">
            <text:p>34.9</text:p>
          </table:table-cell>
          <table:table-cell office:value-type="float" office:value="10020" table:style-name="ce133">
            <text:p>10,020</text:p>
          </table:table-cell>
          <table:table-cell office:value-type="float" office:value="3211" table:style-name="ce132">
            <text:p>3,211</text:p>
          </table:table-cell>
          <table:table-cell office:value-type="float" office:value="32.045908183632733" table:style-name="ce134">
            <text:p>32.0</text:p>
          </table:table-cell>
          <table:table-cell table:number-columns-repeated="16357"/>
        </table:table-row>
        <table:table-row table:style-name="ro11">
          <table:table-cell office:value-type="string" table:style-name="ce137">
            <text:p>Midlands</text:p>
          </table:table-cell>
          <table:table-cell office:value-type="string" table:style-name="ce138">
            <text:p>E06000021</text:p>
          </table:table-cell>
          <table:table-cell office:value-type="string" table:style-name="ce139">
            <text:p>Stoke-On-Tren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913" table:style-name="ce128">
            <text:p>2,913<text:s/></text:p>
          </table:table-cell>
          <table:table-cell office:value-type="float" office:value="682" table:style-name="ce129">
            <text:p>682<text:s/></text:p>
          </table:table-cell>
          <table:table-cell office:value-type="float" office:value="23.412289735667695" table:style-name="ce134">
            <text:p>23.4</text:p>
          </table:table-cell>
          <table:table-cell office:value-type="float" office:value="3172" table:style-name="ce132">
            <text:p>3,172</text:p>
          </table:table-cell>
          <table:table-cell office:value-type="float" office:value="703" table:style-name="ce133">
            <text:p>703</text:p>
          </table:table-cell>
          <table:table-cell office:value-type="float" office:value="22.162673392181588" table:style-name="ce136">
            <text:p>22.2</text:p>
          </table:table-cell>
          <table:table-cell office:value-type="float" office:value="3166" table:style-name="ce133">
            <text:p>3,166</text:p>
          </table:table-cell>
          <table:table-cell office:value-type="float" office:value="780" table:style-name="ce132">
            <text:p>780</text:p>
          </table:table-cell>
          <table:table-cell office:value-type="float" office:value="24.6367656348705" table:style-name="ce134">
            <text:p>24.6</text:p>
          </table:table-cell>
          <table:table-cell office:value-type="float" office:value="3346" table:style-name="ce132">
            <text:p>3,346</text:p>
          </table:table-cell>
          <table:table-cell office:value-type="float" office:value="766" table:style-name="ce133">
            <text:p>766</text:p>
          </table:table-cell>
          <table:table-cell office:value-type="float" office:value="22.893006575014944" table:style-name="ce136">
            <text:p>22.9</text:p>
          </table:table-cell>
          <table:table-cell office:value-type="float" office:value="3323" table:style-name="ce133">
            <text:p>3,323</text:p>
          </table:table-cell>
          <table:table-cell office:value-type="float" office:value="798" table:style-name="ce132">
            <text:p>798</text:p>
          </table:table-cell>
          <table:table-cell office:value-type="float" office:value="24.014444778814326" table:style-name="ce134">
            <text:p>24.0</text:p>
          </table:table-cell>
          <table:table-cell office:value-type="float" office:value="3331" table:style-name="ce132">
            <text:p>3,331</text:p>
          </table:table-cell>
          <table:table-cell office:value-type="float" office:value="759" table:style-name="ce133">
            <text:p>759</text:p>
          </table:table-cell>
          <table:table-cell office:value-type="float" office:value="22.785950165115583" table:style-name="ce136">
            <text:p>22.8</text:p>
          </table:table-cell>
          <table:table-cell office:value-type="float" office:value="3450" table:style-name="ce133">
            <text:p>3,450</text:p>
          </table:table-cell>
          <table:table-cell office:value-type="float" office:value="733" table:style-name="ce132">
            <text:p>733</text:p>
          </table:table-cell>
          <table:table-cell office:value-type="float" office:value="21.246376811594203" table:style-name="ce134">
            <text:p>21.2</text:p>
          </table:table-cell>
          <table:table-cell table:number-columns-repeated="16357"/>
        </table:table-row>
        <table:table-row table:style-name="ro10">
          <table:table-cell office:value-type="string" table:style-name="ce137">
            <text:p>Midlands</text:p>
          </table:table-cell>
          <table:table-cell office:value-type="string" table:style-name="ce138">
            <text:p>E06000020</text:p>
          </table:table-cell>
          <table:table-cell office:value-type="string" table:style-name="ce139">
            <text:p>Telford and Wreki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614" table:style-name="ce128">
            <text:p>614<text:s/></text:p>
          </table:table-cell>
          <table:table-cell office:value-type="float" office:value="366" table:style-name="ce129">
            <text:p>366<text:s/></text:p>
          </table:table-cell>
          <table:table-cell office:value-type="float" office:value="59.609120521172642" table:style-name="ce134">
            <text:p>59.6</text:p>
          </table:table-cell>
          <table:table-cell office:value-type="float" office:value="660" table:style-name="ce132">
            <text:p>660</text:p>
          </table:table-cell>
          <table:table-cell office:value-type="float" office:value="382" table:style-name="ce133">
            <text:p>382</text:p>
          </table:table-cell>
          <table:table-cell office:value-type="float" office:value="57.878787878787875" table:style-name="ce136">
            <text:p>57.9</text:p>
          </table:table-cell>
          <table:table-cell office:value-type="float" office:value="664" table:style-name="ce133">
            <text:p>664</text:p>
          </table:table-cell>
          <table:table-cell office:value-type="float" office:value="433" table:style-name="ce132">
            <text:p>433</text:p>
          </table:table-cell>
          <table:table-cell office:value-type="float" office:value="65.210843373493972" table:style-name="ce134">
            <text:p>65.2</text:p>
          </table:table-cell>
          <table:table-cell office:value-type="float" office:value="662" table:style-name="ce132">
            <text:p>662</text:p>
          </table:table-cell>
          <table:table-cell office:value-type="float" office:value="429" table:style-name="ce133">
            <text:p>429</text:p>
          </table:table-cell>
          <table:table-cell office:value-type="float" office:value="64.803625377643499" table:style-name="ce136">
            <text:p>64.8</text:p>
          </table:table-cell>
          <table:table-cell office:value-type="float" office:value="713" table:style-name="ce133">
            <text:p>713</text:p>
          </table:table-cell>
          <table:table-cell office:value-type="float" office:value="434" table:style-name="ce132">
            <text:p>434</text:p>
          </table:table-cell>
          <table:table-cell office:value-type="float" office:value="60.869565217391312" table:style-name="ce134">
            <text:p>60.9</text:p>
          </table:table-cell>
          <table:table-cell office:value-type="float" office:value="709" table:style-name="ce132">
            <text:p>709</text:p>
          </table:table-cell>
          <table:table-cell office:value-type="float" office:value="442" table:style-name="ce133">
            <text:p>442</text:p>
          </table:table-cell>
          <table:table-cell office:value-type="float" office:value="62.341325811001411" table:style-name="ce136">
            <text:p>62.3</text:p>
          </table:table-cell>
          <table:table-cell office:value-type="float" office:value="706" table:style-name="ce133">
            <text:p>706</text:p>
          </table:table-cell>
          <table:table-cell office:value-type="float" office:value="455" table:style-name="ce132">
            <text:p>455</text:p>
          </table:table-cell>
          <table:table-cell office:value-type="float" office:value="64.447592067988666" table:style-name="ce134">
            <text:p>64.4</text:p>
          </table:table-cell>
          <table:table-cell table:number-columns-repeated="16357"/>
        </table:table-row>
        <table:table-row table:style-name="ro11">
          <table:table-cell office:value-type="string" table:style-name="ce137">
            <text:p>Midlands</text:p>
          </table:table-cell>
          <table:table-cell office:value-type="string" table:style-name="ce138">
            <text:p>E08000030</text:p>
          </table:table-cell>
          <table:table-cell office:value-type="string" table:style-name="ce139">
            <text:p>Walsall</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828" table:style-name="ce128">
            <text:p>3,828<text:s/></text:p>
          </table:table-cell>
          <table:table-cell office:value-type="float" office:value="108" table:style-name="ce129">
            <text:p>108<text:s/></text:p>
          </table:table-cell>
          <table:table-cell office:value-type="float" office:value="2.8213166144200628" table:style-name="ce134">
            <text:p>2.8</text:p>
          </table:table-cell>
          <table:table-cell office:value-type="float" office:value="3803" table:style-name="ce132">
            <text:p>3,803</text:p>
          </table:table-cell>
          <table:table-cell office:value-type="float" office:value="108" table:style-name="ce133">
            <text:p>108</text:p>
          </table:table-cell>
          <table:table-cell office:value-type="float" office:value="2.8398632658427556" table:style-name="ce136">
            <text:p>2.8</text:p>
          </table:table-cell>
          <table:table-cell office:value-type="float" office:value="3841" table:style-name="ce133">
            <text:p>3,841</text:p>
          </table:table-cell>
          <table:table-cell office:value-type="float" office:value="105" table:style-name="ce132">
            <text:p>105</text:p>
          </table:table-cell>
          <table:table-cell office:value-type="float" office:value="2.7336631085654779" table:style-name="ce134">
            <text:p>2.7</text:p>
          </table:table-cell>
          <table:table-cell office:value-type="float" office:value="3869" table:style-name="ce132">
            <text:p>3,869</text:p>
          </table:table-cell>
          <table:table-cell office:value-type="float" office:value="104" table:style-name="ce133">
            <text:p>104</text:p>
          </table:table-cell>
          <table:table-cell office:value-type="float" office:value="2.6880330834841044" table:style-name="ce136">
            <text:p>2.7</text:p>
          </table:table-cell>
          <table:table-cell office:value-type="float" office:value="3917" table:style-name="ce133">
            <text:p>3,917</text:p>
          </table:table-cell>
          <table:table-cell office:value-type="float" office:value="107" table:style-name="ce132">
            <text:p>107</text:p>
          </table:table-cell>
          <table:table-cell office:value-type="float" office:value="2.7316824100076591" table:style-name="ce134">
            <text:p>2.7</text:p>
          </table:table-cell>
          <table:table-cell office:value-type="float" office:value="3991" table:style-name="ce132">
            <text:p>3,991</text:p>
          </table:table-cell>
          <table:table-cell office:value-type="float" office:value="117" table:style-name="ce133">
            <text:p>117</text:p>
          </table:table-cell>
          <table:table-cell office:value-type="float" office:value="2.9315960912052117" table:style-name="ce136">
            <text:p>2.9</text:p>
          </table:table-cell>
          <table:table-cell office:value-type="float" office:value="3957" table:style-name="ce133">
            <text:p>3,957</text:p>
          </table:table-cell>
          <table:table-cell office:value-type="float" office:value="127" table:style-name="ce132">
            <text:p>127</text:p>
          </table:table-cell>
          <table:table-cell office:value-type="float" office:value="3.209502148091989" table:style-name="ce134">
            <text:p>3.2</text:p>
          </table:table-cell>
          <table:table-cell table:number-columns-repeated="16357"/>
        </table:table-row>
        <table:table-row table:style-name="ro11">
          <table:table-cell office:value-type="string" table:style-name="ce137">
            <text:p>Midlands</text:p>
          </table:table-cell>
          <table:table-cell office:value-type="string" table:style-name="ce138">
            <text:p>E10000031</text:p>
          </table:table-cell>
          <table:table-cell office:value-type="string" table:style-name="ce139">
            <text:p>Warwick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6268" table:style-name="ce128">
            <text:p>6,268<text:s/></text:p>
          </table:table-cell>
          <table:table-cell office:value-type="float" office:value="1691" table:style-name="ce129">
            <text:p>1,691<text:s/></text:p>
          </table:table-cell>
          <table:table-cell office:value-type="float" office:value="26.978302488832163" table:style-name="ce134">
            <text:p>27.0</text:p>
          </table:table-cell>
          <table:table-cell office:value-type="float" office:value="6388" table:style-name="ce132">
            <text:p>6,388</text:p>
          </table:table-cell>
          <table:table-cell office:value-type="float" office:value="1750" table:style-name="ce133">
            <text:p>1,750</text:p>
          </table:table-cell>
          <table:table-cell office:value-type="float" office:value="27.395115842204131" table:style-name="ce136">
            <text:p>27.4</text:p>
          </table:table-cell>
          <table:table-cell office:value-type="float" office:value="6573" table:style-name="ce133">
            <text:p>6,573</text:p>
          </table:table-cell>
          <table:table-cell office:value-type="float" office:value="1748" table:style-name="ce132">
            <text:p>1,748</text:p>
          </table:table-cell>
          <table:table-cell office:value-type="float" office:value="26.593640651148636" table:style-name="ce134">
            <text:p>26.6</text:p>
          </table:table-cell>
          <table:table-cell office:value-type="float" office:value="6686" table:style-name="ce132">
            <text:p>6,686</text:p>
          </table:table-cell>
          <table:table-cell office:value-type="float" office:value="1706" table:style-name="ce133">
            <text:p>1,706</text:p>
          </table:table-cell>
          <table:table-cell office:value-type="float" office:value="25.516003589590184" table:style-name="ce136">
            <text:p>25.5</text:p>
          </table:table-cell>
          <table:table-cell office:value-type="float" office:value="6590" table:style-name="ce133">
            <text:p>6,590</text:p>
          </table:table-cell>
          <table:table-cell office:value-type="float" office:value="1689" table:style-name="ce132">
            <text:p>1,689</text:p>
          </table:table-cell>
          <table:table-cell office:value-type="float" office:value="25.629742033383916" table:style-name="ce134">
            <text:p>25.6</text:p>
          </table:table-cell>
          <table:table-cell office:value-type="float" office:value="6919" table:style-name="ce132">
            <text:p>6,919</text:p>
          </table:table-cell>
          <table:table-cell office:value-type="float" office:value="1754" table:style-name="ce133">
            <text:p>1,754</text:p>
          </table:table-cell>
          <table:table-cell office:value-type="float" office:value="25.350484174013587" table:style-name="ce136">
            <text:p>25.4</text:p>
          </table:table-cell>
          <table:table-cell office:value-type="float" office:value="6969" table:style-name="ce133">
            <text:p>6,969</text:p>
          </table:table-cell>
          <table:table-cell office:value-type="float" office:value="1670" table:style-name="ce132">
            <text:p>1,670</text:p>
          </table:table-cell>
          <table:table-cell office:value-type="float" office:value="23.963265891806572" table:style-name="ce134">
            <text:p>24.0</text:p>
          </table:table-cell>
          <table:table-cell table:number-columns-repeated="16357"/>
        </table:table-row>
        <table:table-row table:style-name="ro11">
          <table:table-cell office:value-type="string" table:style-name="ce137">
            <text:p>Midlands</text:p>
          </table:table-cell>
          <table:table-cell office:value-type="string" table:style-name="ce138">
            <text:p>E06000062</text:p>
          </table:table-cell>
          <table:table-cell office:value-type="string" table:style-name="ce139">
            <text:p>West Northampton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959" table:style-name="ce128">
            <text:p>4,959<text:s/></text:p>
          </table:table-cell>
          <table:table-cell office:value-type="float" office:value="1663" table:style-name="ce129">
            <text:p>1,663<text:s/></text:p>
          </table:table-cell>
          <table:table-cell office:value-type="float" office:value="33.534986892518653" table:style-name="ce134">
            <text:p>33.5</text:p>
          </table:table-cell>
          <table:table-cell office:value-type="float" office:value="5199" table:style-name="ce132">
            <text:p>5,199</text:p>
          </table:table-cell>
          <table:table-cell office:value-type="float" office:value="1811" table:style-name="ce133">
            <text:p>1,811</text:p>
          </table:table-cell>
          <table:table-cell office:value-type="float" office:value="34.83362185035584" table:style-name="ce136">
            <text:p>34.8</text:p>
          </table:table-cell>
          <table:table-cell office:value-type="float" office:value="5181" table:style-name="ce133">
            <text:p>5,181</text:p>
          </table:table-cell>
          <table:table-cell office:value-type="float" office:value="1912" table:style-name="ce132">
            <text:p>1,912</text:p>
          </table:table-cell>
          <table:table-cell office:value-type="float" office:value="36.904072572862383" table:style-name="ce134">
            <text:p>36.9</text:p>
          </table:table-cell>
          <table:table-cell office:value-type="float" office:value="5199" table:style-name="ce132">
            <text:p>5,199</text:p>
          </table:table-cell>
          <table:table-cell office:value-type="float" office:value="1911" table:style-name="ce133">
            <text:p>1,911</text:p>
          </table:table-cell>
          <table:table-cell office:value-type="float" office:value="36.757068667051357" table:style-name="ce136">
            <text:p>36.8</text:p>
          </table:table-cell>
          <table:table-cell office:value-type="float" office:value="5289" table:style-name="ce133">
            <text:p>5,289</text:p>
          </table:table-cell>
          <table:table-cell office:value-type="float" office:value="1865" table:style-name="ce132">
            <text:p>1,865</text:p>
          </table:table-cell>
          <table:table-cell office:value-type="float" office:value="35.261864246549443" table:style-name="ce134">
            <text:p>35.3</text:p>
          </table:table-cell>
          <table:table-cell office:value-type="float" office:value="5287" table:style-name="ce132">
            <text:p>5,287</text:p>
          </table:table-cell>
          <table:table-cell office:value-type="float" office:value="1854" table:style-name="ce133">
            <text:p>1,854</text:p>
          </table:table-cell>
          <table:table-cell office:value-type="float" office:value="35.06714582939285" table:style-name="ce136">
            <text:p>35.1</text:p>
          </table:table-cell>
          <table:table-cell office:value-type="float" office:value="5308" table:style-name="ce133">
            <text:p>5,308</text:p>
          </table:table-cell>
          <table:table-cell office:value-type="float" office:value="1868" table:style-name="ce132">
            <text:p>1,868</text:p>
          </table:table-cell>
          <table:table-cell office:value-type="float" office:value="35.192162773172569" table:style-name="ce134">
            <text:p>35.2</text:p>
          </table:table-cell>
          <table:table-cell table:number-columns-repeated="16357"/>
        </table:table-row>
        <table:table-row table:style-name="ro11">
          <table:table-cell office:value-type="string" table:style-name="ce137">
            <text:p>Midlands</text:p>
          </table:table-cell>
          <table:table-cell office:value-type="string" table:style-name="ce138">
            <text:p>E08000031</text:p>
          </table:table-cell>
          <table:table-cell office:value-type="string" table:style-name="ce139">
            <text:p>Wolverhamp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419" table:style-name="ce128">
            <text:p>3,419<text:s/></text:p>
          </table:table-cell>
          <table:table-cell office:value-type="float" office:value="269" table:style-name="ce129">
            <text:p>269<text:s/></text:p>
          </table:table-cell>
          <table:table-cell office:value-type="float" office:value="7.8677976016379061" table:style-name="ce134">
            <text:p>7.9</text:p>
          </table:table-cell>
          <table:table-cell office:value-type="float" office:value="3514" table:style-name="ce132">
            <text:p>3,514</text:p>
          </table:table-cell>
          <table:table-cell office:value-type="float" office:value="250" table:style-name="ce133">
            <text:p>250</text:p>
          </table:table-cell>
          <table:table-cell office:value-type="float" office:value="7.1143995446784292" table:style-name="ce136">
            <text:p>7.1</text:p>
          </table:table-cell>
          <table:table-cell office:value-type="float" office:value="3567" table:style-name="ce133">
            <text:p>3,567</text:p>
          </table:table-cell>
          <table:table-cell office:value-type="float" office:value="258" table:style-name="ce132">
            <text:p>258</text:p>
          </table:table-cell>
          <table:table-cell office:value-type="float" office:value="7.232968881412952" table:style-name="ce134">
            <text:p>7.2</text:p>
          </table:table-cell>
          <table:table-cell office:value-type="float" office:value="3658" table:style-name="ce132">
            <text:p>3,658</text:p>
          </table:table-cell>
          <table:table-cell office:value-type="float" office:value="207" table:style-name="ce133">
            <text:p>207</text:p>
          </table:table-cell>
          <table:table-cell office:value-type="float" office:value="5.6588299617277205" table:style-name="ce136">
            <text:p>5.7</text:p>
          </table:table-cell>
          <table:table-cell office:value-type="float" office:value="3545" table:style-name="ce133">
            <text:p>3,545</text:p>
          </table:table-cell>
          <table:table-cell office:value-type="float" office:value="225" table:style-name="ce132">
            <text:p>225</text:p>
          </table:table-cell>
          <table:table-cell office:value-type="float" office:value="6.3469675599435824" table:style-name="ce134">
            <text:p>6.3</text:p>
          </table:table-cell>
          <table:table-cell office:value-type="float" office:value="3742" table:style-name="ce132">
            <text:p>3,742</text:p>
          </table:table-cell>
          <table:table-cell office:value-type="float" office:value="234" table:style-name="ce133">
            <text:p>234</text:p>
          </table:table-cell>
          <table:table-cell office:value-type="float" office:value="6.2533404596472471" table:style-name="ce136">
            <text:p>6.3</text:p>
          </table:table-cell>
          <table:table-cell office:value-type="float" office:value="3838" table:style-name="ce133">
            <text:p>3,838</text:p>
          </table:table-cell>
          <table:table-cell office:value-type="float" office:value="226" table:style-name="ce132">
            <text:p>226</text:p>
          </table:table-cell>
          <table:table-cell office:value-type="float" office:value="5.8884835852006256" table:style-name="ce134">
            <text:p>5.9</text:p>
          </table:table-cell>
          <table:table-cell table:number-columns-repeated="16357"/>
        </table:table-row>
        <table:table-row table:style-name="ro11">
          <table:table-cell office:value-type="string" table:style-name="ce137">
            <text:p>Midlands</text:p>
          </table:table-cell>
          <table:table-cell office:value-type="string" table:style-name="ce138">
            <text:p>E10000034</text:p>
          </table:table-cell>
          <table:table-cell office:value-type="string" table:style-name="ce139">
            <text:p>Worcester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6093" table:style-name="ce128">
            <text:p>6,093<text:s/></text:p>
          </table:table-cell>
          <table:table-cell office:value-type="float" office:value="1902" table:style-name="ce129">
            <text:p>1,902<text:s/></text:p>
          </table:table-cell>
          <table:table-cell office:value-type="float" office:value="31.216149679960608" table:style-name="ce134">
            <text:p>31.2</text:p>
          </table:table-cell>
          <table:table-cell office:value-type="float" office:value="6337" table:style-name="ce132">
            <text:p>6,337</text:p>
          </table:table-cell>
          <table:table-cell office:value-type="float" office:value="1955" table:style-name="ce133">
            <text:p>1,955</text:p>
          </table:table-cell>
          <table:table-cell office:value-type="float" office:value="30.850560201988326" table:style-name="ce136">
            <text:p>30.9</text:p>
          </table:table-cell>
          <table:table-cell office:value-type="float" office:value="6358" table:style-name="ce133">
            <text:p>6,358</text:p>
          </table:table-cell>
          <table:table-cell office:value-type="float" office:value="2048" table:style-name="ce132">
            <text:p>2,048</text:p>
          </table:table-cell>
          <table:table-cell office:value-type="float" office:value="32.211387228688267" table:style-name="ce134">
            <text:p>32.2</text:p>
          </table:table-cell>
          <table:table-cell office:value-type="float" office:value="6262" table:style-name="ce132">
            <text:p>6,262</text:p>
          </table:table-cell>
          <table:table-cell office:value-type="float" office:value="2045" table:style-name="ce133">
            <text:p>2,045</text:p>
          </table:table-cell>
          <table:table-cell office:value-type="float" office:value="32.657297987863302" table:style-name="ce136">
            <text:p>32.7</text:p>
          </table:table-cell>
          <table:table-cell office:value-type="float" office:value="6524" table:style-name="ce133">
            <text:p>6,524</text:p>
          </table:table-cell>
          <table:table-cell office:value-type="float" office:value="1916" table:style-name="ce132">
            <text:p>1,916</text:p>
          </table:table-cell>
          <table:table-cell office:value-type="float" office:value="29.368485591661557" table:style-name="ce134">
            <text:p>29.4</text:p>
          </table:table-cell>
          <table:table-cell office:value-type="float" office:value="6672" table:style-name="ce132">
            <text:p>6,672</text:p>
          </table:table-cell>
          <table:table-cell office:value-type="float" office:value="1762" table:style-name="ce133">
            <text:p>1,762</text:p>
          </table:table-cell>
          <table:table-cell office:value-type="float" office:value="26.408872901678659" table:style-name="ce136">
            <text:p>26.4</text:p>
          </table:table-cell>
          <table:table-cell office:value-type="float" office:value="6490" table:style-name="ce133">
            <text:p>6,490</text:p>
          </table:table-cell>
          <table:table-cell office:value-type="float" office:value="1886" table:style-name="ce132">
            <text:p>1,886</text:p>
          </table:table-cell>
          <table:table-cell office:value-type="float" office:value="29.060092449922958" table:style-name="ce134">
            <text:p>29.1</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16</text:p>
          </table:table-cell>
          <table:table-cell office:value-type="string" table:style-name="ce139">
            <text:p>Barnsle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837" table:style-name="ce128">
            <text:p>2,837<text:s/></text:p>
          </table:table-cell>
          <table:table-cell office:value-type="float" office:value="801" table:style-name="ce129">
            <text:p>801<text:s/></text:p>
          </table:table-cell>
          <table:table-cell office:value-type="float" office:value="28.234050052872757" table:style-name="ce134">
            <text:p>28.2</text:p>
          </table:table-cell>
          <table:table-cell office:value-type="float" office:value="2791" table:style-name="ce132">
            <text:p>2,791</text:p>
          </table:table-cell>
          <table:table-cell office:value-type="float" office:value="835" table:style-name="ce133">
            <text:p>835</text:p>
          </table:table-cell>
          <table:table-cell office:value-type="float" office:value="29.917592260838411" table:style-name="ce136">
            <text:p>29.9</text:p>
          </table:table-cell>
          <table:table-cell office:value-type="float" office:value="2873" table:style-name="ce133">
            <text:p>2,873</text:p>
          </table:table-cell>
          <table:table-cell office:value-type="float" office:value="848" table:style-name="ce132">
            <text:p>848</text:p>
          </table:table-cell>
          <table:table-cell office:value-type="float" office:value="29.516185172293767" table:style-name="ce134">
            <text:p>29.5</text:p>
          </table:table-cell>
          <table:table-cell office:value-type="float" office:value="2784" table:style-name="ce132">
            <text:p>2,784</text:p>
          </table:table-cell>
          <table:table-cell office:value-type="float" office:value="812" table:style-name="ce133">
            <text:p>812</text:p>
          </table:table-cell>
          <table:table-cell office:value-type="float" office:value="29.166666666666668" table:style-name="ce136">
            <text:p>29.2</text:p>
          </table:table-cell>
          <table:table-cell office:value-type="float" office:value="2898" table:style-name="ce133">
            <text:p>2,898</text:p>
          </table:table-cell>
          <table:table-cell office:value-type="float" office:value="875" table:style-name="ce132">
            <text:p>875</text:p>
          </table:table-cell>
          <table:table-cell office:value-type="float" office:value="30.193236714975846" table:style-name="ce134">
            <text:p>30.2</text:p>
          </table:table-cell>
          <table:table-cell office:value-type="float" office:value="3023" table:style-name="ce132">
            <text:p>3,023</text:p>
          </table:table-cell>
          <table:table-cell office:value-type="float" office:value="857" table:style-name="ce133">
            <text:p>857</text:p>
          </table:table-cell>
          <table:table-cell office:value-type="float" office:value="28.349321865696332" table:style-name="ce136">
            <text:p>28.3</text:p>
          </table:table-cell>
          <table:table-cell office:value-type="float" office:value="3023" table:style-name="ce133">
            <text:p>3,023</text:p>
          </table:table-cell>
          <table:table-cell office:value-type="float" office:value="838" table:style-name="ce132">
            <text:p>838</text:p>
          </table:table-cell>
          <table:table-cell office:value-type="float" office:value="27.720807145219979" table:style-name="ce134">
            <text:p>27.7</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32</text:p>
          </table:table-cell>
          <table:table-cell office:value-type="string" table:style-name="ce139">
            <text:p>Bradfor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7784" table:style-name="ce128">
            <text:p>7,784<text:s/></text:p>
          </table:table-cell>
          <table:table-cell office:value-type="float" office:value="1171" table:style-name="ce129">
            <text:p>1,171<text:s/></text:p>
          </table:table-cell>
          <table:table-cell office:value-type="float" office:value="15.043679342240493" table:style-name="ce134">
            <text:p>15.0</text:p>
          </table:table-cell>
          <table:table-cell office:value-type="float" office:value="8224" table:style-name="ce132">
            <text:p>8,224</text:p>
          </table:table-cell>
          <table:table-cell office:value-type="float" office:value="1276" table:style-name="ce133">
            <text:p>1,276</text:p>
          </table:table-cell>
          <table:table-cell office:value-type="float" office:value="15.51556420233463" table:style-name="ce136">
            <text:p>15.5</text:p>
          </table:table-cell>
          <table:table-cell office:value-type="float" office:value="8509" table:style-name="ce133">
            <text:p>8,509</text:p>
          </table:table-cell>
          <table:table-cell office:value-type="float" office:value="1333" table:style-name="ce132">
            <text:p>1,333</text:p>
          </table:table-cell>
          <table:table-cell office:value-type="float" office:value="15.66576565988953" table:style-name="ce134">
            <text:p>15.7</text:p>
          </table:table-cell>
          <table:table-cell office:value-type="float" office:value="8590" table:style-name="ce132">
            <text:p>8,590</text:p>
          </table:table-cell>
          <table:table-cell office:value-type="float" office:value="1320" table:style-name="ce133">
            <text:p>1,320</text:p>
          </table:table-cell>
          <table:table-cell office:value-type="float" office:value="15.366705471478465" table:style-name="ce136">
            <text:p>15.4</text:p>
          </table:table-cell>
          <table:table-cell office:value-type="float" office:value="8752" table:style-name="ce133">
            <text:p>8,752</text:p>
          </table:table-cell>
          <table:table-cell office:value-type="float" office:value="1267" table:style-name="ce132">
            <text:p>1,267</text:p>
          </table:table-cell>
          <table:table-cell office:value-type="float" office:value="14.476691042047532" table:style-name="ce134">
            <text:p>14.5</text:p>
          </table:table-cell>
          <table:table-cell office:value-type="float" office:value="8687" table:style-name="ce132">
            <text:p>8,687</text:p>
          </table:table-cell>
          <table:table-cell office:value-type="float" office:value="1289" table:style-name="ce133">
            <text:p>1,289</text:p>
          </table:table-cell>
          <table:table-cell office:value-type="float" office:value="14.838264072752388" table:style-name="ce136">
            <text:p>14.8</text:p>
          </table:table-cell>
          <table:table-cell office:value-type="float" office:value="8825" table:style-name="ce133">
            <text:p>8,825</text:p>
          </table:table-cell>
          <table:table-cell office:value-type="float" office:value="1284" table:style-name="ce132">
            <text:p>1,284</text:p>
          </table:table-cell>
          <table:table-cell office:value-type="float" office:value="14.549575070821529" table:style-name="ce134">
            <text:p>14.5</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33</text:p>
          </table:table-cell>
          <table:table-cell office:value-type="string" table:style-name="ce139">
            <text:p>Calderdal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410" table:style-name="ce128">
            <text:p>2,410<text:s/></text:p>
          </table:table-cell>
          <table:table-cell office:value-type="float" office:value="572" table:style-name="ce129">
            <text:p>572<text:s/></text:p>
          </table:table-cell>
          <table:table-cell office:value-type="float" office:value="23.734439834024894" table:style-name="ce134">
            <text:p>23.7</text:p>
          </table:table-cell>
          <table:table-cell office:value-type="float" office:value="2535" table:style-name="ce132">
            <text:p>2,535</text:p>
          </table:table-cell>
          <table:table-cell office:value-type="float" office:value="554" table:style-name="ce133">
            <text:p>554</text:p>
          </table:table-cell>
          <table:table-cell office:value-type="float" office:value="21.854043392504931" table:style-name="ce136">
            <text:p>21.9</text:p>
          </table:table-cell>
          <table:table-cell office:value-type="float" office:value="2503" table:style-name="ce133">
            <text:p>2,503</text:p>
          </table:table-cell>
          <table:table-cell office:value-type="float" office:value="611" table:style-name="ce132">
            <text:p>611</text:p>
          </table:table-cell>
          <table:table-cell office:value-type="float" office:value="24.410707151418297" table:style-name="ce134">
            <text:p>24.4</text:p>
          </table:table-cell>
          <table:table-cell office:value-type="float" office:value="2589" table:style-name="ce132">
            <text:p>2,589</text:p>
          </table:table-cell>
          <table:table-cell office:value-type="float" office:value="587" table:style-name="ce133">
            <text:p>587</text:p>
          </table:table-cell>
          <table:table-cell office:value-type="float" office:value="22.672846658941676" table:style-name="ce136">
            <text:p>22.7</text:p>
          </table:table-cell>
          <table:table-cell office:value-type="float" office:value="2668" table:style-name="ce133">
            <text:p>2,668</text:p>
          </table:table-cell>
          <table:table-cell office:value-type="float" office:value="601" table:style-name="ce132">
            <text:p>601</text:p>
          </table:table-cell>
          <table:table-cell office:value-type="float" office:value="22.526236881559221" table:style-name="ce134">
            <text:p>22.5</text:p>
          </table:table-cell>
          <table:table-cell office:value-type="float" office:value="2777" table:style-name="ce132">
            <text:p>2,777</text:p>
          </table:table-cell>
          <table:table-cell office:value-type="float" office:value="609" table:style-name="ce133">
            <text:p>609</text:p>
          </table:table-cell>
          <table:table-cell office:value-type="float" office:value="21.930140439323008" table:style-name="ce136">
            <text:p>21.9</text:p>
          </table:table-cell>
          <table:table-cell office:value-type="float" office:value="2735" table:style-name="ce133">
            <text:p>2,735</text:p>
          </table:table-cell>
          <table:table-cell office:value-type="float" office:value="578" table:style-name="ce132">
            <text:p>578</text:p>
          </table:table-cell>
          <table:table-cell office:value-type="float" office:value="21.13345521023766" table:style-name="ce134">
            <text:p>21.1</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47</text:p>
          </table:table-cell>
          <table:table-cell office:value-type="string" table:style-name="ce139">
            <text:p>County Dur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5084" table:style-name="ce128">
            <text:p>5,084<text:s/></text:p>
          </table:table-cell>
          <table:table-cell office:value-type="float" office:value="833" table:style-name="ce129">
            <text:p>833<text:s/></text:p>
          </table:table-cell>
          <table:table-cell office:value-type="float" office:value="16.384736428009443" table:style-name="ce134">
            <text:p>16.4</text:p>
          </table:table-cell>
          <table:table-cell office:value-type="float" office:value="5447" table:style-name="ce132">
            <text:p>5,447</text:p>
          </table:table-cell>
          <table:table-cell office:value-type="float" office:value="826" table:style-name="ce133">
            <text:p>826</text:p>
          </table:table-cell>
          <table:table-cell office:value-type="float" office:value="15.164310629704424" table:style-name="ce136">
            <text:p>15.2</text:p>
          </table:table-cell>
          <table:table-cell office:value-type="float" office:value="5415" table:style-name="ce133">
            <text:p>5,415</text:p>
          </table:table-cell>
          <table:table-cell office:value-type="float" office:value="965" table:style-name="ce132">
            <text:p>965</text:p>
          </table:table-cell>
          <table:table-cell office:value-type="float" office:value="17.820867959372112" table:style-name="ce134">
            <text:p>17.8</text:p>
          </table:table-cell>
          <table:table-cell office:value-type="float" office:value="5477" table:style-name="ce132">
            <text:p>5,477</text:p>
          </table:table-cell>
          <table:table-cell office:value-type="float" office:value="975" table:style-name="ce133">
            <text:p>975</text:p>
          </table:table-cell>
          <table:table-cell office:value-type="float" office:value="17.801716268029942" table:style-name="ce136">
            <text:p>17.8</text:p>
          </table:table-cell>
          <table:table-cell office:value-type="float" office:value="5686" table:style-name="ce133">
            <text:p>5,686</text:p>
          </table:table-cell>
          <table:table-cell office:value-type="float" office:value="1003" table:style-name="ce132">
            <text:p>1,003</text:p>
          </table:table-cell>
          <table:table-cell office:value-type="float" office:value="17.639817094618358" table:style-name="ce134">
            <text:p>17.6</text:p>
          </table:table-cell>
          <table:table-cell office:value-type="float" office:value="5742" table:style-name="ce132">
            <text:p>5,742</text:p>
          </table:table-cell>
          <table:table-cell office:value-type="float" office:value="974" table:style-name="ce133">
            <text:p>974</text:p>
          </table:table-cell>
          <table:table-cell office:value-type="float" office:value="16.962730755834205" table:style-name="ce136">
            <text:p>17.0</text:p>
          </table:table-cell>
          <table:table-cell office:value-type="float" office:value="5930" table:style-name="ce133">
            <text:p>5,930</text:p>
          </table:table-cell>
          <table:table-cell office:value-type="float" office:value="974" table:style-name="ce132">
            <text:p>974</text:p>
          </table:table-cell>
          <table:table-cell office:value-type="float" office:value="16.42495784148398" table:style-name="ce134">
            <text:p>16.4</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10000006</text:p>
          </table:table-cell>
          <table:table-cell office:value-type="string" table:style-name="ce139">
            <text:p>Cumbria</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810" table:style-name="ce128">
            <text:p>4,810<text:s/></text:p>
          </table:table-cell>
          <table:table-cell office:value-type="float" office:value="1815" table:style-name="ce129">
            <text:p>1,815<text:s/></text:p>
          </table:table-cell>
          <table:table-cell office:value-type="float" office:value="37.733887733887734" table:style-name="ce134">
            <text:p>37.7</text:p>
          </table:table-cell>
          <table:table-cell office:value-type="float" office:value="4990" table:style-name="ce132">
            <text:p>4,990</text:p>
          </table:table-cell>
          <table:table-cell office:value-type="float" office:value="2057" table:style-name="ce133">
            <text:p>2,057</text:p>
          </table:table-cell>
          <table:table-cell office:value-type="float" office:value="41.22244488977956" table:style-name="ce136">
            <text:p>41.2</text:p>
          </table:table-cell>
          <table:table-cell office:value-type="float" office:value="4974" table:style-name="ce133">
            <text:p>4,974</text:p>
          </table:table-cell>
          <table:table-cell office:value-type="float" office:value="2082" table:style-name="ce132">
            <text:p>2,082</text:p>
          </table:table-cell>
          <table:table-cell office:value-type="float" office:value="41.857659831121836" table:style-name="ce134">
            <text:p>41.9</text:p>
          </table:table-cell>
          <table:table-cell office:value-type="float" office:value="5028" table:style-name="ce132">
            <text:p>5,028</text:p>
          </table:table-cell>
          <table:table-cell office:value-type="float" office:value="2109" table:style-name="ce133">
            <text:p>2,109</text:p>
          </table:table-cell>
          <table:table-cell office:value-type="float" office:value="41.94510739856802" table:style-name="ce136">
            <text:p>41.9</text:p>
          </table:table-cell>
          <table:table-cell office:value-type="float" office:value="5178" table:style-name="ce133">
            <text:p>5,178</text:p>
          </table:table-cell>
          <table:table-cell office:value-type="float" office:value="2171" table:style-name="ce132">
            <text:p>2,171</text:p>
          </table:table-cell>
          <table:table-cell office:value-type="float" office:value="41.927385090768638" table:style-name="ce134">
            <text:p>41.9</text:p>
          </table:table-cell>
          <table:table-cell office:value-type="float" office:value="5189" table:style-name="ce132">
            <text:p>5,189</text:p>
          </table:table-cell>
          <table:table-cell office:value-type="float" office:value="2288" table:style-name="ce133">
            <text:p>2,288</text:p>
          </table:table-cell>
          <table:table-cell office:value-type="float" office:value="44.09327423395645" table:style-name="ce136">
            <text:p>44.1</text:p>
          </table:table-cell>
          <table:table-cell office:value-type="float" office:value="5319" table:style-name="ce133">
            <text:p>5,319</text:p>
          </table:table-cell>
          <table:table-cell office:value-type="float" office:value="2204" table:style-name="ce132">
            <text:p>2,204</text:p>
          </table:table-cell>
          <table:table-cell office:value-type="float" office:value="41.436360218086108" table:style-name="ce134">
            <text:p>41.4</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05</text:p>
          </table:table-cell>
          <table:table-cell office:value-type="string" table:style-name="ce139">
            <text:p>Darling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119" table:style-name="ce128">
            <text:p>1,119<text:s/></text:p>
          </table:table-cell>
          <table:table-cell office:value-type="float" office:value="202" table:style-name="ce129">
            <text:p>202<text:s/></text:p>
          </table:table-cell>
          <table:table-cell office:value-type="float" office:value="18.051831992850758" table:style-name="ce134">
            <text:p>18.1</text:p>
          </table:table-cell>
          <table:table-cell office:value-type="float" office:value="1217" table:style-name="ce132">
            <text:p>1,217</text:p>
          </table:table-cell>
          <table:table-cell office:value-type="float" office:value="196" table:style-name="ce133">
            <text:p>196</text:p>
          </table:table-cell>
          <table:table-cell office:value-type="float" office:value="16.105176663927693" table:style-name="ce136">
            <text:p>16.1</text:p>
          </table:table-cell>
          <table:table-cell office:value-type="float" office:value="1245" table:style-name="ce133">
            <text:p>1,245</text:p>
          </table:table-cell>
          <table:table-cell office:value-type="float" office:value="197" table:style-name="ce132">
            <text:p>197</text:p>
          </table:table-cell>
          <table:table-cell office:value-type="float" office:value="15.823293172690764" table:style-name="ce134">
            <text:p>15.8</text:p>
          </table:table-cell>
          <table:table-cell office:value-type="float" office:value="1224" table:style-name="ce132">
            <text:p>1,224</text:p>
          </table:table-cell>
          <table:table-cell office:value-type="float" office:value="204" table:style-name="ce133">
            <text:p>204</text:p>
          </table:table-cell>
          <table:table-cell office:value-type="float" office:value="16.666666666666664" table:style-name="ce136">
            <text:p>16.7</text:p>
          </table:table-cell>
          <table:table-cell office:value-type="float" office:value="1311" table:style-name="ce133">
            <text:p>1,311</text:p>
          </table:table-cell>
          <table:table-cell office:value-type="float" office:value="209" table:style-name="ce132">
            <text:p>209</text:p>
          </table:table-cell>
          <table:table-cell office:value-type="float" office:value="15.942028985507244" table:style-name="ce134">
            <text:p>15.9</text:p>
          </table:table-cell>
          <table:table-cell office:value-type="float" office:value="1359" table:style-name="ce132">
            <text:p>1,359</text:p>
          </table:table-cell>
          <table:table-cell office:value-type="float" office:value="187" table:style-name="ce133">
            <text:p>187</text:p>
          </table:table-cell>
          <table:table-cell office:value-type="float" office:value="13.760117733627666" table:style-name="ce136">
            <text:p>13.8</text:p>
          </table:table-cell>
          <table:table-cell office:value-type="float" office:value="1300" table:style-name="ce133">
            <text:p>1,300</text:p>
          </table:table-cell>
          <table:table-cell office:value-type="float" office:value="203" table:style-name="ce132">
            <text:p>203</text:p>
          </table:table-cell>
          <table:table-cell office:value-type="float" office:value="15.615384615384615" table:style-name="ce134">
            <text:p>15.6</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17</text:p>
          </table:table-cell>
          <table:table-cell office:value-type="string" table:style-name="ce139">
            <text:p>Doncaster</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411" table:style-name="ce128">
            <text:p>3,411<text:s/></text:p>
          </table:table-cell>
          <table:table-cell office:value-type="float" office:value="727" table:style-name="ce129">
            <text:p>727<text:s/></text:p>
          </table:table-cell>
          <table:table-cell office:value-type="float" office:value="21.313397830548226" table:style-name="ce134">
            <text:p>21.3</text:p>
          </table:table-cell>
          <table:table-cell office:value-type="float" office:value="3587" table:style-name="ce132">
            <text:p>3,587</text:p>
          </table:table-cell>
          <table:table-cell office:value-type="float" office:value="833" table:style-name="ce133">
            <text:p>833</text:p>
          </table:table-cell>
          <table:table-cell office:value-type="float" office:value="23.222748815165879" table:style-name="ce136">
            <text:p>23.2</text:p>
          </table:table-cell>
          <table:table-cell office:value-type="float" office:value="3706" table:style-name="ce133">
            <text:p>3,706</text:p>
          </table:table-cell>
          <table:table-cell office:value-type="float" office:value="870" table:style-name="ce132">
            <text:p>870</text:p>
          </table:table-cell>
          <table:table-cell office:value-type="float" office:value="23.475445223961145" table:style-name="ce134">
            <text:p>23.5</text:p>
          </table:table-cell>
          <table:table-cell office:value-type="float" office:value="3725" table:style-name="ce132">
            <text:p>3,725</text:p>
          </table:table-cell>
          <table:table-cell office:value-type="float" office:value="919" table:style-name="ce133">
            <text:p>919</text:p>
          </table:table-cell>
          <table:table-cell office:value-type="float" office:value="24.671140939597315" table:style-name="ce136">
            <text:p>24.7</text:p>
          </table:table-cell>
          <table:table-cell office:value-type="float" office:value="3699" table:style-name="ce133">
            <text:p>3,699</text:p>
          </table:table-cell>
          <table:table-cell office:value-type="float" office:value="890" table:style-name="ce132">
            <text:p>890</text:p>
          </table:table-cell>
          <table:table-cell office:value-type="float" office:value="24.060556907272236" table:style-name="ce134">
            <text:p>24.1</text:p>
          </table:table-cell>
          <table:table-cell office:value-type="float" office:value="3920" table:style-name="ce132">
            <text:p>3,920</text:p>
          </table:table-cell>
          <table:table-cell office:value-type="float" office:value="975" table:style-name="ce133">
            <text:p>975</text:p>
          </table:table-cell>
          <table:table-cell office:value-type="float" office:value="24.872448979591837" table:style-name="ce136">
            <text:p>24.9</text:p>
          </table:table-cell>
          <table:table-cell office:value-type="float" office:value="3872" table:style-name="ce133">
            <text:p>3,872</text:p>
          </table:table-cell>
          <table:table-cell office:value-type="float" office:value="968" table:style-name="ce132">
            <text:p>968</text:p>
          </table:table-cell>
          <table:table-cell office:value-type="float" office:value="25" table:style-name="ce134">
            <text:p>25.0</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11</text:p>
          </table:table-cell>
          <table:table-cell office:value-type="string" table:style-name="ce139">
            <text:p>East Riding Of York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456" table:style-name="ce128">
            <text:p>3,456<text:s/></text:p>
          </table:table-cell>
          <table:table-cell office:value-type="float" office:value="811" table:style-name="ce129">
            <text:p>811<text:s/></text:p>
          </table:table-cell>
          <table:table-cell office:value-type="float" office:value="23.466435185185187" table:style-name="ce134">
            <text:p>23.5</text:p>
          </table:table-cell>
          <table:table-cell office:value-type="float" office:value="3544" table:style-name="ce132">
            <text:p>3,544</text:p>
          </table:table-cell>
          <table:table-cell office:value-type="float" office:value="892" table:style-name="ce133">
            <text:p>892</text:p>
          </table:table-cell>
          <table:table-cell office:value-type="float" office:value="25.169300225733632" table:style-name="ce136">
            <text:p>25.2</text:p>
          </table:table-cell>
          <table:table-cell office:value-type="float" office:value="3575" table:style-name="ce133">
            <text:p>3,575</text:p>
          </table:table-cell>
          <table:table-cell office:value-type="float" office:value="905" table:style-name="ce132">
            <text:p>905</text:p>
          </table:table-cell>
          <table:table-cell office:value-type="float" office:value="25.314685314685313" table:style-name="ce134">
            <text:p>25.3</text:p>
          </table:table-cell>
          <table:table-cell office:value-type="float" office:value="3595" table:style-name="ce132">
            <text:p>3,595</text:p>
          </table:table-cell>
          <table:table-cell office:value-type="float" office:value="1046" table:style-name="ce133">
            <text:p>1,046</text:p>
          </table:table-cell>
          <table:table-cell office:value-type="float" office:value="29.09596662030598" table:style-name="ce136">
            <text:p>29.1</text:p>
          </table:table-cell>
          <table:table-cell office:value-type="float" office:value="3565" table:style-name="ce133">
            <text:p>3,565</text:p>
          </table:table-cell>
          <table:table-cell office:value-type="float" office:value="1021" table:style-name="ce132">
            <text:p>1,021</text:p>
          </table:table-cell>
          <table:table-cell office:value-type="float" office:value="28.639551192145863" table:style-name="ce134">
            <text:p>28.6</text:p>
          </table:table-cell>
          <table:table-cell office:value-type="float" office:value="3665" table:style-name="ce132">
            <text:p>3,665</text:p>
          </table:table-cell>
          <table:table-cell office:value-type="float" office:value="1055" table:style-name="ce133">
            <text:p>1,055</text:p>
          </table:table-cell>
          <table:table-cell office:value-type="float" office:value="28.785811732605733" table:style-name="ce136">
            <text:p>28.8</text:p>
          </table:table-cell>
          <table:table-cell office:value-type="float" office:value="3893" table:style-name="ce133">
            <text:p>3,893</text:p>
          </table:table-cell>
          <table:table-cell office:value-type="float" office:value="1060" table:style-name="ce132">
            <text:p>1,060</text:p>
          </table:table-cell>
          <table:table-cell office:value-type="float" office:value="27.228358592345238" table:style-name="ce134">
            <text:p>27.2</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20</text:p>
          </table:table-cell>
          <table:table-cell office:value-type="string" table:style-name="ce139">
            <text:p>Gateshea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022" table:style-name="ce128">
            <text:p>2,022<text:s/></text:p>
          </table:table-cell>
          <table:table-cell office:value-type="float" office:value="1028" table:style-name="ce129">
            <text:p>1,028<text:s/></text:p>
          </table:table-cell>
          <table:table-cell office:value-type="float" office:value="50.840751730959447" table:style-name="ce134">
            <text:p>50.8</text:p>
          </table:table-cell>
          <table:table-cell office:value-type="float" office:value="2073" table:style-name="ce132">
            <text:p>2,073</text:p>
          </table:table-cell>
          <table:table-cell office:value-type="float" office:value="1069" table:style-name="ce133">
            <text:p>1,069</text:p>
          </table:table-cell>
          <table:table-cell office:value-type="float" office:value="51.567776169802215" table:style-name="ce136">
            <text:p>51.6</text:p>
          </table:table-cell>
          <table:table-cell office:value-type="float" office:value="2150" table:style-name="ce133">
            <text:p>2,150</text:p>
          </table:table-cell>
          <table:table-cell office:value-type="float" office:value="1071" table:style-name="ce132">
            <text:p>1,071</text:p>
          </table:table-cell>
          <table:table-cell office:value-type="float" office:value="49.813953488372093" table:style-name="ce134">
            <text:p>49.8</text:p>
          </table:table-cell>
          <table:table-cell office:value-type="float" office:value="2102" table:style-name="ce132">
            <text:p>2,102</text:p>
          </table:table-cell>
          <table:table-cell office:value-type="float" office:value="1188" table:style-name="ce133">
            <text:p>1,188</text:p>
          </table:table-cell>
          <table:table-cell office:value-type="float" office:value="56.517602283539482" table:style-name="ce136">
            <text:p>56.5</text:p>
          </table:table-cell>
          <table:table-cell office:value-type="float" office:value="2165" table:style-name="ce133">
            <text:p>2,165</text:p>
          </table:table-cell>
          <table:table-cell office:value-type="float" office:value="1125" table:style-name="ce132">
            <text:p>1,125</text:p>
          </table:table-cell>
          <table:table-cell office:value-type="float" office:value="51.963048498845268" table:style-name="ce134">
            <text:p>52.0</text:p>
          </table:table-cell>
          <table:table-cell office:value-type="float" office:value="2182" table:style-name="ce132">
            <text:p>2,182</text:p>
          </table:table-cell>
          <table:table-cell office:value-type="float" office:value="1156" table:style-name="ce133">
            <text:p>1,156</text:p>
          </table:table-cell>
          <table:table-cell office:value-type="float" office:value="52.978918423464719" table:style-name="ce136">
            <text:p>53.0</text:p>
          </table:table-cell>
          <table:table-cell office:value-type="float" office:value="2269" table:style-name="ce133">
            <text:p>2,269</text:p>
          </table:table-cell>
          <table:table-cell office:value-type="float" office:value="1139" table:style-name="ce132">
            <text:p>1,139</text:p>
          </table:table-cell>
          <table:table-cell office:value-type="float" office:value="50.198325253415597" table:style-name="ce134">
            <text:p>50.2</text:p>
          </table:table-cell>
          <table:table-cell table:number-columns-repeated="16357"/>
        </table:table-row>
        <table:table-row table:style-name="ro11">
          <table:table-cell office:value-type="string" table:style-name="ce137">
            <text:p>North East and Yorkshire</text:p>
          </table:table-cell>
          <table:table-cell office:value-type="string" table:style-name="ce140">
            <text:p>E06000001</text:p>
          </table:table-cell>
          <table:table-cell office:value-type="string" table:style-name="ce139">
            <text:p>Hartlepool</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025" table:style-name="ce128">
            <text:p>1,025<text:s/></text:p>
          </table:table-cell>
          <table:table-cell office:value-type="float" office:value="197" table:style-name="ce129">
            <text:p>197<text:s/></text:p>
          </table:table-cell>
          <table:table-cell office:value-type="float" office:value="19.219512195121951" table:style-name="ce134">
            <text:p>19.2</text:p>
          </table:table-cell>
          <table:table-cell office:value-type="float" office:value="1070" table:style-name="ce132">
            <text:p>1,070</text:p>
          </table:table-cell>
          <table:table-cell office:value-type="float" office:value="213" table:style-name="ce133">
            <text:p>213</text:p>
          </table:table-cell>
          <table:table-cell office:value-type="float" office:value="19.906542056074766" table:style-name="ce136">
            <text:p>19.9</text:p>
          </table:table-cell>
          <table:table-cell office:value-type="float" office:value="1083" table:style-name="ce133">
            <text:p>1,083</text:p>
          </table:table-cell>
          <table:table-cell office:value-type="float" office:value="220" table:style-name="ce132">
            <text:p>220</text:p>
          </table:table-cell>
          <table:table-cell office:value-type="float" office:value="20.313942751615883" table:style-name="ce134">
            <text:p>20.3</text:p>
          </table:table-cell>
          <table:table-cell office:value-type="float" office:value="1108" table:style-name="ce132">
            <text:p>1,108</text:p>
          </table:table-cell>
          <table:table-cell office:value-type="float" office:value="247" table:style-name="ce133">
            <text:p>247</text:p>
          </table:table-cell>
          <table:table-cell office:value-type="float" office:value="22.292418772563177" table:style-name="ce136">
            <text:p>22.3</text:p>
          </table:table-cell>
          <table:table-cell office:value-type="float" office:value="1099" table:style-name="ce133">
            <text:p>1,099</text:p>
          </table:table-cell>
          <table:table-cell office:value-type="float" office:value="234" table:style-name="ce132">
            <text:p>234</text:p>
          </table:table-cell>
          <table:table-cell office:value-type="float" office:value="21.292083712465878" table:style-name="ce134">
            <text:p>21.3</text:p>
          </table:table-cell>
          <table:table-cell office:value-type="float" office:value="1196" table:style-name="ce132">
            <text:p>1,196</text:p>
          </table:table-cell>
          <table:table-cell office:value-type="float" office:value="213" table:style-name="ce133">
            <text:p>213</text:p>
          </table:table-cell>
          <table:table-cell office:value-type="float" office:value="17.809364548494983" table:style-name="ce136">
            <text:p>17.8</text:p>
          </table:table-cell>
          <table:table-cell office:value-type="float" office:value="1199" table:style-name="ce133">
            <text:p>1,199</text:p>
          </table:table-cell>
          <table:table-cell office:value-type="float" office:value="220" table:style-name="ce132">
            <text:p>220</text:p>
          </table:table-cell>
          <table:table-cell office:value-type="float" office:value="18.348623853211009" table:style-name="ce134">
            <text:p>18.3</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10</text:p>
          </table:table-cell>
          <table:table-cell office:value-type="string" table:style-name="ce139">
            <text:p>Kingston Upon Hull, City Of</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128" table:style-name="ce128">
            <text:p>3,128<text:s/></text:p>
          </table:table-cell>
          <table:table-cell office:value-type="float" office:value="934" table:style-name="ce129">
            <text:p>934<text:s/></text:p>
          </table:table-cell>
          <table:table-cell office:value-type="float" office:value="29.85933503836317" table:style-name="ce134">
            <text:p>29.9</text:p>
          </table:table-cell>
          <table:table-cell office:value-type="float" office:value="3240" table:style-name="ce132">
            <text:p>3,240</text:p>
          </table:table-cell>
          <table:table-cell office:value-type="float" office:value="975" table:style-name="ce133">
            <text:p>975</text:p>
          </table:table-cell>
          <table:table-cell office:value-type="float" office:value="30.092592592592592" table:style-name="ce136">
            <text:p>30.1</text:p>
          </table:table-cell>
          <table:table-cell office:value-type="float" office:value="3414" table:style-name="ce133">
            <text:p>3,414</text:p>
          </table:table-cell>
          <table:table-cell office:value-type="float" office:value="1041" table:style-name="ce132">
            <text:p>1,041</text:p>
          </table:table-cell>
          <table:table-cell office:value-type="float" office:value="30.492091388400706" table:style-name="ce134">
            <text:p>30.5</text:p>
          </table:table-cell>
          <table:table-cell office:value-type="float" office:value="3352" table:style-name="ce132">
            <text:p>3,352</text:p>
          </table:table-cell>
          <table:table-cell office:value-type="float" office:value="1094" table:style-name="ce133">
            <text:p>1,094</text:p>
          </table:table-cell>
          <table:table-cell office:value-type="float" office:value="32.637231503579947" table:style-name="ce136">
            <text:p>32.6</text:p>
          </table:table-cell>
          <table:table-cell office:value-type="float" office:value="3378" table:style-name="ce133">
            <text:p>3,378</text:p>
          </table:table-cell>
          <table:table-cell office:value-type="float" office:value="1050" table:style-name="ce132">
            <text:p>1,050</text:p>
          </table:table-cell>
          <table:table-cell office:value-type="float" office:value="31.083481349911189" table:style-name="ce134">
            <text:p>31.1</text:p>
          </table:table-cell>
          <table:table-cell office:value-type="float" office:value="3563" table:style-name="ce132">
            <text:p>3,563</text:p>
          </table:table-cell>
          <table:table-cell office:value-type="float" office:value="1125" table:style-name="ce133">
            <text:p>1,125</text:p>
          </table:table-cell>
          <table:table-cell office:value-type="float" office:value="31.574515857423517" table:style-name="ce136">
            <text:p>31.6</text:p>
          </table:table-cell>
          <table:table-cell office:value-type="float" office:value="3663" table:style-name="ce133">
            <text:p>3,663</text:p>
          </table:table-cell>
          <table:table-cell office:value-type="float" office:value="1132" table:style-name="ce132">
            <text:p>1,132</text:p>
          </table:table-cell>
          <table:table-cell office:value-type="float" office:value="30.903630903630901" table:style-name="ce134">
            <text:p>30.9</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34</text:p>
          </table:table-cell>
          <table:table-cell office:value-type="string" table:style-name="ce139">
            <text:p>Kirklees</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5006" table:style-name="ce128">
            <text:p>5,006<text:s/></text:p>
          </table:table-cell>
          <table:table-cell office:value-type="float" office:value="737" table:style-name="ce129">
            <text:p>737<text:s/></text:p>
          </table:table-cell>
          <table:table-cell office:value-type="float" office:value="14.72233320015981" table:style-name="ce134">
            <text:p>14.7</text:p>
          </table:table-cell>
          <table:table-cell office:value-type="float" office:value="5257" table:style-name="ce132">
            <text:p>5,257</text:p>
          </table:table-cell>
          <table:table-cell office:value-type="float" office:value="758" table:style-name="ce133">
            <text:p>758</text:p>
          </table:table-cell>
          <table:table-cell office:value-type="float" office:value="14.418870077991249" table:style-name="ce136">
            <text:p>14.4</text:p>
          </table:table-cell>
          <table:table-cell office:value-type="float" office:value="5450" table:style-name="ce133">
            <text:p>5,450</text:p>
          </table:table-cell>
          <table:table-cell office:value-type="float" office:value="828" table:style-name="ce132">
            <text:p>828</text:p>
          </table:table-cell>
          <table:table-cell office:value-type="float" office:value="15.192660550458715" table:style-name="ce134">
            <text:p>15.2</text:p>
          </table:table-cell>
          <table:table-cell office:value-type="float" office:value="5449" table:style-name="ce132">
            <text:p>5,449</text:p>
          </table:table-cell>
          <table:table-cell office:value-type="float" office:value="863" table:style-name="ce133">
            <text:p>863</text:p>
          </table:table-cell>
          <table:table-cell office:value-type="float" office:value="15.837768397871169" table:style-name="ce136">
            <text:p>15.8</text:p>
          </table:table-cell>
          <table:table-cell office:value-type="float" office:value="5491" table:style-name="ce133">
            <text:p>5,491</text:p>
          </table:table-cell>
          <table:table-cell office:value-type="float" office:value="831" table:style-name="ce132">
            <text:p>831</text:p>
          </table:table-cell>
          <table:table-cell office:value-type="float" office:value="15.133855399745039" table:style-name="ce134">
            <text:p>15.1</text:p>
          </table:table-cell>
          <table:table-cell office:value-type="float" office:value="5618" table:style-name="ce132">
            <text:p>5,618</text:p>
          </table:table-cell>
          <table:table-cell office:value-type="float" office:value="849" table:style-name="ce133">
            <text:p>849</text:p>
          </table:table-cell>
          <table:table-cell office:value-type="float" office:value="15.112139551441794" table:style-name="ce136">
            <text:p>15.1</text:p>
          </table:table-cell>
          <table:table-cell office:value-type="float" office:value="5806" table:style-name="ce133">
            <text:p>5,806</text:p>
          </table:table-cell>
          <table:table-cell office:value-type="float" office:value="888" table:style-name="ce132">
            <text:p>888</text:p>
          </table:table-cell>
          <table:table-cell office:value-type="float" office:value="15.294522907337239" table:style-name="ce134">
            <text:p>15.3</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35</text:p>
          </table:table-cell>
          <table:table-cell office:value-type="string" table:style-name="ce139">
            <text:p>Leeds</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9687" table:style-name="ce128">
            <text:p>9,687<text:s/></text:p>
          </table:table-cell>
          <table:table-cell office:value-type="float" office:value="1537" table:style-name="ce129">
            <text:p>1,537<text:s/></text:p>
          </table:table-cell>
          <table:table-cell office:value-type="float" office:value="15.866625374212862" table:style-name="ce134">
            <text:p>15.9</text:p>
          </table:table-cell>
          <table:table-cell office:value-type="float" office:value="10251" table:style-name="ce132">
            <text:p>10,251</text:p>
          </table:table-cell>
          <table:table-cell office:value-type="float" office:value="1710" table:style-name="ce133">
            <text:p>1,710</text:p>
          </table:table-cell>
          <table:table-cell office:value-type="float" office:value="16.681299385425813" table:style-name="ce136">
            <text:p>16.7</text:p>
          </table:table-cell>
          <table:table-cell office:value-type="float" office:value="10259" table:style-name="ce133">
            <text:p>10,259</text:p>
          </table:table-cell>
          <table:table-cell office:value-type="float" office:value="1752" table:style-name="ce132">
            <text:p>1,752</text:p>
          </table:table-cell>
          <table:table-cell office:value-type="float" office:value="17.07768788380934" table:style-name="ce134">
            <text:p>17.1</text:p>
          </table:table-cell>
          <table:table-cell office:value-type="float" office:value="10324" table:style-name="ce132">
            <text:p>10,324</text:p>
          </table:table-cell>
          <table:table-cell office:value-type="float" office:value="1637" table:style-name="ce133">
            <text:p>1,637</text:p>
          </table:table-cell>
          <table:table-cell office:value-type="float" office:value="15.856257264626114" table:style-name="ce136">
            <text:p>15.9</text:p>
          </table:table-cell>
          <table:table-cell office:value-type="float" office:value="10327" table:style-name="ce133">
            <text:p>10,327</text:p>
          </table:table-cell>
          <table:table-cell office:value-type="float" office:value="1702" table:style-name="ce132">
            <text:p>1,702</text:p>
          </table:table-cell>
          <table:table-cell office:value-type="float" office:value="16.481069042316257" table:style-name="ce134">
            <text:p>16.5</text:p>
          </table:table-cell>
          <table:table-cell office:value-type="float" office:value="10403" table:style-name="ce132">
            <text:p>10,403</text:p>
          </table:table-cell>
          <table:table-cell office:value-type="float" office:value="1691" table:style-name="ce133">
            <text:p>1,691</text:p>
          </table:table-cell>
          <table:table-cell office:value-type="float" office:value="16.254926463520139" table:style-name="ce136">
            <text:p>16.3</text:p>
          </table:table-cell>
          <table:table-cell office:value-type="float" office:value="10599" table:style-name="ce133">
            <text:p>10,599</text:p>
          </table:table-cell>
          <table:table-cell office:value-type="float" office:value="1696" table:style-name="ce132">
            <text:p>1,696</text:p>
          </table:table-cell>
          <table:table-cell office:value-type="float" office:value="16.001509576375131" table:style-name="ce134">
            <text:p>16.0</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02</text:p>
          </table:table-cell>
          <table:table-cell office:value-type="string" table:style-name="ce139">
            <text:p>Middlesbrough</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945" table:style-name="ce128">
            <text:p>1,945<text:s/></text:p>
          </table:table-cell>
          <table:table-cell office:value-type="float" office:value="132" table:style-name="ce129">
            <text:p>132<text:s/></text:p>
          </table:table-cell>
          <table:table-cell office:value-type="float" office:value="6.7866323907455008" table:style-name="ce134">
            <text:p>6.8</text:p>
          </table:table-cell>
          <table:table-cell office:value-type="float" office:value="1945" table:style-name="ce132">
            <text:p>1,945</text:p>
          </table:table-cell>
          <table:table-cell office:value-type="float" office:value="138" table:style-name="ce133">
            <text:p>138</text:p>
          </table:table-cell>
          <table:table-cell office:value-type="float" office:value="7.095115681233934" table:style-name="ce136">
            <text:p>7.1</text:p>
          </table:table-cell>
          <table:table-cell office:value-type="float" office:value="1938" table:style-name="ce133">
            <text:p>1,938</text:p>
          </table:table-cell>
          <table:table-cell office:value-type="float" office:value="152" table:style-name="ce132">
            <text:p>152</text:p>
          </table:table-cell>
          <table:table-cell office:value-type="float" office:value="7.8431372549019605" table:style-name="ce134">
            <text:p>7.8</text:p>
          </table:table-cell>
          <table:table-cell office:value-type="float" office:value="2002" table:style-name="ce132">
            <text:p>2,002</text:p>
          </table:table-cell>
          <table:table-cell office:value-type="float" office:value="156" table:style-name="ce133">
            <text:p>156</text:p>
          </table:table-cell>
          <table:table-cell office:value-type="float" office:value="7.7922077922077921" table:style-name="ce136">
            <text:p>7.8</text:p>
          </table:table-cell>
          <table:table-cell office:value-type="float" office:value="2039" table:style-name="ce133">
            <text:p>2,039</text:p>
          </table:table-cell>
          <table:table-cell office:value-type="float" office:value="150" table:style-name="ce132">
            <text:p>150</text:p>
          </table:table-cell>
          <table:table-cell office:value-type="float" office:value="7.3565473271211381" table:style-name="ce134">
            <text:p>7.4</text:p>
          </table:table-cell>
          <table:table-cell office:value-type="float" office:value="2009" table:style-name="ce132">
            <text:p>2,009</text:p>
          </table:table-cell>
          <table:table-cell office:value-type="float" office:value="156" table:style-name="ce133">
            <text:p>156</text:p>
          </table:table-cell>
          <table:table-cell office:value-type="float" office:value="7.7650572424091582" table:style-name="ce136">
            <text:p>7.8</text:p>
          </table:table-cell>
          <table:table-cell office:value-type="float" office:value="2059" table:style-name="ce133">
            <text:p>2,059</text:p>
          </table:table-cell>
          <table:table-cell office:value-type="float" office:value="113" table:style-name="ce132">
            <text:p>113</text:p>
          </table:table-cell>
          <table:table-cell office:value-type="float" office:value="5.4881010199125786" table:style-name="ce134">
            <text:p>5.5</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21</text:p>
          </table:table-cell>
          <table:table-cell office:value-type="string" table:style-name="ce139">
            <text:p>Newcastle Upon Tyn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149" table:style-name="ce128">
            <text:p>3,149<text:s/></text:p>
          </table:table-cell>
          <table:table-cell office:value-type="float" office:value="770" table:style-name="ce129">
            <text:p>770<text:s/></text:p>
          </table:table-cell>
          <table:table-cell office:value-type="float" office:value="24.452207049857098" table:style-name="ce134">
            <text:p>24.5</text:p>
          </table:table-cell>
          <table:table-cell office:value-type="float" office:value="3214" table:style-name="ce132">
            <text:p>3,214</text:p>
          </table:table-cell>
          <table:table-cell office:value-type="float" office:value="808" table:style-name="ce133">
            <text:p>808</text:p>
          </table:table-cell>
          <table:table-cell office:value-type="float" office:value="25.140012445550713" table:style-name="ce136">
            <text:p>25.1</text:p>
          </table:table-cell>
          <table:table-cell office:value-type="float" office:value="3155" table:style-name="ce133">
            <text:p>3,155</text:p>
          </table:table-cell>
          <table:table-cell office:value-type="float" office:value="862" table:style-name="ce132">
            <text:p>862</text:p>
          </table:table-cell>
          <table:table-cell office:value-type="float" office:value="27.321711568938195" table:style-name="ce134">
            <text:p>27.3</text:p>
          </table:table-cell>
          <table:table-cell office:value-type="float" office:value="3155" table:style-name="ce132">
            <text:p>3,155</text:p>
          </table:table-cell>
          <table:table-cell office:value-type="float" office:value="848" table:style-name="ce133">
            <text:p>848</text:p>
          </table:table-cell>
          <table:table-cell office:value-type="float" office:value="26.87797147385103" table:style-name="ce136">
            <text:p>26.9</text:p>
          </table:table-cell>
          <table:table-cell office:value-type="float" office:value="3283" table:style-name="ce133">
            <text:p>3,283</text:p>
          </table:table-cell>
          <table:table-cell office:value-type="float" office:value="872" table:style-name="ce132">
            <text:p>872</text:p>
          </table:table-cell>
          <table:table-cell office:value-type="float" office:value="26.561072190070057" table:style-name="ce134">
            <text:p>26.6</text:p>
          </table:table-cell>
          <table:table-cell office:value-type="float" office:value="3188" table:style-name="ce132">
            <text:p>3,188</text:p>
          </table:table-cell>
          <table:table-cell office:value-type="float" office:value="721" table:style-name="ce133">
            <text:p>721</text:p>
          </table:table-cell>
          <table:table-cell office:value-type="float" office:value="22.616060225846926" table:style-name="ce136">
            <text:p>22.6</text:p>
          </table:table-cell>
          <table:table-cell office:value-type="float" office:value="3248" table:style-name="ce133">
            <text:p>3,248</text:p>
          </table:table-cell>
          <table:table-cell office:value-type="float" office:value="655" table:style-name="ce132">
            <text:p>655</text:p>
          </table:table-cell>
          <table:table-cell office:value-type="float" office:value="20.166256157635466" table:style-name="ce134">
            <text:p>20.2</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12</text:p>
          </table:table-cell>
          <table:table-cell office:value-type="string" table:style-name="ce139">
            <text:p>North East Lincoln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785" table:style-name="ce128">
            <text:p>1,785<text:s/></text:p>
          </table:table-cell>
          <table:table-cell office:value-type="float" office:value="568" table:style-name="ce129">
            <text:p>568<text:s/></text:p>
          </table:table-cell>
          <table:table-cell office:value-type="float" office:value="31.820728291316524" table:style-name="ce134">
            <text:p>31.8</text:p>
          </table:table-cell>
          <table:table-cell office:value-type="float" office:value="1899" table:style-name="ce132">
            <text:p>1,899</text:p>
          </table:table-cell>
          <table:table-cell office:value-type="float" office:value="607" table:style-name="ce133">
            <text:p>607</text:p>
          </table:table-cell>
          <table:table-cell office:value-type="float" office:value="31.964191679831487" table:style-name="ce136">
            <text:p>32.0</text:p>
          </table:table-cell>
          <table:table-cell office:value-type="float" office:value="1881" table:style-name="ce133">
            <text:p>1,881</text:p>
          </table:table-cell>
          <table:table-cell office:value-type="float" office:value="600" table:style-name="ce132">
            <text:p>600</text:p>
          </table:table-cell>
          <table:table-cell office:value-type="float" office:value="31.897926634768741" table:style-name="ce134">
            <text:p>31.9</text:p>
          </table:table-cell>
          <table:table-cell office:value-type="float" office:value="2080" table:style-name="ce132">
            <text:p>2,080</text:p>
          </table:table-cell>
          <table:table-cell office:value-type="float" office:value="678" table:style-name="ce133">
            <text:p>678</text:p>
          </table:table-cell>
          <table:table-cell office:value-type="float" office:value="32.596153846153847" table:style-name="ce136">
            <text:p>32.6</text:p>
          </table:table-cell>
          <table:table-cell office:value-type="float" office:value="1959" table:style-name="ce133">
            <text:p>1,959</text:p>
          </table:table-cell>
          <table:table-cell office:value-type="float" office:value="624" table:style-name="ce132">
            <text:p>624</text:p>
          </table:table-cell>
          <table:table-cell office:value-type="float" office:value="31.852986217457886" table:style-name="ce134">
            <text:p>31.9</text:p>
          </table:table-cell>
          <table:table-cell office:value-type="float" office:value="2054" table:style-name="ce132">
            <text:p>2,054</text:p>
          </table:table-cell>
          <table:table-cell office:value-type="float" office:value="707" table:style-name="ce133">
            <text:p>707</text:p>
          </table:table-cell>
          <table:table-cell office:value-type="float" office:value="34.420642648490748" table:style-name="ce136">
            <text:p>34.4</text:p>
          </table:table-cell>
          <table:table-cell office:value-type="float" office:value="2073" table:style-name="ce133">
            <text:p>2,073</text:p>
          </table:table-cell>
          <table:table-cell office:value-type="float" office:value="632" table:style-name="ce132">
            <text:p>632</text:p>
          </table:table-cell>
          <table:table-cell office:value-type="float" office:value="30.487216594307764" table:style-name="ce134">
            <text:p>30.5</text:p>
          </table:table-cell>
          <table:table-cell table:number-columns-repeated="16357"/>
        </table:table-row>
        <table:table-row table:style-name="ro10">
          <table:table-cell office:value-type="string" table:style-name="ce137">
            <text:p>North East and Yorkshire</text:p>
          </table:table-cell>
          <table:table-cell office:value-type="string" table:style-name="ce138">
            <text:p>E06000013</text:p>
          </table:table-cell>
          <table:table-cell office:value-type="string" table:style-name="ce139">
            <text:p>North Lincoln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735" table:style-name="ce128">
            <text:p>1,735<text:s/></text:p>
          </table:table-cell>
          <table:table-cell office:value-type="float" office:value="339" table:style-name="ce129">
            <text:p>339<text:s/></text:p>
          </table:table-cell>
          <table:table-cell office:value-type="float" office:value="19.538904899135449" table:style-name="ce134">
            <text:p>19.5</text:p>
          </table:table-cell>
          <table:table-cell office:value-type="float" office:value="1771" table:style-name="ce132">
            <text:p>1,771</text:p>
          </table:table-cell>
          <table:table-cell office:value-type="float" office:value="386" table:style-name="ce133">
            <text:p>386</text:p>
          </table:table-cell>
          <table:table-cell office:value-type="float" office:value="21.795595708639187" table:style-name="ce136">
            <text:p>21.8</text:p>
          </table:table-cell>
          <table:table-cell office:value-type="float" office:value="1896" table:style-name="ce133">
            <text:p>1,896</text:p>
          </table:table-cell>
          <table:table-cell office:value-type="float" office:value="293" table:style-name="ce132">
            <text:p>293</text:p>
          </table:table-cell>
          <table:table-cell office:value-type="float" office:value="15.453586497890296" table:style-name="ce134">
            <text:p>15.5</text:p>
          </table:table-cell>
          <table:table-cell office:value-type="float" office:value="1935" table:style-name="ce132">
            <text:p>1,935</text:p>
          </table:table-cell>
          <table:table-cell office:value-type="float" office:value="331" table:style-name="ce133">
            <text:p>331</text:p>
          </table:table-cell>
          <table:table-cell office:value-type="float" office:value="17.105943152454781" table:style-name="ce136">
            <text:p>17.1</text:p>
          </table:table-cell>
          <table:table-cell office:value-type="float" office:value="1925" table:style-name="ce133">
            <text:p>1,925</text:p>
          </table:table-cell>
          <table:table-cell office:value-type="float" office:value="357" table:style-name="ce132">
            <text:p>357</text:p>
          </table:table-cell>
          <table:table-cell office:value-type="float" office:value="18.545454545454547" table:style-name="ce134">
            <text:p>18.5</text:p>
          </table:table-cell>
          <table:table-cell office:value-type="float" office:value="2046" table:style-name="ce132">
            <text:p>2,046</text:p>
          </table:table-cell>
          <table:table-cell office:value-type="float" office:value="375" table:style-name="ce133">
            <text:p>375</text:p>
          </table:table-cell>
          <table:table-cell office:value-type="float" office:value="18.328445747800586" table:style-name="ce136">
            <text:p>18.3</text:p>
          </table:table-cell>
          <table:table-cell office:value-type="float" office:value="2100" table:style-name="ce133">
            <text:p>2,100</text:p>
          </table:table-cell>
          <table:table-cell office:value-type="float" office:value="371" table:style-name="ce132">
            <text:p>371</text:p>
          </table:table-cell>
          <table:table-cell office:value-type="float" office:value="17.666666666666668" table:style-name="ce134">
            <text:p>17.7</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22</text:p>
          </table:table-cell>
          <table:table-cell office:value-type="string" table:style-name="ce139">
            <text:p>North Tynesid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200" table:style-name="ce128">
            <text:p>2,200<text:s/></text:p>
          </table:table-cell>
          <table:table-cell office:value-type="float" office:value="936" table:style-name="ce129">
            <text:p>936<text:s/></text:p>
          </table:table-cell>
          <table:table-cell office:value-type="float" office:value="42.545454545454547" table:style-name="ce134">
            <text:p>42.5</text:p>
          </table:table-cell>
          <table:table-cell office:value-type="float" office:value="2349" table:style-name="ce132">
            <text:p>2,349</text:p>
          </table:table-cell>
          <table:table-cell office:value-type="float" office:value="893" table:style-name="ce133">
            <text:p>893</text:p>
          </table:table-cell>
          <table:table-cell office:value-type="float" office:value="38.016177096636866" table:style-name="ce136">
            <text:p>38.0</text:p>
          </table:table-cell>
          <table:table-cell office:value-type="float" office:value="2316" table:style-name="ce133">
            <text:p>2,316</text:p>
          </table:table-cell>
          <table:table-cell office:value-type="float" office:value="1012" table:style-name="ce132">
            <text:p>1,012</text:p>
          </table:table-cell>
          <table:table-cell office:value-type="float" office:value="43.696027633851472" table:style-name="ce134">
            <text:p>43.7</text:p>
          </table:table-cell>
          <table:table-cell office:value-type="float" office:value="2401" table:style-name="ce132">
            <text:p>2,401</text:p>
          </table:table-cell>
          <table:table-cell office:value-type="float" office:value="958" table:style-name="ce133">
            <text:p>958</text:p>
          </table:table-cell>
          <table:table-cell office:value-type="float" office:value="39.900041649312783" table:style-name="ce136">
            <text:p>39.9</text:p>
          </table:table-cell>
          <table:table-cell office:value-type="float" office:value="2335" table:style-name="ce133">
            <text:p>2,335</text:p>
          </table:table-cell>
          <table:table-cell office:value-type="float" office:value="976" table:style-name="ce132">
            <text:p>976</text:p>
          </table:table-cell>
          <table:table-cell office:value-type="float" office:value="41.79871520342612" table:style-name="ce134">
            <text:p>41.8</text:p>
          </table:table-cell>
          <table:table-cell office:value-type="float" office:value="2350" table:style-name="ce132">
            <text:p>2,350</text:p>
          </table:table-cell>
          <table:table-cell office:value-type="float" office:value="744" table:style-name="ce133">
            <text:p>744</text:p>
          </table:table-cell>
          <table:table-cell office:value-type="float" office:value="31.659574468085104" table:style-name="ce136">
            <text:p>31.7</text:p>
          </table:table-cell>
          <table:table-cell office:value-type="float" office:value="2406" table:style-name="ce133">
            <text:p>2,406</text:p>
          </table:table-cell>
          <table:table-cell office:value-type="float" office:value="703" table:style-name="ce132">
            <text:p>703</text:p>
          </table:table-cell>
          <table:table-cell office:value-type="float" office:value="29.218620116375725" table:style-name="ce134">
            <text:p>29.2</text:p>
          </table:table-cell>
          <table:table-cell table:number-columns-repeated="16357"/>
        </table:table-row>
        <table:table-row table:style-name="ro11">
          <table:table-cell office:value-type="string" table:style-name="ce137">
            <text:p>North East and Yorkshire</text:p>
          </table:table-cell>
          <table:table-cell office:value-type="string" table:style-name="ce141">
            <text:p>E10000023</text:p>
          </table:table-cell>
          <table:table-cell office:value-type="string" table:style-name="ce142">
            <text:p>North Yorkshire</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48</text:p>
          </table:table-cell>
          <table:table-cell office:value-type="string" table:style-name="ce139">
            <text:p>Northumberlan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068" table:style-name="ce128">
            <text:p>3,068<text:s/></text:p>
          </table:table-cell>
          <table:table-cell office:value-type="float" office:value="1020" table:style-name="ce129">
            <text:p>1,020<text:s/></text:p>
          </table:table-cell>
          <table:table-cell office:value-type="float" office:value="33.24641460234681" table:style-name="ce134">
            <text:p>33.2</text:p>
          </table:table-cell>
          <table:table-cell office:value-type="float" office:value="3287" table:style-name="ce132">
            <text:p>3,287</text:p>
          </table:table-cell>
          <table:table-cell office:value-type="float" office:value="1067" table:style-name="ce133">
            <text:p>1,067</text:p>
          </table:table-cell>
          <table:table-cell office:value-type="float" office:value="32.461210830544566" table:style-name="ce136">
            <text:p>32.5</text:p>
          </table:table-cell>
          <table:table-cell office:value-type="float" office:value="3189" table:style-name="ce133">
            <text:p>3,189</text:p>
          </table:table-cell>
          <table:table-cell office:value-type="float" office:value="1186" table:style-name="ce132">
            <text:p>1,186</text:p>
          </table:table-cell>
          <table:table-cell office:value-type="float" office:value="37.190341799937279" table:style-name="ce134">
            <text:p>37.2</text:p>
          </table:table-cell>
          <table:table-cell office:value-type="float" office:value="3269" table:style-name="ce132">
            <text:p>3,269</text:p>
          </table:table-cell>
          <table:table-cell office:value-type="float" office:value="1086" table:style-name="ce133">
            <text:p>1,086</text:p>
          </table:table-cell>
          <table:table-cell office:value-type="float" office:value="33.221168553074335" table:style-name="ce136">
            <text:p>33.2</text:p>
          </table:table-cell>
          <table:table-cell office:value-type="float" office:value="3408" table:style-name="ce133">
            <text:p>3,408</text:p>
          </table:table-cell>
          <table:table-cell office:value-type="float" office:value="1090" table:style-name="ce132">
            <text:p>1,090</text:p>
          </table:table-cell>
          <table:table-cell office:value-type="float" office:value="31.983568075117368" table:style-name="ce134">
            <text:p>32.0</text:p>
          </table:table-cell>
          <table:table-cell office:value-type="float" office:value="3613" table:style-name="ce132">
            <text:p>3,613</text:p>
          </table:table-cell>
          <table:table-cell office:value-type="float" office:value="579" table:style-name="ce133">
            <text:p>579</text:p>
          </table:table-cell>
          <table:table-cell office:value-type="float" office:value="16.025463603653474" table:style-name="ce136">
            <text:p>16.0</text:p>
          </table:table-cell>
          <table:table-cell office:value-type="float" office:value="3503" table:style-name="ce133">
            <text:p>3,503</text:p>
          </table:table-cell>
          <table:table-cell office:value-type="float" office:value="539" table:style-name="ce132">
            <text:p>539</text:p>
          </table:table-cell>
          <table:table-cell office:value-type="float" office:value="15.38681130459606" table:style-name="ce134">
            <text:p>15.4</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03</text:p>
          </table:table-cell>
          <table:table-cell office:value-type="string" table:style-name="ce139">
            <text:p>Redcar and Clevelan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518" table:style-name="ce128">
            <text:p>1,518<text:s/></text:p>
          </table:table-cell>
          <table:table-cell office:value-type="float" office:value="278" table:style-name="ce129">
            <text:p>278<text:s/></text:p>
          </table:table-cell>
          <table:table-cell office:value-type="float" office:value="18.313570487483531" table:style-name="ce134">
            <text:p>18.3</text:p>
          </table:table-cell>
          <table:table-cell office:value-type="float" office:value="1471" table:style-name="ce132">
            <text:p>1,471</text:p>
          </table:table-cell>
          <table:table-cell office:value-type="float" office:value="325" table:style-name="ce133">
            <text:p>325</text:p>
          </table:table-cell>
          <table:table-cell office:value-type="float" office:value="22.093813732154995" table:style-name="ce136">
            <text:p>22.1</text:p>
          </table:table-cell>
          <table:table-cell office:value-type="float" office:value="1527" table:style-name="ce133">
            <text:p>1,527</text:p>
          </table:table-cell>
          <table:table-cell office:value-type="float" office:value="264" table:style-name="ce132">
            <text:p>264</text:p>
          </table:table-cell>
          <table:table-cell office:value-type="float" office:value="17.288801571709232" table:style-name="ce134">
            <text:p>17.3</text:p>
          </table:table-cell>
          <table:table-cell office:value-type="float" office:value="1592" table:style-name="ce132">
            <text:p>1,592</text:p>
          </table:table-cell>
          <table:table-cell office:value-type="float" office:value="339" table:style-name="ce133">
            <text:p>339</text:p>
          </table:table-cell>
          <table:table-cell office:value-type="float" office:value="21.293969849246231" table:style-name="ce136">
            <text:p>21.3</text:p>
          </table:table-cell>
          <table:table-cell office:value-type="float" office:value="1622" table:style-name="ce133">
            <text:p>1,622</text:p>
          </table:table-cell>
          <table:table-cell office:value-type="float" office:value="325" table:style-name="ce132">
            <text:p>325</text:p>
          </table:table-cell>
          <table:table-cell office:value-type="float" office:value="20.036991368680638" table:style-name="ce134">
            <text:p>20.0</text:p>
          </table:table-cell>
          <table:table-cell office:value-type="float" office:value="1738" table:style-name="ce132">
            <text:p>1,738</text:p>
          </table:table-cell>
          <table:table-cell office:value-type="float" office:value="304" table:style-name="ce133">
            <text:p>304</text:p>
          </table:table-cell>
          <table:table-cell office:value-type="float" office:value="17.491369390103568" table:style-name="ce136">
            <text:p>17.5</text:p>
          </table:table-cell>
          <table:table-cell office:value-type="float" office:value="1688" table:style-name="ce133">
            <text:p>1,688</text:p>
          </table:table-cell>
          <table:table-cell office:value-type="float" office:value="324" table:style-name="ce132">
            <text:p>324</text:p>
          </table:table-cell>
          <table:table-cell office:value-type="float" office:value="19.194312796208532" table:style-name="ce134">
            <text:p>19.2</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18</text:p>
          </table:table-cell>
          <table:table-cell office:value-type="string" table:style-name="ce139">
            <text:p>Rother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930" table:style-name="ce128">
            <text:p>2,930<text:s/></text:p>
          </table:table-cell>
          <table:table-cell office:value-type="float" office:value="616" table:style-name="ce129">
            <text:p>616<text:s/></text:p>
          </table:table-cell>
          <table:table-cell office:value-type="float" office:value="21.023890784982935" table:style-name="ce134">
            <text:p>21.0</text:p>
          </table:table-cell>
          <table:table-cell office:value-type="float" office:value="3093" table:style-name="ce132">
            <text:p>3,093</text:p>
          </table:table-cell>
          <table:table-cell office:value-type="float" office:value="677" table:style-name="ce133">
            <text:p>677</text:p>
          </table:table-cell>
          <table:table-cell office:value-type="float" office:value="21.888134497251858" table:style-name="ce136">
            <text:p>21.9</text:p>
          </table:table-cell>
          <table:table-cell office:value-type="float" office:value="3194" table:style-name="ce133">
            <text:p>3,194</text:p>
          </table:table-cell>
          <table:table-cell office:value-type="float" office:value="737" table:style-name="ce132">
            <text:p>737</text:p>
          </table:table-cell>
          <table:table-cell office:value-type="float" office:value="23.074514715090796" table:style-name="ce134">
            <text:p>23.1</text:p>
          </table:table-cell>
          <table:table-cell office:value-type="float" office:value="3054" table:style-name="ce132">
            <text:p>3,054</text:p>
          </table:table-cell>
          <table:table-cell office:value-type="float" office:value="685" table:style-name="ce133">
            <text:p>685</text:p>
          </table:table-cell>
          <table:table-cell office:value-type="float" office:value="22.42960052390308" table:style-name="ce136">
            <text:p>22.4</text:p>
          </table:table-cell>
          <table:table-cell office:value-type="float" office:value="3195" table:style-name="ce133">
            <text:p>3,195</text:p>
          </table:table-cell>
          <table:table-cell office:value-type="float" office:value="718" table:style-name="ce132">
            <text:p>718</text:p>
          </table:table-cell>
          <table:table-cell office:value-type="float" office:value="22.472613458528951" table:style-name="ce134">
            <text:p>22.5</text:p>
          </table:table-cell>
          <table:table-cell office:value-type="float" office:value="3318" table:style-name="ce132">
            <text:p>3,318</text:p>
          </table:table-cell>
          <table:table-cell office:value-type="float" office:value="728" table:style-name="ce133">
            <text:p>728</text:p>
          </table:table-cell>
          <table:table-cell office:value-type="float" office:value="21.940928270042196" table:style-name="ce136">
            <text:p>21.9</text:p>
          </table:table-cell>
          <table:table-cell office:value-type="float" office:value="3391" table:style-name="ce133">
            <text:p>3,391</text:p>
          </table:table-cell>
          <table:table-cell office:value-type="float" office:value="710" table:style-name="ce132">
            <text:p>710</text:p>
          </table:table-cell>
          <table:table-cell office:value-type="float" office:value="20.937776467118844" table:style-name="ce134">
            <text:p>20.9</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19</text:p>
          </table:table-cell>
          <table:table-cell office:value-type="string" table:style-name="ce139">
            <text:p>Sheffiel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6076" table:style-name="ce128">
            <text:p>6,076<text:s/></text:p>
          </table:table-cell>
          <table:table-cell office:value-type="float" office:value="1105" table:style-name="ce129">
            <text:p>1,105<text:s/></text:p>
          </table:table-cell>
          <table:table-cell office:value-type="float" office:value="18.186306780776825" table:style-name="ce134">
            <text:p>18.2</text:p>
          </table:table-cell>
          <table:table-cell office:value-type="float" office:value="6330" table:style-name="ce132">
            <text:p>6,330</text:p>
          </table:table-cell>
          <table:table-cell office:value-type="float" office:value="1169" table:style-name="ce133">
            <text:p>1,169</text:p>
          </table:table-cell>
          <table:table-cell office:value-type="float" office:value="18.467614533965246" table:style-name="ce136">
            <text:p>18.5</text:p>
          </table:table-cell>
          <table:table-cell office:value-type="float" office:value="6423" table:style-name="ce133">
            <text:p>6,423</text:p>
          </table:table-cell>
          <table:table-cell office:value-type="float" office:value="1181" table:style-name="ce132">
            <text:p>1,181</text:p>
          </table:table-cell>
          <table:table-cell office:value-type="float" office:value="18.387046551455708" table:style-name="ce134">
            <text:p>18.4</text:p>
          </table:table-cell>
          <table:table-cell office:value-type="float" office:value="6454" table:style-name="ce132">
            <text:p>6,454</text:p>
          </table:table-cell>
          <table:table-cell office:value-type="float" office:value="1271" table:style-name="ce133">
            <text:p>1,271</text:p>
          </table:table-cell>
          <table:table-cell office:value-type="float" office:value="19.693213511000927" table:style-name="ce136">
            <text:p>19.7</text:p>
          </table:table-cell>
          <table:table-cell office:value-type="float" office:value="6368" table:style-name="ce133">
            <text:p>6,368</text:p>
          </table:table-cell>
          <table:table-cell office:value-type="float" office:value="1267" table:style-name="ce132">
            <text:p>1,267</text:p>
          </table:table-cell>
          <table:table-cell office:value-type="float" office:value="19.896356783919597" table:style-name="ce134">
            <text:p>19.9</text:p>
          </table:table-cell>
          <table:table-cell office:value-type="float" office:value="6523" table:style-name="ce132">
            <text:p>6,523</text:p>
          </table:table-cell>
          <table:table-cell office:value-type="float" office:value="1260" table:style-name="ce133">
            <text:p>1,260</text:p>
          </table:table-cell>
          <table:table-cell office:value-type="float" office:value="19.316265521999078" table:style-name="ce136">
            <text:p>19.3</text:p>
          </table:table-cell>
          <table:table-cell office:value-type="float" office:value="6742" table:style-name="ce133">
            <text:p>6,742</text:p>
          </table:table-cell>
          <table:table-cell office:value-type="float" office:value="1252" table:style-name="ce132">
            <text:p>1,252</text:p>
          </table:table-cell>
          <table:table-cell office:value-type="float" office:value="18.570157223375851" table:style-name="ce134">
            <text:p>18.6</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23</text:p>
          </table:table-cell>
          <table:table-cell office:value-type="string" table:style-name="ce139">
            <text:p>South Tynesid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561" table:style-name="ce128">
            <text:p>1,561<text:s/></text:p>
          </table:table-cell>
          <table:table-cell office:value-type="float" office:value="805" table:style-name="ce129">
            <text:p>805<text:s/></text:p>
          </table:table-cell>
          <table:table-cell office:value-type="float" office:value="51.569506726457405" table:style-name="ce134">
            <text:p>51.6</text:p>
          </table:table-cell>
          <table:table-cell office:value-type="float" office:value="1810" table:style-name="ce132">
            <text:p>1,810</text:p>
          </table:table-cell>
          <table:table-cell office:value-type="float" office:value="744" table:style-name="ce133">
            <text:p>744</text:p>
          </table:table-cell>
          <table:table-cell office:value-type="float" office:value="41.104972375690608" table:style-name="ce136">
            <text:p>41.1</text:p>
          </table:table-cell>
          <table:table-cell office:value-type="float" office:value="1658" table:style-name="ce133">
            <text:p>1,658</text:p>
          </table:table-cell>
          <table:table-cell office:value-type="float" office:value="908" table:style-name="ce132">
            <text:p>908</text:p>
          </table:table-cell>
          <table:table-cell office:value-type="float" office:value="54.764776839565741" table:style-name="ce134">
            <text:p>54.8</text:p>
          </table:table-cell>
          <table:table-cell office:value-type="float" office:value="1689" table:style-name="ce132">
            <text:p>1,689</text:p>
          </table:table-cell>
          <table:table-cell office:value-type="float" office:value="832" table:style-name="ce133">
            <text:p>832</text:p>
          </table:table-cell>
          <table:table-cell office:value-type="float" office:value="49.259917110716401" table:style-name="ce136">
            <text:p>49.3</text:p>
          </table:table-cell>
          <table:table-cell office:value-type="float" office:value="1705" table:style-name="ce133">
            <text:p>1,705</text:p>
          </table:table-cell>
          <table:table-cell office:value-type="float" office:value="867" table:style-name="ce132">
            <text:p>867</text:p>
          </table:table-cell>
          <table:table-cell office:value-type="float" office:value="50.850439882697948" table:style-name="ce134">
            <text:p>50.9</text:p>
          </table:table-cell>
          <table:table-cell office:value-type="float" office:value="1750" table:style-name="ce132">
            <text:p>1,750</text:p>
          </table:table-cell>
          <table:table-cell office:value-type="float" office:value="803" table:style-name="ce133">
            <text:p>803</text:p>
          </table:table-cell>
          <table:table-cell office:value-type="float" office:value="45.885714285714286" table:style-name="ce136">
            <text:p>45.9</text:p>
          </table:table-cell>
          <table:table-cell office:value-type="float" office:value="1746" table:style-name="ce133">
            <text:p>1,746</text:p>
          </table:table-cell>
          <table:table-cell office:value-type="float" office:value="862" table:style-name="ce132">
            <text:p>862</text:p>
          </table:table-cell>
          <table:table-cell office:value-type="float" office:value="49.369988545246279" table:style-name="ce134">
            <text:p>49.4</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04</text:p>
          </table:table-cell>
          <table:table-cell office:value-type="string" table:style-name="ce139">
            <text:p>Stockton-On-Tees</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290" table:style-name="ce128">
            <text:p>2,290<text:s/></text:p>
          </table:table-cell>
          <table:table-cell office:value-type="float" office:value="204" table:style-name="ce129">
            <text:p>204<text:s/></text:p>
          </table:table-cell>
          <table:table-cell office:value-type="float" office:value="8.9082969432314396" table:style-name="ce134">
            <text:p>8.9</text:p>
          </table:table-cell>
          <table:table-cell office:value-type="float" office:value="2373" table:style-name="ce132">
            <text:p>2,373</text:p>
          </table:table-cell>
          <table:table-cell office:value-type="float" office:value="230" table:style-name="ce133">
            <text:p>230</text:p>
          </table:table-cell>
          <table:table-cell office:value-type="float" office:value="9.6923725242309313" table:style-name="ce136">
            <text:p>9.7</text:p>
          </table:table-cell>
          <table:table-cell office:value-type="float" office:value="2397" table:style-name="ce133">
            <text:p>2,397</text:p>
          </table:table-cell>
          <table:table-cell office:value-type="float" office:value="238" table:style-name="ce132">
            <text:p>238</text:p>
          </table:table-cell>
          <table:table-cell office:value-type="float" office:value="9.9290780141843982" table:style-name="ce134">
            <text:p>9.9</text:p>
          </table:table-cell>
          <table:table-cell office:value-type="float" office:value="2454" table:style-name="ce132">
            <text:p>2,454</text:p>
          </table:table-cell>
          <table:table-cell office:value-type="float" office:value="235" table:style-name="ce133">
            <text:p>235</text:p>
          </table:table-cell>
          <table:table-cell office:value-type="float" office:value="9.5762021189894053" table:style-name="ce136">
            <text:p>9.6</text:p>
          </table:table-cell>
          <table:table-cell office:value-type="float" office:value="2537" table:style-name="ce133">
            <text:p>2,537</text:p>
          </table:table-cell>
          <table:table-cell office:value-type="float" office:value="260" table:style-name="ce132">
            <text:p>260</text:p>
          </table:table-cell>
          <table:table-cell office:value-type="float" office:value="10.248324793062674" table:style-name="ce134">
            <text:p>10.2</text:p>
          </table:table-cell>
          <table:table-cell office:value-type="float" office:value="2585" table:style-name="ce132">
            <text:p>2,585</text:p>
          </table:table-cell>
          <table:table-cell office:value-type="float" office:value="269" table:style-name="ce133">
            <text:p>269</text:p>
          </table:table-cell>
          <table:table-cell office:value-type="float" office:value="10.406189555125724" table:style-name="ce136">
            <text:p>10.4</text:p>
          </table:table-cell>
          <table:table-cell office:value-type="float" office:value="2649" table:style-name="ce133">
            <text:p>2,649</text:p>
          </table:table-cell>
          <table:table-cell office:value-type="float" office:value="269" table:style-name="ce132">
            <text:p>269</text:p>
          </table:table-cell>
          <table:table-cell office:value-type="float" office:value="10.154775386938468" table:style-name="ce134">
            <text:p>10.2</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8000024</text:p>
          </table:table-cell>
          <table:table-cell office:value-type="string" table:style-name="ce139">
            <text:p>Sunderlan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974" table:style-name="ce128">
            <text:p>2,974<text:s/></text:p>
          </table:table-cell>
          <table:table-cell office:value-type="float" office:value="1484" table:style-name="ce129">
            <text:p>1,484<text:s/></text:p>
          </table:table-cell>
          <table:table-cell office:value-type="float" office:value="49.899125756556828" table:style-name="ce134">
            <text:p>49.9</text:p>
          </table:table-cell>
          <table:table-cell office:value-type="float" office:value="3018" table:style-name="ce132">
            <text:p>3,018</text:p>
          </table:table-cell>
          <table:table-cell office:value-type="float" office:value="1540" table:style-name="ce133">
            <text:p>1,540</text:p>
          </table:table-cell>
          <table:table-cell office:value-type="float" office:value="51.027170311464545" table:style-name="ce136">
            <text:p>51.0</text:p>
          </table:table-cell>
          <table:table-cell office:value-type="float" office:value="2979" table:style-name="ce133">
            <text:p>2,979</text:p>
          </table:table-cell>
          <table:table-cell office:value-type="float" office:value="1605" table:style-name="ce132">
            <text:p>1,605</text:p>
          </table:table-cell>
          <table:table-cell office:value-type="float" office:value="53.87713997985901" table:style-name="ce134">
            <text:p>53.9</text:p>
          </table:table-cell>
          <table:table-cell office:value-type="float" office:value="2943" table:style-name="ce132">
            <text:p>2,943</text:p>
          </table:table-cell>
          <table:table-cell office:value-type="float" office:value="1511" table:style-name="ce133">
            <text:p>1,511</text:p>
          </table:table-cell>
          <table:table-cell office:value-type="float" office:value="51.342167855929318" table:style-name="ce136">
            <text:p>51.3</text:p>
          </table:table-cell>
          <table:table-cell office:value-type="float" office:value="3033" table:style-name="ce133">
            <text:p>3,033</text:p>
          </table:table-cell>
          <table:table-cell office:value-type="float" office:value="1462" table:style-name="ce132">
            <text:p>1,462</text:p>
          </table:table-cell>
          <table:table-cell office:value-type="float" office:value="48.203099241674906" table:style-name="ce134">
            <text:p>48.2</text:p>
          </table:table-cell>
          <table:table-cell office:value-type="float" office:value="3317" table:style-name="ce132">
            <text:p>3,317</text:p>
          </table:table-cell>
          <table:table-cell office:value-type="float" office:value="1522" table:style-name="ce133">
            <text:p>1,522</text:p>
          </table:table-cell>
          <table:table-cell office:value-type="float" office:value="45.884835694905036" table:style-name="ce136">
            <text:p>45.9</text:p>
          </table:table-cell>
          <table:table-cell office:value-type="float" office:value="3273" table:style-name="ce133">
            <text:p>3,273</text:p>
          </table:table-cell>
          <table:table-cell office:value-type="float" office:value="1619" table:style-name="ce132">
            <text:p>1,619</text:p>
          </table:table-cell>
          <table:table-cell office:value-type="float" office:value="49.465322334249926" table:style-name="ce134">
            <text:p>49.5</text:p>
          </table:table-cell>
          <table:table-cell table:number-columns-repeated="16357"/>
        </table:table-row>
        <table:table-row table:style-name="ro11">
          <table:table-cell office:value-type="string" table:style-name="ce137">
            <text:p>North East and Yorkshire</text:p>
          </table:table-cell>
          <table:table-cell office:value-type="string" table:style-name="ce140">
            <text:p>E08000036</text:p>
          </table:table-cell>
          <table:table-cell office:value-type="string" table:style-name="ce139">
            <text:p>Wakefiel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333" table:style-name="ce128">
            <text:p>4,333<text:s/></text:p>
          </table:table-cell>
          <table:table-cell office:value-type="float" office:value="255" table:style-name="ce129">
            <text:p>255<text:s/></text:p>
          </table:table-cell>
          <table:table-cell office:value-type="float" office:value="5.8850680821601662" table:style-name="ce134">
            <text:p>5.9</text:p>
          </table:table-cell>
          <table:table-cell office:value-type="float" office:value="4287" table:style-name="ce132">
            <text:p>4,287</text:p>
          </table:table-cell>
          <table:table-cell office:value-type="float" office:value="254" table:style-name="ce133">
            <text:p>254</text:p>
          </table:table-cell>
          <table:table-cell office:value-type="float" office:value="5.9248891999066942" table:style-name="ce136">
            <text:p>5.9</text:p>
          </table:table-cell>
          <table:table-cell office:value-type="float" office:value="4367" table:style-name="ce133">
            <text:p>4,367</text:p>
          </table:table-cell>
          <table:table-cell office:value-type="float" office:value="376" table:style-name="ce132">
            <text:p>376</text:p>
          </table:table-cell>
          <table:table-cell office:value-type="float" office:value="8.6100297687199454" table:style-name="ce134">
            <text:p>8.6</text:p>
          </table:table-cell>
          <table:table-cell office:value-type="float" office:value="4308" table:style-name="ce132">
            <text:p>4,308</text:p>
          </table:table-cell>
          <table:table-cell office:value-type="float" office:value="219" table:style-name="ce133">
            <text:p>219</text:p>
          </table:table-cell>
          <table:table-cell office:value-type="float" office:value="5.0835654596100284" table:style-name="ce136">
            <text:p>5.1</text:p>
          </table:table-cell>
          <table:table-cell office:value-type="float" office:value="4372" table:style-name="ce133">
            <text:p>4,372</text:p>
          </table:table-cell>
          <table:table-cell office:value-type="float" office:value="231" table:style-name="ce132">
            <text:p>231</text:p>
          </table:table-cell>
          <table:table-cell office:value-type="float" office:value="5.2836230558096986" table:style-name="ce134">
            <text:p>5.3</text:p>
          </table:table-cell>
          <table:table-cell office:value-type="float" office:value="4504" table:style-name="ce132">
            <text:p>4,504</text:p>
          </table:table-cell>
          <table:table-cell office:value-type="float" office:value="227" table:style-name="ce133">
            <text:p>227</text:p>
          </table:table-cell>
          <table:table-cell office:value-type="float" office:value="5.0399644760213143" table:style-name="ce136">
            <text:p>5.0</text:p>
          </table:table-cell>
          <table:table-cell office:value-type="float" office:value="4556" table:style-name="ce133">
            <text:p>4,556</text:p>
          </table:table-cell>
          <table:table-cell office:value-type="float" office:value="249" table:style-name="ce132">
            <text:p>249</text:p>
          </table:table-cell>
          <table:table-cell office:value-type="float" office:value="5.4653204565408249" table:style-name="ce134">
            <text:p>5.5</text:p>
          </table:table-cell>
          <table:table-cell table:number-columns-repeated="16357"/>
        </table:table-row>
        <table:table-row table:style-name="ro11">
          <table:table-cell office:value-type="string" table:style-name="ce137">
            <text:p>North East and Yorkshire</text:p>
          </table:table-cell>
          <table:table-cell office:value-type="string" table:style-name="ce138">
            <text:p>E06000014</text:p>
          </table:table-cell>
          <table:table-cell office:value-type="string" table:style-name="ce139">
            <text:p>York</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North West</text:p>
          </table:table-cell>
          <table:table-cell office:value-type="string" table:style-name="ce138">
            <text:p>E06000008</text:p>
          </table:table-cell>
          <table:table-cell office:value-type="string" table:style-name="ce139">
            <text:p>Blackburn With Darwe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949" table:style-name="ce128">
            <text:p>1,949<text:s/></text:p>
          </table:table-cell>
          <table:table-cell office:value-type="float" office:value="691" table:style-name="ce129">
            <text:p>691<text:s/></text:p>
          </table:table-cell>
          <table:table-cell office:value-type="float" office:value="35.454079014879426" table:style-name="ce134">
            <text:p>35.5</text:p>
          </table:table-cell>
          <table:table-cell office:value-type="float" office:value="2130" table:style-name="ce132">
            <text:p>2,130</text:p>
          </table:table-cell>
          <table:table-cell office:value-type="float" office:value="754" table:style-name="ce133">
            <text:p>754</text:p>
          </table:table-cell>
          <table:table-cell office:value-type="float" office:value="35.399061032863848" table:style-name="ce136">
            <text:p>35.4</text:p>
          </table:table-cell>
          <table:table-cell office:value-type="float" office:value="2175" table:style-name="ce133">
            <text:p>2,175</text:p>
          </table:table-cell>
          <table:table-cell office:value-type="float" office:value="791" table:style-name="ce132">
            <text:p>791</text:p>
          </table:table-cell>
          <table:table-cell office:value-type="float" office:value="36.367816091954026" table:style-name="ce134">
            <text:p>36.4</text:p>
          </table:table-cell>
          <table:table-cell office:value-type="float" office:value="2238" table:style-name="ce132">
            <text:p>2,238</text:p>
          </table:table-cell>
          <table:table-cell office:value-type="float" office:value="805" table:style-name="ce133">
            <text:p>805</text:p>
          </table:table-cell>
          <table:table-cell office:value-type="float" office:value="35.969615728328861" table:style-name="ce136">
            <text:p>36.0</text:p>
          </table:table-cell>
          <table:table-cell office:value-type="float" office:value="2224" table:style-name="ce133">
            <text:p>2,224</text:p>
          </table:table-cell>
          <table:table-cell office:value-type="float" office:value="780" table:style-name="ce132">
            <text:p>780</text:p>
          </table:table-cell>
          <table:table-cell office:value-type="float" office:value="35.071942446043167" table:style-name="ce134">
            <text:p>35.1</text:p>
          </table:table-cell>
          <table:table-cell office:value-type="float" office:value="2320" table:style-name="ce132">
            <text:p>2,320</text:p>
          </table:table-cell>
          <table:table-cell office:value-type="float" office:value="844" table:style-name="ce133">
            <text:p>844</text:p>
          </table:table-cell>
          <table:table-cell office:value-type="float" office:value="36.379310344827587" table:style-name="ce136">
            <text:p>36.4</text:p>
          </table:table-cell>
          <table:table-cell office:value-type="float" office:value="2376" table:style-name="ce133">
            <text:p>2,376</text:p>
          </table:table-cell>
          <table:table-cell office:value-type="float" office:value="753" table:style-name="ce132">
            <text:p>753</text:p>
          </table:table-cell>
          <table:table-cell office:value-type="float" office:value="31.691919191919194" table:style-name="ce134">
            <text:p>31.7</text:p>
          </table:table-cell>
          <table:table-cell table:number-columns-repeated="16357"/>
        </table:table-row>
        <table:table-row table:style-name="ro11">
          <table:table-cell office:value-type="string" table:style-name="ce137">
            <text:p>North West</text:p>
          </table:table-cell>
          <table:table-cell office:value-type="string" table:style-name="ce138">
            <text:p>E06000009</text:p>
          </table:table-cell>
          <table:table-cell office:value-type="string" table:style-name="ce139">
            <text:p>Blackpool</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514" table:style-name="ce128">
            <text:p>1,514<text:s/></text:p>
          </table:table-cell>
          <table:table-cell office:value-type="float" office:value="111" table:style-name="ce129">
            <text:p>111<text:s/></text:p>
          </table:table-cell>
          <table:table-cell office:value-type="float" office:value="7.3315719947159836" table:style-name="ce134">
            <text:p>7.3</text:p>
          </table:table-cell>
          <table:table-cell office:value-type="float" office:value="1654" table:style-name="ce132">
            <text:p>1,654</text:p>
          </table:table-cell>
          <table:table-cell office:value-type="float" office:value="150" table:style-name="ce133">
            <text:p>150</text:p>
          </table:table-cell>
          <table:table-cell office:value-type="float" office:value="9.0689238210399044" table:style-name="ce136">
            <text:p>9.1</text:p>
          </table:table-cell>
          <table:table-cell office:value-type="float" office:value="1655" table:style-name="ce133">
            <text:p>1,655</text:p>
          </table:table-cell>
          <table:table-cell office:value-type="float" office:value="143" table:style-name="ce132">
            <text:p>143</text:p>
          </table:table-cell>
          <table:table-cell office:value-type="float" office:value="8.6404833836857993" table:style-name="ce134">
            <text:p>8.6</text:p>
          </table:table-cell>
          <table:table-cell office:value-type="float" office:value="1735" table:style-name="ce132">
            <text:p>1,735</text:p>
          </table:table-cell>
          <table:table-cell office:value-type="float" office:value="157" table:style-name="ce133">
            <text:p>157</text:p>
          </table:table-cell>
          <table:table-cell office:value-type="float" office:value="9.0489913544668585" table:style-name="ce136">
            <text:p>9.0</text:p>
          </table:table-cell>
          <table:table-cell office:value-type="float" office:value="1787" table:style-name="ce133">
            <text:p>1,787</text:p>
          </table:table-cell>
          <table:table-cell office:value-type="float" office:value="190" table:style-name="ce132">
            <text:p>190</text:p>
          </table:table-cell>
          <table:table-cell office:value-type="float" office:value="10.632344711807498" table:style-name="ce134">
            <text:p>10.6</text:p>
          </table:table-cell>
          <table:table-cell office:value-type="float" office:value="1698" table:style-name="ce132">
            <text:p>1,698</text:p>
          </table:table-cell>
          <table:table-cell office:value-type="float" office:value="198" table:style-name="ce133">
            <text:p>198</text:p>
          </table:table-cell>
          <table:table-cell office:value-type="float" office:value="11.66077738515901" table:style-name="ce136">
            <text:p>11.7</text:p>
          </table:table-cell>
          <table:table-cell office:value-type="float" office:value="1784" table:style-name="ce133">
            <text:p>1,784</text:p>
          </table:table-cell>
          <table:table-cell office:value-type="float" office:value="165" table:style-name="ce132">
            <text:p>165</text:p>
          </table:table-cell>
          <table:table-cell office:value-type="float" office:value="9.2488789237668172" table:style-name="ce134">
            <text:p>9.2</text:p>
          </table:table-cell>
          <table:table-cell table:number-columns-repeated="16357"/>
        </table:table-row>
        <table:table-row table:style-name="ro11">
          <table:table-cell office:value-type="string" table:style-name="ce137">
            <text:p>North West</text:p>
          </table:table-cell>
          <table:table-cell office:value-type="string" table:style-name="ce138">
            <text:p>E08000001</text:p>
          </table:table-cell>
          <table:table-cell office:value-type="string" table:style-name="ce139">
            <text:p>Bol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704" table:style-name="ce128">
            <text:p>3,704<text:s/></text:p>
          </table:table-cell>
          <table:table-cell office:value-type="float" office:value="800" table:style-name="ce129">
            <text:p>800<text:s/></text:p>
          </table:table-cell>
          <table:table-cell office:value-type="float" office:value="21.598272138228943" table:style-name="ce134">
            <text:p>21.6</text:p>
          </table:table-cell>
          <table:table-cell office:value-type="float" office:value="3916" table:style-name="ce132">
            <text:p>3,916</text:p>
          </table:table-cell>
          <table:table-cell office:value-type="float" office:value="830" table:style-name="ce133">
            <text:p>830</text:p>
          </table:table-cell>
          <table:table-cell office:value-type="float" office:value="21.195097037793666" table:style-name="ce136">
            <text:p>21.2</text:p>
          </table:table-cell>
          <table:table-cell office:value-type="float" office:value="4186" table:style-name="ce133">
            <text:p>4,186</text:p>
          </table:table-cell>
          <table:table-cell office:value-type="float" office:value="834" table:style-name="ce132">
            <text:p>834</text:p>
          </table:table-cell>
          <table:table-cell office:value-type="float" office:value="19.923554706163401" table:style-name="ce134">
            <text:p>19.9</text:p>
          </table:table-cell>
          <table:table-cell office:value-type="float" office:value="4064" table:style-name="ce132">
            <text:p>4,064</text:p>
          </table:table-cell>
          <table:table-cell office:value-type="float" office:value="808" table:style-name="ce133">
            <text:p>808</text:p>
          </table:table-cell>
          <table:table-cell office:value-type="float" office:value="19.88188976377953" table:style-name="ce136">
            <text:p>19.9</text:p>
          </table:table-cell>
          <table:table-cell office:value-type="float" office:value="4222" table:style-name="ce133">
            <text:p>4,222</text:p>
          </table:table-cell>
          <table:table-cell office:value-type="float" office:value="796" table:style-name="ce132">
            <text:p>796</text:p>
          </table:table-cell>
          <table:table-cell office:value-type="float" office:value="18.853623874940787" table:style-name="ce134">
            <text:p>18.9</text:p>
          </table:table-cell>
          <table:table-cell office:value-type="float" office:value="4200" table:style-name="ce132">
            <text:p>4,200</text:p>
          </table:table-cell>
          <table:table-cell office:value-type="float" office:value="780" table:style-name="ce133">
            <text:p>780</text:p>
          </table:table-cell>
          <table:table-cell office:value-type="float" office:value="18.571428571428573" table:style-name="ce136">
            <text:p>18.6</text:p>
          </table:table-cell>
          <table:table-cell office:value-type="float" office:value="4400" table:style-name="ce133">
            <text:p>4,400</text:p>
          </table:table-cell>
          <table:table-cell office:value-type="float" office:value="739" table:style-name="ce132">
            <text:p>739</text:p>
          </table:table-cell>
          <table:table-cell office:value-type="float" office:value="16.795454545454547" table:style-name="ce134">
            <text:p>16.8</text:p>
          </table:table-cell>
          <table:table-cell table:number-columns-repeated="16357"/>
        </table:table-row>
        <table:table-row table:style-name="ro11">
          <table:table-cell office:value-type="string" table:style-name="ce137">
            <text:p>North West</text:p>
          </table:table-cell>
          <table:table-cell office:value-type="string" table:style-name="ce138">
            <text:p>E08000002</text:p>
          </table:table-cell>
          <table:table-cell office:value-type="string" table:style-name="ce139">
            <text:p>Bur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228" table:style-name="ce128">
            <text:p>2,228<text:s/></text:p>
          </table:table-cell>
          <table:table-cell office:value-type="float" office:value="550" table:style-name="ce129">
            <text:p>550<text:s/></text:p>
          </table:table-cell>
          <table:table-cell office:value-type="float" office:value="24.685816876122082" table:style-name="ce134">
            <text:p>24.7</text:p>
          </table:table-cell>
          <table:table-cell office:value-type="float" office:value="2202" table:style-name="ce132">
            <text:p>2,202</text:p>
          </table:table-cell>
          <table:table-cell office:value-type="float" office:value="586" table:style-name="ce133">
            <text:p>586</text:p>
          </table:table-cell>
          <table:table-cell office:value-type="float" office:value="26.612170753860127" table:style-name="ce136">
            <text:p>26.6</text:p>
          </table:table-cell>
          <table:table-cell office:value-type="float" office:value="2370" table:style-name="ce133">
            <text:p>2,370</text:p>
          </table:table-cell>
          <table:table-cell office:value-type="float" office:value="607" table:style-name="ce132">
            <text:p>607</text:p>
          </table:table-cell>
          <table:table-cell office:value-type="float" office:value="25.611814345991561" table:style-name="ce134">
            <text:p>25.6</text:p>
          </table:table-cell>
          <table:table-cell office:value-type="float" office:value="2369" table:style-name="ce132">
            <text:p>2,369</text:p>
          </table:table-cell>
          <table:table-cell office:value-type="float" office:value="631" table:style-name="ce133">
            <text:p>631</text:p>
          </table:table-cell>
          <table:table-cell office:value-type="float" office:value="26.635711270578305" table:style-name="ce136">
            <text:p>26.6</text:p>
          </table:table-cell>
          <table:table-cell office:value-type="float" office:value="2385" table:style-name="ce133">
            <text:p>2,385</text:p>
          </table:table-cell>
          <table:table-cell office:value-type="float" office:value="596" table:style-name="ce132">
            <text:p>596</text:p>
          </table:table-cell>
          <table:table-cell office:value-type="float" office:value="24.989517819706499" table:style-name="ce134">
            <text:p>25.0</text:p>
          </table:table-cell>
          <table:table-cell office:value-type="float" office:value="2460" table:style-name="ce132">
            <text:p>2,460</text:p>
          </table:table-cell>
          <table:table-cell office:value-type="float" office:value="620" table:style-name="ce133">
            <text:p>620</text:p>
          </table:table-cell>
          <table:table-cell office:value-type="float" office:value="25.203252032520325" table:style-name="ce136">
            <text:p>25.2</text:p>
          </table:table-cell>
          <table:table-cell office:value-type="float" office:value="2528" table:style-name="ce133">
            <text:p>2,528</text:p>
          </table:table-cell>
          <table:table-cell office:value-type="float" office:value="638" table:style-name="ce132">
            <text:p>638</text:p>
          </table:table-cell>
          <table:table-cell office:value-type="float" office:value="25.2373417721519" table:style-name="ce134">
            <text:p>25.2</text:p>
          </table:table-cell>
          <table:table-cell table:number-columns-repeated="16357"/>
        </table:table-row>
        <table:table-row table:style-name="ro11">
          <table:table-cell office:value-type="string" table:style-name="ce137">
            <text:p>North West</text:p>
          </table:table-cell>
          <table:table-cell office:value-type="string" table:style-name="ce138">
            <text:p>E06000049</text:p>
          </table:table-cell>
          <table:table-cell office:value-type="string" table:style-name="ce139">
            <text:p>Cheshire Eas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297" table:style-name="ce128">
            <text:p>4,297<text:s/></text:p>
          </table:table-cell>
          <table:table-cell office:value-type="float" office:value="302" table:style-name="ce129">
            <text:p>302<text:s/></text:p>
          </table:table-cell>
          <table:table-cell office:value-type="float" office:value="7.0281591808238302" table:style-name="ce134">
            <text:p>7.0</text:p>
          </table:table-cell>
          <table:table-cell office:value-type="float" office:value="4364" table:style-name="ce132">
            <text:p>4,364</text:p>
          </table:table-cell>
          <table:table-cell office:value-type="float" office:value="282" table:style-name="ce133">
            <text:p>282</text:p>
          </table:table-cell>
          <table:table-cell office:value-type="float" office:value="6.4619615032080659" table:style-name="ce136">
            <text:p>6.5</text:p>
          </table:table-cell>
          <table:table-cell office:value-type="float" office:value="4483" table:style-name="ce133">
            <text:p>4,483</text:p>
          </table:table-cell>
          <table:table-cell office:value-type="float" office:value="321" table:style-name="ce132">
            <text:p>321</text:p>
          </table:table-cell>
          <table:table-cell office:value-type="float" office:value="7.1603836716484501" table:style-name="ce134">
            <text:p>7.2</text:p>
          </table:table-cell>
          <table:table-cell office:value-type="float" office:value="4395" table:style-name="ce132">
            <text:p>4,395</text:p>
          </table:table-cell>
          <table:table-cell office:value-type="float" office:value="313" table:style-name="ce133">
            <text:p>313</text:p>
          </table:table-cell>
          <table:table-cell office:value-type="float" office:value="7.121729237770194" table:style-name="ce136">
            <text:p>7.1</text:p>
          </table:table-cell>
          <table:table-cell office:value-type="float" office:value="4408" table:style-name="ce133">
            <text:p>4,408</text:p>
          </table:table-cell>
          <table:table-cell office:value-type="float" office:value="316" table:style-name="ce132">
            <text:p>316</text:p>
          </table:table-cell>
          <table:table-cell office:value-type="float" office:value="7.1687840290381128" table:style-name="ce134">
            <text:p>7.2</text:p>
          </table:table-cell>
          <table:table-cell office:value-type="float" office:value="4488" table:style-name="ce132">
            <text:p>4,488</text:p>
          </table:table-cell>
          <table:table-cell office:value-type="float" office:value="317" table:style-name="ce133">
            <text:p>317</text:p>
          </table:table-cell>
          <table:table-cell office:value-type="float" office:value="7.0632798573975046" table:style-name="ce136">
            <text:p>7.1</text:p>
          </table:table-cell>
          <table:table-cell office:value-type="float" office:value="4747" table:style-name="ce133">
            <text:p>4,747</text:p>
          </table:table-cell>
          <table:table-cell office:value-type="float" office:value="319" table:style-name="ce132">
            <text:p>319</text:p>
          </table:table-cell>
          <table:table-cell office:value-type="float" office:value="6.7200337054982091" table:style-name="ce134">
            <text:p>6.7</text:p>
          </table:table-cell>
          <table:table-cell table:number-columns-repeated="16357"/>
        </table:table-row>
        <table:table-row table:style-name="ro11">
          <table:table-cell office:value-type="string" table:style-name="ce137">
            <text:p>North West</text:p>
          </table:table-cell>
          <table:table-cell office:value-type="string" table:style-name="ce138">
            <text:p>E06000050</text:p>
          </table:table-cell>
          <table:table-cell office:value-type="string" table:style-name="ce139">
            <text:p>Cheshire West and Chester</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770" table:style-name="ce128">
            <text:p>3,770<text:s/></text:p>
          </table:table-cell>
          <table:table-cell office:value-type="float" office:value="839" table:style-name="ce129">
            <text:p>839<text:s/></text:p>
          </table:table-cell>
          <table:table-cell office:value-type="float" office:value="22.254641909814325" table:style-name="ce134">
            <text:p>22.3</text:p>
          </table:table-cell>
          <table:table-cell office:value-type="float" office:value="3904" table:style-name="ce132">
            <text:p>3,904</text:p>
          </table:table-cell>
          <table:table-cell office:value-type="float" office:value="812" table:style-name="ce133">
            <text:p>812</text:p>
          </table:table-cell>
          <table:table-cell office:value-type="float" office:value="20.799180327868854" table:style-name="ce136">
            <text:p>20.8</text:p>
          </table:table-cell>
          <table:table-cell office:value-type="float" office:value="3861" table:style-name="ce133">
            <text:p>3,861</text:p>
          </table:table-cell>
          <table:table-cell office:value-type="float" office:value="870" table:style-name="ce132">
            <text:p>870</text:p>
          </table:table-cell>
          <table:table-cell office:value-type="float" office:value="22.533022533022535" table:style-name="ce134">
            <text:p>22.5</text:p>
          </table:table-cell>
          <table:table-cell office:value-type="float" office:value="3943" table:style-name="ce132">
            <text:p>3,943</text:p>
          </table:table-cell>
          <table:table-cell office:value-type="float" office:value="851" table:style-name="ce133">
            <text:p>851</text:p>
          </table:table-cell>
          <table:table-cell office:value-type="float" office:value="21.582551356834898" table:style-name="ce136">
            <text:p>21.6</text:p>
          </table:table-cell>
          <table:table-cell office:value-type="float" office:value="4027" table:style-name="ce133">
            <text:p>4,027</text:p>
          </table:table-cell>
          <table:table-cell office:value-type="float" office:value="888" table:style-name="ce132">
            <text:p>888</text:p>
          </table:table-cell>
          <table:table-cell office:value-type="float" office:value="22.05115470573628" table:style-name="ce134">
            <text:p>22.1</text:p>
          </table:table-cell>
          <table:table-cell office:value-type="float" office:value="4106" table:style-name="ce132">
            <text:p>4,106</text:p>
          </table:table-cell>
          <table:table-cell office:value-type="float" office:value="888" table:style-name="ce133">
            <text:p>888</text:p>
          </table:table-cell>
          <table:table-cell office:value-type="float" office:value="21.626887481734048" table:style-name="ce136">
            <text:p>21.6</text:p>
          </table:table-cell>
          <table:table-cell office:value-type="float" office:value="4135" table:style-name="ce133">
            <text:p>4,135</text:p>
          </table:table-cell>
          <table:table-cell office:value-type="float" office:value="850" table:style-name="ce132">
            <text:p>850</text:p>
          </table:table-cell>
          <table:table-cell office:value-type="float" office:value="20.556227327690447" table:style-name="ce134">
            <text:p>20.6</text:p>
          </table:table-cell>
          <table:table-cell table:number-columns-repeated="16357"/>
        </table:table-row>
        <table:table-row table:style-name="ro11">
          <table:table-cell office:value-type="string" table:style-name="ce137">
            <text:p>North West</text:p>
          </table:table-cell>
          <table:table-cell office:value-type="string" table:style-name="ce138">
            <text:p>E06000006</text:p>
          </table:table-cell>
          <table:table-cell office:value-type="string" table:style-name="ce139">
            <text:p>Hal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406" table:style-name="ce128">
            <text:p>1,406<text:s/></text:p>
          </table:table-cell>
          <table:table-cell office:value-type="float" office:value="361" table:style-name="ce129">
            <text:p>361<text:s/></text:p>
          </table:table-cell>
          <table:table-cell office:value-type="float" office:value="25.675675675675674" table:style-name="ce134">
            <text:p>25.7</text:p>
          </table:table-cell>
          <table:table-cell office:value-type="float" office:value="1481" table:style-name="ce132">
            <text:p>1,481</text:p>
          </table:table-cell>
          <table:table-cell office:value-type="float" office:value="397" table:style-name="ce133">
            <text:p>397</text:p>
          </table:table-cell>
          <table:table-cell office:value-type="float" office:value="26.806212018906145" table:style-name="ce136">
            <text:p>26.8</text:p>
          </table:table-cell>
          <table:table-cell office:value-type="float" office:value="1504" table:style-name="ce133">
            <text:p>1,504</text:p>
          </table:table-cell>
          <table:table-cell office:value-type="float" office:value="376" table:style-name="ce132">
            <text:p>376</text:p>
          </table:table-cell>
          <table:table-cell office:value-type="float" office:value="25" table:style-name="ce134">
            <text:p>25.0</text:p>
          </table:table-cell>
          <table:table-cell office:value-type="float" office:value="1558" table:style-name="ce132">
            <text:p>1,558</text:p>
          </table:table-cell>
          <table:table-cell office:value-type="float" office:value="405" table:style-name="ce133">
            <text:p>405</text:p>
          </table:table-cell>
          <table:table-cell office:value-type="float" office:value="25.994865211810016" table:style-name="ce136">
            <text:p>26.0</text:p>
          </table:table-cell>
          <table:table-cell office:value-type="float" office:value="1494" table:style-name="ce133">
            <text:p>1,494</text:p>
          </table:table-cell>
          <table:table-cell office:value-type="float" office:value="401" table:style-name="ce132">
            <text:p>401</text:p>
          </table:table-cell>
          <table:table-cell office:value-type="float" office:value="26.840696117804551" table:style-name="ce134">
            <text:p>26.8</text:p>
          </table:table-cell>
          <table:table-cell office:value-type="float" office:value="1580" table:style-name="ce132">
            <text:p>1,580</text:p>
          </table:table-cell>
          <table:table-cell office:value-type="float" office:value="377" table:style-name="ce133">
            <text:p>377</text:p>
          </table:table-cell>
          <table:table-cell office:value-type="float" office:value="23.860759493670887" table:style-name="ce136">
            <text:p>23.9</text:p>
          </table:table-cell>
          <table:table-cell office:value-type="float" office:value="1549" table:style-name="ce133">
            <text:p>1,549</text:p>
          </table:table-cell>
          <table:table-cell office:value-type="float" office:value="406" table:style-name="ce132">
            <text:p>406</text:p>
          </table:table-cell>
          <table:table-cell office:value-type="float" office:value="26.210458360232408" table:style-name="ce134">
            <text:p>26.2</text:p>
          </table:table-cell>
          <table:table-cell table:number-columns-repeated="16357"/>
        </table:table-row>
        <table:table-row table:style-name="ro11">
          <table:table-cell office:value-type="string" table:style-name="ce137">
            <text:p>North West</text:p>
          </table:table-cell>
          <table:table-cell office:value-type="string" table:style-name="ce138">
            <text:p>E08000011</text:p>
          </table:table-cell>
          <table:table-cell office:value-type="string" table:style-name="ce139">
            <text:p>Knowsle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129" table:style-name="ce128">
            <text:p>2,129<text:s/></text:p>
          </table:table-cell>
          <table:table-cell office:value-type="float" office:value="474" table:style-name="ce129">
            <text:p>474<text:s/></text:p>
          </table:table-cell>
          <table:table-cell office:value-type="float" office:value="22.26397369657116" table:style-name="ce134">
            <text:p>22.3</text:p>
          </table:table-cell>
          <table:table-cell office:value-type="float" office:value="2232" table:style-name="ce132">
            <text:p>2,232</text:p>
          </table:table-cell>
          <table:table-cell office:value-type="float" office:value="469" table:style-name="ce133">
            <text:p>469</text:p>
          </table:table-cell>
          <table:table-cell office:value-type="float" office:value="21.012544802867382" table:style-name="ce136">
            <text:p>21.0</text:p>
          </table:table-cell>
          <table:table-cell office:value-type="float" office:value="2042" table:style-name="ce133">
            <text:p>2,042</text:p>
          </table:table-cell>
          <table:table-cell office:value-type="float" office:value="450" table:style-name="ce132">
            <text:p>450</text:p>
          </table:table-cell>
          <table:table-cell office:value-type="float" office:value="22.037218413320275" table:style-name="ce134">
            <text:p>22.0</text:p>
          </table:table-cell>
          <table:table-cell office:value-type="float" office:value="1963" table:style-name="ce132">
            <text:p>1,963</text:p>
          </table:table-cell>
          <table:table-cell office:value-type="float" office:value="502" table:style-name="ce133">
            <text:p>502</text:p>
          </table:table-cell>
          <table:table-cell office:value-type="float" office:value="25.573102394294445" table:style-name="ce136">
            <text:p>25.6</text:p>
          </table:table-cell>
          <table:table-cell office:value-type="float" office:value="1886" table:style-name="ce133">
            <text:p>1,886</text:p>
          </table:table-cell>
          <table:table-cell office:value-type="float" office:value="451" table:style-name="ce132">
            <text:p>451</text:p>
          </table:table-cell>
          <table:table-cell office:value-type="float" office:value="23.913043478260871" table:style-name="ce134">
            <text:p>23.9</text:p>
          </table:table-cell>
          <table:table-cell office:value-type="float" office:value="1982" table:style-name="ce132">
            <text:p>1,982</text:p>
          </table:table-cell>
          <table:table-cell office:value-type="float" office:value="480" table:style-name="ce133">
            <text:p>480</text:p>
          </table:table-cell>
          <table:table-cell office:value-type="float" office:value="24.217961654894047" table:style-name="ce136">
            <text:p>24.2</text:p>
          </table:table-cell>
          <table:table-cell office:value-type="float" office:value="2077" table:style-name="ce133">
            <text:p>2,077</text:p>
          </table:table-cell>
          <table:table-cell office:value-type="float" office:value="456" table:style-name="ce132">
            <text:p>456</text:p>
          </table:table-cell>
          <table:table-cell office:value-type="float" office:value="21.954742416947521" table:style-name="ce134">
            <text:p>22.0</text:p>
          </table:table-cell>
          <table:table-cell table:number-columns-repeated="16357"/>
        </table:table-row>
        <table:table-row table:style-name="ro11">
          <table:table-cell office:value-type="string" table:style-name="ce137">
            <text:p>North West</text:p>
          </table:table-cell>
          <table:table-cell office:value-type="string" table:style-name="ce138">
            <text:p>E10000017</text:p>
          </table:table-cell>
          <table:table-cell office:value-type="string" table:style-name="ce139">
            <text:p>Lanca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2921" table:style-name="ce128">
            <text:p>12,921<text:s/></text:p>
          </table:table-cell>
          <table:table-cell office:value-type="float" office:value="1798" table:style-name="ce129">
            <text:p>1,798<text:s/></text:p>
          </table:table-cell>
          <table:table-cell office:value-type="float" office:value="13.91533163067874" table:style-name="ce134">
            <text:p>13.9</text:p>
          </table:table-cell>
          <table:table-cell office:value-type="float" office:value="13556" table:style-name="ce132">
            <text:p>13,556</text:p>
          </table:table-cell>
          <table:table-cell office:value-type="float" office:value="1876" table:style-name="ce133">
            <text:p>1,876</text:p>
          </table:table-cell>
          <table:table-cell office:value-type="float" office:value="13.838890528179403" table:style-name="ce136">
            <text:p>13.8</text:p>
          </table:table-cell>
          <table:table-cell office:value-type="float" office:value="14044" table:style-name="ce133">
            <text:p>14,044</text:p>
          </table:table-cell>
          <table:table-cell office:value-type="float" office:value="1989" table:style-name="ce132">
            <text:p>1,989</text:p>
          </table:table-cell>
          <table:table-cell office:value-type="float" office:value="14.16263172885218" table:style-name="ce134">
            <text:p>14.2</text:p>
          </table:table-cell>
          <table:table-cell office:value-type="float" office:value="14046" table:style-name="ce132">
            <text:p>14,046</text:p>
          </table:table-cell>
          <table:table-cell office:value-type="float" office:value="1956" table:style-name="ce133">
            <text:p>1,956</text:p>
          </table:table-cell>
          <table:table-cell office:value-type="float" office:value="13.925672789406237" table:style-name="ce136">
            <text:p>13.9</text:p>
          </table:table-cell>
          <table:table-cell office:value-type="float" office:value="14135" table:style-name="ce133">
            <text:p>14,135</text:p>
          </table:table-cell>
          <table:table-cell office:value-type="float" office:value="2025" table:style-name="ce132">
            <text:p>2,025</text:p>
          </table:table-cell>
          <table:table-cell office:value-type="float" office:value="14.326140785284755" table:style-name="ce134">
            <text:p>14.3</text:p>
          </table:table-cell>
          <table:table-cell office:value-type="float" office:value="14618" table:style-name="ce132">
            <text:p>14,618</text:p>
          </table:table-cell>
          <table:table-cell office:value-type="float" office:value="1915" table:style-name="ce133">
            <text:p>1,915</text:p>
          </table:table-cell>
          <table:table-cell office:value-type="float" office:value="13.100287317006432" table:style-name="ce136">
            <text:p>13.1</text:p>
          </table:table-cell>
          <table:table-cell office:value-type="float" office:value="14636" table:style-name="ce133">
            <text:p>14,636</text:p>
          </table:table-cell>
          <table:table-cell office:value-type="float" office:value="1876" table:style-name="ce132">
            <text:p>1,876</text:p>
          </table:table-cell>
          <table:table-cell office:value-type="float" office:value="12.817709756764142" table:style-name="ce134">
            <text:p>12.8</text:p>
          </table:table-cell>
          <table:table-cell table:number-columns-repeated="16357"/>
        </table:table-row>
        <table:table-row table:style-name="ro11">
          <table:table-cell office:value-type="string" table:style-name="ce137">
            <text:p>North West</text:p>
          </table:table-cell>
          <table:table-cell office:value-type="string" table:style-name="ce138">
            <text:p>E08000012</text:p>
          </table:table-cell>
          <table:table-cell office:value-type="string" table:style-name="ce139">
            <text:p>Liverpool</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5765" table:style-name="ce128">
            <text:p>5,765<text:s/></text:p>
          </table:table-cell>
          <table:table-cell office:value-type="float" office:value="996" table:style-name="ce129">
            <text:p>996<text:s/></text:p>
          </table:table-cell>
          <table:table-cell office:value-type="float" office:value="17.276669557675628" table:style-name="ce134">
            <text:p>17.3</text:p>
          </table:table-cell>
          <table:table-cell office:value-type="float" office:value="5841" table:style-name="ce132">
            <text:p>5,841</text:p>
          </table:table-cell>
          <table:table-cell office:value-type="float" office:value="1210" table:style-name="ce133">
            <text:p>1,210</text:p>
          </table:table-cell>
          <table:table-cell office:value-type="float" office:value="20.715630885122412" table:style-name="ce136">
            <text:p>20.7</text:p>
          </table:table-cell>
          <table:table-cell office:value-type="float" office:value="5939" table:style-name="ce133">
            <text:p>5,939</text:p>
          </table:table-cell>
          <table:table-cell office:value-type="float" office:value="1282" table:style-name="ce132">
            <text:p>1,282</text:p>
          </table:table-cell>
          <table:table-cell office:value-type="float" office:value="21.586125610372118" table:style-name="ce134">
            <text:p>21.6</text:p>
          </table:table-cell>
          <table:table-cell office:value-type="float" office:value="6074" table:style-name="ce132">
            <text:p>6,074</text:p>
          </table:table-cell>
          <table:table-cell office:value-type="float" office:value="1371" table:style-name="ce133">
            <text:p>1,371</text:p>
          </table:table-cell>
          <table:table-cell office:value-type="float" office:value="22.571616727033256" table:style-name="ce136">
            <text:p>22.6</text:p>
          </table:table-cell>
          <table:table-cell office:value-type="float" office:value="5960" table:style-name="ce133">
            <text:p>5,960</text:p>
          </table:table-cell>
          <table:table-cell office:value-type="float" office:value="1304" table:style-name="ce132">
            <text:p>1,304</text:p>
          </table:table-cell>
          <table:table-cell office:value-type="float" office:value="21.879194630872483" table:style-name="ce134">
            <text:p>21.9</text:p>
          </table:table-cell>
          <table:table-cell office:value-type="float" office:value="5931" table:style-name="ce132">
            <text:p>5,931</text:p>
          </table:table-cell>
          <table:table-cell office:value-type="float" office:value="1230" table:style-name="ce133">
            <text:p>1,230</text:p>
          </table:table-cell>
          <table:table-cell office:value-type="float" office:value="20.738492665655034" table:style-name="ce136">
            <text:p>20.7</text:p>
          </table:table-cell>
          <table:table-cell office:value-type="float" office:value="6264" table:style-name="ce133">
            <text:p>6,264</text:p>
          </table:table-cell>
          <table:table-cell office:value-type="float" office:value="1231" table:style-name="ce132">
            <text:p>1,231</text:p>
          </table:table-cell>
          <table:table-cell office:value-type="float" office:value="19.65197956577267" table:style-name="ce134">
            <text:p>19.7</text:p>
          </table:table-cell>
          <table:table-cell table:number-columns-repeated="16357"/>
        </table:table-row>
        <table:table-row table:style-name="ro11">
          <table:table-cell office:value-type="string" table:style-name="ce137">
            <text:p>North West</text:p>
          </table:table-cell>
          <table:table-cell office:value-type="string" table:style-name="ce138">
            <text:p>E08000003</text:p>
          </table:table-cell>
          <table:table-cell office:value-type="string" table:style-name="ce139">
            <text:p>Manchester</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6693" table:style-name="ce128">
            <text:p>6,693<text:s/></text:p>
          </table:table-cell>
          <table:table-cell office:value-type="float" office:value="877" table:style-name="ce129">
            <text:p>877<text:s/></text:p>
          </table:table-cell>
          <table:table-cell office:value-type="float" office:value="13.103242193336321" table:style-name="ce134">
            <text:p>13.1</text:p>
          </table:table-cell>
          <table:table-cell office:value-type="float" office:value="7155" table:style-name="ce132">
            <text:p>7,155</text:p>
          </table:table-cell>
          <table:table-cell office:value-type="float" office:value="996" table:style-name="ce133">
            <text:p>996</text:p>
          </table:table-cell>
          <table:table-cell office:value-type="float" office:value="13.920335429769393" table:style-name="ce136">
            <text:p>13.9</text:p>
          </table:table-cell>
          <table:table-cell office:value-type="float" office:value="7321" table:style-name="ce133">
            <text:p>7,321</text:p>
          </table:table-cell>
          <table:table-cell office:value-type="float" office:value="1016" table:style-name="ce132">
            <text:p>1,016</text:p>
          </table:table-cell>
          <table:table-cell office:value-type="float" office:value="13.87788553476301" table:style-name="ce134">
            <text:p>13.9</text:p>
          </table:table-cell>
          <table:table-cell office:value-type="float" office:value="7449" table:style-name="ce132">
            <text:p>7,449</text:p>
          </table:table-cell>
          <table:table-cell office:value-type="float" office:value="1063" table:style-name="ce133">
            <text:p>1,063</text:p>
          </table:table-cell>
          <table:table-cell office:value-type="float" office:value="14.270371861994899" table:style-name="ce136">
            <text:p>14.3</text:p>
          </table:table-cell>
          <table:table-cell office:value-type="float" office:value="7468" table:style-name="ce133">
            <text:p>7,468</text:p>
          </table:table-cell>
          <table:table-cell office:value-type="float" office:value="964" table:style-name="ce132">
            <text:p>964</text:p>
          </table:table-cell>
          <table:table-cell office:value-type="float" office:value="12.908409212640601" table:style-name="ce134">
            <text:p>12.9</text:p>
          </table:table-cell>
          <table:table-cell office:value-type="float" office:value="7620" table:style-name="ce132">
            <text:p>7,620</text:p>
          </table:table-cell>
          <table:table-cell office:value-type="float" office:value="949" table:style-name="ce133">
            <text:p>949</text:p>
          </table:table-cell>
          <table:table-cell office:value-type="float" office:value="12.454068241469816" table:style-name="ce136">
            <text:p>12.5</text:p>
          </table:table-cell>
          <table:table-cell office:value-type="float" office:value="7582" table:style-name="ce133">
            <text:p>7,582</text:p>
          </table:table-cell>
          <table:table-cell office:value-type="float" office:value="831" table:style-name="ce132">
            <text:p>831</text:p>
          </table:table-cell>
          <table:table-cell office:value-type="float" office:value="10.960168820891585" table:style-name="ce134">
            <text:p>11.0</text:p>
          </table:table-cell>
          <table:table-cell table:number-columns-repeated="16357"/>
        </table:table-row>
        <table:table-row table:style-name="ro11">
          <table:table-cell office:value-type="string" table:style-name="ce137">
            <text:p>North West</text:p>
          </table:table-cell>
          <table:table-cell office:value-type="string" table:style-name="ce138">
            <text:p>E08000004</text:p>
          </table:table-cell>
          <table:table-cell office:value-type="string" table:style-name="ce139">
            <text:p>Old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383" table:style-name="ce128">
            <text:p>3,383<text:s/></text:p>
          </table:table-cell>
          <table:table-cell office:value-type="float" office:value="697" table:style-name="ce129">
            <text:p>697<text:s/></text:p>
          </table:table-cell>
          <table:table-cell office:value-type="float" office:value="20.603015075376884" table:style-name="ce134">
            <text:p>20.6</text:p>
          </table:table-cell>
          <table:table-cell office:value-type="float" office:value="3455" table:style-name="ce132">
            <text:p>3,455</text:p>
          </table:table-cell>
          <table:table-cell office:value-type="float" office:value="709" table:style-name="ce133">
            <text:p>709</text:p>
          </table:table-cell>
          <table:table-cell office:value-type="float" office:value="20.520984081041966" table:style-name="ce136">
            <text:p>20.5</text:p>
          </table:table-cell>
          <table:table-cell office:value-type="float" office:value="3496" table:style-name="ce133">
            <text:p>3,496</text:p>
          </table:table-cell>
          <table:table-cell office:value-type="float" office:value="818" table:style-name="ce132">
            <text:p>818</text:p>
          </table:table-cell>
          <table:table-cell office:value-type="float" office:value="23.398169336384438" table:style-name="ce134">
            <text:p>23.4</text:p>
          </table:table-cell>
          <table:table-cell office:value-type="float" office:value="3577" table:style-name="ce132">
            <text:p>3,577</text:p>
          </table:table-cell>
          <table:table-cell office:value-type="float" office:value="807" table:style-name="ce133">
            <text:p>807</text:p>
          </table:table-cell>
          <table:table-cell office:value-type="float" office:value="22.560805143975397" table:style-name="ce136">
            <text:p>22.6</text:p>
          </table:table-cell>
          <table:table-cell office:value-type="float" office:value="3553" table:style-name="ce133">
            <text:p>3,553</text:p>
          </table:table-cell>
          <table:table-cell office:value-type="float" office:value="856" table:style-name="ce132">
            <text:p>856</text:p>
          </table:table-cell>
          <table:table-cell office:value-type="float" office:value="24.092316352378269" table:style-name="ce134">
            <text:p>24.1</text:p>
          </table:table-cell>
          <table:table-cell office:value-type="float" office:value="3656" table:style-name="ce132">
            <text:p>3,656</text:p>
          </table:table-cell>
          <table:table-cell office:value-type="float" office:value="806" table:style-name="ce133">
            <text:p>806</text:p>
          </table:table-cell>
          <table:table-cell office:value-type="float" office:value="22.045951859956237" table:style-name="ce136">
            <text:p>22.0</text:p>
          </table:table-cell>
          <table:table-cell office:value-type="float" office:value="3617" table:style-name="ce133">
            <text:p>3,617</text:p>
          </table:table-cell>
          <table:table-cell office:value-type="float" office:value="838" table:style-name="ce132">
            <text:p>838</text:p>
          </table:table-cell>
          <table:table-cell office:value-type="float" office:value="23.168371578656345" table:style-name="ce134">
            <text:p>23.2</text:p>
          </table:table-cell>
          <table:table-cell table:number-columns-repeated="16357"/>
        </table:table-row>
        <table:table-row table:style-name="ro11">
          <table:table-cell office:value-type="string" table:style-name="ce137">
            <text:p>North West</text:p>
          </table:table-cell>
          <table:table-cell office:value-type="string" table:style-name="ce138">
            <text:p>E08000005</text:p>
          </table:table-cell>
          <table:table-cell office:value-type="string" table:style-name="ce139">
            <text:p>Rochdal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881" table:style-name="ce128">
            <text:p>2,881<text:s/></text:p>
          </table:table-cell>
          <table:table-cell office:value-type="float" office:value="685" table:style-name="ce129">
            <text:p>685<text:s/></text:p>
          </table:table-cell>
          <table:table-cell office:value-type="float" office:value="23.776466504685871" table:style-name="ce134">
            <text:p>23.8</text:p>
          </table:table-cell>
          <table:table-cell office:value-type="float" office:value="3074" table:style-name="ce132">
            <text:p>3,074</text:p>
          </table:table-cell>
          <table:table-cell office:value-type="float" office:value="739" table:style-name="ce133">
            <text:p>739</text:p>
          </table:table-cell>
          <table:table-cell office:value-type="float" office:value="24.040338321405336" table:style-name="ce136">
            <text:p>24.0</text:p>
          </table:table-cell>
          <table:table-cell office:value-type="float" office:value="3137" table:style-name="ce133">
            <text:p>3,137</text:p>
          </table:table-cell>
          <table:table-cell office:value-type="float" office:value="726" table:style-name="ce132">
            <text:p>726</text:p>
          </table:table-cell>
          <table:table-cell office:value-type="float" office:value="23.143130379343322" table:style-name="ce134">
            <text:p>23.1</text:p>
          </table:table-cell>
          <table:table-cell office:value-type="float" office:value="3104" table:style-name="ce132">
            <text:p>3,104</text:p>
          </table:table-cell>
          <table:table-cell office:value-type="float" office:value="793" table:style-name="ce133">
            <text:p>793</text:p>
          </table:table-cell>
          <table:table-cell office:value-type="float" office:value="25.547680412371133" table:style-name="ce136">
            <text:p>25.5</text:p>
          </table:table-cell>
          <table:table-cell office:value-type="float" office:value="3141" table:style-name="ce133">
            <text:p>3,141</text:p>
          </table:table-cell>
          <table:table-cell office:value-type="float" office:value="779" table:style-name="ce132">
            <text:p>779</text:p>
          </table:table-cell>
          <table:table-cell office:value-type="float" office:value="24.801018783826805" table:style-name="ce134">
            <text:p>24.8</text:p>
          </table:table-cell>
          <table:table-cell office:value-type="float" office:value="3188" table:style-name="ce132">
            <text:p>3,188</text:p>
          </table:table-cell>
          <table:table-cell office:value-type="float" office:value="733" table:style-name="ce133">
            <text:p>733</text:p>
          </table:table-cell>
          <table:table-cell office:value-type="float" office:value="22.992471769134255" table:style-name="ce136">
            <text:p>23.0</text:p>
          </table:table-cell>
          <table:table-cell office:value-type="float" office:value="3169" table:style-name="ce133">
            <text:p>3,169</text:p>
          </table:table-cell>
          <table:table-cell office:value-type="float" office:value="709" table:style-name="ce132">
            <text:p>709</text:p>
          </table:table-cell>
          <table:table-cell office:value-type="float" office:value="22.372988324392555" table:style-name="ce134">
            <text:p>22.4</text:p>
          </table:table-cell>
          <table:table-cell table:number-columns-repeated="16357"/>
        </table:table-row>
        <table:table-row table:style-name="ro11">
          <table:table-cell office:value-type="string" table:style-name="ce137">
            <text:p>North West</text:p>
          </table:table-cell>
          <table:table-cell office:value-type="string" table:style-name="ce138">
            <text:p>E08000006</text:p>
          </table:table-cell>
          <table:table-cell office:value-type="string" table:style-name="ce139">
            <text:p>Salfor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370" table:style-name="ce128">
            <text:p>3,370<text:s/></text:p>
          </table:table-cell>
          <table:table-cell office:value-type="float" office:value="618" table:style-name="ce129">
            <text:p>618<text:s/></text:p>
          </table:table-cell>
          <table:table-cell office:value-type="float" office:value="18.338278931750743" table:style-name="ce134">
            <text:p>18.3</text:p>
          </table:table-cell>
          <table:table-cell office:value-type="float" office:value="3479" table:style-name="ce132">
            <text:p>3,479</text:p>
          </table:table-cell>
          <table:table-cell office:value-type="float" office:value="656" table:style-name="ce133">
            <text:p>656</text:p>
          </table:table-cell>
          <table:table-cell office:value-type="float" office:value="18.855993101465938" table:style-name="ce136">
            <text:p>18.9</text:p>
          </table:table-cell>
          <table:table-cell office:value-type="float" office:value="3630" table:style-name="ce133">
            <text:p>3,630</text:p>
          </table:table-cell>
          <table:table-cell office:value-type="float" office:value="610" table:style-name="ce132">
            <text:p>610</text:p>
          </table:table-cell>
          <table:table-cell office:value-type="float" office:value="16.804407713498623" table:style-name="ce134">
            <text:p>16.8</text:p>
          </table:table-cell>
          <table:table-cell office:value-type="float" office:value="3508" table:style-name="ce132">
            <text:p>3,508</text:p>
          </table:table-cell>
          <table:table-cell office:value-type="float" office:value="573" table:style-name="ce133">
            <text:p>573</text:p>
          </table:table-cell>
          <table:table-cell office:value-type="float" office:value="16.334093500570127" table:style-name="ce136">
            <text:p>16.3</text:p>
          </table:table-cell>
          <table:table-cell office:value-type="float" office:value="3555" table:style-name="ce133">
            <text:p>3,555</text:p>
          </table:table-cell>
          <table:table-cell office:value-type="float" office:value="607" table:style-name="ce132">
            <text:p>607</text:p>
          </table:table-cell>
          <table:table-cell office:value-type="float" office:value="17.074542897327706" table:style-name="ce134">
            <text:p>17.1</text:p>
          </table:table-cell>
          <table:table-cell office:value-type="float" office:value="3618" table:style-name="ce132">
            <text:p>3,618</text:p>
          </table:table-cell>
          <table:table-cell office:value-type="float" office:value="613" table:style-name="ce133">
            <text:p>613</text:p>
          </table:table-cell>
          <table:table-cell office:value-type="float" office:value="16.943062465450527" table:style-name="ce136">
            <text:p>16.9</text:p>
          </table:table-cell>
          <table:table-cell office:value-type="float" office:value="3567" table:style-name="ce133">
            <text:p>3,567</text:p>
          </table:table-cell>
          <table:table-cell office:value-type="float" office:value="605" table:style-name="ce132">
            <text:p>605</text:p>
          </table:table-cell>
          <table:table-cell office:value-type="float" office:value="16.961031679282311" table:style-name="ce134">
            <text:p>17.0</text:p>
          </table:table-cell>
          <table:table-cell table:number-columns-repeated="16357"/>
        </table:table-row>
        <table:table-row table:style-name="ro11">
          <table:table-cell office:value-type="string" table:style-name="ce137">
            <text:p>North West</text:p>
          </table:table-cell>
          <table:table-cell office:value-type="string" table:style-name="ce143">
            <text:p>E08000014</text:p>
          </table:table-cell>
          <table:table-cell office:value-type="string" table:style-name="ce137">
            <text:p>Sef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855" table:style-name="ce128">
            <text:p>2,855<text:s/></text:p>
          </table:table-cell>
          <table:table-cell office:value-type="float" office:value="555" table:style-name="ce129">
            <text:p>555<text:s/></text:p>
          </table:table-cell>
          <table:table-cell office:value-type="float" office:value="19.439579684763572" table:style-name="ce134">
            <text:p>19.4</text:p>
          </table:table-cell>
          <table:table-cell office:value-type="float" office:value="3026" table:style-name="ce132">
            <text:p>3,026</text:p>
          </table:table-cell>
          <table:table-cell office:value-type="float" office:value="658" table:style-name="ce133">
            <text:p>658</text:p>
          </table:table-cell>
          <table:table-cell office:value-type="float" office:value="21.744877726371449" table:style-name="ce136">
            <text:p>21.7</text:p>
          </table:table-cell>
          <table:table-cell office:value-type="float" office:value="3096" table:style-name="ce133">
            <text:p>3,096</text:p>
          </table:table-cell>
          <table:table-cell office:value-type="float" office:value="663" table:style-name="ce132">
            <text:p>663</text:p>
          </table:table-cell>
          <table:table-cell office:value-type="float" office:value="21.414728682170541" table:style-name="ce134">
            <text:p>21.4</text:p>
          </table:table-cell>
          <table:table-cell office:value-type="float" office:value="3047" table:style-name="ce132">
            <text:p>3,047</text:p>
          </table:table-cell>
          <table:table-cell office:value-type="float" office:value="712" table:style-name="ce133">
            <text:p>712</text:p>
          </table:table-cell>
          <table:table-cell office:value-type="float" office:value="23.367246471939612" table:style-name="ce136">
            <text:p>23.4</text:p>
          </table:table-cell>
          <table:table-cell office:value-type="float" office:value="3153" table:style-name="ce133">
            <text:p>3,153</text:p>
          </table:table-cell>
          <table:table-cell office:value-type="float" office:value="740" table:style-name="ce132">
            <text:p>740</text:p>
          </table:table-cell>
          <table:table-cell office:value-type="float" office:value="23.469711385981604" table:style-name="ce134">
            <text:p>23.5</text:p>
          </table:table-cell>
          <table:table-cell office:value-type="float" office:value="3147" table:style-name="ce132">
            <text:p>3,147</text:p>
          </table:table-cell>
          <table:table-cell office:value-type="float" office:value="691" table:style-name="ce133">
            <text:p>691</text:p>
          </table:table-cell>
          <table:table-cell office:value-type="float" office:value="21.95741976485542" table:style-name="ce136">
            <text:p>22.0</text:p>
          </table:table-cell>
          <table:table-cell office:value-type="float" office:value="3259" table:style-name="ce133">
            <text:p>3,259</text:p>
          </table:table-cell>
          <table:table-cell office:value-type="float" office:value="693" table:style-name="ce132">
            <text:p>693</text:p>
          </table:table-cell>
          <table:table-cell office:value-type="float" office:value="21.264191469776005" table:style-name="ce134">
            <text:p>21.3</text:p>
          </table:table-cell>
          <table:table-cell table:number-columns-repeated="16357"/>
        </table:table-row>
        <table:table-row table:style-name="ro11">
          <table:table-cell office:value-type="string" table:style-name="ce137">
            <text:p>North West</text:p>
          </table:table-cell>
          <table:table-cell office:value-type="string" table:style-name="ce143">
            <text:p>E08000013</text:p>
          </table:table-cell>
          <table:table-cell office:value-type="string" table:style-name="ce137">
            <text:p>St. Helens</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979" table:style-name="ce128">
            <text:p>1,979<text:s/></text:p>
          </table:table-cell>
          <table:table-cell office:value-type="float" office:value="487" table:style-name="ce129">
            <text:p>487<text:s/></text:p>
          </table:table-cell>
          <table:table-cell office:value-type="float" office:value="24.608388074785246" table:style-name="ce134">
            <text:p>24.6</text:p>
          </table:table-cell>
          <table:table-cell office:value-type="float" office:value="2145" table:style-name="ce132">
            <text:p>2,145</text:p>
          </table:table-cell>
          <table:table-cell office:value-type="float" office:value="533" table:style-name="ce133">
            <text:p>533</text:p>
          </table:table-cell>
          <table:table-cell office:value-type="float" office:value="24.848484848484848" table:style-name="ce136">
            <text:p>24.8</text:p>
          </table:table-cell>
          <table:table-cell office:value-type="float" office:value="2134" table:style-name="ce133">
            <text:p>2,134</text:p>
          </table:table-cell>
          <table:table-cell office:value-type="float" office:value="549" table:style-name="ce132">
            <text:p>549</text:p>
          </table:table-cell>
          <table:table-cell office:value-type="float" office:value="25.726335520149952" table:style-name="ce134">
            <text:p>25.7</text:p>
          </table:table-cell>
          <table:table-cell office:value-type="float" office:value="2088" table:style-name="ce132">
            <text:p>2,088</text:p>
          </table:table-cell>
          <table:table-cell office:value-type="float" office:value="578" table:style-name="ce133">
            <text:p>578</text:p>
          </table:table-cell>
          <table:table-cell office:value-type="float" office:value="27.68199233716475" table:style-name="ce136">
            <text:p>27.7</text:p>
          </table:table-cell>
          <table:table-cell office:value-type="float" office:value="2112" table:style-name="ce133">
            <text:p>2,112</text:p>
          </table:table-cell>
          <table:table-cell office:value-type="float" office:value="569" table:style-name="ce132">
            <text:p>569</text:p>
          </table:table-cell>
          <table:table-cell office:value-type="float" office:value="26.941287878787879" table:style-name="ce134">
            <text:p>26.9</text:p>
          </table:table-cell>
          <table:table-cell office:value-type="float" office:value="2168" table:style-name="ce132">
            <text:p>2,168</text:p>
          </table:table-cell>
          <table:table-cell office:value-type="float" office:value="577" table:style-name="ce133">
            <text:p>577</text:p>
          </table:table-cell>
          <table:table-cell office:value-type="float" office:value="26.614391143911437" table:style-name="ce136">
            <text:p>26.6</text:p>
          </table:table-cell>
          <table:table-cell office:value-type="float" office:value="2258" table:style-name="ce133">
            <text:p>2,258</text:p>
          </table:table-cell>
          <table:table-cell office:value-type="float" office:value="540" table:style-name="ce132">
            <text:p>540</text:p>
          </table:table-cell>
          <table:table-cell office:value-type="float" office:value="23.914968999114262" table:style-name="ce134">
            <text:p>23.9</text:p>
          </table:table-cell>
          <table:table-cell table:number-columns-repeated="16357"/>
        </table:table-row>
        <table:table-row table:style-name="ro10">
          <table:table-cell office:value-type="string" table:style-name="ce137">
            <text:p>North West</text:p>
          </table:table-cell>
          <table:table-cell office:value-type="string" table:style-name="ce138">
            <text:p>E08000007</text:p>
          </table:table-cell>
          <table:table-cell office:value-type="string" table:style-name="ce139">
            <text:p>Stockpor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521" table:style-name="ce128">
            <text:p>3,521<text:s/></text:p>
          </table:table-cell>
          <table:table-cell office:value-type="float" office:value="1116" table:style-name="ce129">
            <text:p>1,116<text:s/></text:p>
          </table:table-cell>
          <table:table-cell office:value-type="float" office:value="31.695541039477419" table:style-name="ce134">
            <text:p>31.7</text:p>
          </table:table-cell>
          <table:table-cell office:value-type="float" office:value="3659" table:style-name="ce132">
            <text:p>3,659</text:p>
          </table:table-cell>
          <table:table-cell office:value-type="float" office:value="1189" table:style-name="ce133">
            <text:p>1,189</text:p>
          </table:table-cell>
          <table:table-cell office:value-type="float" office:value="32.495217272478818" table:style-name="ce136">
            <text:p>32.5</text:p>
          </table:table-cell>
          <table:table-cell office:value-type="float" office:value="3690" table:style-name="ce133">
            <text:p>3,690</text:p>
          </table:table-cell>
          <table:table-cell office:value-type="float" office:value="1164" table:style-name="ce132">
            <text:p>1,164</text:p>
          </table:table-cell>
          <table:table-cell office:value-type="float" office:value="31.54471544715447" table:style-name="ce134">
            <text:p>31.5</text:p>
          </table:table-cell>
          <table:table-cell office:value-type="float" office:value="3745" table:style-name="ce132">
            <text:p>3,745</text:p>
          </table:table-cell>
          <table:table-cell office:value-type="float" office:value="1263" table:style-name="ce133">
            <text:p>1,263</text:p>
          </table:table-cell>
          <table:table-cell office:value-type="float" office:value="33.724966622162881" table:style-name="ce136">
            <text:p>33.7</text:p>
          </table:table-cell>
          <table:table-cell office:value-type="float" office:value="3805" table:style-name="ce133">
            <text:p>3,805</text:p>
          </table:table-cell>
          <table:table-cell office:value-type="float" office:value="1217" table:style-name="ce132">
            <text:p>1,217</text:p>
          </table:table-cell>
          <table:table-cell office:value-type="float" office:value="31.984231274638635" table:style-name="ce134">
            <text:p>32.0</text:p>
          </table:table-cell>
          <table:table-cell office:value-type="float" office:value="3706" table:style-name="ce132">
            <text:p>3,706</text:p>
          </table:table-cell>
          <table:table-cell office:value-type="float" office:value="1116" table:style-name="ce133">
            <text:p>1,116</text:p>
          </table:table-cell>
          <table:table-cell office:value-type="float" office:value="30.113329735563948" table:style-name="ce136">
            <text:p>30.1</text:p>
          </table:table-cell>
          <table:table-cell office:value-type="float" office:value="3781" table:style-name="ce133">
            <text:p>3,781</text:p>
          </table:table-cell>
          <table:table-cell office:value-type="float" office:value="1073" table:style-name="ce132">
            <text:p>1,073</text:p>
          </table:table-cell>
          <table:table-cell office:value-type="float" office:value="28.378735784184077" table:style-name="ce134">
            <text:p>28.4</text:p>
          </table:table-cell>
          <table:table-cell table:number-columns-repeated="16357"/>
        </table:table-row>
        <table:table-row table:style-name="ro11">
          <table:table-cell office:value-type="string" table:style-name="ce137">
            <text:p>North West</text:p>
          </table:table-cell>
          <table:table-cell office:value-type="string" table:style-name="ce138">
            <text:p>E08000008</text:p>
          </table:table-cell>
          <table:table-cell office:value-type="string" table:style-name="ce139">
            <text:p>Tamesid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752" table:style-name="ce128">
            <text:p>2,752<text:s/></text:p>
          </table:table-cell>
          <table:table-cell office:value-type="float" office:value="576" table:style-name="ce129">
            <text:p>576<text:s/></text:p>
          </table:table-cell>
          <table:table-cell office:value-type="float" office:value="20.930232558139537" table:style-name="ce134">
            <text:p>20.9</text:p>
          </table:table-cell>
          <table:table-cell office:value-type="float" office:value="2865" table:style-name="ce132">
            <text:p>2,865</text:p>
          </table:table-cell>
          <table:table-cell office:value-type="float" office:value="647" table:style-name="ce133">
            <text:p>647</text:p>
          </table:table-cell>
          <table:table-cell office:value-type="float" office:value="22.582897033158815" table:style-name="ce136">
            <text:p>22.6</text:p>
          </table:table-cell>
          <table:table-cell office:value-type="float" office:value="2942" table:style-name="ce133">
            <text:p>2,942</text:p>
          </table:table-cell>
          <table:table-cell office:value-type="float" office:value="696" table:style-name="ce132">
            <text:p>696</text:p>
          </table:table-cell>
          <table:table-cell office:value-type="float" office:value="23.657375934738273" table:style-name="ce134">
            <text:p>23.7</text:p>
          </table:table-cell>
          <table:table-cell office:value-type="float" office:value="2940" table:style-name="ce132">
            <text:p>2,940</text:p>
          </table:table-cell>
          <table:table-cell office:value-type="float" office:value="613" table:style-name="ce133">
            <text:p>613</text:p>
          </table:table-cell>
          <table:table-cell office:value-type="float" office:value="20.85034013605442" table:style-name="ce136">
            <text:p>20.9</text:p>
          </table:table-cell>
          <table:table-cell office:value-type="float" office:value="2992" table:style-name="ce133">
            <text:p>2,992</text:p>
          </table:table-cell>
          <table:table-cell office:value-type="float" office:value="671" table:style-name="ce132">
            <text:p>671</text:p>
          </table:table-cell>
          <table:table-cell office:value-type="float" office:value="22.426470588235293" table:style-name="ce134">
            <text:p>22.4</text:p>
          </table:table-cell>
          <table:table-cell office:value-type="float" office:value="3049" table:style-name="ce132">
            <text:p>3,049</text:p>
          </table:table-cell>
          <table:table-cell office:value-type="float" office:value="696" table:style-name="ce133">
            <text:p>696</text:p>
          </table:table-cell>
          <table:table-cell office:value-type="float" office:value="22.82715644473598" table:style-name="ce136">
            <text:p>22.8</text:p>
          </table:table-cell>
          <table:table-cell office:value-type="float" office:value="3107" table:style-name="ce133">
            <text:p>3,107</text:p>
          </table:table-cell>
          <table:table-cell office:value-type="float" office:value="666" table:style-name="ce132">
            <text:p>666</text:p>
          </table:table-cell>
          <table:table-cell office:value-type="float" office:value="21.435468297392983" table:style-name="ce134">
            <text:p>21.4</text:p>
          </table:table-cell>
          <table:table-cell table:number-columns-repeated="16357"/>
        </table:table-row>
        <table:table-row table:style-name="ro11">
          <table:table-cell office:value-type="string" table:style-name="ce137">
            <text:p>North West</text:p>
          </table:table-cell>
          <table:table-cell office:value-type="string" table:style-name="ce138">
            <text:p>E08000009</text:p>
          </table:table-cell>
          <table:table-cell office:value-type="string" table:style-name="ce139">
            <text:p>Traffor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010" table:style-name="ce128">
            <text:p>3,010<text:s/></text:p>
          </table:table-cell>
          <table:table-cell office:value-type="float" office:value="462" table:style-name="ce129">
            <text:p>462<text:s/></text:p>
          </table:table-cell>
          <table:table-cell office:value-type="float" office:value="15.348837209302326" table:style-name="ce134">
            <text:p>15.3</text:p>
          </table:table-cell>
          <table:table-cell office:value-type="float" office:value="3072" table:style-name="ce132">
            <text:p>3,072</text:p>
          </table:table-cell>
          <table:table-cell office:value-type="float" office:value="473" table:style-name="ce133">
            <text:p>473</text:p>
          </table:table-cell>
          <table:table-cell office:value-type="float" office:value="15.397135416666666" table:style-name="ce136">
            <text:p>15.4</text:p>
          </table:table-cell>
          <table:table-cell office:value-type="float" office:value="3285" table:style-name="ce133">
            <text:p>3,285</text:p>
          </table:table-cell>
          <table:table-cell office:value-type="float" office:value="568" table:style-name="ce132">
            <text:p>568</text:p>
          </table:table-cell>
          <table:table-cell office:value-type="float" office:value="17.290715372907155" table:style-name="ce134">
            <text:p>17.3</text:p>
          </table:table-cell>
          <table:table-cell office:value-type="float" office:value="3255" table:style-name="ce132">
            <text:p>3,255</text:p>
          </table:table-cell>
          <table:table-cell office:value-type="float" office:value="481" table:style-name="ce133">
            <text:p>481</text:p>
          </table:table-cell>
          <table:table-cell office:value-type="float" office:value="14.77726574500768" table:style-name="ce136">
            <text:p>14.8</text:p>
          </table:table-cell>
          <table:table-cell office:value-type="float" office:value="3296" table:style-name="ce133">
            <text:p>3,296</text:p>
          </table:table-cell>
          <table:table-cell office:value-type="float" office:value="445" table:style-name="ce132">
            <text:p>445</text:p>
          </table:table-cell>
          <table:table-cell office:value-type="float" office:value="13.501213592233011" table:style-name="ce134">
            <text:p>13.5</text:p>
          </table:table-cell>
          <table:table-cell office:value-type="float" office:value="3349" table:style-name="ce132">
            <text:p>3,349</text:p>
          </table:table-cell>
          <table:table-cell office:value-type="float" office:value="523" table:style-name="ce133">
            <text:p>523</text:p>
          </table:table-cell>
          <table:table-cell office:value-type="float" office:value="15.616601970737534" table:style-name="ce136">
            <text:p>15.6</text:p>
          </table:table-cell>
          <table:table-cell office:value-type="float" office:value="3412" table:style-name="ce133">
            <text:p>3,412</text:p>
          </table:table-cell>
          <table:table-cell office:value-type="float" office:value="442" table:style-name="ce132">
            <text:p>442</text:p>
          </table:table-cell>
          <table:table-cell office:value-type="float" office:value="12.954279015240328" table:style-name="ce134">
            <text:p>13.0</text:p>
          </table:table-cell>
          <table:table-cell table:number-columns-repeated="16357"/>
        </table:table-row>
        <table:table-row table:style-name="ro11">
          <table:table-cell office:value-type="string" table:style-name="ce137">
            <text:p>North West</text:p>
          </table:table-cell>
          <table:table-cell office:value-type="string" table:style-name="ce138">
            <text:p>E06000007</text:p>
          </table:table-cell>
          <table:table-cell office:value-type="string" table:style-name="ce139">
            <text:p>Warringt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366" table:style-name="ce128">
            <text:p>2,366<text:s/></text:p>
          </table:table-cell>
          <table:table-cell office:value-type="float" office:value="838" table:style-name="ce129">
            <text:p>838<text:s/></text:p>
          </table:table-cell>
          <table:table-cell office:value-type="float" office:value="35.418427726120036" table:style-name="ce134">
            <text:p>35.4</text:p>
          </table:table-cell>
          <table:table-cell office:value-type="float" office:value="2461" table:style-name="ce132">
            <text:p>2,461</text:p>
          </table:table-cell>
          <table:table-cell office:value-type="float" office:value="833" table:style-name="ce133">
            <text:p>833</text:p>
          </table:table-cell>
          <table:table-cell office:value-type="float" office:value="33.848029256399833" table:style-name="ce136">
            <text:p>33.8</text:p>
          </table:table-cell>
          <table:table-cell office:value-type="float" office:value="2514" table:style-name="ce133">
            <text:p>2,514</text:p>
          </table:table-cell>
          <table:table-cell office:value-type="float" office:value="814" table:style-name="ce132">
            <text:p>814</text:p>
          </table:table-cell>
          <table:table-cell office:value-type="float" office:value="32.378679395385838" table:style-name="ce134">
            <text:p>32.4</text:p>
          </table:table-cell>
          <table:table-cell office:value-type="float" office:value="2633" table:style-name="ce132">
            <text:p>2,633</text:p>
          </table:table-cell>
          <table:table-cell office:value-type="float" office:value="930" table:style-name="ce133">
            <text:p>930</text:p>
          </table:table-cell>
          <table:table-cell office:value-type="float" office:value="35.32092669958223" table:style-name="ce136">
            <text:p>35.3</text:p>
          </table:table-cell>
          <table:table-cell office:value-type="float" office:value="2575" table:style-name="ce133">
            <text:p>2,575</text:p>
          </table:table-cell>
          <table:table-cell office:value-type="float" office:value="895" table:style-name="ce132">
            <text:p>895</text:p>
          </table:table-cell>
          <table:table-cell office:value-type="float" office:value="34.757281553398059" table:style-name="ce134">
            <text:p>34.8</text:p>
          </table:table-cell>
          <table:table-cell office:value-type="float" office:value="2653" table:style-name="ce132">
            <text:p>2,653</text:p>
          </table:table-cell>
          <table:table-cell office:value-type="float" office:value="890" table:style-name="ce133">
            <text:p>890</text:p>
          </table:table-cell>
          <table:table-cell office:value-type="float" office:value="33.54692800603091" table:style-name="ce136">
            <text:p>33.5</text:p>
          </table:table-cell>
          <table:table-cell office:value-type="float" office:value="2756" table:style-name="ce133">
            <text:p>2,756</text:p>
          </table:table-cell>
          <table:table-cell office:value-type="float" office:value="918" table:style-name="ce132">
            <text:p>918</text:p>
          </table:table-cell>
          <table:table-cell office:value-type="float" office:value="33.309143686502182" table:style-name="ce134">
            <text:p>33.3</text:p>
          </table:table-cell>
          <table:table-cell table:number-columns-repeated="16357"/>
        </table:table-row>
        <table:table-row table:style-name="ro11">
          <table:table-cell office:value-type="string" table:style-name="ce137">
            <text:p>North West</text:p>
          </table:table-cell>
          <table:table-cell office:value-type="string" table:style-name="ce138">
            <text:p>E08000010</text:p>
          </table:table-cell>
          <table:table-cell office:value-type="string" table:style-name="ce139">
            <text:p>Wiga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620" table:style-name="ce128">
            <text:p>3,620<text:s/></text:p>
          </table:table-cell>
          <table:table-cell office:value-type="float" office:value="875" table:style-name="ce129">
            <text:p>875<text:s/></text:p>
          </table:table-cell>
          <table:table-cell office:value-type="float" office:value="24.171270718232044" table:style-name="ce134">
            <text:p>24.2</text:p>
          </table:table-cell>
          <table:table-cell office:value-type="float" office:value="3679" table:style-name="ce132">
            <text:p>3,679</text:p>
          </table:table-cell>
          <table:table-cell office:value-type="float" office:value="879" table:style-name="ce133">
            <text:p>879</text:p>
          </table:table-cell>
          <table:table-cell office:value-type="float" office:value="23.892362054906226" table:style-name="ce136">
            <text:p>23.9</text:p>
          </table:table-cell>
          <table:table-cell office:value-type="float" office:value="3738" table:style-name="ce133">
            <text:p>3,738</text:p>
          </table:table-cell>
          <table:table-cell office:value-type="float" office:value="804" table:style-name="ce132">
            <text:p>804</text:p>
          </table:table-cell>
          <table:table-cell office:value-type="float" office:value="21.508828250401287" table:style-name="ce134">
            <text:p>21.5</text:p>
          </table:table-cell>
          <table:table-cell office:value-type="float" office:value="3770" table:style-name="ce132">
            <text:p>3,770</text:p>
          </table:table-cell>
          <table:table-cell office:value-type="float" office:value="868" table:style-name="ce133">
            <text:p>868</text:p>
          </table:table-cell>
          <table:table-cell office:value-type="float" office:value="23.023872679045095" table:style-name="ce136">
            <text:p>23.0</text:p>
          </table:table-cell>
          <table:table-cell office:value-type="float" office:value="3773" table:style-name="ce133">
            <text:p>3,773</text:p>
          </table:table-cell>
          <table:table-cell office:value-type="float" office:value="882" table:style-name="ce132">
            <text:p>882</text:p>
          </table:table-cell>
          <table:table-cell office:value-type="float" office:value="23.376623376623375" table:style-name="ce134">
            <text:p>23.4</text:p>
          </table:table-cell>
          <table:table-cell office:value-type="float" office:value="3867" table:style-name="ce132">
            <text:p>3,867</text:p>
          </table:table-cell>
          <table:table-cell office:value-type="float" office:value="818" table:style-name="ce133">
            <text:p>818</text:p>
          </table:table-cell>
          <table:table-cell office:value-type="float" office:value="21.153348849237137" table:style-name="ce136">
            <text:p>21.2</text:p>
          </table:table-cell>
          <table:table-cell office:value-type="float" office:value="3907" table:style-name="ce133">
            <text:p>3,907</text:p>
          </table:table-cell>
          <table:table-cell office:value-type="float" office:value="765" table:style-name="ce132">
            <text:p>765</text:p>
          </table:table-cell>
          <table:table-cell office:value-type="float" office:value="19.580240593805989" table:style-name="ce134">
            <text:p>19.6</text:p>
          </table:table-cell>
          <table:table-cell table:number-columns-repeated="16357"/>
        </table:table-row>
        <table:table-row table:style-name="ro11">
          <table:table-cell office:value-type="string" table:style-name="ce137">
            <text:p>North West</text:p>
          </table:table-cell>
          <table:table-cell office:value-type="string" table:style-name="ce138">
            <text:p>E08000015</text:p>
          </table:table-cell>
          <table:table-cell office:value-type="string" table:style-name="ce139">
            <text:p>Wirral</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592" table:style-name="ce128">
            <text:p>3,592<text:s/></text:p>
          </table:table-cell>
          <table:table-cell office:value-type="float" office:value="521" table:style-name="ce129">
            <text:p>521<text:s/></text:p>
          </table:table-cell>
          <table:table-cell office:value-type="float" office:value="14.50445434298441" table:style-name="ce134">
            <text:p>14.5</text:p>
          </table:table-cell>
          <table:table-cell office:value-type="float" office:value="3663" table:style-name="ce132">
            <text:p>3,663</text:p>
          </table:table-cell>
          <table:table-cell office:value-type="float" office:value="592" table:style-name="ce133">
            <text:p>592</text:p>
          </table:table-cell>
          <table:table-cell office:value-type="float" office:value="16.161616161616163" table:style-name="ce136">
            <text:p>16.2</text:p>
          </table:table-cell>
          <table:table-cell office:value-type="float" office:value="3683" table:style-name="ce133">
            <text:p>3,683</text:p>
          </table:table-cell>
          <table:table-cell office:value-type="float" office:value="672" table:style-name="ce132">
            <text:p>672</text:p>
          </table:table-cell>
          <table:table-cell office:value-type="float" office:value="18.245995112679879" table:style-name="ce134">
            <text:p>18.2</text:p>
          </table:table-cell>
          <table:table-cell office:value-type="float" office:value="3734" table:style-name="ce132">
            <text:p>3,734</text:p>
          </table:table-cell>
          <table:table-cell office:value-type="float" office:value="596" table:style-name="ce133">
            <text:p>596</text:p>
          </table:table-cell>
          <table:table-cell office:value-type="float" office:value="15.961435457953938" table:style-name="ce136">
            <text:p>16.0</text:p>
          </table:table-cell>
          <table:table-cell office:value-type="float" office:value="3944" table:style-name="ce133">
            <text:p>3,944</text:p>
          </table:table-cell>
          <table:table-cell office:value-type="float" office:value="607" table:style-name="ce132">
            <text:p>607</text:p>
          </table:table-cell>
          <table:table-cell office:value-type="float" office:value="15.390466531440161" table:style-name="ce134">
            <text:p>15.4</text:p>
          </table:table-cell>
          <table:table-cell office:value-type="float" office:value="3813" table:style-name="ce132">
            <text:p>3,813</text:p>
          </table:table-cell>
          <table:table-cell office:value-type="float" office:value="599" table:style-name="ce133">
            <text:p>599</text:p>
          </table:table-cell>
          <table:table-cell office:value-type="float" office:value="15.709415158667717" table:style-name="ce136">
            <text:p>15.7</text:p>
          </table:table-cell>
          <table:table-cell office:value-type="float" office:value="3852" table:style-name="ce133">
            <text:p>3,852</text:p>
          </table:table-cell>
          <table:table-cell office:value-type="float" office:value="661" table:style-name="ce132">
            <text:p>661</text:p>
          </table:table-cell>
          <table:table-cell office:value-type="float" office:value="17.159916926272068" table:style-name="ce134">
            <text:p>17.2</text:p>
          </table:table-cell>
          <table:table-cell table:number-columns-repeated="16357"/>
        </table:table-row>
        <table:table-row table:style-name="ro11">
          <table:table-cell office:value-type="string" table:style-name="ce137">
            <text:p>South East</text:p>
          </table:table-cell>
          <table:table-cell office:value-type="string" table:style-name="ce138">
            <text:p>E06000036</text:p>
          </table:table-cell>
          <table:table-cell office:value-type="string" table:style-name="ce139">
            <text:p>Bracknell Fores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525" table:style-name="ce128">
            <text:p>1,525<text:s/></text:p>
          </table:table-cell>
          <table:table-cell office:value-type="float" office:value="733" table:style-name="ce129">
            <text:p>733<text:s/></text:p>
          </table:table-cell>
          <table:table-cell office:value-type="float" office:value="48.065573770491802" table:style-name="ce134">
            <text:p>48.1</text:p>
          </table:table-cell>
          <table:table-cell office:value-type="float" office:value="1450" table:style-name="ce132">
            <text:p>1,450</text:p>
          </table:table-cell>
          <table:table-cell office:value-type="float" office:value="726" table:style-name="ce133">
            <text:p>726</text:p>
          </table:table-cell>
          <table:table-cell office:value-type="float" office:value="50.068965517241381" table:style-name="ce136">
            <text:p>50.1</text:p>
          </table:table-cell>
          <table:table-cell office:value-type="float" office:value="1528" table:style-name="ce133">
            <text:p>1,528</text:p>
          </table:table-cell>
          <table:table-cell office:value-type="float" office:value="748" table:style-name="ce132">
            <text:p>748</text:p>
          </table:table-cell>
          <table:table-cell office:value-type="float" office:value="48.952879581151834" table:style-name="ce134">
            <text:p>49.0</text:p>
          </table:table-cell>
          <table:table-cell office:value-type="float" office:value="1585" table:style-name="ce132">
            <text:p>1,585</text:p>
          </table:table-cell>
          <table:table-cell office:value-type="float" office:value="758" table:style-name="ce133">
            <text:p>758</text:p>
          </table:table-cell>
          <table:table-cell office:value-type="float" office:value="47.823343848580443" table:style-name="ce136">
            <text:p>47.8</text:p>
          </table:table-cell>
          <table:table-cell office:value-type="float" office:value="1568" table:style-name="ce133">
            <text:p>1,568</text:p>
          </table:table-cell>
          <table:table-cell office:value-type="float" office:value="791" table:style-name="ce132">
            <text:p>791</text:p>
          </table:table-cell>
          <table:table-cell office:value-type="float" office:value="50.446428571428569" table:style-name="ce134">
            <text:p>50.4</text:p>
          </table:table-cell>
          <table:table-cell office:value-type="float" office:value="1643" table:style-name="ce132">
            <text:p>1,643</text:p>
          </table:table-cell>
          <table:table-cell office:value-type="float" office:value="720" table:style-name="ce133">
            <text:p>720</text:p>
          </table:table-cell>
          <table:table-cell office:value-type="float" office:value="43.822276323797929" table:style-name="ce136">
            <text:p>43.8</text:p>
          </table:table-cell>
          <table:table-cell office:value-type="float" office:value="1693" table:style-name="ce133">
            <text:p>1,693</text:p>
          </table:table-cell>
          <table:table-cell office:value-type="float" office:value="747" table:style-name="ce132">
            <text:p>747</text:p>
          </table:table-cell>
          <table:table-cell office:value-type="float" office:value="44.122858830478442" table:style-name="ce134">
            <text:p>44.1</text:p>
          </table:table-cell>
          <table:table-cell table:number-columns-repeated="16357"/>
        </table:table-row>
        <table:table-row table:style-name="ro10">
          <table:table-cell office:value-type="string" table:style-name="ce137">
            <text:p>South East</text:p>
          </table:table-cell>
          <table:table-cell office:value-type="string" table:style-name="ce138">
            <text:p>E06000043</text:p>
          </table:table-cell>
          <table:table-cell office:value-type="string" table:style-name="ce139">
            <text:p>Brighton and Hov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576" table:style-name="ce128">
            <text:p>2,576<text:s/></text:p>
          </table:table-cell>
          <table:table-cell office:value-type="float" office:value="574" table:style-name="ce129">
            <text:p>574<text:s/></text:p>
          </table:table-cell>
          <table:table-cell office:value-type="float" office:value="22.282608695652172" table:style-name="ce134">
            <text:p>22.3</text:p>
          </table:table-cell>
          <table:table-cell office:value-type="float" office:value="2681" table:style-name="ce132">
            <text:p>2,681</text:p>
          </table:table-cell>
          <table:table-cell office:value-type="float" office:value="654" table:style-name="ce133">
            <text:p>654</text:p>
          </table:table-cell>
          <table:table-cell office:value-type="float" office:value="24.393882879522565" table:style-name="ce136">
            <text:p>24.4</text:p>
          </table:table-cell>
          <table:table-cell office:value-type="float" office:value="2689" table:style-name="ce133">
            <text:p>2,689</text:p>
          </table:table-cell>
          <table:table-cell office:value-type="float" office:value="626" table:style-name="ce132">
            <text:p>626</text:p>
          </table:table-cell>
          <table:table-cell office:value-type="float" office:value="23.280029750836743" table:style-name="ce134">
            <text:p>23.3</text:p>
          </table:table-cell>
          <table:table-cell office:value-type="float" office:value="2780" table:style-name="ce132">
            <text:p>2,780</text:p>
          </table:table-cell>
          <table:table-cell office:value-type="float" office:value="659" table:style-name="ce133">
            <text:p>659</text:p>
          </table:table-cell>
          <table:table-cell office:value-type="float" office:value="23.705035971223019" table:style-name="ce136">
            <text:p>23.7</text:p>
          </table:table-cell>
          <table:table-cell office:value-type="float" office:value="2927" table:style-name="ce133">
            <text:p>2,927</text:p>
          </table:table-cell>
          <table:table-cell office:value-type="float" office:value="696" table:style-name="ce132">
            <text:p>696</text:p>
          </table:table-cell>
          <table:table-cell office:value-type="float" office:value="23.778612914246668" table:style-name="ce134">
            <text:p>23.8</text:p>
          </table:table-cell>
          <table:table-cell office:value-type="float" office:value="2946" table:style-name="ce132">
            <text:p>2,946</text:p>
          </table:table-cell>
          <table:table-cell office:value-type="float" office:value="632" table:style-name="ce133">
            <text:p>632</text:p>
          </table:table-cell>
          <table:table-cell office:value-type="float" office:value="21.452817379497624" table:style-name="ce136">
            <text:p>21.5</text:p>
          </table:table-cell>
          <table:table-cell office:value-type="float" office:value="3052" table:style-name="ce133">
            <text:p>3,052</text:p>
          </table:table-cell>
          <table:table-cell office:value-type="float" office:value="658" table:style-name="ce132">
            <text:p>658</text:p>
          </table:table-cell>
          <table:table-cell office:value-type="float" office:value="21.559633027522938" table:style-name="ce134">
            <text:p>21.6</text:p>
          </table:table-cell>
          <table:table-cell table:number-columns-repeated="16357"/>
        </table:table-row>
        <table:table-row table:style-name="ro11">
          <table:table-cell office:value-type="string" table:style-name="ce137">
            <text:p>South East</text:p>
          </table:table-cell>
          <table:table-cell office:value-type="string" table:style-name="ce138">
            <text:p>E10000002</text:p>
          </table:table-cell>
          <table:table-cell office:value-type="string" table:style-name="ce139">
            <text:p>Buckingham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6832" table:style-name="ce128">
            <text:p>6,832<text:s/></text:p>
          </table:table-cell>
          <table:table-cell office:value-type="float" office:value="1808" table:style-name="ce129">
            <text:p>1,808<text:s/></text:p>
          </table:table-cell>
          <table:table-cell office:value-type="float" office:value="26.463700234192039" table:style-name="ce134">
            <text:p>26.5</text:p>
          </table:table-cell>
          <table:table-cell office:value-type="float" office:value="6817" table:style-name="ce132">
            <text:p>6,817</text:p>
          </table:table-cell>
          <table:table-cell office:value-type="float" office:value="1759" table:style-name="ce133">
            <text:p>1,759</text:p>
          </table:table-cell>
          <table:table-cell office:value-type="float" office:value="25.803139210796537" table:style-name="ce136">
            <text:p>25.8</text:p>
          </table:table-cell>
          <table:table-cell office:value-type="float" office:value="7021" table:style-name="ce133">
            <text:p>7,021</text:p>
          </table:table-cell>
          <table:table-cell office:value-type="float" office:value="1788" table:style-name="ce132">
            <text:p>1,788</text:p>
          </table:table-cell>
          <table:table-cell office:value-type="float" office:value="25.466457769548494" table:style-name="ce134">
            <text:p>25.5</text:p>
          </table:table-cell>
          <table:table-cell office:value-type="float" office:value="7113" table:style-name="ce132">
            <text:p>7,113</text:p>
          </table:table-cell>
          <table:table-cell office:value-type="float" office:value="1850" table:style-name="ce133">
            <text:p>1,850</text:p>
          </table:table-cell>
          <table:table-cell office:value-type="float" office:value="26.008716434697032" table:style-name="ce136">
            <text:p>26.0</text:p>
          </table:table-cell>
          <table:table-cell office:value-type="float" office:value="7136" table:style-name="ce133">
            <text:p>7,136</text:p>
          </table:table-cell>
          <table:table-cell office:value-type="float" office:value="1844" table:style-name="ce132">
            <text:p>1,844</text:p>
          </table:table-cell>
          <table:table-cell office:value-type="float" office:value="25.840807174887892" table:style-name="ce134">
            <text:p>25.8</text:p>
          </table:table-cell>
          <table:table-cell office:value-type="float" office:value="7240" table:style-name="ce132">
            <text:p>7,240</text:p>
          </table:table-cell>
          <table:table-cell office:value-type="float" office:value="1762" table:style-name="ce133">
            <text:p>1,762</text:p>
          </table:table-cell>
          <table:table-cell office:value-type="float" office:value="24.337016574585636" table:style-name="ce136">
            <text:p>24.3</text:p>
          </table:table-cell>
          <table:table-cell office:value-type="float" office:value="7551" table:style-name="ce133">
            <text:p>7,551</text:p>
          </table:table-cell>
          <table:table-cell office:value-type="float" office:value="1806" table:style-name="ce132">
            <text:p>1,806</text:p>
          </table:table-cell>
          <table:table-cell office:value-type="float" office:value="23.91736193881605" table:style-name="ce134">
            <text:p>23.9</text:p>
          </table:table-cell>
          <table:table-cell table:number-columns-repeated="16357"/>
        </table:table-row>
        <table:table-row table:style-name="ro11">
          <table:table-cell office:value-type="string" table:style-name="ce137">
            <text:p>South East</text:p>
          </table:table-cell>
          <table:table-cell office:value-type="string" table:style-name="ce138">
            <text:p>E10000011</text:p>
          </table:table-cell>
          <table:table-cell office:value-type="string" table:style-name="ce139">
            <text:p>East Sussex</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5195" table:style-name="ce128">
            <text:p>5,195<text:s/></text:p>
          </table:table-cell>
          <table:table-cell office:value-type="float" office:value="1123" table:style-name="ce129">
            <text:p>1,123<text:s/></text:p>
          </table:table-cell>
          <table:table-cell office:value-type="float" office:value="21.61693936477382" table:style-name="ce134">
            <text:p>21.6</text:p>
          </table:table-cell>
          <table:table-cell office:value-type="float" office:value="5322" table:style-name="ce132">
            <text:p>5,322</text:p>
          </table:table-cell>
          <table:table-cell office:value-type="float" office:value="1190" table:style-name="ce133">
            <text:p>1,190</text:p>
          </table:table-cell>
          <table:table-cell office:value-type="float" office:value="22.360015031942879" table:style-name="ce136">
            <text:p>22.4</text:p>
          </table:table-cell>
          <table:table-cell office:value-type="float" office:value="5529" table:style-name="ce133">
            <text:p>5,529</text:p>
          </table:table-cell>
          <table:table-cell office:value-type="float" office:value="1262" table:style-name="ce132">
            <text:p>1,262</text:p>
          </table:table-cell>
          <table:table-cell office:value-type="float" office:value="22.825103997106165" table:style-name="ce134">
            <text:p>22.8</text:p>
          </table:table-cell>
          <table:table-cell office:value-type="float" office:value="5707" table:style-name="ce132">
            <text:p>5,707</text:p>
          </table:table-cell>
          <table:table-cell office:value-type="float" office:value="1294" table:style-name="ce133">
            <text:p>1,294</text:p>
          </table:table-cell>
          <table:table-cell office:value-type="float" office:value="22.673909234273697" table:style-name="ce136">
            <text:p>22.7</text:p>
          </table:table-cell>
          <table:table-cell office:value-type="float" office:value="5723" table:style-name="ce133">
            <text:p>5,723</text:p>
          </table:table-cell>
          <table:table-cell office:value-type="float" office:value="1193" table:style-name="ce132">
            <text:p>1,193</text:p>
          </table:table-cell>
          <table:table-cell office:value-type="float" office:value="20.845710291804998" table:style-name="ce134">
            <text:p>20.8</text:p>
          </table:table-cell>
          <table:table-cell office:value-type="float" office:value="5940" table:style-name="ce132">
            <text:p>5,940</text:p>
          </table:table-cell>
          <table:table-cell office:value-type="float" office:value="1246" table:style-name="ce133">
            <text:p>1,246</text:p>
          </table:table-cell>
          <table:table-cell office:value-type="float" office:value="20.976430976430976" table:style-name="ce136">
            <text:p>21.0</text:p>
          </table:table-cell>
          <table:table-cell office:value-type="float" office:value="6021" table:style-name="ce133">
            <text:p>6,021</text:p>
          </table:table-cell>
          <table:table-cell office:value-type="float" office:value="1369" table:style-name="ce132">
            <text:p>1,369</text:p>
          </table:table-cell>
          <table:table-cell office:value-type="float" office:value="22.737086862647402" table:style-name="ce134">
            <text:p>22.7</text:p>
          </table:table-cell>
          <table:table-cell table:number-columns-repeated="16357"/>
        </table:table-row>
        <table:table-row table:style-name="ro11">
          <table:table-cell office:value-type="string" table:style-name="ce137">
            <text:p>South East</text:p>
          </table:table-cell>
          <table:table-cell office:value-type="string" table:style-name="ce138">
            <text:p>E10000014</text:p>
          </table:table-cell>
          <table:table-cell office:value-type="string" table:style-name="ce139">
            <text:p>Hamp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4787" table:style-name="ce128">
            <text:p>14,787<text:s/></text:p>
          </table:table-cell>
          <table:table-cell office:value-type="float" office:value="4611" table:style-name="ce129">
            <text:p>4,611<text:s/></text:p>
          </table:table-cell>
          <table:table-cell office:value-type="float" office:value="31.182795698924732" table:style-name="ce134">
            <text:p>31.2</text:p>
          </table:table-cell>
          <table:table-cell office:value-type="float" office:value="15550" table:style-name="ce132">
            <text:p>15,550</text:p>
          </table:table-cell>
          <table:table-cell office:value-type="float" office:value="4770" table:style-name="ce133">
            <text:p>4,770</text:p>
          </table:table-cell>
          <table:table-cell office:value-type="float" office:value="30.675241157556272" table:style-name="ce136">
            <text:p>30.7</text:p>
          </table:table-cell>
          <table:table-cell office:value-type="float" office:value="16113" table:style-name="ce133">
            <text:p>16,113</text:p>
          </table:table-cell>
          <table:table-cell office:value-type="float" office:value="5048" table:style-name="ce132">
            <text:p>5,048</text:p>
          </table:table-cell>
          <table:table-cell office:value-type="float" office:value="31.328740768323716" table:style-name="ce134">
            <text:p>31.3</text:p>
          </table:table-cell>
          <table:table-cell office:value-type="float" office:value="16353" table:style-name="ce132">
            <text:p>16,353</text:p>
          </table:table-cell>
          <table:table-cell office:value-type="float" office:value="4875" table:style-name="ce133">
            <text:p>4,875</text:p>
          </table:table-cell>
          <table:table-cell office:value-type="float" office:value="29.811043845166026" table:style-name="ce136">
            <text:p>29.8</text:p>
          </table:table-cell>
          <table:table-cell office:value-type="float" office:value="16364" table:style-name="ce133">
            <text:p>16,364</text:p>
          </table:table-cell>
          <table:table-cell office:value-type="float" office:value="4740" table:style-name="ce132">
            <text:p>4,740</text:p>
          </table:table-cell>
          <table:table-cell office:value-type="float" office:value="28.966022977267169" table:style-name="ce134">
            <text:p>29.0</text:p>
          </table:table-cell>
          <table:table-cell office:value-type="float" office:value="16875" table:style-name="ce132">
            <text:p>16,875</text:p>
          </table:table-cell>
          <table:table-cell office:value-type="float" office:value="4771" table:style-name="ce133">
            <text:p>4,771</text:p>
          </table:table-cell>
          <table:table-cell office:value-type="float" office:value="28.272592592592595" table:style-name="ce136">
            <text:p>28.3</text:p>
          </table:table-cell>
          <table:table-cell office:value-type="float" office:value="17144" table:style-name="ce133">
            <text:p>17,144</text:p>
          </table:table-cell>
          <table:table-cell office:value-type="float" office:value="4741" table:style-name="ce132">
            <text:p>4,741</text:p>
          </table:table-cell>
          <table:table-cell office:value-type="float" office:value="27.653989734017731" table:style-name="ce134">
            <text:p>27.7</text:p>
          </table:table-cell>
          <table:table-cell table:number-columns-repeated="16357"/>
        </table:table-row>
        <table:table-row table:style-name="ro11">
          <table:table-cell office:value-type="string" table:style-name="ce137">
            <text:p>South East</text:p>
          </table:table-cell>
          <table:table-cell office:value-type="string" table:style-name="ce138">
            <text:p>E06000046</text:p>
          </table:table-cell>
          <table:table-cell office:value-type="string" table:style-name="ce139">
            <text:p>Isle Of Wight</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South East</text:p>
          </table:table-cell>
          <table:table-cell office:value-type="string" table:style-name="ce138">
            <text:p>E10000016</text:p>
          </table:table-cell>
          <table:table-cell office:value-type="string" table:style-name="ce139">
            <text:p>Ken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9498" table:style-name="ce128">
            <text:p>19,498<text:s/></text:p>
          </table:table-cell>
          <table:table-cell office:value-type="float" office:value="4263" table:style-name="ce129">
            <text:p>4,263<text:s/></text:p>
          </table:table-cell>
          <table:table-cell office:value-type="float" office:value="21.863780900605189" table:style-name="ce134">
            <text:p>21.9</text:p>
          </table:table-cell>
          <table:table-cell office:value-type="float" office:value="20151" table:style-name="ce132">
            <text:p>20,151</text:p>
          </table:table-cell>
          <table:table-cell office:value-type="float" office:value="4620" table:style-name="ce133">
            <text:p>4,620</text:p>
          </table:table-cell>
          <table:table-cell office:value-type="float" office:value="22.926901890725027" table:style-name="ce136">
            <text:p>22.9</text:p>
          </table:table-cell>
          <table:table-cell office:value-type="float" office:value="20168" table:style-name="ce133">
            <text:p>20,168</text:p>
          </table:table-cell>
          <table:table-cell office:value-type="float" office:value="4659" table:style-name="ce132">
            <text:p>4,659</text:p>
          </table:table-cell>
          <table:table-cell office:value-type="float" office:value="23.100952003173344" table:style-name="ce134">
            <text:p>23.1</text:p>
          </table:table-cell>
          <table:table-cell office:value-type="float" office:value="20350" table:style-name="ce132">
            <text:p>20,350</text:p>
          </table:table-cell>
          <table:table-cell office:value-type="float" office:value="4653" table:style-name="ce133">
            <text:p>4,653</text:p>
          </table:table-cell>
          <table:table-cell office:value-type="float" office:value="22.864864864864863" table:style-name="ce136">
            <text:p>22.9</text:p>
          </table:table-cell>
          <table:table-cell office:value-type="float" office:value="20445" table:style-name="ce133">
            <text:p>20,445</text:p>
          </table:table-cell>
          <table:table-cell office:value-type="float" office:value="4599" table:style-name="ce132">
            <text:p>4,599</text:p>
          </table:table-cell>
          <table:table-cell office:value-type="float" office:value="22.494497432134995" table:style-name="ce134">
            <text:p>22.5</text:p>
          </table:table-cell>
          <table:table-cell office:value-type="float" office:value="20738" table:style-name="ce132">
            <text:p>20,738</text:p>
          </table:table-cell>
          <table:table-cell office:value-type="float" office:value="4573" table:style-name="ce133">
            <text:p>4,573</text:p>
          </table:table-cell>
          <table:table-cell office:value-type="float" office:value="22.051306779824476" table:style-name="ce136">
            <text:p>22.1</text:p>
          </table:table-cell>
          <table:table-cell office:value-type="float" office:value="21666" table:style-name="ce133">
            <text:p>21,666</text:p>
          </table:table-cell>
          <table:table-cell office:value-type="float" office:value="4657" table:style-name="ce132">
            <text:p>4,657</text:p>
          </table:table-cell>
          <table:table-cell office:value-type="float" office:value="21.49450752330841" table:style-name="ce134">
            <text:p>21.5</text:p>
          </table:table-cell>
          <table:table-cell table:number-columns-repeated="16357"/>
        </table:table-row>
        <table:table-row table:style-name="ro11">
          <table:table-cell office:value-type="string" table:style-name="ce137">
            <text:p>South East</text:p>
          </table:table-cell>
          <table:table-cell office:value-type="string" table:style-name="ce138">
            <text:p>E06000035</text:p>
          </table:table-cell>
          <table:table-cell office:value-type="string" table:style-name="ce139">
            <text:p>Medwa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4070" table:style-name="ce128">
            <text:p>4,070<text:s/></text:p>
          </table:table-cell>
          <table:table-cell office:value-type="float" office:value="681" table:style-name="ce129">
            <text:p>681<text:s/></text:p>
          </table:table-cell>
          <table:table-cell office:value-type="float" office:value="16.732186732186733" table:style-name="ce134">
            <text:p>16.7</text:p>
          </table:table-cell>
          <table:table-cell office:value-type="float" office:value="4144" table:style-name="ce132">
            <text:p>4,144</text:p>
          </table:table-cell>
          <table:table-cell office:value-type="float" office:value="715" table:style-name="ce133">
            <text:p>715</text:p>
          </table:table-cell>
          <table:table-cell office:value-type="float" office:value="17.253861003861005" table:style-name="ce136">
            <text:p>17.3</text:p>
          </table:table-cell>
          <table:table-cell office:value-type="float" office:value="4286" table:style-name="ce133">
            <text:p>4,286</text:p>
          </table:table-cell>
          <table:table-cell office:value-type="float" office:value="808" table:style-name="ce132">
            <text:p>808</text:p>
          </table:table-cell>
          <table:table-cell office:value-type="float" office:value="18.85207652823145" table:style-name="ce134">
            <text:p>18.9</text:p>
          </table:table-cell>
          <table:table-cell office:value-type="float" office:value="4192" table:style-name="ce132">
            <text:p>4,192</text:p>
          </table:table-cell>
          <table:table-cell office:value-type="float" office:value="795" table:style-name="ce133">
            <text:p>795</text:p>
          </table:table-cell>
          <table:table-cell office:value-type="float" office:value="18.964694656488547" table:style-name="ce136">
            <text:p>19.0</text:p>
          </table:table-cell>
          <table:table-cell office:value-type="float" office:value="4174" table:style-name="ce133">
            <text:p>4,174</text:p>
          </table:table-cell>
          <table:table-cell office:value-type="float" office:value="813" table:style-name="ce132">
            <text:p>813</text:p>
          </table:table-cell>
          <table:table-cell office:value-type="float" office:value="19.477719214183036" table:style-name="ce134">
            <text:p>19.5</text:p>
          </table:table-cell>
          <table:table-cell office:value-type="float" office:value="4210" table:style-name="ce132">
            <text:p>4,210</text:p>
          </table:table-cell>
          <table:table-cell office:value-type="float" office:value="835" table:style-name="ce133">
            <text:p>835</text:p>
          </table:table-cell>
          <table:table-cell office:value-type="float" office:value="19.833729216152019" table:style-name="ce136">
            <text:p>19.8</text:p>
          </table:table-cell>
          <table:table-cell office:value-type="float" office:value="4343" table:style-name="ce133">
            <text:p>4,343</text:p>
          </table:table-cell>
          <table:table-cell office:value-type="float" office:value="797" table:style-name="ce132">
            <text:p>797</text:p>
          </table:table-cell>
          <table:table-cell office:value-type="float" office:value="18.351370020723003" table:style-name="ce134">
            <text:p>18.4</text:p>
          </table:table-cell>
          <table:table-cell table:number-columns-repeated="16357"/>
        </table:table-row>
        <table:table-row table:style-name="ro11">
          <table:table-cell office:value-type="string" table:style-name="ce137">
            <text:p>South East</text:p>
          </table:table-cell>
          <table:table-cell office:value-type="string" table:style-name="ce138">
            <text:p>E10000025</text:p>
          </table:table-cell>
          <table:table-cell office:value-type="string" table:style-name="ce139">
            <text:p>Oxford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7664" table:style-name="ce128">
            <text:p>7,664<text:s/></text:p>
          </table:table-cell>
          <table:table-cell office:value-type="float" office:value="2178" table:style-name="ce129">
            <text:p>2,178<text:s/></text:p>
          </table:table-cell>
          <table:table-cell office:value-type="float" office:value="28.418580375782881" table:style-name="ce134">
            <text:p>28.4</text:p>
          </table:table-cell>
          <table:table-cell office:value-type="float" office:value="7938" table:style-name="ce132">
            <text:p>7,938</text:p>
          </table:table-cell>
          <table:table-cell office:value-type="float" office:value="2269" table:style-name="ce133">
            <text:p>2,269</text:p>
          </table:table-cell>
          <table:table-cell office:value-type="float" office:value="28.584026203073819" table:style-name="ce136">
            <text:p>28.6</text:p>
          </table:table-cell>
          <table:table-cell office:value-type="float" office:value="8167" table:style-name="ce133">
            <text:p>8,167</text:p>
          </table:table-cell>
          <table:table-cell office:value-type="float" office:value="2446" table:style-name="ce132">
            <text:p>2,446</text:p>
          </table:table-cell>
          <table:table-cell office:value-type="float" office:value="29.949797967429902" table:style-name="ce134">
            <text:p>29.9</text:p>
          </table:table-cell>
          <table:table-cell office:value-type="float" office:value="8253" table:style-name="ce132">
            <text:p>8,253</text:p>
          </table:table-cell>
          <table:table-cell office:value-type="float" office:value="2382" table:style-name="ce133">
            <text:p>2,382</text:p>
          </table:table-cell>
          <table:table-cell office:value-type="float" office:value="28.862231915667032" table:style-name="ce136">
            <text:p>28.9</text:p>
          </table:table-cell>
          <table:table-cell office:value-type="float" office:value="8199" table:style-name="ce133">
            <text:p>8,199</text:p>
          </table:table-cell>
          <table:table-cell office:value-type="float" office:value="2324" table:style-name="ce132">
            <text:p>2,324</text:p>
          </table:table-cell>
          <table:table-cell office:value-type="float" office:value="28.344920112208804" table:style-name="ce134">
            <text:p>28.3</text:p>
          </table:table-cell>
          <table:table-cell office:value-type="float" office:value="8475" table:style-name="ce132">
            <text:p>8,475</text:p>
          </table:table-cell>
          <table:table-cell office:value-type="float" office:value="2448" table:style-name="ce133">
            <text:p>2,448</text:p>
          </table:table-cell>
          <table:table-cell office:value-type="float" office:value="28.884955752212388" table:style-name="ce136">
            <text:p>28.9</text:p>
          </table:table-cell>
          <table:table-cell office:value-type="float" office:value="8705" table:style-name="ce133">
            <text:p>8,705</text:p>
          </table:table-cell>
          <table:table-cell office:value-type="float" office:value="2461" table:style-name="ce132">
            <text:p>2,461</text:p>
          </table:table-cell>
          <table:table-cell office:value-type="float" office:value="28.271108558299829" table:style-name="ce134">
            <text:p>28.3</text:p>
          </table:table-cell>
          <table:table-cell table:number-columns-repeated="16357"/>
        </table:table-row>
        <table:table-row table:style-name="ro11">
          <table:table-cell office:value-type="string" table:style-name="ce137">
            <text:p>South East</text:p>
          </table:table-cell>
          <table:table-cell office:value-type="string" table:style-name="ce138">
            <text:p>E06000044</text:p>
          </table:table-cell>
          <table:table-cell office:value-type="string" table:style-name="ce139">
            <text:p>Portsmouth</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South East</text:p>
          </table:table-cell>
          <table:table-cell office:value-type="string" table:style-name="ce138">
            <text:p>E06000038</text:p>
          </table:table-cell>
          <table:table-cell office:value-type="string" table:style-name="ce139">
            <text:p>Reading</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823" table:style-name="ce128">
            <text:p>1,823<text:s/></text:p>
          </table:table-cell>
          <table:table-cell office:value-type="float" office:value="802" table:style-name="ce129">
            <text:p>802<text:s/></text:p>
          </table:table-cell>
          <table:table-cell office:value-type="float" office:value="43.993417443774" table:style-name="ce134">
            <text:p>44.0</text:p>
          </table:table-cell>
          <table:table-cell office:value-type="float" office:value="1983" table:style-name="ce132">
            <text:p>1,983</text:p>
          </table:table-cell>
          <table:table-cell office:value-type="float" office:value="833" table:style-name="ce133">
            <text:p>833</text:p>
          </table:table-cell>
          <table:table-cell office:value-type="float" office:value="42.007060010085731" table:style-name="ce136">
            <text:p>42.0</text:p>
          </table:table-cell>
          <table:table-cell office:value-type="float" office:value="2060" table:style-name="ce133">
            <text:p>2,060</text:p>
          </table:table-cell>
          <table:table-cell office:value-type="float" office:value="926" table:style-name="ce132">
            <text:p>926</text:p>
          </table:table-cell>
          <table:table-cell office:value-type="float" office:value="44.95145631067961" table:style-name="ce134">
            <text:p>45.0</text:p>
          </table:table-cell>
          <table:table-cell office:value-type="float" office:value="1926" table:style-name="ce132">
            <text:p>1,926</text:p>
          </table:table-cell>
          <table:table-cell office:value-type="float" office:value="825" table:style-name="ce133">
            <text:p>825</text:p>
          </table:table-cell>
          <table:table-cell office:value-type="float" office:value="42.834890965732086" table:style-name="ce136">
            <text:p>42.8</text:p>
          </table:table-cell>
          <table:table-cell office:value-type="float" office:value="1984" table:style-name="ce133">
            <text:p>1,984</text:p>
          </table:table-cell>
          <table:table-cell office:value-type="float" office:value="872" table:style-name="ce132">
            <text:p>872</text:p>
          </table:table-cell>
          <table:table-cell office:value-type="float" office:value="43.951612903225808" table:style-name="ce134">
            <text:p>44.0</text:p>
          </table:table-cell>
          <table:table-cell office:value-type="float" office:value="2110" table:style-name="ce132">
            <text:p>2,110</text:p>
          </table:table-cell>
          <table:table-cell office:value-type="float" office:value="951" table:style-name="ce133">
            <text:p>951</text:p>
          </table:table-cell>
          <table:table-cell office:value-type="float" office:value="45.071090047393362" table:style-name="ce136">
            <text:p>45.1</text:p>
          </table:table-cell>
          <table:table-cell office:value-type="float" office:value="2076" table:style-name="ce133">
            <text:p>2,076</text:p>
          </table:table-cell>
          <table:table-cell office:value-type="float" office:value="882" table:style-name="ce132">
            <text:p>882</text:p>
          </table:table-cell>
          <table:table-cell office:value-type="float" office:value="42.485549132947973" table:style-name="ce134">
            <text:p>42.5</text:p>
          </table:table-cell>
          <table:table-cell table:number-columns-repeated="16357"/>
        </table:table-row>
        <table:table-row table:style-name="ro11">
          <table:table-cell office:value-type="string" table:style-name="ce137">
            <text:p>South East</text:p>
          </table:table-cell>
          <table:table-cell office:value-type="string" table:style-name="ce138">
            <text:p>E06000039</text:p>
          </table:table-cell>
          <table:table-cell office:value-type="string" table:style-name="ce139">
            <text:p>Slough</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263" table:style-name="ce128">
            <text:p>2,263<text:s/></text:p>
          </table:table-cell>
          <table:table-cell office:value-type="float" office:value="427" table:style-name="ce129">
            <text:p>427<text:s/></text:p>
          </table:table-cell>
          <table:table-cell office:value-type="float" office:value="18.868758285461777" table:style-name="ce134">
            <text:p>18.9</text:p>
          </table:table-cell>
          <table:table-cell office:value-type="float" office:value="2377" table:style-name="ce132">
            <text:p>2,377</text:p>
          </table:table-cell>
          <table:table-cell office:value-type="float" office:value="506" table:style-name="ce133">
            <text:p>506</text:p>
          </table:table-cell>
          <table:table-cell office:value-type="float" office:value="21.287336979385778" table:style-name="ce136">
            <text:p>21.3</text:p>
          </table:table-cell>
          <table:table-cell office:value-type="float" office:value="2421" table:style-name="ce133">
            <text:p>2,421</text:p>
          </table:table-cell>
          <table:table-cell office:value-type="float" office:value="537" table:style-name="ce132">
            <text:p>537</text:p>
          </table:table-cell>
          <table:table-cell office:value-type="float" office:value="22.180916976456011" table:style-name="ce134">
            <text:p>22.2</text:p>
          </table:table-cell>
          <table:table-cell office:value-type="float" office:value="2446" table:style-name="ce132">
            <text:p>2,446</text:p>
          </table:table-cell>
          <table:table-cell office:value-type="float" office:value="474" table:style-name="ce133">
            <text:p>474</text:p>
          </table:table-cell>
          <table:table-cell office:value-type="float" office:value="19.378577269010631" table:style-name="ce136">
            <text:p>19.4</text:p>
          </table:table-cell>
          <table:table-cell office:value-type="float" office:value="2450" table:style-name="ce133">
            <text:p>2,450</text:p>
          </table:table-cell>
          <table:table-cell office:value-type="float" office:value="488" table:style-name="ce132">
            <text:p>488</text:p>
          </table:table-cell>
          <table:table-cell office:value-type="float" office:value="19.918367346938776" table:style-name="ce134">
            <text:p>19.9</text:p>
          </table:table-cell>
          <table:table-cell office:value-type="float" office:value="2539" table:style-name="ce132">
            <text:p>2,539</text:p>
          </table:table-cell>
          <table:table-cell office:value-type="float" office:value="494" table:style-name="ce133">
            <text:p>494</text:p>
          </table:table-cell>
          <table:table-cell office:value-type="float" office:value="19.456478928712091" table:style-name="ce136">
            <text:p>19.5</text:p>
          </table:table-cell>
          <table:table-cell office:value-type="float" office:value="2597" table:style-name="ce133">
            <text:p>2,597</text:p>
          </table:table-cell>
          <table:table-cell office:value-type="float" office:value="458" table:style-name="ce132">
            <text:p>458</text:p>
          </table:table-cell>
          <table:table-cell office:value-type="float" office:value="17.635733538698499" table:style-name="ce134">
            <text:p>17.6</text:p>
          </table:table-cell>
          <table:table-cell table:number-columns-repeated="16357"/>
        </table:table-row>
        <table:table-row table:style-name="ro11">
          <table:table-cell office:value-type="string" table:style-name="ce137">
            <text:p>South East</text:p>
          </table:table-cell>
          <table:table-cell office:value-type="string" table:style-name="ce138">
            <text:p>E06000045</text:p>
          </table:table-cell>
          <table:table-cell office:value-type="string" table:style-name="ce139">
            <text:p>Southampton</text:p>
          </table:table-cell>
          <table:table-cell office:value-type="float" office:value="1" table:style-name="ce135">
            <text:p>1</text:p>
          </table:table-cell>
          <table:table-cell office:value-type="float" office:value="0" table:style-name="ce135">
            <text:p>0</text:p>
          </table:table-cell>
          <table:table-cell office:value-type="string" table:style-name="ce136">
            <text:p>-</text:p>
          </table:table-cell>
          <table:table-cell office:value-type="string" table:style-name="ce128">
            <text:p>-</text:p>
          </table:table-cell>
          <table:table-cell office:value-type="string" table:style-name="ce129">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office:value-type="string" table:style-name="ce132">
            <text:p>-</text:p>
          </table:table-cell>
          <table:table-cell office:value-type="string" table:style-name="ce133">
            <text:p>-</text:p>
          </table:table-cell>
          <table:table-cell office:value-type="string" table:style-name="ce136">
            <text:p>-</text:p>
          </table:table-cell>
          <table:table-cell office:value-type="string" table:style-name="ce133">
            <text:p>-</text:p>
          </table:table-cell>
          <table:table-cell office:value-type="string" table:style-name="ce132">
            <text:p>-</text:p>
          </table:table-cell>
          <table:table-cell office:value-type="string" table:style-name="ce134">
            <text:p>-</text:p>
          </table:table-cell>
          <table:table-cell table:number-columns-repeated="16357"/>
        </table:table-row>
        <table:table-row table:style-name="ro11">
          <table:table-cell office:value-type="string" table:style-name="ce137">
            <text:p>South East</text:p>
          </table:table-cell>
          <table:table-cell office:value-type="string" table:style-name="ce138">
            <text:p>E10000030</text:p>
          </table:table-cell>
          <table:table-cell office:value-type="string" table:style-name="ce139">
            <text:p>Surre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4339" table:style-name="ce128">
            <text:p>14,339<text:s/></text:p>
          </table:table-cell>
          <table:table-cell office:value-type="float" office:value="3233" table:style-name="ce129">
            <text:p>3,233<text:s/></text:p>
          </table:table-cell>
          <table:table-cell office:value-type="float" office:value="22.546900062765886" table:style-name="ce134">
            <text:p>22.5</text:p>
          </table:table-cell>
          <table:table-cell office:value-type="float" office:value="14434" table:style-name="ce132">
            <text:p>14,434</text:p>
          </table:table-cell>
          <table:table-cell office:value-type="float" office:value="3279" table:style-name="ce133">
            <text:p>3,279</text:p>
          </table:table-cell>
          <table:table-cell office:value-type="float" office:value="22.717195510599971" table:style-name="ce136">
            <text:p>22.7</text:p>
          </table:table-cell>
          <table:table-cell office:value-type="float" office:value="14883" table:style-name="ce133">
            <text:p>14,883</text:p>
          </table:table-cell>
          <table:table-cell office:value-type="float" office:value="3486" table:style-name="ce132">
            <text:p>3,486</text:p>
          </table:table-cell>
          <table:table-cell office:value-type="float" office:value="23.422697036887723" table:style-name="ce134">
            <text:p>23.4</text:p>
          </table:table-cell>
          <table:table-cell office:value-type="float" office:value="15178" table:style-name="ce132">
            <text:p>15,178</text:p>
          </table:table-cell>
          <table:table-cell office:value-type="float" office:value="3288" table:style-name="ce133">
            <text:p>3,288</text:p>
          </table:table-cell>
          <table:table-cell office:value-type="float" office:value="21.662933192779022" table:style-name="ce136">
            <text:p>21.7</text:p>
          </table:table-cell>
          <table:table-cell office:value-type="float" office:value="15132" table:style-name="ce133">
            <text:p>15,132</text:p>
          </table:table-cell>
          <table:table-cell office:value-type="float" office:value="3347" table:style-name="ce132">
            <text:p>3,347</text:p>
          </table:table-cell>
          <table:table-cell office:value-type="float" office:value="22.11868887126619" table:style-name="ce134">
            <text:p>22.1</text:p>
          </table:table-cell>
          <table:table-cell office:value-type="float" office:value="15353" table:style-name="ce132">
            <text:p>15,353</text:p>
          </table:table-cell>
          <table:table-cell office:value-type="float" office:value="3187" table:style-name="ce133">
            <text:p>3,187</text:p>
          </table:table-cell>
          <table:table-cell office:value-type="float" office:value="20.758158014720248" table:style-name="ce136">
            <text:p>20.8</text:p>
          </table:table-cell>
          <table:table-cell office:value-type="float" office:value="15906" table:style-name="ce133">
            <text:p>15,906</text:p>
          </table:table-cell>
          <table:table-cell office:value-type="float" office:value="3388" table:style-name="ce132">
            <text:p>3,388</text:p>
          </table:table-cell>
          <table:table-cell office:value-type="float" office:value="21.300138312586444" table:style-name="ce134">
            <text:p>21.3</text:p>
          </table:table-cell>
          <table:table-cell table:number-columns-repeated="16357"/>
        </table:table-row>
        <table:table-row table:style-name="ro11">
          <table:table-cell office:value-type="string" table:style-name="ce137">
            <text:p>South East</text:p>
          </table:table-cell>
          <table:table-cell office:value-type="string" table:style-name="ce138">
            <text:p>E06000037</text:p>
          </table:table-cell>
          <table:table-cell office:value-type="string" table:style-name="ce139">
            <text:p>West Berk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779" table:style-name="ce128">
            <text:p>1,779<text:s/></text:p>
          </table:table-cell>
          <table:table-cell office:value-type="float" office:value="897" table:style-name="ce129">
            <text:p>897<text:s/></text:p>
          </table:table-cell>
          <table:table-cell office:value-type="float" office:value="50.421585160202362" table:style-name="ce134">
            <text:p>50.4</text:p>
          </table:table-cell>
          <table:table-cell office:value-type="float" office:value="1940" table:style-name="ce132">
            <text:p>1,940</text:p>
          </table:table-cell>
          <table:table-cell office:value-type="float" office:value="948" table:style-name="ce133">
            <text:p>948</text:p>
          </table:table-cell>
          <table:table-cell office:value-type="float" office:value="48.865979381443296" table:style-name="ce136">
            <text:p>48.9</text:p>
          </table:table-cell>
          <table:table-cell office:value-type="float" office:value="2027" table:style-name="ce133">
            <text:p>2,027</text:p>
          </table:table-cell>
          <table:table-cell office:value-type="float" office:value="1033" table:style-name="ce132">
            <text:p>1,033</text:p>
          </table:table-cell>
          <table:table-cell office:value-type="float" office:value="50.962012826837686" table:style-name="ce134">
            <text:p>51.0</text:p>
          </table:table-cell>
          <table:table-cell office:value-type="float" office:value="1977" table:style-name="ce132">
            <text:p>1,977</text:p>
          </table:table-cell>
          <table:table-cell office:value-type="float" office:value="1028" table:style-name="ce133">
            <text:p>1,028</text:p>
          </table:table-cell>
          <table:table-cell office:value-type="float" office:value="51.99797673242287" table:style-name="ce136">
            <text:p>52.0</text:p>
          </table:table-cell>
          <table:table-cell office:value-type="float" office:value="1996" table:style-name="ce133">
            <text:p>1,996</text:p>
          </table:table-cell>
          <table:table-cell office:value-type="float" office:value="972" table:style-name="ce132">
            <text:p>972</text:p>
          </table:table-cell>
          <table:table-cell office:value-type="float" office:value="48.697394789579157" table:style-name="ce134">
            <text:p>48.7</text:p>
          </table:table-cell>
          <table:table-cell office:value-type="float" office:value="2095" table:style-name="ce132">
            <text:p>2,095</text:p>
          </table:table-cell>
          <table:table-cell office:value-type="float" office:value="997" table:style-name="ce133">
            <text:p>997</text:p>
          </table:table-cell>
          <table:table-cell office:value-type="float" office:value="47.589498806682577" table:style-name="ce136">
            <text:p>47.6</text:p>
          </table:table-cell>
          <table:table-cell office:value-type="float" office:value="2148" table:style-name="ce133">
            <text:p>2,148</text:p>
          </table:table-cell>
          <table:table-cell office:value-type="float" office:value="1052" table:style-name="ce132">
            <text:p>1,052</text:p>
          </table:table-cell>
          <table:table-cell office:value-type="float" office:value="48.975791433891992" table:style-name="ce134">
            <text:p>49.0</text:p>
          </table:table-cell>
          <table:table-cell table:number-columns-repeated="16357"/>
        </table:table-row>
        <table:table-row table:style-name="ro10">
          <table:table-cell office:value-type="string" table:style-name="ce137">
            <text:p>South East</text:p>
          </table:table-cell>
          <table:table-cell office:value-type="string" table:style-name="ce138">
            <text:p>E10000032</text:p>
          </table:table-cell>
          <table:table-cell office:value-type="string" table:style-name="ce139">
            <text:p>West Sussex</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9768" table:style-name="ce128">
            <text:p>9,768<text:s/></text:p>
          </table:table-cell>
          <table:table-cell office:value-type="float" office:value="2172" table:style-name="ce129">
            <text:p>2,172<text:s/></text:p>
          </table:table-cell>
          <table:table-cell office:value-type="float" office:value="22.235872235872236" table:style-name="ce134">
            <text:p>22.2</text:p>
          </table:table-cell>
          <table:table-cell office:value-type="float" office:value="9879" table:style-name="ce132">
            <text:p>9,879</text:p>
          </table:table-cell>
          <table:table-cell office:value-type="float" office:value="2277" table:style-name="ce133">
            <text:p>2,277</text:p>
          </table:table-cell>
          <table:table-cell office:value-type="float" office:value="23.048891588217433" table:style-name="ce136">
            <text:p>23.0</text:p>
          </table:table-cell>
          <table:table-cell office:value-type="float" office:value="10065" table:style-name="ce133">
            <text:p>10,065</text:p>
          </table:table-cell>
          <table:table-cell office:value-type="float" office:value="2371" table:style-name="ce132">
            <text:p>2,371</text:p>
          </table:table-cell>
          <table:table-cell office:value-type="float" office:value="23.556880278191752" table:style-name="ce134">
            <text:p>23.6</text:p>
          </table:table-cell>
          <table:table-cell office:value-type="float" office:value="10132" table:style-name="ce132">
            <text:p>10,132</text:p>
          </table:table-cell>
          <table:table-cell office:value-type="float" office:value="2414" table:style-name="ce133">
            <text:p>2,414</text:p>
          </table:table-cell>
          <table:table-cell office:value-type="float" office:value="23.825503355704697" table:style-name="ce136">
            <text:p>23.8</text:p>
          </table:table-cell>
          <table:table-cell office:value-type="float" office:value="10453" table:style-name="ce133">
            <text:p>10,453</text:p>
          </table:table-cell>
          <table:table-cell office:value-type="float" office:value="2372" table:style-name="ce132">
            <text:p>2,372</text:p>
          </table:table-cell>
          <table:table-cell office:value-type="float" office:value="22.692050129149528" table:style-name="ce134">
            <text:p>22.7</text:p>
          </table:table-cell>
          <table:table-cell office:value-type="float" office:value="10659" table:style-name="ce132">
            <text:p>10,659</text:p>
          </table:table-cell>
          <table:table-cell office:value-type="float" office:value="2360" table:style-name="ce133">
            <text:p>2,360</text:p>
          </table:table-cell>
          <table:table-cell office:value-type="float" office:value="22.140913781780654" table:style-name="ce136">
            <text:p>22.1</text:p>
          </table:table-cell>
          <table:table-cell office:value-type="float" office:value="10713" table:style-name="ce133">
            <text:p>10,713</text:p>
          </table:table-cell>
          <table:table-cell office:value-type="float" office:value="2482" table:style-name="ce132">
            <text:p>2,482</text:p>
          </table:table-cell>
          <table:table-cell office:value-type="float" office:value="23.168113506954167" table:style-name="ce134">
            <text:p>23.2</text:p>
          </table:table-cell>
          <table:table-cell table:number-columns-repeated="16357"/>
        </table:table-row>
        <table:table-row table:style-name="ro11">
          <table:table-cell office:value-type="string" table:style-name="ce137">
            <text:p>South East</text:p>
          </table:table-cell>
          <table:table-cell office:value-type="string" table:style-name="ce138">
            <text:p>E06000040</text:p>
          </table:table-cell>
          <table:table-cell office:value-type="string" table:style-name="ce139">
            <text:p>Windsor and Maidenhead</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745" table:style-name="ce128">
            <text:p>1,745<text:s/></text:p>
          </table:table-cell>
          <table:table-cell office:value-type="float" office:value="591" table:style-name="ce129">
            <text:p>591<text:s/></text:p>
          </table:table-cell>
          <table:table-cell office:value-type="float" office:value="33.868194842406879" table:style-name="ce134">
            <text:p>33.9</text:p>
          </table:table-cell>
          <table:table-cell office:value-type="float" office:value="1797" table:style-name="ce132">
            <text:p>1,797</text:p>
          </table:table-cell>
          <table:table-cell office:value-type="float" office:value="628" table:style-name="ce133">
            <text:p>628</text:p>
          </table:table-cell>
          <table:table-cell office:value-type="float" office:value="34.947134112409572" table:style-name="ce136">
            <text:p>34.9</text:p>
          </table:table-cell>
          <table:table-cell office:value-type="float" office:value="1879" table:style-name="ce133">
            <text:p>1,879</text:p>
          </table:table-cell>
          <table:table-cell office:value-type="float" office:value="679" table:style-name="ce132">
            <text:p>679</text:p>
          </table:table-cell>
          <table:table-cell office:value-type="float" office:value="36.13624268227781" table:style-name="ce134">
            <text:p>36.1</text:p>
          </table:table-cell>
          <table:table-cell office:value-type="float" office:value="1843" table:style-name="ce132">
            <text:p>1,843</text:p>
          </table:table-cell>
          <table:table-cell office:value-type="float" office:value="653" table:style-name="ce133">
            <text:p>653</text:p>
          </table:table-cell>
          <table:table-cell office:value-type="float" office:value="35.431361909929464" table:style-name="ce136">
            <text:p>35.4</text:p>
          </table:table-cell>
          <table:table-cell office:value-type="float" office:value="1857" table:style-name="ce133">
            <text:p>1,857</text:p>
          </table:table-cell>
          <table:table-cell office:value-type="float" office:value="680" table:style-name="ce132">
            <text:p>680</text:p>
          </table:table-cell>
          <table:table-cell office:value-type="float" office:value="36.618201400107701" table:style-name="ce134">
            <text:p>36.6</text:p>
          </table:table-cell>
          <table:table-cell office:value-type="float" office:value="1919" table:style-name="ce132">
            <text:p>1,919</text:p>
          </table:table-cell>
          <table:table-cell office:value-type="float" office:value="661" table:style-name="ce133">
            <text:p>661</text:p>
          </table:table-cell>
          <table:table-cell office:value-type="float" office:value="34.445023449713389" table:style-name="ce136">
            <text:p>34.4</text:p>
          </table:table-cell>
          <table:table-cell office:value-type="float" office:value="2048" table:style-name="ce133">
            <text:p>2,048</text:p>
          </table:table-cell>
          <table:table-cell office:value-type="float" office:value="792" table:style-name="ce132">
            <text:p>792</text:p>
          </table:table-cell>
          <table:table-cell office:value-type="float" office:value="38.671875" table:style-name="ce134">
            <text:p>38.7</text:p>
          </table:table-cell>
          <table:table-cell table:number-columns-repeated="16357"/>
        </table:table-row>
        <table:table-row table:style-name="ro11">
          <table:table-cell office:value-type="string" table:style-name="ce137">
            <text:p>South East</text:p>
          </table:table-cell>
          <table:table-cell office:value-type="string" table:style-name="ce138">
            <text:p>E06000041</text:p>
          </table:table-cell>
          <table:table-cell office:value-type="string" table:style-name="ce139">
            <text:p>Wokingham</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201" table:style-name="ce128">
            <text:p>2,201<text:s/></text:p>
          </table:table-cell>
          <table:table-cell office:value-type="float" office:value="780" table:style-name="ce129">
            <text:p>780<text:s/></text:p>
          </table:table-cell>
          <table:table-cell office:value-type="float" office:value="35.438437074057241" table:style-name="ce134">
            <text:p>35.4</text:p>
          </table:table-cell>
          <table:table-cell office:value-type="float" office:value="2367" table:style-name="ce132">
            <text:p>2,367</text:p>
          </table:table-cell>
          <table:table-cell office:value-type="float" office:value="809" table:style-name="ce133">
            <text:p>809</text:p>
          </table:table-cell>
          <table:table-cell office:value-type="float" office:value="34.17828474862695" table:style-name="ce136">
            <text:p>34.2</text:p>
          </table:table-cell>
          <table:table-cell office:value-type="float" office:value="2451" table:style-name="ce133">
            <text:p>2,451</text:p>
          </table:table-cell>
          <table:table-cell office:value-type="float" office:value="879" table:style-name="ce132">
            <text:p>879</text:p>
          </table:table-cell>
          <table:table-cell office:value-type="float" office:value="35.862913096695223" table:style-name="ce134">
            <text:p>35.9</text:p>
          </table:table-cell>
          <table:table-cell office:value-type="float" office:value="2453" table:style-name="ce132">
            <text:p>2,453</text:p>
          </table:table-cell>
          <table:table-cell office:value-type="float" office:value="884" table:style-name="ce133">
            <text:p>884</text:p>
          </table:table-cell>
          <table:table-cell office:value-type="float" office:value="36.037505095801059" table:style-name="ce136">
            <text:p>36.0</text:p>
          </table:table-cell>
          <table:table-cell office:value-type="float" office:value="2534" table:style-name="ce133">
            <text:p>2,534</text:p>
          </table:table-cell>
          <table:table-cell office:value-type="float" office:value="913" table:style-name="ce132">
            <text:p>913</text:p>
          </table:table-cell>
          <table:table-cell office:value-type="float" office:value="36.029992107340178" table:style-name="ce134">
            <text:p>36.0</text:p>
          </table:table-cell>
          <table:table-cell office:value-type="float" office:value="2677" table:style-name="ce132">
            <text:p>2,677</text:p>
          </table:table-cell>
          <table:table-cell office:value-type="float" office:value="932" table:style-name="ce133">
            <text:p>932</text:p>
          </table:table-cell>
          <table:table-cell office:value-type="float" office:value="34.815091520358607" table:style-name="ce136">
            <text:p>34.8</text:p>
          </table:table-cell>
          <table:table-cell office:value-type="float" office:value="2736" table:style-name="ce133">
            <text:p>2,736</text:p>
          </table:table-cell>
          <table:table-cell office:value-type="float" office:value="910" table:style-name="ce132">
            <text:p>910</text:p>
          </table:table-cell>
          <table:table-cell office:value-type="float" office:value="33.260233918128655" table:style-name="ce134">
            <text:p>33.3</text:p>
          </table:table-cell>
          <table:table-cell table:number-columns-repeated="16357"/>
        </table:table-row>
        <table:table-row table:style-name="ro11">
          <table:table-cell office:value-type="string" table:style-name="ce137">
            <text:p>South West</text:p>
          </table:table-cell>
          <table:table-cell office:value-type="string" table:style-name="ce138">
            <text:p>E06000022</text:p>
          </table:table-cell>
          <table:table-cell office:value-type="string" table:style-name="ce139">
            <text:p>Bath and North East Somerse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800" table:style-name="ce128">
            <text:p>1,800<text:s/></text:p>
          </table:table-cell>
          <table:table-cell office:value-type="float" office:value="511" table:style-name="ce129">
            <text:p>511<text:s/></text:p>
          </table:table-cell>
          <table:table-cell office:value-type="float" office:value="28.388888888888893" table:style-name="ce134">
            <text:p>28.4</text:p>
          </table:table-cell>
          <table:table-cell office:value-type="float" office:value="1878" table:style-name="ce132">
            <text:p>1,878</text:p>
          </table:table-cell>
          <table:table-cell office:value-type="float" office:value="507" table:style-name="ce133">
            <text:p>507</text:p>
          </table:table-cell>
          <table:table-cell office:value-type="float" office:value="26.996805111821086" table:style-name="ce136">
            <text:p>27.0</text:p>
          </table:table-cell>
          <table:table-cell office:value-type="float" office:value="1886" table:style-name="ce133">
            <text:p>1,886</text:p>
          </table:table-cell>
          <table:table-cell office:value-type="float" office:value="510" table:style-name="ce132">
            <text:p>510</text:p>
          </table:table-cell>
          <table:table-cell office:value-type="float" office:value="27.041357370095444" table:style-name="ce134">
            <text:p>27.0</text:p>
          </table:table-cell>
          <table:table-cell office:value-type="float" office:value="1826" table:style-name="ce132">
            <text:p>1,826</text:p>
          </table:table-cell>
          <table:table-cell office:value-type="float" office:value="552" table:style-name="ce133">
            <text:p>552</text:p>
          </table:table-cell>
          <table:table-cell office:value-type="float" office:value="30.230010952902518" table:style-name="ce136">
            <text:p>30.2</text:p>
          </table:table-cell>
          <table:table-cell office:value-type="float" office:value="1930" table:style-name="ce133">
            <text:p>1,930</text:p>
          </table:table-cell>
          <table:table-cell office:value-type="float" office:value="510" table:style-name="ce132">
            <text:p>510</text:p>
          </table:table-cell>
          <table:table-cell office:value-type="float" office:value="26.424870466321241" table:style-name="ce134">
            <text:p>26.4</text:p>
          </table:table-cell>
          <table:table-cell office:value-type="float" office:value="1934" table:style-name="ce132">
            <text:p>1,934</text:p>
          </table:table-cell>
          <table:table-cell office:value-type="float" office:value="519" table:style-name="ce133">
            <text:p>519</text:p>
          </table:table-cell>
          <table:table-cell office:value-type="float" office:value="26.835573940020684" table:style-name="ce136">
            <text:p>26.8</text:p>
          </table:table-cell>
          <table:table-cell office:value-type="float" office:value="1944" table:style-name="ce133">
            <text:p>1,944</text:p>
          </table:table-cell>
          <table:table-cell office:value-type="float" office:value="558" table:style-name="ce132">
            <text:p>558</text:p>
          </table:table-cell>
          <table:table-cell office:value-type="float" office:value="28.703703703703702" table:style-name="ce134">
            <text:p>28.7</text:p>
          </table:table-cell>
          <table:table-cell table:number-columns-repeated="16357"/>
        </table:table-row>
        <table:table-row table:style-name="ro11">
          <table:table-cell office:value-type="string" table:style-name="ce137">
            <text:p>South West</text:p>
          </table:table-cell>
          <table:table-cell office:value-type="string" table:style-name="ce138">
            <text:p>E06000058</text:p>
          </table:table-cell>
          <table:table-cell office:value-type="string" table:style-name="ce139">
            <text:p>Bournemouth, Poole and Christchurch</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034" table:style-name="ce128">
            <text:p>3,034<text:s/></text:p>
          </table:table-cell>
          <table:table-cell office:value-type="float" office:value="927" table:style-name="ce129">
            <text:p>927<text:s/></text:p>
          </table:table-cell>
          <table:table-cell office:value-type="float" office:value="30.553724456163479" table:style-name="ce134">
            <text:p>30.6</text:p>
          </table:table-cell>
          <table:table-cell office:value-type="float" office:value="3949" table:style-name="ce132">
            <text:p>3,949</text:p>
          </table:table-cell>
          <table:table-cell office:value-type="float" office:value="1099" table:style-name="ce133">
            <text:p>1,099</text:p>
          </table:table-cell>
          <table:table-cell office:value-type="float" office:value="27.829830336794124" table:style-name="ce136">
            <text:p>27.8</text:p>
          </table:table-cell>
          <table:table-cell office:value-type="float" office:value="4110" table:style-name="ce133">
            <text:p>4,110</text:p>
          </table:table-cell>
          <table:table-cell office:value-type="float" office:value="1133" table:style-name="ce132">
            <text:p>1,133</text:p>
          </table:table-cell>
          <table:table-cell office:value-type="float" office:value="27.566909975669102" table:style-name="ce134">
            <text:p>27.6</text:p>
          </table:table-cell>
          <table:table-cell office:value-type="float" office:value="4043" table:style-name="ce132">
            <text:p>4,043</text:p>
          </table:table-cell>
          <table:table-cell office:value-type="float" office:value="1125" table:style-name="ce133">
            <text:p>1,125</text:p>
          </table:table-cell>
          <table:table-cell office:value-type="float" office:value="27.825871877318825" table:style-name="ce136">
            <text:p>27.8</text:p>
          </table:table-cell>
          <table:table-cell office:value-type="float" office:value="4131" table:style-name="ce133">
            <text:p>4,131</text:p>
          </table:table-cell>
          <table:table-cell office:value-type="float" office:value="1069" table:style-name="ce132">
            <text:p>1,069</text:p>
          </table:table-cell>
          <table:table-cell office:value-type="float" office:value="25.877511498426532" table:style-name="ce134">
            <text:p>25.9</text:p>
          </table:table-cell>
          <table:table-cell office:value-type="float" office:value="4229" table:style-name="ce132">
            <text:p>4,229</text:p>
          </table:table-cell>
          <table:table-cell office:value-type="float" office:value="1094" table:style-name="ce133">
            <text:p>1,094</text:p>
          </table:table-cell>
          <table:table-cell office:value-type="float" office:value="25.868999763537481" table:style-name="ce136">
            <text:p>25.9</text:p>
          </table:table-cell>
          <table:table-cell office:value-type="float" office:value="4384" table:style-name="ce133">
            <text:p>4,384</text:p>
          </table:table-cell>
          <table:table-cell office:value-type="float" office:value="1179" table:style-name="ce132">
            <text:p>1,179</text:p>
          </table:table-cell>
          <table:table-cell office:value-type="float" office:value="26.893248175182482" table:style-name="ce134">
            <text:p>26.9</text:p>
          </table:table-cell>
          <table:table-cell table:number-columns-repeated="16357"/>
        </table:table-row>
        <table:table-row table:style-name="ro11">
          <table:table-cell office:value-type="string" table:style-name="ce137">
            <text:p>South West</text:p>
          </table:table-cell>
          <table:table-cell office:value-type="string" table:style-name="ce138">
            <text:p>E06000023</text:p>
          </table:table-cell>
          <table:table-cell office:value-type="string" table:style-name="ce139">
            <text:p>Bristol, City Of</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5009" table:style-name="ce128">
            <text:p>5,009<text:s/></text:p>
          </table:table-cell>
          <table:table-cell office:value-type="float" office:value="616" table:style-name="ce129">
            <text:p>616<text:s/></text:p>
          </table:table-cell>
          <table:table-cell office:value-type="float" office:value="12.297863845078858" table:style-name="ce134">
            <text:p>12.3</text:p>
          </table:table-cell>
          <table:table-cell office:value-type="float" office:value="5144" table:style-name="ce132">
            <text:p>5,144</text:p>
          </table:table-cell>
          <table:table-cell office:value-type="float" office:value="683" table:style-name="ce133">
            <text:p>683</text:p>
          </table:table-cell>
          <table:table-cell office:value-type="float" office:value="13.277604976671849" table:style-name="ce136">
            <text:p>13.3</text:p>
          </table:table-cell>
          <table:table-cell office:value-type="float" office:value="5057" table:style-name="ce133">
            <text:p>5,057</text:p>
          </table:table-cell>
          <table:table-cell office:value-type="float" office:value="720" table:style-name="ce132">
            <text:p>720</text:p>
          </table:table-cell>
          <table:table-cell office:value-type="float" office:value="14.237690330235317" table:style-name="ce134">
            <text:p>14.2</text:p>
          </table:table-cell>
          <table:table-cell office:value-type="float" office:value="5025" table:style-name="ce132">
            <text:p>5,025</text:p>
          </table:table-cell>
          <table:table-cell office:value-type="float" office:value="732" table:style-name="ce133">
            <text:p>732</text:p>
          </table:table-cell>
          <table:table-cell office:value-type="float" office:value="14.567164179104477" table:style-name="ce136">
            <text:p>14.6</text:p>
          </table:table-cell>
          <table:table-cell office:value-type="float" office:value="5303" table:style-name="ce133">
            <text:p>5,303</text:p>
          </table:table-cell>
          <table:table-cell office:value-type="float" office:value="657" table:style-name="ce132">
            <text:p>657</text:p>
          </table:table-cell>
          <table:table-cell office:value-type="float" office:value="12.389213652649444" table:style-name="ce134">
            <text:p>12.4</text:p>
          </table:table-cell>
          <table:table-cell office:value-type="float" office:value="5167" table:style-name="ce132">
            <text:p>5,167</text:p>
          </table:table-cell>
          <table:table-cell office:value-type="float" office:value="752" table:style-name="ce133">
            <text:p>752</text:p>
          </table:table-cell>
          <table:table-cell office:value-type="float" office:value="14.553899748403328" table:style-name="ce136">
            <text:p>14.6</text:p>
          </table:table-cell>
          <table:table-cell office:value-type="float" office:value="5104" table:style-name="ce133">
            <text:p>5,104</text:p>
          </table:table-cell>
          <table:table-cell office:value-type="float" office:value="739" table:style-name="ce132">
            <text:p>739</text:p>
          </table:table-cell>
          <table:table-cell office:value-type="float" office:value="14.478840125391852" table:style-name="ce134">
            <text:p>14.5</text:p>
          </table:table-cell>
          <table:table-cell table:number-columns-repeated="16357"/>
        </table:table-row>
        <table:table-row table:style-name="ro11">
          <table:table-cell office:value-type="string" table:style-name="ce137">
            <text:p>South West</text:p>
          </table:table-cell>
          <table:table-cell office:value-type="string" table:style-name="ce138">
            <text:p>E10000008</text:p>
          </table:table-cell>
          <table:table-cell office:value-type="string" table:style-name="ce139">
            <text:p>Dev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7537" table:style-name="ce128">
            <text:p>7,537<text:s/></text:p>
          </table:table-cell>
          <table:table-cell office:value-type="float" office:value="2295" table:style-name="ce129">
            <text:p>2,295<text:s/></text:p>
          </table:table-cell>
          <table:table-cell office:value-type="float" office:value="30.449781080005305" table:style-name="ce134">
            <text:p>30.4</text:p>
          </table:table-cell>
          <table:table-cell office:value-type="float" office:value="7754" table:style-name="ce132">
            <text:p>7,754</text:p>
          </table:table-cell>
          <table:table-cell office:value-type="float" office:value="2423" table:style-name="ce133">
            <text:p>2,423</text:p>
          </table:table-cell>
          <table:table-cell office:value-type="float" office:value="31.248387928810939" table:style-name="ce136">
            <text:p>31.2</text:p>
          </table:table-cell>
          <table:table-cell office:value-type="float" office:value="7786" table:style-name="ce133">
            <text:p>7,786</text:p>
          </table:table-cell>
          <table:table-cell office:value-type="float" office:value="2621" table:style-name="ce132">
            <text:p>2,621</text:p>
          </table:table-cell>
          <table:table-cell office:value-type="float" office:value="33.662984844592856" table:style-name="ce134">
            <text:p>33.7</text:p>
          </table:table-cell>
          <table:table-cell office:value-type="float" office:value="7983" table:style-name="ce132">
            <text:p>7,983</text:p>
          </table:table-cell>
          <table:table-cell office:value-type="float" office:value="2650" table:style-name="ce133">
            <text:p>2,650</text:p>
          </table:table-cell>
          <table:table-cell office:value-type="float" office:value="33.195540523612678" table:style-name="ce136">
            <text:p>33.2</text:p>
          </table:table-cell>
          <table:table-cell office:value-type="float" office:value="8052" table:style-name="ce133">
            <text:p>8,052</text:p>
          </table:table-cell>
          <table:table-cell office:value-type="float" office:value="2667" table:style-name="ce132">
            <text:p>2,667</text:p>
          </table:table-cell>
          <table:table-cell office:value-type="float" office:value="33.12220566318927" table:style-name="ce134">
            <text:p>33.1</text:p>
          </table:table-cell>
          <table:table-cell office:value-type="float" office:value="8401" table:style-name="ce132">
            <text:p>8,401</text:p>
          </table:table-cell>
          <table:table-cell office:value-type="float" office:value="2632" table:style-name="ce133">
            <text:p>2,632</text:p>
          </table:table-cell>
          <table:table-cell office:value-type="float" office:value="31.329603618616829" table:style-name="ce136">
            <text:p>31.3</text:p>
          </table:table-cell>
          <table:table-cell office:value-type="float" office:value="8415" table:style-name="ce133">
            <text:p>8,415</text:p>
          </table:table-cell>
          <table:table-cell office:value-type="float" office:value="2717" table:style-name="ce132">
            <text:p>2,717</text:p>
          </table:table-cell>
          <table:table-cell office:value-type="float" office:value="32.287581699346404" table:style-name="ce134">
            <text:p>32.3</text:p>
          </table:table-cell>
          <table:table-cell table:number-columns-repeated="16357"/>
        </table:table-row>
        <table:table-row table:style-name="ro11">
          <table:table-cell office:value-type="string" table:style-name="ce137">
            <text:p>South West</text:p>
          </table:table-cell>
          <table:table-cell office:value-type="string" table:style-name="ce141">
            <text:p>E06000059</text:p>
          </table:table-cell>
          <table:table-cell office:value-type="string" table:style-name="ce142">
            <text:p>Dorse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049" table:style-name="ce128">
            <text:p>3,049<text:s/></text:p>
          </table:table-cell>
          <table:table-cell office:value-type="float" office:value="831" table:style-name="ce129">
            <text:p>831<text:s/></text:p>
          </table:table-cell>
          <table:table-cell office:value-type="float" office:value="27.25483765168908" table:style-name="ce134">
            <text:p>27.3</text:p>
          </table:table-cell>
          <table:table-cell office:value-type="float" office:value="3403" table:style-name="ce132">
            <text:p>3,403</text:p>
          </table:table-cell>
          <table:table-cell office:value-type="float" office:value="879" table:style-name="ce133">
            <text:p>879</text:p>
          </table:table-cell>
          <table:table-cell office:value-type="float" office:value="25.830149867763737" table:style-name="ce136">
            <text:p>25.8</text:p>
          </table:table-cell>
          <table:table-cell office:value-type="float" office:value="3564" table:style-name="ce133">
            <text:p>3,564</text:p>
          </table:table-cell>
          <table:table-cell office:value-type="float" office:value="964" table:style-name="ce132">
            <text:p>964</text:p>
          </table:table-cell>
          <table:table-cell office:value-type="float" office:value="27.048260381593714" table:style-name="ce134">
            <text:p>27.0</text:p>
          </table:table-cell>
          <table:table-cell office:value-type="float" office:value="3514" table:style-name="ce132">
            <text:p>3,514</text:p>
          </table:table-cell>
          <table:table-cell office:value-type="float" office:value="954" table:style-name="ce133">
            <text:p>954</text:p>
          </table:table-cell>
          <table:table-cell office:value-type="float" office:value="27.148548662492882" table:style-name="ce136">
            <text:p>27.1</text:p>
          </table:table-cell>
          <table:table-cell office:value-type="float" office:value="3655" table:style-name="ce133">
            <text:p>3,655</text:p>
          </table:table-cell>
          <table:table-cell office:value-type="float" office:value="962" table:style-name="ce132">
            <text:p>962</text:p>
          </table:table-cell>
          <table:table-cell office:value-type="float" office:value="26.32010943912449" table:style-name="ce134">
            <text:p>26.3</text:p>
          </table:table-cell>
          <table:table-cell office:value-type="float" office:value="3889" table:style-name="ce132">
            <text:p>3,889</text:p>
          </table:table-cell>
          <table:table-cell office:value-type="float" office:value="982" table:style-name="ce133">
            <text:p>982</text:p>
          </table:table-cell>
          <table:table-cell office:value-type="float" office:value="25.250707122653637" table:style-name="ce136">
            <text:p>25.3</text:p>
          </table:table-cell>
          <table:table-cell office:value-type="float" office:value="4140" table:style-name="ce133">
            <text:p>4,140</text:p>
          </table:table-cell>
          <table:table-cell office:value-type="float" office:value="965" table:style-name="ce132">
            <text:p>965</text:p>
          </table:table-cell>
          <table:table-cell office:value-type="float" office:value="23.309178743961354" table:style-name="ce134">
            <text:p>23.3</text:p>
          </table:table-cell>
          <table:table-cell table:number-columns-repeated="16357"/>
        </table:table-row>
        <table:table-row table:style-name="ro11">
          <table:table-cell office:value-type="string" table:style-name="ce137">
            <text:p>South West</text:p>
          </table:table-cell>
          <table:table-cell office:value-type="string" table:style-name="ce138">
            <text:p>E10000013</text:p>
          </table:table-cell>
          <table:table-cell office:value-type="string" table:style-name="ce139">
            <text:p>Gloucester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6523" table:style-name="ce128">
            <text:p>6,523<text:s/></text:p>
          </table:table-cell>
          <table:table-cell office:value-type="float" office:value="2277" table:style-name="ce129">
            <text:p>2,277<text:s/></text:p>
          </table:table-cell>
          <table:table-cell office:value-type="float" office:value="34.90725126475548" table:style-name="ce134">
            <text:p>34.9</text:p>
          </table:table-cell>
          <table:table-cell office:value-type="float" office:value="6804" table:style-name="ce132">
            <text:p>6,804</text:p>
          </table:table-cell>
          <table:table-cell office:value-type="float" office:value="2408" table:style-name="ce133">
            <text:p>2,408</text:p>
          </table:table-cell>
          <table:table-cell office:value-type="float" office:value="35.390946502057616" table:style-name="ce136">
            <text:p>35.4</text:p>
          </table:table-cell>
          <table:table-cell office:value-type="float" office:value="6719" table:style-name="ce133">
            <text:p>6,719</text:p>
          </table:table-cell>
          <table:table-cell office:value-type="float" office:value="2516" table:style-name="ce132">
            <text:p>2,516</text:p>
          </table:table-cell>
          <table:table-cell office:value-type="float" office:value="37.446048519124872" table:style-name="ce134">
            <text:p>37.4</text:p>
          </table:table-cell>
          <table:table-cell office:value-type="float" office:value="6865" table:style-name="ce132">
            <text:p>6,865</text:p>
          </table:table-cell>
          <table:table-cell office:value-type="float" office:value="2590" table:style-name="ce133">
            <text:p>2,590</text:p>
          </table:table-cell>
          <table:table-cell office:value-type="float" office:value="37.72760378732702" table:style-name="ce136">
            <text:p>37.7</text:p>
          </table:table-cell>
          <table:table-cell office:value-type="float" office:value="6870" table:style-name="ce133">
            <text:p>6,870</text:p>
          </table:table-cell>
          <table:table-cell office:value-type="float" office:value="2650" table:style-name="ce132">
            <text:p>2,650</text:p>
          </table:table-cell>
          <table:table-cell office:value-type="float" office:value="38.573508005822418" table:style-name="ce134">
            <text:p>38.6</text:p>
          </table:table-cell>
          <table:table-cell office:value-type="float" office:value="7124" table:style-name="ce132">
            <text:p>7,124</text:p>
          </table:table-cell>
          <table:table-cell office:value-type="float" office:value="2718" table:style-name="ce133">
            <text:p>2,718</text:p>
          </table:table-cell>
          <table:table-cell office:value-type="float" office:value="38.152723189219543" table:style-name="ce136">
            <text:p>38.2</text:p>
          </table:table-cell>
          <table:table-cell office:value-type="float" office:value="7025" table:style-name="ce133">
            <text:p>7,025</text:p>
          </table:table-cell>
          <table:table-cell office:value-type="float" office:value="2768" table:style-name="ce132">
            <text:p>2,768</text:p>
          </table:table-cell>
          <table:table-cell office:value-type="float" office:value="39.402135231316727" table:style-name="ce134">
            <text:p>39.4</text:p>
          </table:table-cell>
          <table:table-cell table:number-columns-repeated="16357"/>
        </table:table-row>
        <table:table-row table:style-name="ro11">
          <table:table-cell office:value-type="string" table:style-name="ce137">
            <text:p>South West</text:p>
          </table:table-cell>
          <table:table-cell office:value-type="string" table:style-name="ce138">
            <text:p>E06000052</text:p>
          </table:table-cell>
          <table:table-cell office:value-type="string" table:style-name="ce139">
            <text:p>Kernow (Cornwall and Scilly)</text:p>
          </table:table-cell>
          <table:table-cell office:value-type="float" office:value="2" table:style-name="ce135">
            <text:p>2</text:p>
          </table:table-cell>
          <table:table-cell office:value-type="float" office:value="2" table:style-name="ce135">
            <text:p>2</text:p>
          </table:table-cell>
          <table:table-cell office:value-type="float" office:value="100" table:style-name="ce136">
            <text:p>100.0</text:p>
          </table:table-cell>
          <table:table-cell office:value-type="float" office:value="5399" table:style-name="ce128">
            <text:p>5,399<text:s/></text:p>
          </table:table-cell>
          <table:table-cell office:value-type="float" office:value="1507" table:style-name="ce129">
            <text:p>1,507<text:s/></text:p>
          </table:table-cell>
          <table:table-cell office:value-type="float" office:value="27.912576403037598" table:style-name="ce134">
            <text:p>27.9</text:p>
          </table:table-cell>
          <table:table-cell office:value-type="float" office:value="5618" table:style-name="ce132">
            <text:p>5,618</text:p>
          </table:table-cell>
          <table:table-cell office:value-type="float" office:value="1620" table:style-name="ce133">
            <text:p>1,620</text:p>
          </table:table-cell>
          <table:table-cell office:value-type="float" office:value="28.835884656461374" table:style-name="ce136">
            <text:p>28.8</text:p>
          </table:table-cell>
          <table:table-cell office:value-type="float" office:value="5815" table:style-name="ce133">
            <text:p>5,815</text:p>
          </table:table-cell>
          <table:table-cell office:value-type="float" office:value="1690" table:style-name="ce132">
            <text:p>1,690</text:p>
          </table:table-cell>
          <table:table-cell office:value-type="float" office:value="29.062768701633708" table:style-name="ce134">
            <text:p>29.1</text:p>
          </table:table-cell>
          <table:table-cell office:value-type="float" office:value="5891" table:style-name="ce132">
            <text:p>5,891</text:p>
          </table:table-cell>
          <table:table-cell office:value-type="float" office:value="1786" table:style-name="ce133">
            <text:p>1,786</text:p>
          </table:table-cell>
          <table:table-cell office:value-type="float" office:value="30.317433372941778" table:style-name="ce136">
            <text:p>30.3</text:p>
          </table:table-cell>
          <table:table-cell office:value-type="float" office:value="6166" table:style-name="ce133">
            <text:p>6,166</text:p>
          </table:table-cell>
          <table:table-cell office:value-type="float" office:value="1834" table:style-name="ce132">
            <text:p>1,834</text:p>
          </table:table-cell>
          <table:table-cell office:value-type="float" office:value="29.743756081738564" table:style-name="ce134">
            <text:p>29.7</text:p>
          </table:table-cell>
          <table:table-cell office:value-type="float" office:value="6316" table:style-name="ce132">
            <text:p>6,316</text:p>
          </table:table-cell>
          <table:table-cell office:value-type="float" office:value="1956" table:style-name="ce133">
            <text:p>1,956</text:p>
          </table:table-cell>
          <table:table-cell office:value-type="float" office:value="30.968967701076632" table:style-name="ce136">
            <text:p>31.0</text:p>
          </table:table-cell>
          <table:table-cell office:value-type="float" office:value="6310" table:style-name="ce133">
            <text:p>6,310</text:p>
          </table:table-cell>
          <table:table-cell office:value-type="float" office:value="1883" table:style-name="ce132">
            <text:p>1,883</text:p>
          </table:table-cell>
          <table:table-cell office:value-type="float" office:value="29.841521394611725" table:style-name="ce134">
            <text:p>29.8</text:p>
          </table:table-cell>
          <table:table-cell table:number-columns-repeated="16357"/>
        </table:table-row>
        <table:table-row table:style-name="ro11">
          <table:table-cell office:value-type="string" table:style-name="ce137">
            <text:p>South West</text:p>
          </table:table-cell>
          <table:table-cell office:value-type="string" table:style-name="ce138">
            <text:p>E06000024</text:p>
          </table:table-cell>
          <table:table-cell office:value-type="string" table:style-name="ce139">
            <text:p>North Somerse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202" table:style-name="ce128">
            <text:p>2,202<text:s/></text:p>
          </table:table-cell>
          <table:table-cell office:value-type="float" office:value="397" table:style-name="ce129">
            <text:p>397<text:s/></text:p>
          </table:table-cell>
          <table:table-cell office:value-type="float" office:value="18.029064486830155" table:style-name="ce134">
            <text:p>18.0</text:p>
          </table:table-cell>
          <table:table-cell office:value-type="float" office:value="2354" table:style-name="ce132">
            <text:p>2,354</text:p>
          </table:table-cell>
          <table:table-cell office:value-type="float" office:value="420" table:style-name="ce133">
            <text:p>420</text:p>
          </table:table-cell>
          <table:table-cell office:value-type="float" office:value="17.841971112999151" table:style-name="ce136">
            <text:p>17.8</text:p>
          </table:table-cell>
          <table:table-cell office:value-type="float" office:value="2370" table:style-name="ce133">
            <text:p>2,370</text:p>
          </table:table-cell>
          <table:table-cell office:value-type="float" office:value="419" table:style-name="ce132">
            <text:p>419</text:p>
          </table:table-cell>
          <table:table-cell office:value-type="float" office:value="17.679324894514767" table:style-name="ce134">
            <text:p>17.7</text:p>
          </table:table-cell>
          <table:table-cell office:value-type="float" office:value="2308" table:style-name="ce132">
            <text:p>2,308</text:p>
          </table:table-cell>
          <table:table-cell office:value-type="float" office:value="408" table:style-name="ce133">
            <text:p>408</text:p>
          </table:table-cell>
          <table:table-cell office:value-type="float" office:value="17.677642980935875" table:style-name="ce136">
            <text:p>17.7</text:p>
          </table:table-cell>
          <table:table-cell office:value-type="float" office:value="2443" table:style-name="ce133">
            <text:p>2,443</text:p>
          </table:table-cell>
          <table:table-cell office:value-type="float" office:value="411" table:style-name="ce132">
            <text:p>411</text:p>
          </table:table-cell>
          <table:table-cell office:value-type="float" office:value="16.823577568563241" table:style-name="ce134">
            <text:p>16.8</text:p>
          </table:table-cell>
          <table:table-cell office:value-type="float" office:value="2467" table:style-name="ce132">
            <text:p>2,467</text:p>
          </table:table-cell>
          <table:table-cell office:value-type="float" office:value="430" table:style-name="ce133">
            <text:p>430</text:p>
          </table:table-cell>
          <table:table-cell office:value-type="float" office:value="17.430077016619375" table:style-name="ce136">
            <text:p>17.4</text:p>
          </table:table-cell>
          <table:table-cell office:value-type="float" office:value="2551" table:style-name="ce133">
            <text:p>2,551</text:p>
          </table:table-cell>
          <table:table-cell office:value-type="float" office:value="405" table:style-name="ce132">
            <text:p>405</text:p>
          </table:table-cell>
          <table:table-cell office:value-type="float" office:value="15.876127009016072" table:style-name="ce134">
            <text:p>15.9</text:p>
          </table:table-cell>
          <table:table-cell table:number-columns-repeated="16357"/>
        </table:table-row>
        <table:table-row table:style-name="ro11">
          <table:table-cell office:value-type="string" table:style-name="ce137">
            <text:p>South West</text:p>
          </table:table-cell>
          <table:table-cell office:value-type="string" table:style-name="ce138">
            <text:p>E06000026</text:p>
          </table:table-cell>
          <table:table-cell office:value-type="string" table:style-name="ce139">
            <text:p>Plymouth</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655" table:style-name="ce128">
            <text:p>2,655<text:s/></text:p>
          </table:table-cell>
          <table:table-cell office:value-type="float" office:value="701" table:style-name="ce129">
            <text:p>701<text:s/></text:p>
          </table:table-cell>
          <table:table-cell office:value-type="float" office:value="26.403013182674201" table:style-name="ce134">
            <text:p>26.4</text:p>
          </table:table-cell>
          <table:table-cell office:value-type="float" office:value="2806" table:style-name="ce132">
            <text:p>2,806</text:p>
          </table:table-cell>
          <table:table-cell office:value-type="float" office:value="696" table:style-name="ce133">
            <text:p>696</text:p>
          </table:table-cell>
          <table:table-cell office:value-type="float" office:value="24.803991446899502" table:style-name="ce136">
            <text:p>24.8</text:p>
          </table:table-cell>
          <table:table-cell office:value-type="float" office:value="2862" table:style-name="ce133">
            <text:p>2,862</text:p>
          </table:table-cell>
          <table:table-cell office:value-type="float" office:value="740" table:style-name="ce132">
            <text:p>740</text:p>
          </table:table-cell>
          <table:table-cell office:value-type="float" office:value="25.856044723969251" table:style-name="ce134">
            <text:p>25.9</text:p>
          </table:table-cell>
          <table:table-cell office:value-type="float" office:value="2914" table:style-name="ce132">
            <text:p>2,914</text:p>
          </table:table-cell>
          <table:table-cell office:value-type="float" office:value="780" table:style-name="ce133">
            <text:p>780</text:p>
          </table:table-cell>
          <table:table-cell office:value-type="float" office:value="26.767330130404943" table:style-name="ce136">
            <text:p>26.8</text:p>
          </table:table-cell>
          <table:table-cell office:value-type="float" office:value="3003" table:style-name="ce133">
            <text:p>3,003</text:p>
          </table:table-cell>
          <table:table-cell office:value-type="float" office:value="780" table:style-name="ce132">
            <text:p>780</text:p>
          </table:table-cell>
          <table:table-cell office:value-type="float" office:value="25.97402597402597" table:style-name="ce134">
            <text:p>26.0</text:p>
          </table:table-cell>
          <table:table-cell office:value-type="float" office:value="3100" table:style-name="ce132">
            <text:p>3,100</text:p>
          </table:table-cell>
          <table:table-cell office:value-type="float" office:value="749" table:style-name="ce133">
            <text:p>749</text:p>
          </table:table-cell>
          <table:table-cell office:value-type="float" office:value="24.161290322580644" table:style-name="ce136">
            <text:p>24.2</text:p>
          </table:table-cell>
          <table:table-cell office:value-type="float" office:value="3127" table:style-name="ce133">
            <text:p>3,127</text:p>
          </table:table-cell>
          <table:table-cell office:value-type="float" office:value="821" table:style-name="ce132">
            <text:p>821</text:p>
          </table:table-cell>
          <table:table-cell office:value-type="float" office:value="26.255196674128555" table:style-name="ce134">
            <text:p>26.3</text:p>
          </table:table-cell>
          <table:table-cell table:number-columns-repeated="16357" table:style-name="ce42"/>
        </table:table-row>
        <table:table-row table:style-name="ro11">
          <table:table-cell office:value-type="string" table:style-name="ce137">
            <text:p>South West</text:p>
          </table:table-cell>
          <table:table-cell office:value-type="string" table:style-name="ce138">
            <text:p>E10000027</text:p>
          </table:table-cell>
          <table:table-cell office:value-type="string" table:style-name="ce139">
            <text:p>Somerset</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5568" table:style-name="ce128">
            <text:p>5,568<text:s/></text:p>
          </table:table-cell>
          <table:table-cell office:value-type="float" office:value="1867" table:style-name="ce129">
            <text:p>1,867<text:s/></text:p>
          </table:table-cell>
          <table:table-cell office:value-type="float" office:value="33.530890804597703" table:style-name="ce134">
            <text:p>33.5</text:p>
          </table:table-cell>
          <table:table-cell office:value-type="float" office:value="5797" table:style-name="ce132">
            <text:p>5,797</text:p>
          </table:table-cell>
          <table:table-cell office:value-type="float" office:value="1789" table:style-name="ce133">
            <text:p>1,789</text:p>
          </table:table-cell>
          <table:table-cell office:value-type="float" office:value="30.860790063826116" table:style-name="ce136">
            <text:p>30.9</text:p>
          </table:table-cell>
          <table:table-cell office:value-type="float" office:value="5844" table:style-name="ce133">
            <text:p>5,844</text:p>
          </table:table-cell>
          <table:table-cell office:value-type="float" office:value="1963" table:style-name="ce132">
            <text:p>1,963</text:p>
          </table:table-cell>
          <table:table-cell office:value-type="float" office:value="33.59000684462697" table:style-name="ce134">
            <text:p>33.6</text:p>
          </table:table-cell>
          <table:table-cell office:value-type="float" office:value="5932" table:style-name="ce132">
            <text:p>5,932</text:p>
          </table:table-cell>
          <table:table-cell office:value-type="float" office:value="2032" table:style-name="ce133">
            <text:p>2,032</text:p>
          </table:table-cell>
          <table:table-cell office:value-type="float" office:value="34.254888739042485" table:style-name="ce136">
            <text:p>34.3</text:p>
          </table:table-cell>
          <table:table-cell office:value-type="float" office:value="5854" table:style-name="ce133">
            <text:p>5,854</text:p>
          </table:table-cell>
          <table:table-cell office:value-type="float" office:value="2059" table:style-name="ce132">
            <text:p>2,059</text:p>
          </table:table-cell>
          <table:table-cell office:value-type="float" office:value="35.172531602323197" table:style-name="ce134">
            <text:p>35.2</text:p>
          </table:table-cell>
          <table:table-cell office:value-type="float" office:value="6014" table:style-name="ce132">
            <text:p>6,014</text:p>
          </table:table-cell>
          <table:table-cell office:value-type="float" office:value="1839" table:style-name="ce133">
            <text:p>1,839</text:p>
          </table:table-cell>
          <table:table-cell office:value-type="float" office:value="30.578649817093449" table:style-name="ce136">
            <text:p>30.6</text:p>
          </table:table-cell>
          <table:table-cell office:value-type="float" office:value="6076" table:style-name="ce133">
            <text:p>6,076</text:p>
          </table:table-cell>
          <table:table-cell office:value-type="float" office:value="1798" table:style-name="ce132">
            <text:p>1,798</text:p>
          </table:table-cell>
          <table:table-cell office:value-type="float" office:value="29.591836734693878" table:style-name="ce134">
            <text:p>29.6</text:p>
          </table:table-cell>
          <table:table-cell table:number-columns-repeated="16357" table:style-name="ce42"/>
        </table:table-row>
        <table:table-row table:style-name="ro11">
          <table:table-cell office:value-type="string" table:style-name="ce137">
            <text:p>South West</text:p>
          </table:table-cell>
          <table:table-cell office:value-type="string" table:style-name="ce138">
            <text:p>E06000025</text:p>
          </table:table-cell>
          <table:table-cell office:value-type="string" table:style-name="ce139">
            <text:p>South Gloucester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3331" table:style-name="ce128">
            <text:p>3,331<text:s/></text:p>
          </table:table-cell>
          <table:table-cell office:value-type="float" office:value="623" table:style-name="ce129">
            <text:p>623<text:s/></text:p>
          </table:table-cell>
          <table:table-cell office:value-type="float" office:value="18.703092164515162" table:style-name="ce134">
            <text:p>18.7</text:p>
          </table:table-cell>
          <table:table-cell office:value-type="float" office:value="3352" table:style-name="ce132">
            <text:p>3,352</text:p>
          </table:table-cell>
          <table:table-cell office:value-type="float" office:value="598" table:style-name="ce133">
            <text:p>598</text:p>
          </table:table-cell>
          <table:table-cell office:value-type="float" office:value="17.840095465393794" table:style-name="ce136">
            <text:p>17.8</text:p>
          </table:table-cell>
          <table:table-cell office:value-type="float" office:value="3434" table:style-name="ce133">
            <text:p>3,434</text:p>
          </table:table-cell>
          <table:table-cell office:value-type="float" office:value="669" table:style-name="ce132">
            <text:p>669</text:p>
          </table:table-cell>
          <table:table-cell office:value-type="float" office:value="19.481654047757718" table:style-name="ce134">
            <text:p>19.5</text:p>
          </table:table-cell>
          <table:table-cell office:value-type="float" office:value="3343" table:style-name="ce132">
            <text:p>3,343</text:p>
          </table:table-cell>
          <table:table-cell office:value-type="float" office:value="769" table:style-name="ce133">
            <text:p>769</text:p>
          </table:table-cell>
          <table:table-cell office:value-type="float" office:value="23.003290457672747" table:style-name="ce136">
            <text:p>23.0</text:p>
          </table:table-cell>
          <table:table-cell office:value-type="float" office:value="3444" table:style-name="ce133">
            <text:p>3,444</text:p>
          </table:table-cell>
          <table:table-cell office:value-type="float" office:value="675" table:style-name="ce132">
            <text:p>675</text:p>
          </table:table-cell>
          <table:table-cell office:value-type="float" office:value="19.599303135888501" table:style-name="ce134">
            <text:p>19.6</text:p>
          </table:table-cell>
          <table:table-cell office:value-type="float" office:value="3482" table:style-name="ce132">
            <text:p>3,482</text:p>
          </table:table-cell>
          <table:table-cell office:value-type="float" office:value="710" table:style-name="ce133">
            <text:p>710</text:p>
          </table:table-cell>
          <table:table-cell office:value-type="float" office:value="20.390580126364156" table:style-name="ce136">
            <text:p>20.4</text:p>
          </table:table-cell>
          <table:table-cell office:value-type="float" office:value="3410" table:style-name="ce133">
            <text:p>3,410</text:p>
          </table:table-cell>
          <table:table-cell office:value-type="float" office:value="683" table:style-name="ce132">
            <text:p>683</text:p>
          </table:table-cell>
          <table:table-cell office:value-type="float" office:value="20.029325513196479" table:style-name="ce134">
            <text:p>20.0</text:p>
          </table:table-cell>
          <table:table-cell table:number-columns-repeated="16357" table:style-name="ce42"/>
        </table:table-row>
        <table:table-row table:style-name="ro11">
          <table:table-cell office:value-type="string" table:style-name="ce137">
            <text:p>South West</text:p>
          </table:table-cell>
          <table:table-cell office:value-type="string" table:style-name="ce138">
            <text:p>E06000030</text:p>
          </table:table-cell>
          <table:table-cell office:value-type="string" table:style-name="ce139">
            <text:p>Swindon</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2874" table:style-name="ce128">
            <text:p>2,874<text:s/></text:p>
          </table:table-cell>
          <table:table-cell office:value-type="float" office:value="547" table:style-name="ce129">
            <text:p>547<text:s/></text:p>
          </table:table-cell>
          <table:table-cell office:value-type="float" office:value="19.032707028531661" table:style-name="ce134">
            <text:p>19.0</text:p>
          </table:table-cell>
          <table:table-cell office:value-type="float" office:value="2851" table:style-name="ce132">
            <text:p>2,851</text:p>
          </table:table-cell>
          <table:table-cell office:value-type="float" office:value="635" table:style-name="ce133">
            <text:p>635</text:p>
          </table:table-cell>
          <table:table-cell office:value-type="float" office:value="22.272886706418802" table:style-name="ce136">
            <text:p>22.3</text:p>
          </table:table-cell>
          <table:table-cell office:value-type="float" office:value="2946" table:style-name="ce133">
            <text:p>2,946</text:p>
          </table:table-cell>
          <table:table-cell office:value-type="float" office:value="573" table:style-name="ce132">
            <text:p>573</text:p>
          </table:table-cell>
          <table:table-cell office:value-type="float" office:value="19.450101832993891" table:style-name="ce134">
            <text:p>19.5</text:p>
          </table:table-cell>
          <table:table-cell office:value-type="float" office:value="2991" table:style-name="ce132">
            <text:p>2,991</text:p>
          </table:table-cell>
          <table:table-cell office:value-type="float" office:value="648" table:style-name="ce133">
            <text:p>648</text:p>
          </table:table-cell>
          <table:table-cell office:value-type="float" office:value="21.664994984954863" table:style-name="ce136">
            <text:p>21.7</text:p>
          </table:table-cell>
          <table:table-cell office:value-type="float" office:value="2955" table:style-name="ce133">
            <text:p>2,955</text:p>
          </table:table-cell>
          <table:table-cell office:value-type="float" office:value="733" table:style-name="ce132">
            <text:p>733</text:p>
          </table:table-cell>
          <table:table-cell office:value-type="float" office:value="24.805414551607445" table:style-name="ce134">
            <text:p>24.8</text:p>
          </table:table-cell>
          <table:table-cell office:value-type="float" office:value="3173" table:style-name="ce132">
            <text:p>3,173</text:p>
          </table:table-cell>
          <table:table-cell office:value-type="float" office:value="669" table:style-name="ce133">
            <text:p>669</text:p>
          </table:table-cell>
          <table:table-cell office:value-type="float" office:value="21.084147494484714" table:style-name="ce136">
            <text:p>21.1</text:p>
          </table:table-cell>
          <table:table-cell office:value-type="float" office:value="3091" table:style-name="ce133">
            <text:p>3,091</text:p>
          </table:table-cell>
          <table:table-cell office:value-type="float" office:value="710" table:style-name="ce132">
            <text:p>710</text:p>
          </table:table-cell>
          <table:table-cell office:value-type="float" office:value="22.96991264962795" table:style-name="ce134">
            <text:p>23.0</text:p>
          </table:table-cell>
          <table:table-cell table:number-columns-repeated="16357" table:style-name="ce42"/>
        </table:table-row>
        <table:table-row table:style-name="ro11">
          <table:table-cell office:value-type="string" table:style-name="ce137">
            <text:p>South West</text:p>
          </table:table-cell>
          <table:table-cell office:value-type="string" table:style-name="ce138">
            <text:p>E06000027</text:p>
          </table:table-cell>
          <table:table-cell office:value-type="string" table:style-name="ce139">
            <text:p>Torbay</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1232" table:style-name="ce128">
            <text:p>1,232<text:s/></text:p>
          </table:table-cell>
          <table:table-cell office:value-type="float" office:value="235" table:style-name="ce129">
            <text:p>235<text:s/></text:p>
          </table:table-cell>
          <table:table-cell office:value-type="float" office:value="19.074675324675326" table:style-name="ce134">
            <text:p>19.1</text:p>
          </table:table-cell>
          <table:table-cell office:value-type="float" office:value="1347" table:style-name="ce132">
            <text:p>1,347</text:p>
          </table:table-cell>
          <table:table-cell office:value-type="float" office:value="248" table:style-name="ce133">
            <text:p>248</text:p>
          </table:table-cell>
          <table:table-cell office:value-type="float" office:value="18.411284335560506" table:style-name="ce136">
            <text:p>18.4</text:p>
          </table:table-cell>
          <table:table-cell office:value-type="float" office:value="1352" table:style-name="ce133">
            <text:p>1,352</text:p>
          </table:table-cell>
          <table:table-cell office:value-type="float" office:value="272" table:style-name="ce132">
            <text:p>272</text:p>
          </table:table-cell>
          <table:table-cell office:value-type="float" office:value="20.118343195266274" table:style-name="ce134">
            <text:p>20.1</text:p>
          </table:table-cell>
          <table:table-cell office:value-type="float" office:value="1457" table:style-name="ce132">
            <text:p>1,457</text:p>
          </table:table-cell>
          <table:table-cell office:value-type="float" office:value="269" table:style-name="ce133">
            <text:p>269</text:p>
          </table:table-cell>
          <table:table-cell office:value-type="float" office:value="18.462594371997255" table:style-name="ce136">
            <text:p>18.5</text:p>
          </table:table-cell>
          <table:table-cell office:value-type="float" office:value="1414" table:style-name="ce133">
            <text:p>1,414</text:p>
          </table:table-cell>
          <table:table-cell office:value-type="float" office:value="296" table:style-name="ce132">
            <text:p>296</text:p>
          </table:table-cell>
          <table:table-cell office:value-type="float" office:value="20.933521923620933" table:style-name="ce134">
            <text:p>20.9</text:p>
          </table:table-cell>
          <table:table-cell office:value-type="float" office:value="1481" table:style-name="ce132">
            <text:p>1,481</text:p>
          </table:table-cell>
          <table:table-cell office:value-type="float" office:value="284" table:style-name="ce133">
            <text:p>284</text:p>
          </table:table-cell>
          <table:table-cell office:value-type="float" office:value="19.176232275489536" table:style-name="ce136">
            <text:p>19.2</text:p>
          </table:table-cell>
          <table:table-cell office:value-type="float" office:value="1480" table:style-name="ce133">
            <text:p>1,480</text:p>
          </table:table-cell>
          <table:table-cell office:value-type="float" office:value="294" table:style-name="ce132">
            <text:p>294</text:p>
          </table:table-cell>
          <table:table-cell office:value-type="float" office:value="19.864864864864863" table:style-name="ce134">
            <text:p>19.9</text:p>
          </table:table-cell>
          <table:table-cell table:number-columns-repeated="16357"/>
        </table:table-row>
        <table:table-row table:style-name="ro11">
          <table:table-cell office:value-type="string" table:style-name="ce137">
            <text:p>South West</text:p>
          </table:table-cell>
          <table:table-cell office:value-type="string" table:style-name="ce138">
            <text:p>E06000054</text:p>
          </table:table-cell>
          <table:table-cell office:value-type="string" table:style-name="ce139">
            <text:p>Wiltshire</text:p>
          </table:table-cell>
          <table:table-cell office:value-type="float" office:value="1" table:style-name="ce135">
            <text:p>1</text:p>
          </table:table-cell>
          <table:table-cell office:value-type="float" office:value="1" table:style-name="ce135">
            <text:p>1</text:p>
          </table:table-cell>
          <table:table-cell office:value-type="float" office:value="100" table:style-name="ce136">
            <text:p>100.0</text:p>
          </table:table-cell>
          <table:table-cell office:value-type="float" office:value="5156" table:style-name="ce128">
            <text:p>5,156<text:s/></text:p>
          </table:table-cell>
          <table:table-cell office:value-type="float" office:value="2369" table:style-name="ce129">
            <text:p>2,369<text:s/></text:p>
          </table:table-cell>
          <table:table-cell office:value-type="float" office:value="45.946470131885178" table:style-name="ce134">
            <text:p>45.9</text:p>
          </table:table-cell>
          <table:table-cell office:value-type="float" office:value="5493" table:style-name="ce132">
            <text:p>5,493</text:p>
          </table:table-cell>
          <table:table-cell office:value-type="float" office:value="2547" table:style-name="ce133">
            <text:p>2,547</text:p>
          </table:table-cell>
          <table:table-cell office:value-type="float" office:value="46.36810486073184" table:style-name="ce136">
            <text:p>46.4</text:p>
          </table:table-cell>
          <table:table-cell office:value-type="float" office:value="5380" table:style-name="ce133">
            <text:p>5,380</text:p>
          </table:table-cell>
          <table:table-cell office:value-type="float" office:value="2565" table:style-name="ce132">
            <text:p>2,565</text:p>
          </table:table-cell>
          <table:table-cell office:value-type="float" office:value="47.676579925650557" table:style-name="ce134">
            <text:p>47.7</text:p>
          </table:table-cell>
          <table:table-cell office:value-type="float" office:value="5544" table:style-name="ce132">
            <text:p>5,544</text:p>
          </table:table-cell>
          <table:table-cell office:value-type="float" office:value="2728" table:style-name="ce133">
            <text:p>2,728</text:p>
          </table:table-cell>
          <table:table-cell office:value-type="float" office:value="49.206349206349202" table:style-name="ce136">
            <text:p>49.2</text:p>
          </table:table-cell>
          <table:table-cell office:value-type="float" office:value="5485" table:style-name="ce133">
            <text:p>5,485</text:p>
          </table:table-cell>
          <table:table-cell office:value-type="float" office:value="2760" table:style-name="ce132">
            <text:p>2,760</text:p>
          </table:table-cell>
          <table:table-cell office:value-type="float" office:value="50.319051959890615" table:style-name="ce134">
            <text:p>50.3</text:p>
          </table:table-cell>
          <table:table-cell office:value-type="float" office:value="5605" table:style-name="ce132">
            <text:p>5,605</text:p>
          </table:table-cell>
          <table:table-cell office:value-type="float" office:value="2679" table:style-name="ce133">
            <text:p>2,679</text:p>
          </table:table-cell>
          <table:table-cell office:value-type="float" office:value="47.79661016949153" table:style-name="ce136">
            <text:p>47.8</text:p>
          </table:table-cell>
          <table:table-cell office:value-type="float" office:value="5758" table:style-name="ce133">
            <text:p>5,758</text:p>
          </table:table-cell>
          <table:table-cell office:value-type="float" office:value="2761" table:style-name="ce132">
            <text:p>2,761</text:p>
          </table:table-cell>
          <table:table-cell office:value-type="float" office:value="47.950677318513371" table:style-name="ce134">
            <text:p>48.0</text:p>
          </table:table-cell>
          <table:table-cell table:number-columns-repeated="16357"/>
        </table:table-row>
        <table:table-row table:style-name="ro11">
          <table:table-cell office:value-type="string" table:style-name="ce71">
            <text:p>England</text:p>
          </table:table-cell>
          <table:table-cell office:value-type="string" table:style-name="ce71">
            <text:p>England</text:p>
          </table:table-cell>
          <table:table-cell office:value-type="string" table:style-name="ce72">
            <text:p>Total</text:p>
          </table:table-cell>
          <table:table-cell office:value-type="float" office:value="153" table:style-name="ce73">
            <text:p>153</text:p>
          </table:table-cell>
          <table:table-cell office:value-type="float" office:value="141" table:style-name="ce73">
            <text:p>141</text:p>
          </table:table-cell>
          <table:table-cell office:value-type="float" office:value="92.156862745098039" table:style-name="ce74">
            <text:p>92.2</text:p>
          </table:table-cell>
          <table:table-cell office:value-type="float" office:value="577230" table:style-name="ce126">
            <text:p>577,230<text:s/></text:p>
          </table:table-cell>
          <table:table-cell office:value-type="float" office:value="123500" table:style-name="ce127">
            <text:p>123,500<text:s/></text:p>
          </table:table-cell>
          <table:table-cell office:value-type="float" office:value="21.395284375378964" table:style-name="ce74">
            <text:p>21.4</text:p>
          </table:table-cell>
          <table:table-cell office:value-type="float" office:value="598496" table:style-name="ce130">
            <text:p>598,496</text:p>
          </table:table-cell>
          <table:table-cell office:value-type="float" office:value="130236" table:style-name="ce131">
            <text:p>130,236</text:p>
          </table:table-cell>
          <table:table-cell office:value-type="float" office:value="21.760546436400578" table:style-name="ce79">
            <text:p>21.76</text:p>
          </table:table-cell>
          <table:table-cell office:value-type="float" office:value="607347" table:style-name="ce131">
            <text:p>607,347</text:p>
          </table:table-cell>
          <table:table-cell office:value-type="float" office:value="135377" table:style-name="ce148">
            <text:p>135,377</text:p>
          </table:table-cell>
          <table:table-cell office:value-type="float" office:value="22.289893586368255" table:style-name="ce74">
            <text:p>22.3</text:p>
          </table:table-cell>
          <table:table-cell office:value-type="float" office:value="611496" table:style-name="ce147">
            <text:p>611,496</text:p>
          </table:table-cell>
          <table:table-cell office:value-type="float" office:value="135850" table:style-name="ce131">
            <text:p>135,850</text:p>
          </table:table-cell>
          <table:table-cell office:value-type="float" office:value="22.216007954262988" table:style-name="ce82">
            <text:p>22.2</text:p>
          </table:table-cell>
          <table:table-cell office:value-type="float" office:value="618135" table:style-name="ce131">
            <text:p>618,135</text:p>
          </table:table-cell>
          <table:table-cell office:value-type="float" office:value="134165" table:style-name="ce147">
            <text:p>134,165</text:p>
          </table:table-cell>
          <table:table-cell office:value-type="float" office:value="21.704805584540594" table:style-name="ce74">
            <text:p>21.7</text:p>
          </table:table-cell>
          <table:table-cell office:value-type="float" office:value="630556" table:style-name="ce147">
            <text:p>630,556</text:p>
          </table:table-cell>
          <table:table-cell office:value-type="float" office:value="133973" table:style-name="ce131">
            <text:p>133,973</text:p>
          </table:table-cell>
          <table:table-cell office:value-type="float" office:value="21.246804407538743" table:style-name="ce82">
            <text:p>21.2</text:p>
          </table:table-cell>
          <table:table-cell office:value-type="float" office:value="640747" table:style-name="ce131">
            <text:p>640,747</text:p>
          </table:table-cell>
          <table:table-cell office:value-type="float" office:value="133448" table:style-name="ce147">
            <text:p>133,448</text:p>
          </table:table-cell>
          <table:table-cell office:value-type="float" office:value="20.826941054737674" table:style-name="ce74">
            <text:p>20.8</text:p>
          </table:table-cell>
          <table:table-cell table:number-columns-repeated="16357"/>
        </table:table-row>
        <table:table-row table:style-name="ro11">
          <table:table-cell table:number-columns-repeated="3" table:style-name="ce47"/>
          <table:table-cell table:style-name="ce83"/>
          <table:table-cell table:number-columns-repeated="5" table:style-name="ce47"/>
          <table:table-cell table:style-name="ce84"/>
          <table:table-cell table:style-name="ce83"/>
          <table:table-cell table:style-name="ce48"/>
          <table:table-cell table:style-name="ce85"/>
          <table:table-cell table:style-name="ce47"/>
          <table:table-cell table:style-name="ce48"/>
          <table:table-cell table:style-name="ce85"/>
          <table:table-cell table:style-name="ce47"/>
          <table:table-cell table:style-name="ce48"/>
          <table:table-cell table:style-name="ce49"/>
          <table:table-cell table:style-name="ce47"/>
          <table:table-cell table:style-name="ce48"/>
          <table:table-cell table:number-columns-repeated="2" table:style-name="ce47"/>
          <table:table-cell table:style-name="ce48"/>
          <table:table-cell table:number-columns-repeated="2" table:style-name="ce47"/>
          <table:table-cell table:style-name="ce48"/>
          <table:table-cell table:number-columns-repeated="16357" table:style-name="ce47"/>
        </table:table-row>
        <table:table-row table:style-name="ro8">
          <table:table-cell table:number-columns-repeated="2" table:style-name="ce86"/>
          <table:table-cell table:style-name="ce83"/>
          <table:table-cell table:style-name="ce87"/>
          <table:table-cell table:style-name="ce88"/>
          <table:table-cell table:number-columns-repeated="5" table:style-name="ce87"/>
          <table:table-cell table:style-name="ce88"/>
          <table:table-cell table:style-name="ce89"/>
          <table:table-cell table:number-columns-repeated="2" table:style-name="ce86"/>
          <table:table-cell table:style-name="ce89"/>
          <table:table-cell table:number-columns-repeated="2" table:style-name="ce86"/>
          <table:table-cell table:style-name="ce89"/>
          <table:table-cell table:style-name="ce49"/>
          <table:table-cell table:style-name="ce86"/>
          <table:table-cell table:style-name="ce89"/>
          <table:table-cell table:number-columns-repeated="2" table:style-name="ce86"/>
          <table:table-cell table:style-name="ce89"/>
          <table:table-cell table:number-columns-repeated="2" table:style-name="ce86"/>
          <table:table-cell table:style-name="ce89"/>
          <table:table-cell table:number-columns-repeated="16357" table:style-name="ce86"/>
        </table:table-row>
        <table:table-row table:number-rows-repeated="6" table:style-name="ro8">
          <table:table-cell table:number-columns-repeated="16384" table:style-name="ce10"/>
        </table:table-row>
        <table:table-row table:number-rows-repeated="1048403" table:style-name="ro16">
          <table:table-cell table:number-columns-repeated="16384"/>
        </table:table-row>
        <table:named-expressions>
          <table:named-range table:name="Print_Area" table:cell-range-address="Total_(R-Y6)_by_LA.$B$1:Total_(R-Y6)_by_LA.$R$173" table:base-cell-address="Total_(R-Y6)_by_LA.$A$1"/>
          <table:named-range table:name="Print_Titles" table:cell-range-address="Total_(R-Y6)_by_LA.$A$13:Total_(R-Y6)_by_LA.$XFD$14" table:base-cell-address="Total_(R-Y6)_by_LA.$A$1"/>
        </table:named-expressions>
      </table:table>
      <table:table table:name="Totals_(R-Y6)" table:style-name="ta3">
        <table:table-column table:style-name="co35" table:default-cell-style-name="ce10"/>
        <table:table-column table:style-name="co36" table:default-cell-style-name="ce10"/>
        <table:table-column table:style-name="co37" table:default-cell-style-name="ce10"/>
        <table:table-column table:style-name="co38" table:number-columns-repeated="2" table:default-cell-style-name="ce10"/>
        <table:table-column table:style-name="co39" table:number-columns-repeated="8" table:default-cell-style-name="ce10"/>
        <table:table-column table:style-name="co40" table:default-cell-style-name="ce10"/>
        <table:table-column table:style-name="co2" table:number-columns-repeated="16370" table:default-cell-style-name="ce10"/>
        <table:table-row table:style-name="ro4">
          <table:table-cell office:value-type="string" table:style-name="ce8">
            <text:p>Seasonal influenza vaccine uptake (all school aged children in England) 2022 to 2023</text:p>
          </table:table-cell>
          <table:table-cell table:style-name="ce49"/>
          <table:table-cell table:style-name="ce53"/>
          <table:table-cell table:number-columns-repeated="16381" table:style-name="ce49"/>
        </table:table-row>
        <table:table-row table:style-name="ro11">
          <table:table-cell office:value-type="string" table:style-name="ce47">
            <text:p>Data is provisional and represents 92.2 % of all Local Authorities (LAs) in England responding to the October 2022 survey. Where a total for England is quoted (for example, sum of number of patients registered and number vaccinated) this is taken from the 92.2% of all LAs and is therefore is not an extrapolated figure for all of England.</text:p>
          </table:table-cell>
          <table:table-cell table:style-name="ce49"/>
          <table:table-cell table:style-name="ce53"/>
          <table:table-cell table:number-columns-repeated="16381" table:style-name="ce49"/>
        </table:table-row>
        <table:table-row table:style-name="ro11">
          <table:table-cell office:value-type="string" table:style-name="ce93">
            <text:p>This worksheet contains one table.</text:p>
          </table:table-cell>
          <table:table-cell table:number-columns-repeated="9" table:style-name="ce93"/>
          <table:table-cell table:style-name="ce94"/>
          <table:table-cell table:number-columns-repeated="2" table:style-name="ce95"/>
          <table:table-cell table:number-columns-repeated="3" table:style-name="ce96"/>
          <table:table-cell table:number-columns-repeated="16368"/>
        </table:table-row>
        <table:table-row table:style-name="ro11">
          <table:table-cell office:value-type="string" table:style-name="ce47">
            <text:p>Denominators are the provisional number of eligible children in schools in the LA geography AND children educated out of school in the LA geography, defined by child age on the 1st September 2021. Where denominators have not been amended by data providers, provisional Local Education Authority (LEA) population figures from the Edubase January 2021 Census were used (for School delivery). Denominators also include independent schools and special schools.<text:s/></text:p>
          </table:table-cell>
          <table:table-cell table:style-name="ce49"/>
          <table:table-cell table:style-name="ce53"/>
          <table:table-cell table:number-columns-repeated="16381" table:style-name="ce49"/>
        </table:table-row>
        <table:table-row table:style-name="ro11">
          <table:table-cell office:value-type="string" table:style-name="ce47">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style-name="ce49"/>
          <table:table-cell table:style-name="ce53"/>
          <table:table-cell table:number-columns-repeated="16381" table:style-name="ce49"/>
        </table:table-row>
        <table:table-row table:style-name="ro11">
          <table:table-cell office:value-type="string" table:style-name="ce47">
            <text:p>Percent vaccine uptake of number of children vaccinated with influenza vaccine includes both LAIV (Live Attenuated Influenza Vaccine) and IIV (Inactivated Influenza Vaccine).</text:p>
          </table:table-cell>
          <table:table-cell table:style-name="ce49"/>
          <table:table-cell table:style-name="ce53"/>
          <table:table-cell table:number-columns-repeated="16381" table:style-name="ce49"/>
        </table:table-row>
        <table:table-row table:style-name="ro11">
          <table:table-cell office:value-type="string" table:style-name="ce47">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49"/>
          <table:table-cell table:style-name="ce53"/>
          <table:table-cell table:number-columns-repeated="16381" table:style-name="ce49"/>
        </table:table-row>
        <table:table-row table:style-name="ro11">
          <table:table-cell office:value-type="string" table:style-name="ce47">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 Data is not presented for the secondary school age children this month as the programme roll out will start within primary school age children.</text:p>
          </table:table-cell>
          <table:table-cell table:style-name="ce49"/>
          <table:table-cell table:style-name="ce53"/>
          <table:table-cell table:number-columns-repeated="16381" table:style-name="ce49"/>
        </table:table-row>
        <table:table-row table:style-name="ro11">
          <table:table-cell office:value-type="string" table:style-name="ce42">
            <text:p>**  Two asterisks indicates that numbers less than 5 are suppressed.</text:p>
          </table:table-cell>
          <table:table-cell table:style-name="ce49"/>
          <table:table-cell table:style-name="ce53"/>
          <table:table-cell table:number-columns-repeated="16381" table:style-name="ce49"/>
        </table:table-row>
        <table:table-row table:style-name="ro11">
          <table:table-cell office:value-type="string" table:style-name="ce42">
            <text:p><text:s/>– <text:s text:c="2"/>A dash indicates that an organisation is a 'Non-Responder'.</text:p>
          </table:table-cell>
          <table:table-cell table:style-name="ce49"/>
          <table:table-cell table:style-name="ce53"/>
          <table:table-cell table:number-columns-repeated="16381" table:style-name="ce49"/>
        </table:table-row>
        <table:table-row table:style-name="ro11">
          <table:table-cell office:value-type="string" table:style-name="ce9">
            <text:p>Data source: Local NHS England teams and their providers submitted aggregate LA level vaccination data manually to UKHSA via the ImmForm website<text:s text:c="13"/></text:p>
          </table:table-cell>
          <table:table-cell table:style-name="ce49"/>
          <table:table-cell table:style-name="ce53"/>
          <table:table-cell table:number-columns-repeated="16381" table:style-name="ce49"/>
        </table:table-row>
        <table:table-row table:style-name="ro11">
          <table:table-cell office:value-type="string" table:style-name="ce9">
            <text:p>Influenza vaccine uptake monitoring programme, UK Health Security Agency (UKHSA)</text:p>
          </table:table-cell>
          <table:table-cell table:style-name="ce49"/>
          <table:table-cell table:style-name="ce53"/>
          <table:table-cell table:number-columns-repeated="16381" table:style-name="ce49"/>
        </table:table-row>
        <table:table-row table:style-name="ro11">
          <table:table-cell office:value-type="string" table:number-columns-spanned="1" table:number-rows-spanned="2" table:style-name="ce91">
            <text:p>Region</text:p>
          </table:table-cell>
          <table:table-cell office:value-type="string" table:number-columns-spanned="1" table:number-rows-spanned="2" table:style-name="ce46">
            <text:p>Local Authority code</text:p>
          </table:table-cell>
          <table:table-cell office:value-type="string" table:number-columns-spanned="1" table:number-rows-spanned="2" table:style-name="ce91">
            <text:p>Local Authority</text:p>
          </table:table-cell>
          <table:table-cell office:value-type="string" table:number-columns-spanned="3" table:number-rows-spanned="1" table:style-name="ce46">
            <text:p>Response rate</text:p>
          </table:table-cell>
          <table:covered-table-cell table:number-columns-repeated="2"/>
          <table:table-cell office:value-type="string" table:number-columns-spanned="3" table:number-rows-spanned="1" table:style-name="ce46">
            <text:p>All primary school age (age 4 to 11 yrs)</text:p>
          </table:table-cell>
          <table:covered-table-cell table:number-columns-repeated="2"/>
          <table:table-cell table:number-columns-repeated="16375" table:style-name="ce49"/>
        </table:table-row>
        <table:table-row table:style-name="ro13">
          <table:covered-table-cell/>
          <table:covered-table-cell/>
          <table:covered-table-cell/>
          <table:table-cell office:value-type="string" table:style-name="ce41">
            <text:p>Number of organisations</text:p>
          </table:table-cell>
          <table:table-cell office:value-type="string" table:style-name="ce41">
            <text:p>Number of organisations making a return</text:p>
          </table:table-cell>
          <table:table-cell office:value-type="string" table:style-name="ce41">
            <text:p>Percentage of organisations responding</text:p>
          </table:table-cell>
          <table:table-cell office:value-type="string" table:style-name="ce41">
            <text:p>Estimated total number of children eligible for vaccination</text:p>
          </table:table-cell>
          <table:table-cell office:value-type="string" table:style-name="ce41">
            <text:p>Estimated total number of children vaccinated with influenza vaccine</text:p>
          </table:table-cell>
          <table:table-cell office:value-type="string" table:style-name="ce41">
            <text:p>Percentage vaccine uptake</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0">
            <text:p>E06000055</text:p>
          </table:table-cell>
          <table:table-cell office:value-type="string" table:style-name="ce151">
            <text:p>Bedford</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10000003</text:p>
          </table:table-cell>
          <table:table-cell office:value-type="string" table:style-name="ce157">
            <text:p>Cambridge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9898" table:style-name="ce153">
            <text:p>49,898</text:p>
          </table:table-cell>
          <table:table-cell office:value-type="float" office:value="216" table:style-name="ce153">
            <text:p>216</text:p>
          </table:table-cell>
          <table:table-cell office:value-type="float" office:value="0.43288308148623189" table:style-name="ce155">
            <text:p>0.4</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06000056</text:p>
          </table:table-cell>
          <table:table-cell office:value-type="string" table:style-name="ce157">
            <text:p>Central Bedfordshire</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10000012</text:p>
          </table:table-cell>
          <table:table-cell office:value-type="string" table:style-name="ce157">
            <text:p>Essex</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2904" table:style-name="ce153">
            <text:p>52,904</text:p>
          </table:table-cell>
          <table:table-cell office:value-type="float" office:value="27613" table:style-name="ce153">
            <text:p>27,613</text:p>
          </table:table-cell>
          <table:table-cell office:value-type="float" office:value="52.194541055496742" table:style-name="ce155">
            <text:p>52.2</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10000015</text:p>
          </table:table-cell>
          <table:table-cell office:value-type="string" table:style-name="ce157">
            <text:p>Hertford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95533" table:style-name="ce153">
            <text:p>95,533</text:p>
          </table:table-cell>
          <table:table-cell office:value-type="float" office:value="22397" table:style-name="ce153">
            <text:p>22,397</text:p>
          </table:table-cell>
          <table:table-cell office:value-type="float" office:value="23.444254864811111" table:style-name="ce155">
            <text:p>23.4</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06000032</text:p>
          </table:table-cell>
          <table:table-cell office:value-type="string" table:style-name="ce157">
            <text:p>Luton</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06000042</text:p>
          </table:table-cell>
          <table:table-cell office:value-type="string" table:style-name="ce157">
            <text:p>Milton Keynes</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10000020</text:p>
          </table:table-cell>
          <table:table-cell office:value-type="string" table:style-name="ce157">
            <text:p>Norfolk</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64518" table:style-name="ce153">
            <text:p>64,518</text:p>
          </table:table-cell>
          <table:table-cell office:value-type="float" office:value="16878" table:style-name="ce153">
            <text:p>16,878</text:p>
          </table:table-cell>
          <table:table-cell office:value-type="float" office:value="26.160141355900677" table:style-name="ce155">
            <text:p>26.2</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06000031</text:p>
          </table:table-cell>
          <table:table-cell office:value-type="string" table:style-name="ce157">
            <text:p>Peterborough</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9104" table:style-name="ce153">
            <text:p>19,104</text:p>
          </table:table-cell>
          <table:table-cell office:value-type="float" office:value="0" table:style-name="ce153">
            <text:p>0</text:p>
          </table:table-cell>
          <table:table-cell office:value-type="float" office:value="0" table:style-name="ce155">
            <text:p>0.0</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06000033</text:p>
          </table:table-cell>
          <table:table-cell office:value-type="string" table:style-name="ce157">
            <text:p>Southend-On-Sea</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10000029</text:p>
          </table:table-cell>
          <table:table-cell office:value-type="string" table:style-name="ce157">
            <text:p>Suffolk</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4316" table:style-name="ce153">
            <text:p>54,316</text:p>
          </table:table-cell>
          <table:table-cell office:value-type="float" office:value="5522" table:style-name="ce153">
            <text:p>5,522</text:p>
          </table:table-cell>
          <table:table-cell office:value-type="float" office:value="10.166433463436189" table:style-name="ce155">
            <text:p>10.2</text:p>
          </table:table-cell>
          <table:table-cell table:number-columns-repeated="16375" table:style-name="ce49"/>
        </table:table-row>
        <table:table-row table:style-name="ro11">
          <table:table-cell office:value-type="string" table:style-name="ce149">
            <text:p>East of England</text:p>
          </table:table-cell>
          <table:table-cell office:value-type="string" table:style-name="ce156">
            <text:p>E06000034</text:p>
          </table:table-cell>
          <table:table-cell office:value-type="string" table:style-name="ce157">
            <text:p>Thurrock</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02</text:p>
          </table:table-cell>
          <table:table-cell office:value-type="string" table:style-name="ce157">
            <text:p>Barking and Dagen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3688" table:style-name="ce153">
            <text:p>23,688</text:p>
          </table:table-cell>
          <table:table-cell office:value-type="float" office:value="2049" table:style-name="ce153">
            <text:p>2,049</text:p>
          </table:table-cell>
          <table:table-cell office:value-type="float" office:value="8.6499493414387043" table:style-name="ce155">
            <text:p>8.6</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03</text:p>
          </table:table-cell>
          <table:table-cell office:value-type="string" table:style-name="ce157">
            <text:p>Barne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2138" table:style-name="ce153">
            <text:p>32,138</text:p>
          </table:table-cell>
          <table:table-cell office:value-type="float" office:value="6598" table:style-name="ce153">
            <text:p>6,598</text:p>
          </table:table-cell>
          <table:table-cell office:value-type="float" office:value="20.530213454477568" table:style-name="ce155">
            <text:p>20.5</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04</text:p>
          </table:table-cell>
          <table:table-cell office:value-type="string" table:style-name="ce157">
            <text:p>Bexle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3289" table:style-name="ce153">
            <text:p>23,289</text:p>
          </table:table-cell>
          <table:table-cell office:value-type="float" office:value="4918" table:style-name="ce153">
            <text:p>4,918</text:p>
          </table:table-cell>
          <table:table-cell office:value-type="float" office:value="21.117265661900468" table:style-name="ce155">
            <text:p>21.1</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05</text:p>
          </table:table-cell>
          <table:table-cell office:value-type="string" table:style-name="ce157">
            <text:p>Bren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5681" table:style-name="ce153">
            <text:p>25,681</text:p>
          </table:table-cell>
          <table:table-cell office:value-type="float" office:value="1311" table:style-name="ce153">
            <text:p>1,311</text:p>
          </table:table-cell>
          <table:table-cell office:value-type="float" office:value="5.1049413963630697" table:style-name="ce155">
            <text:p>5.1</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06</text:p>
          </table:table-cell>
          <table:table-cell office:value-type="string" table:style-name="ce157">
            <text:p>Bromle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9104" table:style-name="ce153">
            <text:p>29,104</text:p>
          </table:table-cell>
          <table:table-cell office:value-type="float" office:value="5347" table:style-name="ce153">
            <text:p>5,347</text:p>
          </table:table-cell>
          <table:table-cell office:value-type="float" office:value="18.372045079714127" table:style-name="ce155">
            <text:p>18.4</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07</text:p>
          </table:table-cell>
          <table:table-cell office:value-type="string" table:style-name="ce157">
            <text:p>Camde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0295" table:style-name="ce153">
            <text:p>10,295</text:p>
          </table:table-cell>
          <table:table-cell office:value-type="float" office:value="3510" table:style-name="ce153">
            <text:p>3,510</text:p>
          </table:table-cell>
          <table:table-cell office:value-type="float" office:value="34.094220495386111" table:style-name="ce155">
            <text:p>34.1</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2</text:p>
          </table:table-cell>
          <table:table-cell office:value-type="string" table:style-name="ce157">
            <text:p>City and Hackney</text:p>
          </table:table-cell>
          <table:table-cell office:value-type="float" office:value="2" table:style-name="ce152">
            <text:p>2</text:p>
          </table:table-cell>
          <table:table-cell office:value-type="float" office:value="2" table:style-name="ce153">
            <text:p>2</text:p>
          </table:table-cell>
          <table:table-cell office:value-type="float" office:value="100" table:style-name="ce154">
            <text:p>100.0</text:p>
          </table:table-cell>
          <table:table-cell office:value-type="float" office:value="18607" table:style-name="ce153">
            <text:p>18,607</text:p>
          </table:table-cell>
          <table:table-cell office:value-type="float" office:value="2681" table:style-name="ce153">
            <text:p>2,681</text:p>
          </table:table-cell>
          <table:table-cell office:value-type="float" office:value="14.408555919815122" table:style-name="ce155">
            <text:p>14.4</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08</text:p>
          </table:table-cell>
          <table:table-cell office:value-type="string" table:style-name="ce157">
            <text:p>Croyd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2257" table:style-name="ce153">
            <text:p>32,257</text:p>
          </table:table-cell>
          <table:table-cell office:value-type="float" office:value="5816" table:style-name="ce153">
            <text:p>5,816</text:p>
          </table:table-cell>
          <table:table-cell office:value-type="float" office:value="18.030194996434883" table:style-name="ce155">
            <text:p>18.0</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09</text:p>
          </table:table-cell>
          <table:table-cell office:value-type="string" table:style-name="ce157">
            <text:p>Ealing</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1184" table:style-name="ce153">
            <text:p>31,184</text:p>
          </table:table-cell>
          <table:table-cell office:value-type="float" office:value="3948" table:style-name="ce153">
            <text:p>3,948</text:p>
          </table:table-cell>
          <table:table-cell office:value-type="float" office:value="12.660338635197538" table:style-name="ce155">
            <text:p>12.7</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0</text:p>
          </table:table-cell>
          <table:table-cell office:value-type="string" table:style-name="ce157">
            <text:p>Enfiel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9657" table:style-name="ce153">
            <text:p>29,657</text:p>
          </table:table-cell>
          <table:table-cell office:value-type="float" office:value="2312" table:style-name="ce153">
            <text:p>2,312</text:p>
          </table:table-cell>
          <table:table-cell office:value-type="float" office:value="7.7957986310146001" table:style-name="ce155">
            <text:p>7.8</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1</text:p>
          </table:table-cell>
          <table:table-cell office:value-type="string" table:style-name="ce157">
            <text:p>Greenwich</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5234" table:style-name="ce153">
            <text:p>25,234</text:p>
          </table:table-cell>
          <table:table-cell office:value-type="float" office:value="4133" table:style-name="ce153">
            <text:p>4,133</text:p>
          </table:table-cell>
          <table:table-cell office:value-type="float" office:value="16.378695410953476" table:style-name="ce155">
            <text:p>16.4</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3</text:p>
          </table:table-cell>
          <table:table-cell office:value-type="string" table:style-name="ce157">
            <text:p>Hammersmith and Ful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9253" table:style-name="ce153">
            <text:p>9,253</text:p>
          </table:table-cell>
          <table:table-cell office:value-type="float" office:value="236" table:style-name="ce153">
            <text:p>236</text:p>
          </table:table-cell>
          <table:table-cell office:value-type="float" office:value="2.5505241543283259" table:style-name="ce155">
            <text:p>2.6</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4</text:p>
          </table:table-cell>
          <table:table-cell office:value-type="string" table:style-name="ce157">
            <text:p>Haringe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0007" table:style-name="ce153">
            <text:p>20,007</text:p>
          </table:table-cell>
          <table:table-cell office:value-type="float" office:value="1907" table:style-name="ce153">
            <text:p>1,907</text:p>
          </table:table-cell>
          <table:table-cell office:value-type="float" office:value="9.5316639176288298" table:style-name="ce155">
            <text:p>9.5</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5</text:p>
          </table:table-cell>
          <table:table-cell office:value-type="string" table:style-name="ce157">
            <text:p>Harrow</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1539" table:style-name="ce153">
            <text:p>21,539</text:p>
          </table:table-cell>
          <table:table-cell office:value-type="float" office:value="3619" table:style-name="ce153">
            <text:p>3,619</text:p>
          </table:table-cell>
          <table:table-cell office:value-type="float" office:value="16.8020799480013" table:style-name="ce155">
            <text:p>16.8</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6</text:p>
          </table:table-cell>
          <table:table-cell office:value-type="string" table:style-name="ce157">
            <text:p>Havering</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3835" table:style-name="ce153">
            <text:p>23,835</text:p>
          </table:table-cell>
          <table:table-cell office:value-type="float" office:value="5164" table:style-name="ce153">
            <text:p>5,164</text:p>
          </table:table-cell>
          <table:table-cell office:value-type="float" office:value="21.665617788965807" table:style-name="ce155">
            <text:p>21.7</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7</text:p>
          </table:table-cell>
          <table:table-cell office:value-type="string" table:style-name="ce157">
            <text:p>Hillingd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9046" table:style-name="ce153">
            <text:p>29,046</text:p>
          </table:table-cell>
          <table:table-cell office:value-type="float" office:value="3948" table:style-name="ce153">
            <text:p>3,948</text:p>
          </table:table-cell>
          <table:table-cell office:value-type="float" office:value="13.592233009708737" table:style-name="ce155">
            <text:p>13.6</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8</text:p>
          </table:table-cell>
          <table:table-cell office:value-type="string" table:style-name="ce157">
            <text:p>Hounslow</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4633" table:style-name="ce153">
            <text:p>24,633</text:p>
          </table:table-cell>
          <table:table-cell office:value-type="float" office:value="4912" table:style-name="ce153">
            <text:p>4,912</text:p>
          </table:table-cell>
          <table:table-cell office:value-type="float" office:value="19.940729915154467" table:style-name="ce155">
            <text:p>19.9</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19</text:p>
          </table:table-cell>
          <table:table-cell office:value-type="string" table:style-name="ce157">
            <text:p>Isling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2621" table:style-name="ce153">
            <text:p>12,621</text:p>
          </table:table-cell>
          <table:table-cell office:value-type="float" office:value="458" table:style-name="ce153">
            <text:p>458</text:p>
          </table:table-cell>
          <table:table-cell office:value-type="float" office:value="3.628872514063862" table:style-name="ce155">
            <text:p>3.6</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0</text:p>
          </table:table-cell>
          <table:table-cell office:value-type="string" table:style-name="ce157">
            <text:p>Kensington and Chelsea</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6547" table:style-name="ce153">
            <text:p>6,547</text:p>
          </table:table-cell>
          <table:table-cell office:value-type="string" table:style-name="ce153">
            <text:p>**</text:p>
          </table:table-cell>
          <table:table-cell office:value-type="float" office:value="6.1096685504811357E-2" table:style-name="ce155">
            <text:p>0.1</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1</text:p>
          </table:table-cell>
          <table:table-cell office:value-type="string" table:style-name="ce157">
            <text:p>Kingston Upon Thames</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4711" table:style-name="ce153">
            <text:p>14,711</text:p>
          </table:table-cell>
          <table:table-cell office:value-type="float" office:value="3531" table:style-name="ce153">
            <text:p>3,531</text:p>
          </table:table-cell>
          <table:table-cell office:value-type="float" office:value="24.00244714839236" table:style-name="ce155">
            <text:p>24.0</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2</text:p>
          </table:table-cell>
          <table:table-cell office:value-type="string" table:style-name="ce157">
            <text:p>Lambeth</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0043" table:style-name="ce153">
            <text:p>20,043</text:p>
          </table:table-cell>
          <table:table-cell office:value-type="float" office:value="1131" table:style-name="ce153">
            <text:p>1,131</text:p>
          </table:table-cell>
          <table:table-cell office:value-type="float" office:value="5.6428678341565632" table:style-name="ce155">
            <text:p>5.6</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3</text:p>
          </table:table-cell>
          <table:table-cell office:value-type="string" table:style-name="ce157">
            <text:p>Lewis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4035" table:style-name="ce153">
            <text:p>24,035</text:p>
          </table:table-cell>
          <table:table-cell office:value-type="float" office:value="6083" table:style-name="ce153">
            <text:p>6,083</text:p>
          </table:table-cell>
          <table:table-cell office:value-type="float" office:value="25.308924485125857" table:style-name="ce155">
            <text:p>25.3</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4</text:p>
          </table:table-cell>
          <table:table-cell office:value-type="string" table:style-name="ce157">
            <text:p>Mer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7515" table:style-name="ce153">
            <text:p>17,515</text:p>
          </table:table-cell>
          <table:table-cell office:value-type="float" office:value="3970" table:style-name="ce153">
            <text:p>3,970</text:p>
          </table:table-cell>
          <table:table-cell office:value-type="float" office:value="22.666286040536683" table:style-name="ce155">
            <text:p>22.7</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5</text:p>
          </table:table-cell>
          <table:table-cell office:value-type="string" table:style-name="ce157">
            <text:p>New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3041" table:style-name="ce153">
            <text:p>33,041</text:p>
          </table:table-cell>
          <table:table-cell office:value-type="float" office:value="2439" table:style-name="ce153">
            <text:p>2,439</text:p>
          </table:table-cell>
          <table:table-cell office:value-type="float" office:value="7.3817378408643801" table:style-name="ce155">
            <text:p>7.4</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6</text:p>
          </table:table-cell>
          <table:table-cell office:value-type="string" table:style-name="ce157">
            <text:p>Redbridg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2328" table:style-name="ce153">
            <text:p>32,328</text:p>
          </table:table-cell>
          <table:table-cell office:value-type="float" office:value="1774" table:style-name="ce153">
            <text:p>1,774</text:p>
          </table:table-cell>
          <table:table-cell office:value-type="float" office:value="5.4875030932937392" table:style-name="ce155">
            <text:p>5.5</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7</text:p>
          </table:table-cell>
          <table:table-cell office:value-type="string" table:style-name="ce157">
            <text:p>Richmond Upon Thames</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0265" table:style-name="ce153">
            <text:p>20,265</text:p>
          </table:table-cell>
          <table:table-cell office:value-type="float" office:value="4217" table:style-name="ce153">
            <text:p>4,217</text:p>
          </table:table-cell>
          <table:table-cell office:value-type="float" office:value="20.80927707870713" table:style-name="ce155">
            <text:p>20.8</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8</text:p>
          </table:table-cell>
          <table:table-cell office:value-type="string" table:style-name="ce157">
            <text:p>Southwark</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5816" table:style-name="ce153">
            <text:p>25,816</text:p>
          </table:table-cell>
          <table:table-cell office:value-type="float" office:value="3256" table:style-name="ce153">
            <text:p>3,256</text:p>
          </table:table-cell>
          <table:table-cell office:value-type="float" office:value="12.612333436628449" table:style-name="ce155">
            <text:p>12.6</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29</text:p>
          </table:table-cell>
          <table:table-cell office:value-type="string" table:style-name="ce157">
            <text:p>Sut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8409" table:style-name="ce153">
            <text:p>18,409</text:p>
          </table:table-cell>
          <table:table-cell office:value-type="float" office:value="3307" table:style-name="ce153">
            <text:p>3,307</text:p>
          </table:table-cell>
          <table:table-cell office:value-type="float" office:value="17.964039328589276" table:style-name="ce155">
            <text:p>18.0</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30</text:p>
          </table:table-cell>
          <table:table-cell office:value-type="string" table:style-name="ce157">
            <text:p>Tower Hamlets</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0558" table:style-name="ce153">
            <text:p>20,558</text:p>
          </table:table-cell>
          <table:table-cell office:value-type="float" office:value="3011" table:style-name="ce153">
            <text:p>3,011</text:p>
          </table:table-cell>
          <table:table-cell office:value-type="float" office:value="14.646366378052338" table:style-name="ce155">
            <text:p>14.6</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31</text:p>
          </table:table-cell>
          <table:table-cell office:value-type="string" table:style-name="ce157">
            <text:p>Waltham Fores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3557" table:style-name="ce153">
            <text:p>23,557</text:p>
          </table:table-cell>
          <table:table-cell office:value-type="float" office:value="2351" table:style-name="ce153">
            <text:p>2,351</text:p>
          </table:table-cell>
          <table:table-cell office:value-type="float" office:value="9.9800483932589046" table:style-name="ce155">
            <text:p>10.0</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32</text:p>
          </table:table-cell>
          <table:table-cell office:value-type="string" table:style-name="ce157">
            <text:p>Wandsworth</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London</text:p>
          </table:table-cell>
          <table:table-cell office:value-type="string" table:style-name="ce156">
            <text:p>E09000033</text:p>
          </table:table-cell>
          <table:table-cell office:value-type="string" table:style-name="ce157">
            <text:p>Westminster</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8802" table:style-name="ce153">
            <text:p>8,802</text:p>
          </table:table-cell>
          <table:table-cell office:value-type="float" office:value="317" table:style-name="ce153">
            <text:p>317</text:p>
          </table:table-cell>
          <table:table-cell office:value-type="float" office:value="3.6014542149511475" table:style-name="ce155">
            <text:p>3.6</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7000171</text:p>
          </table:table-cell>
          <table:table-cell office:value-type="string" table:style-name="ce157">
            <text:p>Bassetlaw Lower Tier</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9538" table:style-name="ce153">
            <text:p>9,538</text:p>
          </table:table-cell>
          <table:table-cell office:value-type="float" office:value="2432" table:style-name="ce153">
            <text:p>2,432</text:p>
          </table:table-cell>
          <table:table-cell office:value-type="float" office:value="25.498007968127489" table:style-name="ce155">
            <text:p>25.5</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8000025</text:p>
          </table:table-cell>
          <table:table-cell office:value-type="string" table:style-name="ce157">
            <text:p>Birming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11623" table:style-name="ce153">
            <text:p>111,623</text:p>
          </table:table-cell>
          <table:table-cell office:value-type="float" office:value="14357" table:style-name="ce153">
            <text:p>14,357</text:p>
          </table:table-cell>
          <table:table-cell office:value-type="float" office:value="12.862044560708815" table:style-name="ce155">
            <text:p>12.9</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8000026</text:p>
          </table:table-cell>
          <table:table-cell office:value-type="string" table:style-name="ce157">
            <text:p>Coventr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1123" table:style-name="ce153">
            <text:p>31,123</text:p>
          </table:table-cell>
          <table:table-cell office:value-type="float" office:value="6185" table:style-name="ce153">
            <text:p>6,185</text:p>
          </table:table-cell>
          <table:table-cell office:value-type="float" office:value="19.872762908459983" table:style-name="ce155">
            <text:p>19.9</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6000015</text:p>
          </table:table-cell>
          <table:table-cell office:value-type="string" table:style-name="ce157">
            <text:p>Derb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3871" table:style-name="ce153">
            <text:p>23,871</text:p>
          </table:table-cell>
          <table:table-cell office:value-type="float" office:value="4114" table:style-name="ce153">
            <text:p>4,114</text:p>
          </table:table-cell>
          <table:table-cell office:value-type="float" office:value="17.234301034728329" table:style-name="ce155">
            <text:p>17.2</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10000007</text:p>
          </table:table-cell>
          <table:table-cell office:value-type="string" table:style-name="ce157">
            <text:p>Derby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9707" table:style-name="ce153">
            <text:p>59,707</text:p>
          </table:table-cell>
          <table:table-cell office:value-type="float" office:value="14917" table:style-name="ce153">
            <text:p>14,917</text:p>
          </table:table-cell>
          <table:table-cell office:value-type="float" office:value="24.983670256418844" table:style-name="ce155">
            <text:p>25.0</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8000027</text:p>
          </table:table-cell>
          <table:table-cell office:value-type="string" table:style-name="ce157">
            <text:p>Dudle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7215" table:style-name="ce153">
            <text:p>27,215</text:p>
          </table:table-cell>
          <table:table-cell office:value-type="float" office:value="782" table:style-name="ce153">
            <text:p>782</text:p>
          </table:table-cell>
          <table:table-cell office:value-type="float" office:value="2.8734153959213669" table:style-name="ce155">
            <text:p>2.9</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6000019</text:p>
          </table:table-cell>
          <table:table-cell office:value-type="string" table:style-name="ce157">
            <text:p>Herefordshire, County Of</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3172" table:style-name="ce153">
            <text:p>13,172</text:p>
          </table:table-cell>
          <table:table-cell office:value-type="float" office:value="4955" table:style-name="ce153">
            <text:p>4,955</text:p>
          </table:table-cell>
          <table:table-cell office:value-type="float" office:value="37.617673853628908" table:style-name="ce155">
            <text:p>37.6</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6000016</text:p>
          </table:table-cell>
          <table:table-cell office:value-type="string" table:style-name="ce157">
            <text:p>Leicester</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3923" table:style-name="ce153">
            <text:p>33,923</text:p>
          </table:table-cell>
          <table:table-cell office:value-type="float" office:value="4209" table:style-name="ce153">
            <text:p>4,209</text:p>
          </table:table-cell>
          <table:table-cell office:value-type="float" office:value="12.407511128143147" table:style-name="ce155">
            <text:p>12.4</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10000018</text:p>
          </table:table-cell>
          <table:table-cell office:value-type="string" table:style-name="ce157">
            <text:p>Leicestershire and Rutland</text:p>
          </table:table-cell>
          <table:table-cell office:value-type="float" office:value="2" table:style-name="ce152">
            <text:p>2</text:p>
          </table:table-cell>
          <table:table-cell office:value-type="float" office:value="2" table:style-name="ce153">
            <text:p>2</text:p>
          </table:table-cell>
          <table:table-cell office:value-type="float" office:value="100" table:style-name="ce154">
            <text:p>100.0</text:p>
          </table:table-cell>
          <table:table-cell office:value-type="float" office:value="59539" table:style-name="ce153">
            <text:p>59,539</text:p>
          </table:table-cell>
          <table:table-cell office:value-type="float" office:value="5356" table:style-name="ce153">
            <text:p>5,356</text:p>
          </table:table-cell>
          <table:table-cell office:value-type="float" office:value="8.9957842758528024" table:style-name="ce155">
            <text:p>9.0</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10000019</text:p>
          </table:table-cell>
          <table:table-cell office:value-type="string" table:style-name="ce157">
            <text:p>Lincoln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7385" table:style-name="ce153">
            <text:p>57,385</text:p>
          </table:table-cell>
          <table:table-cell office:value-type="float" office:value="16913" table:style-name="ce153">
            <text:p>16,913</text:p>
          </table:table-cell>
          <table:table-cell office:value-type="float" office:value="29.472858761000261" table:style-name="ce155">
            <text:p>29.5</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8">
            <text:p>E06000061</text:p>
          </table:table-cell>
          <table:table-cell office:value-type="string" table:style-name="ce159">
            <text:p>North Northampton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0421" table:style-name="ce153">
            <text:p>30,421</text:p>
          </table:table-cell>
          <table:table-cell office:value-type="float" office:value="10553" table:style-name="ce153">
            <text:p>10,553</text:p>
          </table:table-cell>
          <table:table-cell office:value-type="float" office:value="34.689852404588933" table:style-name="ce155">
            <text:p>34.7</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6000018</text:p>
          </table:table-cell>
          <table:table-cell office:value-type="string" table:style-name="ce157">
            <text:p>Notting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7517" table:style-name="ce153">
            <text:p>27,517</text:p>
          </table:table-cell>
          <table:table-cell office:value-type="float" office:value="4365" table:style-name="ce153">
            <text:p>4,365</text:p>
          </table:table-cell>
          <table:table-cell office:value-type="float" office:value="15.862921103317948" table:style-name="ce155">
            <text:p>15.9</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10000024</text:p>
          </table:table-cell>
          <table:table-cell office:value-type="string" table:style-name="ce157">
            <text:p>Nottingham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9410" table:style-name="ce153">
            <text:p>59,410</text:p>
          </table:table-cell>
          <table:table-cell office:value-type="float" office:value="14697" table:style-name="ce153">
            <text:p>14,697</text:p>
          </table:table-cell>
          <table:table-cell office:value-type="float" office:value="24.738259552263926" table:style-name="ce155">
            <text:p>24.7</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8000028</text:p>
          </table:table-cell>
          <table:table-cell office:value-type="string" table:style-name="ce157">
            <text:p>Sandwell</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4106" table:style-name="ce153">
            <text:p>34,106</text:p>
          </table:table-cell>
          <table:table-cell office:value-type="float" office:value="861" table:style-name="ce153">
            <text:p>861</text:p>
          </table:table-cell>
          <table:table-cell office:value-type="float" office:value="2.5244824957485488" table:style-name="ce155">
            <text:p>2.5</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6000051</text:p>
          </table:table-cell>
          <table:table-cell office:value-type="string" table:style-name="ce157">
            <text:p>Shrop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7006" table:style-name="ce153">
            <text:p>7,006</text:p>
          </table:table-cell>
          <table:table-cell office:value-type="float" office:value="4778" table:style-name="ce153">
            <text:p>4,778</text:p>
          </table:table-cell>
          <table:table-cell office:value-type="float" office:value="68.198686839851547" table:style-name="ce155">
            <text:p>68.2</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8000029</text:p>
          </table:table-cell>
          <table:table-cell office:value-type="string" table:style-name="ce157">
            <text:p>Solihull</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9638" table:style-name="ce153">
            <text:p>19,638</text:p>
          </table:table-cell>
          <table:table-cell office:value-type="float" office:value="4303" table:style-name="ce153">
            <text:p>4,303</text:p>
          </table:table-cell>
          <table:table-cell office:value-type="float" office:value="21.911599959262652" table:style-name="ce155">
            <text:p>21.9</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10000028</text:p>
          </table:table-cell>
          <table:table-cell office:value-type="string" table:style-name="ce157">
            <text:p>Stafford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67452" table:style-name="ce153">
            <text:p>67,452</text:p>
          </table:table-cell>
          <table:table-cell office:value-type="float" office:value="19818" table:style-name="ce153">
            <text:p>19,818</text:p>
          </table:table-cell>
          <table:table-cell office:value-type="float" office:value="29.380893079523219" table:style-name="ce155">
            <text:p>29.4</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6000021</text:p>
          </table:table-cell>
          <table:table-cell office:value-type="string" table:style-name="ce157">
            <text:p>Stoke-On-Tren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2701" table:style-name="ce153">
            <text:p>22,701</text:p>
          </table:table-cell>
          <table:table-cell office:value-type="float" office:value="5221" table:style-name="ce153">
            <text:p>5,221</text:p>
          </table:table-cell>
          <table:table-cell office:value-type="float" office:value="22.998986828774061" table:style-name="ce155">
            <text:p>23.0</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6000020</text:p>
          </table:table-cell>
          <table:table-cell office:value-type="string" table:style-name="ce157">
            <text:p>Telford and Wreki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728" table:style-name="ce153">
            <text:p>4,728</text:p>
          </table:table-cell>
          <table:table-cell office:value-type="float" office:value="2941" table:style-name="ce153">
            <text:p>2,941</text:p>
          </table:table-cell>
          <table:table-cell office:value-type="float" office:value="62.203891708967852" table:style-name="ce155">
            <text:p>62.2</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8000030</text:p>
          </table:table-cell>
          <table:table-cell office:value-type="string" table:style-name="ce157">
            <text:p>Walsall</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7206" table:style-name="ce153">
            <text:p>27,206</text:p>
          </table:table-cell>
          <table:table-cell office:value-type="float" office:value="776" table:style-name="ce153">
            <text:p>776</text:p>
          </table:table-cell>
          <table:table-cell office:value-type="float" office:value="2.8523119900022054" table:style-name="ce155">
            <text:p>2.9</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10000031</text:p>
          </table:table-cell>
          <table:table-cell office:value-type="string" table:style-name="ce157">
            <text:p>Warwick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6393" table:style-name="ce153">
            <text:p>46,393</text:p>
          </table:table-cell>
          <table:table-cell office:value-type="float" office:value="12008" table:style-name="ce153">
            <text:p>12,008</text:p>
          </table:table-cell>
          <table:table-cell office:value-type="float" office:value="25.883215140215121" table:style-name="ce155">
            <text:p>25.9</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8">
            <text:p>E06000062</text:p>
          </table:table-cell>
          <table:table-cell office:value-type="string" table:style-name="ce159">
            <text:p>West Northampton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6422" table:style-name="ce153">
            <text:p>36,422</text:p>
          </table:table-cell>
          <table:table-cell office:value-type="float" office:value="12884" table:style-name="ce153">
            <text:p>12,884</text:p>
          </table:table-cell>
          <table:table-cell office:value-type="float" office:value="35.374224369886335" table:style-name="ce155">
            <text:p>35.4</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08000031</text:p>
          </table:table-cell>
          <table:table-cell office:value-type="string" table:style-name="ce157">
            <text:p>Wolverhamp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5283" table:style-name="ce153">
            <text:p>25,283</text:p>
          </table:table-cell>
          <table:table-cell office:value-type="float" office:value="1669" table:style-name="ce153">
            <text:p>1,669</text:p>
          </table:table-cell>
          <table:table-cell office:value-type="float" office:value="6.6012735830399878" table:style-name="ce155">
            <text:p>6.6</text:p>
          </table:table-cell>
          <table:table-cell table:number-columns-repeated="16375" table:style-name="ce49"/>
        </table:table-row>
        <table:table-row table:style-name="ro11">
          <table:table-cell office:value-type="string" table:style-name="ce149">
            <text:p>Midlands</text:p>
          </table:table-cell>
          <table:table-cell office:value-type="string" table:style-name="ce156">
            <text:p>E10000034</text:p>
          </table:table-cell>
          <table:table-cell office:value-type="string" table:style-name="ce157">
            <text:p>Worcester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4736" table:style-name="ce153">
            <text:p>44,736</text:p>
          </table:table-cell>
          <table:table-cell office:value-type="float" office:value="13514" table:style-name="ce153">
            <text:p>13,514</text:p>
          </table:table-cell>
          <table:table-cell office:value-type="float" office:value="30.208333333333332" table:style-name="ce155">
            <text:p>30.2</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16</text:p>
          </table:table-cell>
          <table:table-cell office:value-type="string" table:style-name="ce157">
            <text:p>Barnsle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0229" table:style-name="ce153">
            <text:p>20,229</text:p>
          </table:table-cell>
          <table:table-cell office:value-type="float" office:value="5866" table:style-name="ce153">
            <text:p>5,866</text:p>
          </table:table-cell>
          <table:table-cell office:value-type="float" office:value="28.997973206782341" table:style-name="ce155">
            <text:p>29.0</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32</text:p>
          </table:table-cell>
          <table:table-cell office:value-type="string" table:style-name="ce157">
            <text:p>Bradfor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9371" table:style-name="ce153">
            <text:p>59,371</text:p>
          </table:table-cell>
          <table:table-cell office:value-type="float" office:value="8940" table:style-name="ce153">
            <text:p>8,940</text:p>
          </table:table-cell>
          <table:table-cell office:value-type="float" office:value="15.057856529281974" table:style-name="ce155">
            <text:p>15.1</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33</text:p>
          </table:table-cell>
          <table:table-cell office:value-type="string" table:style-name="ce157">
            <text:p>Calderdal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8217" table:style-name="ce153">
            <text:p>18,217</text:p>
          </table:table-cell>
          <table:table-cell office:value-type="float" office:value="4112" table:style-name="ce153">
            <text:p>4,112</text:p>
          </table:table-cell>
          <table:table-cell office:value-type="float" office:value="22.57232255585442" table:style-name="ce155">
            <text:p>22.6</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47</text:p>
          </table:table-cell>
          <table:table-cell office:value-type="string" table:style-name="ce157">
            <text:p>County Dur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8781" table:style-name="ce153">
            <text:p>38,781</text:p>
          </table:table-cell>
          <table:table-cell office:value-type="float" office:value="6550" table:style-name="ce153">
            <text:p>6,550</text:p>
          </table:table-cell>
          <table:table-cell office:value-type="float" office:value="16.889714035223435" table:style-name="ce155">
            <text:p>16.9</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10000006</text:p>
          </table:table-cell>
          <table:table-cell office:value-type="string" table:style-name="ce157">
            <text:p>Cumbria</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5488" table:style-name="ce153">
            <text:p>35,488</text:p>
          </table:table-cell>
          <table:table-cell office:value-type="float" office:value="14726" table:style-name="ce153">
            <text:p>14,726</text:p>
          </table:table-cell>
          <table:table-cell office:value-type="float" office:value="41.495716862037874" table:style-name="ce155">
            <text:p>41.5</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05</text:p>
          </table:table-cell>
          <table:table-cell office:value-type="string" table:style-name="ce157">
            <text:p>Darling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8775" table:style-name="ce153">
            <text:p>8,775</text:p>
          </table:table-cell>
          <table:table-cell office:value-type="float" office:value="1398" table:style-name="ce153">
            <text:p>1,398</text:p>
          </table:table-cell>
          <table:table-cell office:value-type="float" office:value="15.931623931623932" table:style-name="ce155">
            <text:p>15.9</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17</text:p>
          </table:table-cell>
          <table:table-cell office:value-type="string" table:style-name="ce157">
            <text:p>Doncaster</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5920" table:style-name="ce153">
            <text:p>25,920</text:p>
          </table:table-cell>
          <table:table-cell office:value-type="float" office:value="6182" table:style-name="ce153">
            <text:p>6,182</text:p>
          </table:table-cell>
          <table:table-cell office:value-type="float" office:value="23.85030864197531" table:style-name="ce155">
            <text:p>23.9</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11</text:p>
          </table:table-cell>
          <table:table-cell office:value-type="string" table:style-name="ce157">
            <text:p>East Riding Of York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5293" table:style-name="ce153">
            <text:p>25,293</text:p>
          </table:table-cell>
          <table:table-cell office:value-type="float" office:value="6790" table:style-name="ce153">
            <text:p>6,790</text:p>
          </table:table-cell>
          <table:table-cell office:value-type="float" office:value="26.84537223737793" table:style-name="ce155">
            <text:p>26.8</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20</text:p>
          </table:table-cell>
          <table:table-cell office:value-type="string" table:style-name="ce157">
            <text:p>Gateshea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4963" table:style-name="ce153">
            <text:p>14,963</text:p>
          </table:table-cell>
          <table:table-cell office:value-type="float" office:value="7776" table:style-name="ce153">
            <text:p>7,776</text:p>
          </table:table-cell>
          <table:table-cell office:value-type="float" office:value="51.968188197553964" table:style-name="ce155">
            <text:p>52.0</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01</text:p>
          </table:table-cell>
          <table:table-cell office:value-type="string" table:style-name="ce157">
            <text:p>Hartlepool</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7780" table:style-name="ce153">
            <text:p>7,780</text:p>
          </table:table-cell>
          <table:table-cell office:value-type="float" office:value="1544" table:style-name="ce153">
            <text:p>1,544</text:p>
          </table:table-cell>
          <table:table-cell office:value-type="float" office:value="19.845758354755784" table:style-name="ce155">
            <text:p>19.8</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10</text:p>
          </table:table-cell>
          <table:table-cell office:value-type="string" table:style-name="ce157">
            <text:p>Kingston Upon Hull, City Of</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3738" table:style-name="ce153">
            <text:p>23,738</text:p>
          </table:table-cell>
          <table:table-cell office:value-type="float" office:value="7351" table:style-name="ce153">
            <text:p>7,351</text:p>
          </table:table-cell>
          <table:table-cell office:value-type="float" office:value="30.967225545538803" table:style-name="ce155">
            <text:p>31.0</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34</text:p>
          </table:table-cell>
          <table:table-cell office:value-type="string" table:style-name="ce157">
            <text:p>Kirklees</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8077" table:style-name="ce153">
            <text:p>38,077</text:p>
          </table:table-cell>
          <table:table-cell office:value-type="float" office:value="5754" table:style-name="ce153">
            <text:p>5,754</text:p>
          </table:table-cell>
          <table:table-cell office:value-type="float" office:value="15.111484623263388" table:style-name="ce155">
            <text:p>15.1</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35</text:p>
          </table:table-cell>
          <table:table-cell office:value-type="string" table:style-name="ce157">
            <text:p>Leeds</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71850" table:style-name="ce153">
            <text:p>71,850</text:p>
          </table:table-cell>
          <table:table-cell office:value-type="float" office:value="11725" table:style-name="ce153">
            <text:p>11,725</text:p>
          </table:table-cell>
          <table:table-cell office:value-type="float" office:value="16.318719554627698" table:style-name="ce155">
            <text:p>16.3</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02</text:p>
          </table:table-cell>
          <table:table-cell office:value-type="string" table:style-name="ce157">
            <text:p>Middlesbrough</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3937" table:style-name="ce153">
            <text:p>13,937</text:p>
          </table:table-cell>
          <table:table-cell office:value-type="float" office:value="997" table:style-name="ce153">
            <text:p>997</text:p>
          </table:table-cell>
          <table:table-cell office:value-type="float" office:value="7.1536198608021806" table:style-name="ce155">
            <text:p>7.2</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21</text:p>
          </table:table-cell>
          <table:table-cell office:value-type="string" table:style-name="ce157">
            <text:p>Newcastle Upon Tyn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2392" table:style-name="ce153">
            <text:p>22,392</text:p>
          </table:table-cell>
          <table:table-cell office:value-type="float" office:value="5536" table:style-name="ce153">
            <text:p>5,536</text:p>
          </table:table-cell>
          <table:table-cell office:value-type="float" office:value="24.723115398356558" table:style-name="ce155">
            <text:p>24.7</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12</text:p>
          </table:table-cell>
          <table:table-cell office:value-type="string" table:style-name="ce157">
            <text:p>North East Lincoln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3731" table:style-name="ce153">
            <text:p>13,731</text:p>
          </table:table-cell>
          <table:table-cell office:value-type="float" office:value="4416" table:style-name="ce153">
            <text:p>4,416</text:p>
          </table:table-cell>
          <table:table-cell office:value-type="float" office:value="32.1608040201005" table:style-name="ce155">
            <text:p>32.2</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13</text:p>
          </table:table-cell>
          <table:table-cell office:value-type="string" table:style-name="ce157">
            <text:p>North Lincoln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3408" table:style-name="ce153">
            <text:p>13,408</text:p>
          </table:table-cell>
          <table:table-cell office:value-type="float" office:value="2452" table:style-name="ce153">
            <text:p>2,452</text:p>
          </table:table-cell>
          <table:table-cell office:value-type="float" office:value="18.287589498806682" table:style-name="ce155">
            <text:p>18.3</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22</text:p>
          </table:table-cell>
          <table:table-cell office:value-type="string" table:style-name="ce157">
            <text:p>North Tynesid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6357" table:style-name="ce153">
            <text:p>16,357</text:p>
          </table:table-cell>
          <table:table-cell office:value-type="float" office:value="6222" table:style-name="ce153">
            <text:p>6,222</text:p>
          </table:table-cell>
          <table:table-cell office:value-type="float" office:value="38.038760163844223" table:style-name="ce155">
            <text:p>38.0</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10000023</text:p>
          </table:table-cell>
          <table:table-cell office:value-type="string" table:style-name="ce157">
            <text:p>North Yorkshire</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48</text:p>
          </table:table-cell>
          <table:table-cell office:value-type="string" table:style-name="ce157">
            <text:p>Northumberlan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3337" table:style-name="ce153">
            <text:p>23,337</text:p>
          </table:table-cell>
          <table:table-cell office:value-type="float" office:value="6567" table:style-name="ce153">
            <text:p>6,567</text:p>
          </table:table-cell>
          <table:table-cell office:value-type="float" office:value="28.139863735698679" table:style-name="ce155">
            <text:p>28.1</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03</text:p>
          </table:table-cell>
          <table:table-cell office:value-type="string" table:style-name="ce157">
            <text:p>Redcar and Clevelan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1156" table:style-name="ce153">
            <text:p>11,156</text:p>
          </table:table-cell>
          <table:table-cell office:value-type="float" office:value="2159" table:style-name="ce153">
            <text:p>2,159</text:p>
          </table:table-cell>
          <table:table-cell office:value-type="float" office:value="19.35281462889925" table:style-name="ce155">
            <text:p>19.4</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18</text:p>
          </table:table-cell>
          <table:table-cell office:value-type="string" table:style-name="ce157">
            <text:p>Rother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2175" table:style-name="ce153">
            <text:p>22,175</text:p>
          </table:table-cell>
          <table:table-cell office:value-type="float" office:value="4871" table:style-name="ce153">
            <text:p>4,871</text:p>
          </table:table-cell>
          <table:table-cell office:value-type="float" office:value="21.966178128523111" table:style-name="ce155">
            <text:p>22.0</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19</text:p>
          </table:table-cell>
          <table:table-cell office:value-type="string" table:style-name="ce157">
            <text:p>Sheffiel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4916" table:style-name="ce153">
            <text:p>44,916</text:p>
          </table:table-cell>
          <table:table-cell office:value-type="float" office:value="8505" table:style-name="ce153">
            <text:p>8,505</text:p>
          </table:table-cell>
          <table:table-cell office:value-type="float" office:value="18.935345979161099" table:style-name="ce155">
            <text:p>18.9</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23</text:p>
          </table:table-cell>
          <table:table-cell office:value-type="string" table:style-name="ce157">
            <text:p>South Tynesid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1919" table:style-name="ce153">
            <text:p>11,919</text:p>
          </table:table-cell>
          <table:table-cell office:value-type="float" office:value="5821" table:style-name="ce153">
            <text:p>5,821</text:p>
          </table:table-cell>
          <table:table-cell office:value-type="float" office:value="48.837989764241968" table:style-name="ce155">
            <text:p>48.8</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04</text:p>
          </table:table-cell>
          <table:table-cell office:value-type="string" table:style-name="ce157">
            <text:p>Stockton-On-Tees</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7285" table:style-name="ce153">
            <text:p>17,285</text:p>
          </table:table-cell>
          <table:table-cell office:value-type="float" office:value="1705" table:style-name="ce153">
            <text:p>1,705</text:p>
          </table:table-cell>
          <table:table-cell office:value-type="float" office:value="9.8640439687590398" table:style-name="ce155">
            <text:p>9.9</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24</text:p>
          </table:table-cell>
          <table:table-cell office:value-type="string" table:style-name="ce157">
            <text:p>Sunderlan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1537" table:style-name="ce153">
            <text:p>21,537</text:p>
          </table:table-cell>
          <table:table-cell office:value-type="float" office:value="10743" table:style-name="ce153">
            <text:p>10,743</text:p>
          </table:table-cell>
          <table:table-cell office:value-type="float" office:value="49.881599108510933" table:style-name="ce155">
            <text:p>49.9</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8000036</text:p>
          </table:table-cell>
          <table:table-cell office:value-type="string" table:style-name="ce157">
            <text:p>Wakefiel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0727" table:style-name="ce153">
            <text:p>30,727</text:p>
          </table:table-cell>
          <table:table-cell office:value-type="float" office:value="1811" table:style-name="ce153">
            <text:p>1,811</text:p>
          </table:table-cell>
          <table:table-cell office:value-type="float" office:value="5.8938392944316078" table:style-name="ce155">
            <text:p>5.9</text:p>
          </table:table-cell>
          <table:table-cell table:number-columns-repeated="16375" table:style-name="ce49"/>
        </table:table-row>
        <table:table-row table:style-name="ro11">
          <table:table-cell office:value-type="string" table:style-name="ce149">
            <text:p>North East and Yorkshire</text:p>
          </table:table-cell>
          <table:table-cell office:value-type="string" table:style-name="ce156">
            <text:p>E06000014</text:p>
          </table:table-cell>
          <table:table-cell office:value-type="string" table:style-name="ce157">
            <text:p>York</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6000008</text:p>
          </table:table-cell>
          <table:table-cell office:value-type="string" table:style-name="ce157">
            <text:p>Blackburn With Darwe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5412" table:style-name="ce153">
            <text:p>15,412</text:p>
          </table:table-cell>
          <table:table-cell office:value-type="float" office:value="5418" table:style-name="ce153">
            <text:p>5,418</text:p>
          </table:table-cell>
          <table:table-cell office:value-type="float" office:value="35.154425123280561" table:style-name="ce155">
            <text:p>35.2</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6000009</text:p>
          </table:table-cell>
          <table:table-cell office:value-type="string" table:style-name="ce157">
            <text:p>Blackpool</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1827" table:style-name="ce153">
            <text:p>11,827</text:p>
          </table:table-cell>
          <table:table-cell office:value-type="float" office:value="1114" table:style-name="ce153">
            <text:p>1,114</text:p>
          </table:table-cell>
          <table:table-cell office:value-type="float" office:value="9.4191257292635502" table:style-name="ce155">
            <text:p>9.4</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1</text:p>
          </table:table-cell>
          <table:table-cell office:value-type="string" table:style-name="ce157">
            <text:p>Bol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8692" table:style-name="ce153">
            <text:p>28,692</text:p>
          </table:table-cell>
          <table:table-cell office:value-type="float" office:value="5587" table:style-name="ce153">
            <text:p>5,587</text:p>
          </table:table-cell>
          <table:table-cell office:value-type="float" office:value="19.472326780984247" table:style-name="ce155">
            <text:p>19.5</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2</text:p>
          </table:table-cell>
          <table:table-cell office:value-type="string" table:style-name="ce157">
            <text:p>Bur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6542" table:style-name="ce153">
            <text:p>16,542</text:p>
          </table:table-cell>
          <table:table-cell office:value-type="float" office:value="4228" table:style-name="ce153">
            <text:p>4,228</text:p>
          </table:table-cell>
          <table:table-cell office:value-type="float" office:value="25.559182686494982" table:style-name="ce155">
            <text:p>25.6</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6000049</text:p>
          </table:table-cell>
          <table:table-cell office:value-type="string" table:style-name="ce157">
            <text:p>Cheshire Eas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1182" table:style-name="ce153">
            <text:p>31,182</text:p>
          </table:table-cell>
          <table:table-cell office:value-type="float" office:value="2170" table:style-name="ce153">
            <text:p>2,170</text:p>
          </table:table-cell>
          <table:table-cell office:value-type="float" office:value="6.9591430953755378" table:style-name="ce155">
            <text:p>7.0</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6000050</text:p>
          </table:table-cell>
          <table:table-cell office:value-type="string" table:style-name="ce157">
            <text:p>Cheshire West and Chester</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7746" table:style-name="ce153">
            <text:p>27,746</text:p>
          </table:table-cell>
          <table:table-cell office:value-type="float" office:value="5998" table:style-name="ce153">
            <text:p>5,998</text:p>
          </table:table-cell>
          <table:table-cell office:value-type="float" office:value="21.617530454840335" table:style-name="ce155">
            <text:p>21.6</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6000006</text:p>
          </table:table-cell>
          <table:table-cell office:value-type="string" table:style-name="ce157">
            <text:p>Hal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0572" table:style-name="ce153">
            <text:p>10,572</text:p>
          </table:table-cell>
          <table:table-cell office:value-type="float" office:value="2723" table:style-name="ce153">
            <text:p>2,723</text:p>
          </table:table-cell>
          <table:table-cell office:value-type="float" office:value="25.756715853197125" table:style-name="ce155">
            <text:p>25.8</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11</text:p>
          </table:table-cell>
          <table:table-cell office:value-type="string" table:style-name="ce157">
            <text:p>Knowsle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4311" table:style-name="ce153">
            <text:p>14,311</text:p>
          </table:table-cell>
          <table:table-cell office:value-type="float" office:value="3282" table:style-name="ce153">
            <text:p>3,282</text:p>
          </table:table-cell>
          <table:table-cell office:value-type="float" office:value="22.933407868073509" table:style-name="ce155">
            <text:p>22.9</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10000017</text:p>
          </table:table-cell>
          <table:table-cell office:value-type="string" table:style-name="ce157">
            <text:p>Lanca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97956" table:style-name="ce153">
            <text:p>97,956</text:p>
          </table:table-cell>
          <table:table-cell office:value-type="float" office:value="13435" table:style-name="ce153">
            <text:p>13,435</text:p>
          </table:table-cell>
          <table:table-cell office:value-type="float" office:value="13.715341581934744" table:style-name="ce155">
            <text:p>13.7</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12</text:p>
          </table:table-cell>
          <table:table-cell office:value-type="string" table:style-name="ce157">
            <text:p>Liverpool</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1774" table:style-name="ce153">
            <text:p>41,774</text:p>
          </table:table-cell>
          <table:table-cell office:value-type="float" office:value="8624" table:style-name="ce153">
            <text:p>8,624</text:p>
          </table:table-cell>
          <table:table-cell office:value-type="float" office:value="20.644419974146601" table:style-name="ce155">
            <text:p>20.6</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3</text:p>
          </table:table-cell>
          <table:table-cell office:value-type="string" table:style-name="ce157">
            <text:p>Manchester</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1288" table:style-name="ce153">
            <text:p>51,288</text:p>
          </table:table-cell>
          <table:table-cell office:value-type="float" office:value="6696" table:style-name="ce153">
            <text:p>6,696</text:p>
          </table:table-cell>
          <table:table-cell office:value-type="float" office:value="13.055685540477304" table:style-name="ce155">
            <text:p>13.1</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4</text:p>
          </table:table-cell>
          <table:table-cell office:value-type="string" table:style-name="ce157">
            <text:p>Old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4737" table:style-name="ce153">
            <text:p>24,737</text:p>
          </table:table-cell>
          <table:table-cell office:value-type="float" office:value="5531" table:style-name="ce153">
            <text:p>5,531</text:p>
          </table:table-cell>
          <table:table-cell office:value-type="float" office:value="22.359218983708615" table:style-name="ce155">
            <text:p>22.4</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5</text:p>
          </table:table-cell>
          <table:table-cell office:value-type="string" table:style-name="ce157">
            <text:p>Rochdal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1694" table:style-name="ce153">
            <text:p>21,694</text:p>
          </table:table-cell>
          <table:table-cell office:value-type="float" office:value="5164" table:style-name="ce153">
            <text:p>5,164</text:p>
          </table:table-cell>
          <table:table-cell office:value-type="float" office:value="23.803816723518022" table:style-name="ce155">
            <text:p>23.8</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6</text:p>
          </table:table-cell>
          <table:table-cell office:value-type="string" table:style-name="ce160">
            <text:p>Salfor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4727" table:style-name="ce153">
            <text:p>24,727</text:p>
          </table:table-cell>
          <table:table-cell office:value-type="float" office:value="4282" table:style-name="ce153">
            <text:p>4,282</text:p>
          </table:table-cell>
          <table:table-cell office:value-type="float" office:value="17.317102762162818" table:style-name="ce155">
            <text:p>17.3</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14</text:p>
          </table:table-cell>
          <table:table-cell office:value-type="string" table:style-name="ce160">
            <text:p>Sef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1583" table:style-name="ce153">
            <text:p>21,583</text:p>
          </table:table-cell>
          <table:table-cell office:value-type="float" office:value="4712" table:style-name="ce153">
            <text:p>4,712</text:p>
          </table:table-cell>
          <table:table-cell office:value-type="float" office:value="21.831997405365332" table:style-name="ce155">
            <text:p>21.8</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13</text:p>
          </table:table-cell>
          <table:table-cell office:value-type="string" table:style-name="ce157">
            <text:p>St. Helens</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4884" table:style-name="ce153">
            <text:p>14,884</text:p>
          </table:table-cell>
          <table:table-cell office:value-type="float" office:value="3833" table:style-name="ce153">
            <text:p>3,833</text:p>
          </table:table-cell>
          <table:table-cell office:value-type="float" office:value="25.752485890889549" table:style-name="ce155">
            <text:p>25.8</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7</text:p>
          </table:table-cell>
          <table:table-cell office:value-type="string" table:style-name="ce157">
            <text:p>Stockpor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5907" table:style-name="ce153">
            <text:p>25,907</text:p>
          </table:table-cell>
          <table:table-cell office:value-type="float" office:value="8138" table:style-name="ce153">
            <text:p>8,138</text:p>
          </table:table-cell>
          <table:table-cell office:value-type="float" office:value="31.412359593932145" table:style-name="ce155">
            <text:p>31.4</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8</text:p>
          </table:table-cell>
          <table:table-cell office:value-type="string" table:style-name="ce157">
            <text:p>Tamesid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0647" table:style-name="ce153">
            <text:p>20,647</text:p>
          </table:table-cell>
          <table:table-cell office:value-type="float" office:value="4565" table:style-name="ce153">
            <text:p>4,565</text:p>
          </table:table-cell>
          <table:table-cell office:value-type="float" office:value="22.109749600426213" table:style-name="ce155">
            <text:p>22.1</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09</text:p>
          </table:table-cell>
          <table:table-cell office:value-type="string" table:style-name="ce157">
            <text:p>Traffor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2679" table:style-name="ce153">
            <text:p>22,679</text:p>
          </table:table-cell>
          <table:table-cell office:value-type="float" office:value="3394" table:style-name="ce153">
            <text:p>3,394</text:p>
          </table:table-cell>
          <table:table-cell office:value-type="float" office:value="14.965386480885401" table:style-name="ce155">
            <text:p>15.0</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6000007</text:p>
          </table:table-cell>
          <table:table-cell office:value-type="string" table:style-name="ce157">
            <text:p>Warringt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7958" table:style-name="ce153">
            <text:p>17,958</text:p>
          </table:table-cell>
          <table:table-cell office:value-type="float" office:value="6118" table:style-name="ce153">
            <text:p>6,118</text:p>
          </table:table-cell>
          <table:table-cell office:value-type="float" office:value="34.068381779708204" table:style-name="ce155">
            <text:p>34.1</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10</text:p>
          </table:table-cell>
          <table:table-cell office:value-type="string" table:style-name="ce157">
            <text:p>Wiga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6354" table:style-name="ce153">
            <text:p>26,354</text:p>
          </table:table-cell>
          <table:table-cell office:value-type="float" office:value="5891" table:style-name="ce153">
            <text:p>5,891</text:p>
          </table:table-cell>
          <table:table-cell office:value-type="float" office:value="22.353342946042346" table:style-name="ce155">
            <text:p>22.4</text:p>
          </table:table-cell>
          <table:table-cell table:number-columns-repeated="16375" table:style-name="ce49"/>
        </table:table-row>
        <table:table-row table:style-name="ro11">
          <table:table-cell office:value-type="string" table:style-name="ce149">
            <text:p>North West</text:p>
          </table:table-cell>
          <table:table-cell office:value-type="string" table:style-name="ce156">
            <text:p>E08000015</text:p>
          </table:table-cell>
          <table:table-cell office:value-type="string" table:style-name="ce157">
            <text:p>Wirral</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6281" table:style-name="ce153">
            <text:p>26,281</text:p>
          </table:table-cell>
          <table:table-cell office:value-type="float" office:value="4248" table:style-name="ce153">
            <text:p>4,248</text:p>
          </table:table-cell>
          <table:table-cell office:value-type="float" office:value="16.163768501959591" table:style-name="ce155">
            <text:p>16.2</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36</text:p>
          </table:table-cell>
          <table:table-cell office:value-type="string" table:style-name="ce157">
            <text:p>Bracknell Fores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0992" table:style-name="ce153">
            <text:p>10,992</text:p>
          </table:table-cell>
          <table:table-cell office:value-type="float" office:value="5223" table:style-name="ce153">
            <text:p>5,223</text:p>
          </table:table-cell>
          <table:table-cell office:value-type="float" office:value="47.516375545851531" table:style-name="ce155">
            <text:p>47.5</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61">
            <text:p>E06000043</text:p>
          </table:table-cell>
          <table:table-cell office:value-type="string" table:style-name="ce157">
            <text:p>Brighton and Hov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9651" table:style-name="ce153">
            <text:p>19,651</text:p>
          </table:table-cell>
          <table:table-cell office:value-type="float" office:value="4499" table:style-name="ce153">
            <text:p>4,499</text:p>
          </table:table-cell>
          <table:table-cell office:value-type="float" office:value="22.894509185283191" table:style-name="ce155">
            <text:p>22.9</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10000002</text:p>
          </table:table-cell>
          <table:table-cell office:value-type="string" table:style-name="ce157">
            <text:p>Buckingham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9710" table:style-name="ce153">
            <text:p>49,710</text:p>
          </table:table-cell>
          <table:table-cell office:value-type="float" office:value="12617" table:style-name="ce153">
            <text:p>12,617</text:p>
          </table:table-cell>
          <table:table-cell office:value-type="float" office:value="25.381211023938842" table:style-name="ce155">
            <text:p>25.4</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61">
            <text:p>E10000011</text:p>
          </table:table-cell>
          <table:table-cell office:value-type="string" table:style-name="ce157">
            <text:p>East Sussex</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9437" table:style-name="ce153">
            <text:p>39,437</text:p>
          </table:table-cell>
          <table:table-cell office:value-type="float" office:value="8677" table:style-name="ce153">
            <text:p>8,677</text:p>
          </table:table-cell>
          <table:table-cell office:value-type="float" office:value="22.0021806932576" table:style-name="ce155">
            <text:p>22.0</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10000014</text:p>
          </table:table-cell>
          <table:table-cell office:value-type="string" table:style-name="ce157">
            <text:p>Hamp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13186" table:style-name="ce153">
            <text:p>113,186</text:p>
          </table:table-cell>
          <table:table-cell office:value-type="float" office:value="33556" table:style-name="ce153">
            <text:p>33,556</text:p>
          </table:table-cell>
          <table:table-cell office:value-type="float" office:value="29.646776103051614" table:style-name="ce155">
            <text:p>29.6</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46</text:p>
          </table:table-cell>
          <table:table-cell office:value-type="string" table:style-name="ce157">
            <text:p>Isle Of Wight</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10000016</text:p>
          </table:table-cell>
          <table:table-cell office:value-type="string" table:style-name="ce157">
            <text:p>Ken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43016" table:style-name="ce153">
            <text:p>143,016</text:p>
          </table:table-cell>
          <table:table-cell office:value-type="float" office:value="32024" table:style-name="ce153">
            <text:p>32,024</text:p>
          </table:table-cell>
          <table:table-cell office:value-type="float" office:value="22.391900206969851" table:style-name="ce155">
            <text:p>22.4</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61">
            <text:p>E06000035</text:p>
          </table:table-cell>
          <table:table-cell office:value-type="string" table:style-name="ce157">
            <text:p>Medwa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9419" table:style-name="ce153">
            <text:p>29,419</text:p>
          </table:table-cell>
          <table:table-cell office:value-type="float" office:value="5444" table:style-name="ce153">
            <text:p>5,444</text:p>
          </table:table-cell>
          <table:table-cell office:value-type="float" office:value="18.505047758251468" table:style-name="ce155">
            <text:p>18.5</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61">
            <text:p>E10000025</text:p>
          </table:table-cell>
          <table:table-cell office:value-type="string" table:style-name="ce157">
            <text:p>Oxford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7401" table:style-name="ce153">
            <text:p>57,401</text:p>
          </table:table-cell>
          <table:table-cell office:value-type="float" office:value="16508" table:style-name="ce153">
            <text:p>16,508</text:p>
          </table:table-cell>
          <table:table-cell office:value-type="float" office:value="28.759080852249962" table:style-name="ce155">
            <text:p>28.8</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44</text:p>
          </table:table-cell>
          <table:table-cell office:value-type="string" table:style-name="ce157">
            <text:p>Portsmouth</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38</text:p>
          </table:table-cell>
          <table:table-cell office:value-type="string" table:style-name="ce157">
            <text:p>Reading</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3962" table:style-name="ce153">
            <text:p>13,962</text:p>
          </table:table-cell>
          <table:table-cell office:value-type="float" office:value="6091" table:style-name="ce153">
            <text:p>6,091</text:p>
          </table:table-cell>
          <table:table-cell office:value-type="float" office:value="43.625555078069041" table:style-name="ce155">
            <text:p>43.6</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39</text:p>
          </table:table-cell>
          <table:table-cell office:value-type="string" table:style-name="ce157">
            <text:p>Slough</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7093" table:style-name="ce153">
            <text:p>17,093</text:p>
          </table:table-cell>
          <table:table-cell office:value-type="float" office:value="3384" table:style-name="ce153">
            <text:p>3,384</text:p>
          </table:table-cell>
          <table:table-cell office:value-type="float" office:value="19.797577955888375" table:style-name="ce155">
            <text:p>19.8</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45</text:p>
          </table:table-cell>
          <table:table-cell office:value-type="string" table:style-name="ce157">
            <text:p>Southampton</text:p>
          </table:table-cell>
          <table:table-cell office:value-type="float" office:value="1" table:style-name="ce152">
            <text:p>1</text:p>
          </table:table-cell>
          <table:table-cell office:value-type="float" office:value="0" table:style-name="ce153">
            <text:p>0</text:p>
          </table:table-cell>
          <table:table-cell office:value-type="string" table:style-name="ce154">
            <text:p>-</text:p>
          </table:table-cell>
          <table:table-cell office:value-type="string" table:style-name="ce153">
            <text:p>-</text:p>
          </table:table-cell>
          <table:table-cell office:value-type="string" table:style-name="ce153">
            <text:p>-</text:p>
          </table:table-cell>
          <table:table-cell office:value-type="string" table:style-name="ce155">
            <text:p>-</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10000030</text:p>
          </table:table-cell>
          <table:table-cell office:value-type="string" table:style-name="ce157">
            <text:p>Surre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05225" table:style-name="ce153">
            <text:p>105,225</text:p>
          </table:table-cell>
          <table:table-cell office:value-type="float" office:value="23208" table:style-name="ce153">
            <text:p>23,208</text:p>
          </table:table-cell>
          <table:table-cell office:value-type="float" office:value="22.055595153243051" table:style-name="ce155">
            <text:p>22.1</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37</text:p>
          </table:table-cell>
          <table:table-cell office:value-type="string" table:style-name="ce157">
            <text:p>West Berk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3962" table:style-name="ce153">
            <text:p>13,962</text:p>
          </table:table-cell>
          <table:table-cell office:value-type="float" office:value="6927" table:style-name="ce153">
            <text:p>6,927</text:p>
          </table:table-cell>
          <table:table-cell office:value-type="float" office:value="49.613235926085089" table:style-name="ce155">
            <text:p>49.6</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10000032</text:p>
          </table:table-cell>
          <table:table-cell office:value-type="string" table:style-name="ce157">
            <text:p>West Sussex</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71669" table:style-name="ce153">
            <text:p>71,669</text:p>
          </table:table-cell>
          <table:table-cell office:value-type="float" office:value="16448" table:style-name="ce153">
            <text:p>16,448</text:p>
          </table:table-cell>
          <table:table-cell office:value-type="float" office:value="22.949950466728993" table:style-name="ce155">
            <text:p>22.9</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40</text:p>
          </table:table-cell>
          <table:table-cell office:value-type="string" table:style-name="ce157">
            <text:p>Windsor and Maidenhead</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3088" table:style-name="ce153">
            <text:p>13,088</text:p>
          </table:table-cell>
          <table:table-cell office:value-type="float" office:value="4684" table:style-name="ce153">
            <text:p>4,684</text:p>
          </table:table-cell>
          <table:table-cell office:value-type="float" office:value="35.788508557457213" table:style-name="ce155">
            <text:p>35.8</text:p>
          </table:table-cell>
          <table:table-cell table:number-columns-repeated="16375" table:style-name="ce49"/>
        </table:table-row>
        <table:table-row table:style-name="ro11">
          <table:table-cell office:value-type="string" table:style-name="ce149">
            <text:p>South East</text:p>
          </table:table-cell>
          <table:table-cell office:value-type="string" table:style-name="ce156">
            <text:p>E06000041</text:p>
          </table:table-cell>
          <table:table-cell office:value-type="string" table:style-name="ce157">
            <text:p>Wokingham</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7419" table:style-name="ce153">
            <text:p>17,419</text:p>
          </table:table-cell>
          <table:table-cell office:value-type="float" office:value="6107" table:style-name="ce153">
            <text:p>6,107</text:p>
          </table:table-cell>
          <table:table-cell office:value-type="float" office:value="35.059417877030832" table:style-name="ce155">
            <text:p>35.1</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06000022</text:p>
          </table:table-cell>
          <table:table-cell office:value-type="string" table:style-name="ce157">
            <text:p>Bath and North East Somerse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3198" table:style-name="ce153">
            <text:p>13,198</text:p>
          </table:table-cell>
          <table:table-cell office:value-type="float" office:value="3667" table:style-name="ce153">
            <text:p>3,667</text:p>
          </table:table-cell>
          <table:table-cell office:value-type="float" office:value="27.784512804970451" table:style-name="ce155">
            <text:p>27.8</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06000058</text:p>
          </table:table-cell>
          <table:table-cell office:value-type="string" table:style-name="ce157">
            <text:p>Bournemouth, Poole and Christchurch</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7880" table:style-name="ce153">
            <text:p>27,880</text:p>
          </table:table-cell>
          <table:table-cell office:value-type="float" office:value="7626" table:style-name="ce153">
            <text:p>7,626</text:p>
          </table:table-cell>
          <table:table-cell office:value-type="float" office:value="27.352941176470591" table:style-name="ce155">
            <text:p>27.4</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06000023</text:p>
          </table:table-cell>
          <table:table-cell office:value-type="string" table:style-name="ce157">
            <text:p>Bristol, City Of</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5809" table:style-name="ce153">
            <text:p>35,809</text:p>
          </table:table-cell>
          <table:table-cell office:value-type="float" office:value="4899" table:style-name="ce153">
            <text:p>4,899</text:p>
          </table:table-cell>
          <table:table-cell office:value-type="float" office:value="13.68091820492055" table:style-name="ce155">
            <text:p>13.7</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10000008</text:p>
          </table:table-cell>
          <table:table-cell office:value-type="string" table:style-name="ce157">
            <text:p>Dev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55928" table:style-name="ce153">
            <text:p>55,928</text:p>
          </table:table-cell>
          <table:table-cell office:value-type="float" office:value="18005" table:style-name="ce153">
            <text:p>18,005</text:p>
          </table:table-cell>
          <table:table-cell office:value-type="float" office:value="32.193176941782291" table:style-name="ce155">
            <text:p>32.2</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06000059</text:p>
          </table:table-cell>
          <table:table-cell office:value-type="string" table:style-name="ce157">
            <text:p>Dorse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5214" table:style-name="ce153">
            <text:p>25,214</text:p>
          </table:table-cell>
          <table:table-cell office:value-type="float" office:value="6537" table:style-name="ce153">
            <text:p>6,537</text:p>
          </table:table-cell>
          <table:table-cell office:value-type="float" office:value="25.926072816689139" table:style-name="ce155">
            <text:p>25.9</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10000013</text:p>
          </table:table-cell>
          <table:table-cell office:value-type="string" table:style-name="ce157">
            <text:p>Gloucester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7930" table:style-name="ce153">
            <text:p>47,930</text:p>
          </table:table-cell>
          <table:table-cell office:value-type="float" office:value="17927" table:style-name="ce153">
            <text:p>17,927</text:p>
          </table:table-cell>
          <table:table-cell office:value-type="float" office:value="37.40246192363864" table:style-name="ce155">
            <text:p>37.4</text:p>
          </table:table-cell>
          <table:table-cell table:number-columns-repeated="4" table:style-name="ce49"/>
          <table:table-cell table:number-columns-repeated="16371" table:style-name="ce42"/>
        </table:table-row>
        <table:table-row table:style-name="ro11">
          <table:table-cell office:value-type="string" table:style-name="ce149">
            <text:p>South West</text:p>
          </table:table-cell>
          <table:table-cell office:value-type="string" table:style-name="ce156">
            <text:p>E06000052</text:p>
          </table:table-cell>
          <table:table-cell office:value-type="string" table:style-name="ce157">
            <text:p>Kernow (Cornwall and Scilly)</text:p>
          </table:table-cell>
          <table:table-cell office:value-type="float" office:value="2" table:style-name="ce152">
            <text:p>2</text:p>
          </table:table-cell>
          <table:table-cell office:value-type="float" office:value="2" table:style-name="ce153">
            <text:p>2</text:p>
          </table:table-cell>
          <table:table-cell office:value-type="float" office:value="100" table:style-name="ce154">
            <text:p>100.0</text:p>
          </table:table-cell>
          <table:table-cell office:value-type="float" office:value="41515" table:style-name="ce153">
            <text:p>41,515</text:p>
          </table:table-cell>
          <table:table-cell office:value-type="float" office:value="12276" table:style-name="ce153">
            <text:p>12,276</text:p>
          </table:table-cell>
          <table:table-cell office:value-type="float" office:value="29.57003492713477" table:style-name="ce155">
            <text:p>29.6</text:p>
          </table:table-cell>
          <table:table-cell table:number-columns-repeated="4" table:style-name="ce49"/>
          <table:table-cell table:number-columns-repeated="16371" table:style-name="ce42"/>
        </table:table-row>
        <table:table-row table:style-name="ro11">
          <table:table-cell office:value-type="string" table:style-name="ce149">
            <text:p>South West</text:p>
          </table:table-cell>
          <table:table-cell office:value-type="string" table:style-name="ce156">
            <text:p>E06000024</text:p>
          </table:table-cell>
          <table:table-cell office:value-type="string" table:style-name="ce157">
            <text:p>North Somerse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16695" table:style-name="ce153">
            <text:p>16,695</text:p>
          </table:table-cell>
          <table:table-cell office:value-type="float" office:value="2890" table:style-name="ce153">
            <text:p>2,890</text:p>
          </table:table-cell>
          <table:table-cell office:value-type="float" office:value="17.31057202755316" table:style-name="ce155">
            <text:p>17.3</text:p>
          </table:table-cell>
          <table:table-cell table:number-columns-repeated="4" table:style-name="ce49"/>
          <table:table-cell table:number-columns-repeated="16371" table:style-name="ce42"/>
        </table:table-row>
        <table:table-row table:style-name="ro11">
          <table:table-cell office:value-type="string" table:style-name="ce149">
            <text:p>South West</text:p>
          </table:table-cell>
          <table:table-cell office:value-type="string" table:style-name="ce156">
            <text:p>E06000026</text:p>
          </table:table-cell>
          <table:table-cell office:value-type="string" table:style-name="ce157">
            <text:p>Plymouth</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0467" table:style-name="ce153">
            <text:p>20,467</text:p>
          </table:table-cell>
          <table:table-cell office:value-type="float" office:value="5267" table:style-name="ce153">
            <text:p>5,267</text:p>
          </table:table-cell>
          <table:table-cell office:value-type="float" office:value="25.734108565007084" table:style-name="ce155">
            <text:p>25.7</text:p>
          </table:table-cell>
          <table:table-cell table:number-columns-repeated="4" table:style-name="ce49"/>
          <table:table-cell table:number-columns-repeated="16371" table:style-name="ce42"/>
        </table:table-row>
        <table:table-row table:style-name="ro11">
          <table:table-cell office:value-type="string" table:style-name="ce149">
            <text:p>South West</text:p>
          </table:table-cell>
          <table:table-cell office:value-type="string" table:style-name="ce156">
            <text:p>E10000027</text:p>
          </table:table-cell>
          <table:table-cell office:value-type="string" table:style-name="ce157">
            <text:p>Somerset</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41085" table:style-name="ce153">
            <text:p>41,085</text:p>
          </table:table-cell>
          <table:table-cell office:value-type="float" office:value="13347" table:style-name="ce153">
            <text:p>13,347</text:p>
          </table:table-cell>
          <table:table-cell office:value-type="float" office:value="32.486308871851037" table:style-name="ce155">
            <text:p>32.5</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06000025</text:p>
          </table:table-cell>
          <table:table-cell office:value-type="string" table:style-name="ce157">
            <text:p>South Gloucester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3796" table:style-name="ce153">
            <text:p>23,796</text:p>
          </table:table-cell>
          <table:table-cell office:value-type="float" office:value="4727" table:style-name="ce153">
            <text:p>4,727</text:p>
          </table:table-cell>
          <table:table-cell office:value-type="float" office:value="19.864683140023534" table:style-name="ce155">
            <text:p>19.9</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06000030</text:p>
          </table:table-cell>
          <table:table-cell office:value-type="string" table:style-name="ce157">
            <text:p>Swindon</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20881" table:style-name="ce153">
            <text:p>20,881</text:p>
          </table:table-cell>
          <table:table-cell office:value-type="float" office:value="4515" table:style-name="ce153">
            <text:p>4,515</text:p>
          </table:table-cell>
          <table:table-cell office:value-type="float" office:value="21.62252765672142" table:style-name="ce155">
            <text:p>21.6</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06000027</text:p>
          </table:table-cell>
          <table:table-cell office:value-type="string" table:style-name="ce157">
            <text:p>Torbay</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9763" table:style-name="ce153">
            <text:p>9,763</text:p>
          </table:table-cell>
          <table:table-cell office:value-type="float" office:value="1898" table:style-name="ce153">
            <text:p>1,898</text:p>
          </table:table-cell>
          <table:table-cell office:value-type="float" office:value="19.440745672436751" table:style-name="ce155">
            <text:p>19.4</text:p>
          </table:table-cell>
          <table:table-cell table:number-columns-repeated="16375" table:style-name="ce49"/>
        </table:table-row>
        <table:table-row table:style-name="ro11">
          <table:table-cell office:value-type="string" table:style-name="ce149">
            <text:p>South West</text:p>
          </table:table-cell>
          <table:table-cell office:value-type="string" table:style-name="ce156">
            <text:p>E06000054</text:p>
          </table:table-cell>
          <table:table-cell office:value-type="string" table:style-name="ce157">
            <text:p>Wiltshire</text:p>
          </table:table-cell>
          <table:table-cell office:value-type="float" office:value="1" table:style-name="ce152">
            <text:p>1</text:p>
          </table:table-cell>
          <table:table-cell office:value-type="float" office:value="1" table:style-name="ce153">
            <text:p>1</text:p>
          </table:table-cell>
          <table:table-cell office:value-type="float" office:value="100" table:style-name="ce154">
            <text:p>100.0</text:p>
          </table:table-cell>
          <table:table-cell office:value-type="float" office:value="38421" table:style-name="ce153">
            <text:p>38,421</text:p>
          </table:table-cell>
          <table:table-cell office:value-type="float" office:value="18409" table:style-name="ce153">
            <text:p>18,409</text:p>
          </table:table-cell>
          <table:table-cell office:value-type="float" office:value="47.913901251919519" table:style-name="ce155">
            <text:p>47.9</text:p>
          </table:table-cell>
          <table:table-cell table:number-columns-repeated="16375" table:style-name="ce49"/>
        </table:table-row>
        <table:table-row table:style-name="ro11">
          <table:table-cell office:value-type="string" table:style-name="ce162">
            <text:p>England</text:p>
          </table:table-cell>
          <table:table-cell office:value-type="string" table:style-name="ce163">
            <text:p>England</text:p>
          </table:table-cell>
          <table:table-cell office:value-type="string" table:style-name="ce164">
            <text:p>Total</text:p>
          </table:table-cell>
          <table:table-cell office:value-type="float" office:value="153" table:style-name="ce165">
            <text:p>153</text:p>
          </table:table-cell>
          <table:table-cell office:value-type="float" office:value="141" table:style-name="ce166">
            <text:p>141</text:p>
          </table:table-cell>
          <table:table-cell office:value-type="float" office:value="92.156862745098039" table:style-name="ce167">
            <text:p>92.2</text:p>
          </table:table-cell>
          <table:table-cell office:value-type="float" office:value="4284007" table:style-name="ce166">
            <text:p>4,284,007</text:p>
          </table:table-cell>
          <table:table-cell office:value-type="float" office:value="926549" table:style-name="ce166">
            <text:p>926,549</text:p>
          </table:table-cell>
          <table:table-cell office:value-type="float" office:value="21.628092577813248" table:style-name="ce168">
            <text:p>21.6</text:p>
          </table:table-cell>
          <table:table-cell table:number-columns-repeated="16375"/>
        </table:table-row>
        <table:table-row table:style-name="ro6">
          <table:table-cell table:number-columns-repeated="2" table:style-name="ce10"/>
          <table:table-cell table:number-columns-repeated="2" table:style-name="ce36"/>
          <table:table-cell table:number-columns-repeated="16380" table:style-name="ce10"/>
        </table:table-row>
        <table:table-row table:style-name="ro11">
          <table:table-cell table:number-columns-repeated="5" table:style-name="ce10"/>
          <table:table-cell table:number-columns-repeated="2" table:style-name="ce110"/>
          <table:table-cell table:style-name="ce36"/>
          <table:table-cell table:number-columns-repeated="16376" table:style-name="ce10"/>
        </table:table-row>
        <table:table-row table:style-name="ro6">
          <table:table-cell table:number-columns-repeated="5" table:style-name="ce10"/>
          <table:table-cell table:style-name="ce36"/>
          <table:table-cell table:number-columns-repeated="16378" table:style-name="ce10"/>
        </table:table-row>
        <table:table-row table:number-rows-repeated="1048408" table:style-name="ro7">
          <table:table-cell table:number-columns-repeated="16384"/>
        </table:table-row>
        <table:named-expressions>
          <table:named-range table:name="Print_Area" table:cell-range-address="Totals_(R-Y6).$A$13:Totals_(R-Y6).$N$167" table:base-cell-address="Totals_(R-Y6).$A$1"/>
          <table:named-range table:name="Print_Titles" table:cell-range-address="Totals_(R-Y6).$A$13:Totals_(R-Y6).$XFD$14" table:base-cell-address="Totals_(R-Y6).$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ambria" svg:font-family="Cambria"/>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6">
      <number:number number:decimal-places="1" number:min-decimal-places="1" number:min-integer-digits="1"/>
    </number:number-style>
    <number:number-style style:name="N37P0">
      <number:number number:decimal-places="0" number:min-decimal-places="0" number:min-integer-digits="1" number:grouping="true">
        <number:embedded-text number:position="0"> </number:embedded-text>
      </number:number>
    </number:number-style>
    <number:number-style style:name="N37">
      <number:text>-</number:text>
      <number:number number:decimal-places="0" number:min-decimal-places="0" number:min-integer-digits="1" number:grouping="true">
        <number:embedded-text number:position="0"> </number:embedded-text>
      </number:number>
      <style:map style:condition="value()&gt;=0" style:apply-style-name="N37P0"/>
    </number:number-style>
    <number:number-style style:name="N38">
      <number:number number:decimal-places="1" number:min-decimal-places="1" number:min-integer-digits="1" number:grouping="true"/>
    </number:number-style>
    <number:percentage-style style:name="N39">
      <number:number number:decimal-places="1" number:min-decimal-places="1" number:min-integer-digits="1"/>
      <number:text>%</number:text>
    </number:percentag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number:text>
      <number:fill-character> </number:fill-character>
      <number:number number:decimal-places="2" number:min-decimal-places="2" number:min-integer-digits="1" number:grouping="true"/>
      <number:text> </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_50_0_37__32_-_32_Accent1" style:display-name="20% - Accent1" style:family="table-cell" style:data-style-name="N0">
      <style:table-cell-properties fo:background-color="#DCE6F1"/>
    </style:style>
    <style:style style:name="_50_0_37__32_-_32_Accent1_32_2" style:display-name="20% - Accent1 2"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2_32_2" style:display-name="20% - Accent2 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3_32_2" style:display-name="20% - Accent3 2"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4_32_2" style:display-name="20% - Accent4 2"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5_32_2" style:display-name="20% - Accent5 2"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0_0_37__32_-_32_Accent6_32_2" style:display-name="20% - Accent6 2"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1_32_2" style:display-name="40% - Accent1 2"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2_32_2" style:display-name="40% - Accent2 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3_32_2" style:display-name="40% - Accent3 2"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4_32_2" style:display-name="40% - Accent4 2"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5_32_2" style:display-name="40% - Accent5 2"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2_0_37__32_-_32_Accent6_32_2" style:display-name="40% - Accent6 2"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f1" style:family="table-cell" style:data-style-name="N0">
      <style:table-cell-properties fo:background-color="#E6E6E6"/>
    </style:style>
    <style:style style:name="cf10" style:family="table-cell" style:data-style-name="N0">
      <style:table-cell-properties fo:background-color="#FFC7CE"/>
      <style:text-properties fo:color="#9C0006"/>
    </style:style>
    <style:style style:name="cf11" style:family="table-cell" style:data-style-name="N0">
      <style:table-cell-properties fo:background-color="#E7E6E6"/>
    </style:style>
    <style:style style:name="cf12" style:family="table-cell" style:data-style-name="N0">
      <style:table-cell-properties fo:background-color="#F4B084"/>
    </style:style>
    <style:style style:name="cf13" style:family="table-cell" style:data-style-name="N0">
      <style:table-cell-properties fo:background-color="#FFC7CE"/>
      <style:text-properties fo:color="#9C0006"/>
    </style:style>
    <style:style style:name="cf14" style:family="table-cell" style:data-style-name="N0">
      <style:table-cell-properties fo:background-color="#FFC7CE"/>
      <style:text-properties fo:color="#9C0006"/>
    </style:style>
    <style:style style:name="cf15" style:family="table-cell" style:data-style-name="N0">
      <style:table-cell-properties fo:background-color="#FFC7CE"/>
      <style:text-properties fo:color="#9C0006"/>
    </style:style>
    <style:style style:name="cf16" style:family="table-cell" style:data-style-name="N0">
      <style:table-cell-properties fo:background-color="#FFC7CE"/>
      <style:text-properties fo:color="#9C0006"/>
    </style:style>
    <style:style style:name="cf17" style:family="table-cell" style:data-style-name="N0">
      <style:table-cell-properties fo:background-color="#FFC7CE"/>
      <style:text-properties fo:color="#9C0006"/>
    </style:style>
    <style:style style:name="cf18" style:family="table-cell" style:data-style-name="N0">
      <style:table-cell-properties fo:background-color="#F2F2F2"/>
    </style:style>
    <style:style style:name="cf19" style:family="table-cell" style:data-style-name="N0">
      <style:table-cell-properties fo:background-color="#C6EFCE"/>
      <style:text-properties fo:color="#006100"/>
    </style:style>
    <style:style style:name="cf2" style:family="table-cell" style:data-style-name="N0">
      <style:table-cell-properties fo:background-color="#FFC7CE"/>
      <style:text-properties fo:color="#9C0006"/>
    </style:style>
    <style:style style:name="cf20" style:family="table-cell" style:data-style-name="N0">
      <style:table-cell-properties fo:background-color="#FFCCFF"/>
      <style:text-properties fo:color="#FF0000"/>
    </style:style>
    <style:style style:name="cf21" style:family="table-cell" style:data-style-name="N0">
      <style:table-cell-properties fo:background-color="#F2F2F2"/>
    </style:style>
    <style:style style:name="cf22" style:family="table-cell" style:data-style-name="N0">
      <style:table-cell-properties fo:background-color="#F2F2F2"/>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C7CE"/>
      <style:text-properties fo:color="#9C0006"/>
    </style:style>
    <style:style style:name="cf5" style:family="table-cell" style:data-style-name="N0">
      <style:table-cell-properties fo:background-color="#FFC7CE"/>
      <style:text-properties fo:color="#9C0006"/>
    </style:style>
    <style:style style:name="cf6" style:family="table-cell" style:data-style-name="N0">
      <style:table-cell-properties fo:background-color="#FFC7CE"/>
      <style:text-properties fo:color="#9C0006"/>
    </style:style>
    <style:style style:name="cf7" style:family="table-cell" style:data-style-name="N0">
      <style:table-cell-properties fo:background-color="#FFC7CE"/>
      <style:text-properties fo:color="#9C0006"/>
    </style:style>
    <style:style style:name="cf8" style:family="table-cell" style:data-style-name="N0">
      <style:table-cell-properties fo:background-color="#FFC7CE"/>
      <style:text-properties fo:color="#9C0006"/>
    </style:style>
    <style:style style:name="cf9" style:family="table-cell" style:data-style-name="N0">
      <style:table-cell-properties fo:background-color="#E6E6E6"/>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40"/>
    <style:style style:name="Comma_32_2" style:display-name="Comma 2" style:family="table-cell" style:data-style-name="N41"/>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2" style:display-name="Normal 4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7" style:display-name="Normal 7" style:family="table-cell" style:data-style-name="N0">
      <style:table-cell-properties style:vertical-align="automatic" fo:background-color="transparent"/>
    </style:style>
    <style:style style:name="Note"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3" style:display-name="Percent 3" style:family="table-cell" style:data-style-name="N13"/>
    <style:style style:name="Percent_32_4" style:display-name="Percent 4"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cf23" style:family="table-cell">
      <style:table-cell-properties fo:background-color="#C6EFCE"/>
      <style:text-properties fo:color="#006100" style:font-family-generic="swiss"/>
    </style:style>
    <style:style style:name="cf24" style:family="table-cell">
      <style:table-cell-properties fo:background-color="#FFCCFF"/>
      <style:text-properties fo:color="#FF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61%" style:table-centering="both"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in" fo:margin-bottom="0.3in" fo:margin-left="0.25in" fo:margin-right="0.25in" style:print-orientation="landscape" style:print-page-order="ttb" style:first-page-number="continue" style:scale-to="40%"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3">
      <style:page-layout-properties fo:margin-top="0.3in" fo:margin-bottom="0.3in" fo:margin-left="0.25in" fo:margin-right="0.25in" style:print-orientation="landscape" style:print-page-order="ttb" style:first-page-number="continue" style:scale-to="26%"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Chloe Byers</meta:initial-creator>
    <dc:creator>Alan Darbin</dc:creator>
    <meta:creation-date>2015-11-25T10:34:29Z</meta:creation-date>
    <dc:date>2023-06-21T08:56:55Z</dc:date>
    <meta:print-date>2022-10-20T12:24:50Z</meta:print-date>
  </office:meta>
</office:document-meta>
</file>